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9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2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3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3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24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9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40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5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5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5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7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8" style:family="paragraph" style:parent-style-name="Standard">
      <style:text-properties officeooo:rsid="0015f1ff" officeooo:paragraph-rsid="0015f1ff"/>
    </style:style>
    <style:style style:name="P259" style:family="paragraph" style:parent-style-name="Standard">
      <style:text-properties officeooo:rsid="0015f1ff" officeooo:paragraph-rsid="0013268f"/>
    </style:style>
    <style:style style:name="P26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63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7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7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83" style:family="paragraph" style:parent-style-name="Standard">
      <style:text-properties fo:font-style="normal" officeooo:paragraph-rsid="02be3c45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14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5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43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6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7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8" style:family="paragraph" style:parent-style-name="Standard">
      <style:text-properties fo:font-style="normal" officeooo:paragraph-rsid="076fec72" style:font-style-asian="normal" style:font-style-complex="normal"/>
    </style:style>
    <style:style style:name="P379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80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81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82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83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8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3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3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3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3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3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4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4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4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4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4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4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4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5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5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5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6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6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68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7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87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88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8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9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9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9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9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9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9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96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9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9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6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83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88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89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90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91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92" style:family="paragraph" style:parent-style-name="Standard">
      <style:text-properties officeooo:rsid="0033fbdf" officeooo:paragraph-rsid="0033fbdf"/>
    </style:style>
    <style:style style:name="P693" style:family="paragraph" style:parent-style-name="Standard">
      <style:text-properties officeooo:rsid="0034ed8b" officeooo:paragraph-rsid="0106c767"/>
    </style:style>
    <style:style style:name="P69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1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37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41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44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46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47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48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9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50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51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52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5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54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55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56" style:family="paragraph" style:parent-style-name="Standard">
      <style:paragraph-properties fo:line-height="100%"/>
      <style:text-properties fo:font-weight="normal" officeooo:paragraph-rsid="0798f474"/>
    </style:style>
    <style:style style:name="P75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5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5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60" style:family="paragraph" style:parent-style-name="Standard">
      <style:text-properties officeooo:rsid="0012a0dc" officeooo:paragraph-rsid="0012a0dc"/>
    </style:style>
    <style:style style:name="P761" style:family="paragraph" style:parent-style-name="Standard">
      <style:text-properties officeooo:paragraph-rsid="003eeb50"/>
    </style:style>
    <style:style style:name="P762" style:family="paragraph" style:parent-style-name="Standard">
      <style:text-properties officeooo:rsid="00205d85" officeooo:paragraph-rsid="005f7223"/>
    </style:style>
    <style:style style:name="P763" style:family="paragraph" style:parent-style-name="Standard">
      <style:text-properties officeooo:rsid="002436f5" officeooo:paragraph-rsid="00ed9297"/>
    </style:style>
    <style:style style:name="P764" style:family="paragraph" style:parent-style-name="Standard">
      <style:text-properties officeooo:rsid="0056d959" officeooo:paragraph-rsid="0056d959"/>
    </style:style>
    <style:style style:name="P765" style:family="paragraph" style:parent-style-name="Standard">
      <style:paragraph-properties fo:line-height="150%"/>
      <style:text-properties officeooo:paragraph-rsid="0013268f"/>
    </style:style>
    <style:style style:name="P766" style:family="paragraph" style:parent-style-name="Standard">
      <style:paragraph-properties fo:line-height="150%"/>
      <style:text-properties officeooo:paragraph-rsid="0040eb9d"/>
    </style:style>
    <style:style style:name="P767" style:family="paragraph" style:parent-style-name="Standard">
      <style:paragraph-properties fo:line-height="150%"/>
      <style:text-properties officeooo:paragraph-rsid="00c6421c"/>
    </style:style>
    <style:style style:name="P768" style:family="paragraph" style:parent-style-name="Standard">
      <style:paragraph-properties fo:line-height="150%"/>
      <style:text-properties officeooo:paragraph-rsid="0106c767"/>
    </style:style>
    <style:style style:name="P769" style:family="paragraph" style:parent-style-name="Standard">
      <style:paragraph-properties fo:line-height="150%"/>
      <style:text-properties officeooo:paragraph-rsid="01d80854"/>
    </style:style>
    <style:style style:name="P770" style:family="paragraph" style:parent-style-name="Standard">
      <style:paragraph-properties fo:line-height="150%"/>
      <style:text-properties officeooo:paragraph-rsid="020068b3"/>
    </style:style>
    <style:style style:name="P771" style:family="paragraph" style:parent-style-name="Standard">
      <style:paragraph-properties fo:line-height="150%"/>
      <style:text-properties officeooo:paragraph-rsid="0265f14b"/>
    </style:style>
    <style:style style:name="P772" style:family="paragraph" style:parent-style-name="Standard">
      <style:paragraph-properties fo:line-height="150%"/>
      <style:text-properties officeooo:paragraph-rsid="00cab904"/>
    </style:style>
    <style:style style:name="P773" style:family="paragraph" style:parent-style-name="Standard">
      <style:paragraph-properties fo:line-height="150%"/>
      <style:text-properties officeooo:paragraph-rsid="0339abb7"/>
    </style:style>
    <style:style style:name="P774" style:family="paragraph" style:parent-style-name="Standard">
      <style:paragraph-properties fo:line-height="150%"/>
      <style:text-properties officeooo:paragraph-rsid="031857c7"/>
    </style:style>
    <style:style style:name="P775" style:family="paragraph" style:parent-style-name="Standard">
      <style:paragraph-properties fo:line-height="150%"/>
      <style:text-properties officeooo:paragraph-rsid="0347bb43"/>
    </style:style>
    <style:style style:name="P776" style:family="paragraph" style:parent-style-name="Standard">
      <style:paragraph-properties fo:line-height="150%"/>
      <style:text-properties officeooo:paragraph-rsid="03af7bf7"/>
    </style:style>
    <style:style style:name="P777" style:family="paragraph" style:parent-style-name="Standard">
      <style:paragraph-properties fo:line-height="150%"/>
      <style:text-properties officeooo:paragraph-rsid="03e90de3"/>
    </style:style>
    <style:style style:name="P778" style:family="paragraph" style:parent-style-name="Standard">
      <style:paragraph-properties fo:line-height="150%"/>
      <style:text-properties officeooo:paragraph-rsid="03ffa765"/>
    </style:style>
    <style:style style:name="P779" style:family="paragraph" style:parent-style-name="Standard">
      <style:paragraph-properties fo:line-height="150%"/>
      <style:text-properties officeooo:paragraph-rsid="04226783"/>
    </style:style>
    <style:style style:name="P780" style:family="paragraph" style:parent-style-name="Standard">
      <style:paragraph-properties fo:line-height="150%"/>
      <style:text-properties officeooo:paragraph-rsid="04ddd894"/>
    </style:style>
    <style:style style:name="P781" style:family="paragraph" style:parent-style-name="Standard">
      <style:paragraph-properties fo:line-height="150%"/>
      <style:text-properties officeooo:paragraph-rsid="05319739"/>
    </style:style>
    <style:style style:name="P782" style:family="paragraph" style:parent-style-name="Standard">
      <style:paragraph-properties fo:line-height="150%"/>
      <style:text-properties officeooo:paragraph-rsid="057d2115"/>
    </style:style>
    <style:style style:name="P783" style:family="paragraph" style:parent-style-name="Standard">
      <style:paragraph-properties fo:line-height="150%"/>
      <style:text-properties officeooo:paragraph-rsid="058bbc5e"/>
    </style:style>
    <style:style style:name="P784" style:family="paragraph" style:parent-style-name="Standard">
      <style:paragraph-properties fo:line-height="150%"/>
      <style:text-properties officeooo:paragraph-rsid="054d7055"/>
    </style:style>
    <style:style style:name="P785" style:family="paragraph" style:parent-style-name="Standard">
      <style:paragraph-properties fo:line-height="150%"/>
      <style:text-properties officeooo:paragraph-rsid="05cd3bc5"/>
    </style:style>
    <style:style style:name="P786" style:family="paragraph" style:parent-style-name="Standard">
      <style:paragraph-properties fo:line-height="150%"/>
      <style:text-properties officeooo:paragraph-rsid="05e46ca0"/>
    </style:style>
    <style:style style:name="P787" style:family="paragraph" style:parent-style-name="Standard">
      <style:paragraph-properties fo:line-height="150%"/>
      <style:text-properties officeooo:paragraph-rsid="05e8bd08"/>
    </style:style>
    <style:style style:name="P788" style:family="paragraph" style:parent-style-name="Standard">
      <style:paragraph-properties fo:line-height="150%"/>
      <style:text-properties officeooo:paragraph-rsid="0608abbd"/>
    </style:style>
    <style:style style:name="P789" style:family="paragraph" style:parent-style-name="Standard">
      <style:paragraph-properties fo:line-height="150%"/>
      <style:text-properties officeooo:paragraph-rsid="061a2a29"/>
    </style:style>
    <style:style style:name="P790" style:family="paragraph" style:parent-style-name="Standard">
      <style:paragraph-properties fo:line-height="150%"/>
      <style:text-properties officeooo:paragraph-rsid="06130d41"/>
    </style:style>
    <style:style style:name="P791" style:family="paragraph" style:parent-style-name="Standard">
      <style:paragraph-properties fo:line-height="150%"/>
      <style:text-properties officeooo:paragraph-rsid="062535ed"/>
    </style:style>
    <style:style style:name="P792" style:family="paragraph" style:parent-style-name="Standard">
      <style:paragraph-properties fo:line-height="150%"/>
      <style:text-properties officeooo:paragraph-rsid="06257b22"/>
    </style:style>
    <style:style style:name="P793" style:family="paragraph" style:parent-style-name="Standard">
      <style:paragraph-properties fo:line-height="150%"/>
      <style:text-properties officeooo:paragraph-rsid="067e3ef2"/>
    </style:style>
    <style:style style:name="P794" style:family="paragraph" style:parent-style-name="Standard">
      <style:paragraph-properties fo:line-height="150%"/>
      <style:text-properties officeooo:paragraph-rsid="063bda54"/>
    </style:style>
    <style:style style:name="P795" style:family="paragraph" style:parent-style-name="Standard">
      <style:paragraph-properties fo:line-height="150%"/>
      <style:text-properties officeooo:paragraph-rsid="07267459"/>
    </style:style>
    <style:style style:name="P796" style:family="paragraph" style:parent-style-name="Standard">
      <style:paragraph-properties fo:line-height="150%"/>
      <style:text-properties officeooo:paragraph-rsid="05f80830"/>
    </style:style>
    <style:style style:name="P797" style:family="paragraph" style:parent-style-name="Standard">
      <style:paragraph-properties fo:line-height="150%"/>
      <style:text-properties officeooo:paragraph-rsid="03becfb9"/>
    </style:style>
    <style:style style:name="P798" style:family="paragraph" style:parent-style-name="Standard">
      <style:paragraph-properties fo:line-height="150%"/>
      <style:text-properties officeooo:paragraph-rsid="079b1a71"/>
    </style:style>
    <style:style style:name="P799" style:family="paragraph" style:parent-style-name="Standard">
      <style:paragraph-properties fo:line-height="150%"/>
      <style:text-properties officeooo:paragraph-rsid="079c6b22"/>
    </style:style>
    <style:style style:name="P800" style:family="paragraph" style:parent-style-name="Standard">
      <style:paragraph-properties fo:line-height="150%"/>
      <style:text-properties officeooo:paragraph-rsid="065d401a"/>
    </style:style>
    <style:style style:name="P801" style:family="paragraph" style:parent-style-name="Standard">
      <style:paragraph-properties fo:line-height="150%"/>
      <style:text-properties officeooo:paragraph-rsid="087e78ab"/>
    </style:style>
    <style:style style:name="P802" style:family="paragraph" style:parent-style-name="Standard">
      <style:paragraph-properties fo:line-height="150%"/>
      <style:text-properties officeooo:paragraph-rsid="0893372d"/>
    </style:style>
    <style:style style:name="P803" style:family="paragraph" style:parent-style-name="Standard">
      <style:text-properties officeooo:paragraph-rsid="00883289"/>
    </style:style>
    <style:style style:name="P804" style:family="paragraph" style:parent-style-name="Standard">
      <style:text-properties officeooo:rsid="008872eb" officeooo:paragraph-rsid="008872eb"/>
    </style:style>
    <style:style style:name="P805" style:family="paragraph" style:parent-style-name="Standard">
      <style:text-properties officeooo:paragraph-rsid="00a75993"/>
    </style:style>
    <style:style style:name="P80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80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80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80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7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7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90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90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101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101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1012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13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14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1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16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17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18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8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8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8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8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1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1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1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1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1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1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10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1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1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1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11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11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112" style:family="paragraph" style:parent-style-name="Standard">
      <style:text-properties style:use-window-font-color="true" officeooo:paragraph-rsid="02be3c45"/>
    </style:style>
    <style:style style:name="P111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1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1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1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2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2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2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2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2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2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30" style:family="paragraph" style:parent-style-name="Standard">
      <style:text-properties style:use-window-font-color="true" officeooo:paragraph-rsid="02ecf51e"/>
    </style:style>
    <style:style style:name="P1131" style:family="paragraph" style:parent-style-name="Standard">
      <style:paragraph-properties fo:line-height="150%"/>
      <style:text-properties style:use-window-font-color="true" officeooo:paragraph-rsid="02edc963"/>
    </style:style>
    <style:style style:name="P113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33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3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3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3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3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38" style:family="paragraph" style:parent-style-name="Standard">
      <style:text-properties style:use-window-font-color="true" officeooo:rsid="003eeb50" officeooo:paragraph-rsid="078db77b"/>
    </style:style>
    <style:style style:name="P1139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40" style:family="paragraph" style:parent-style-name="Standard">
      <style:text-properties style:use-window-font-color="true" officeooo:paragraph-rsid="07ab30f1"/>
    </style:style>
    <style:style style:name="P1141" style:family="paragraph" style:parent-style-name="Standard">
      <style:text-properties style:use-window-font-color="true" officeooo:paragraph-rsid="0862b4fb"/>
    </style:style>
    <style:style style:name="P1142" style:family="paragraph" style:parent-style-name="Standard">
      <style:text-properties officeooo:paragraph-rsid="00ba4170"/>
    </style:style>
    <style:style style:name="P1143" style:family="paragraph" style:parent-style-name="Standard">
      <style:text-properties officeooo:paragraph-rsid="00bbbf73"/>
    </style:style>
    <style:style style:name="P1144" style:family="paragraph" style:parent-style-name="Standard">
      <style:text-properties officeooo:rsid="00beb82f" officeooo:paragraph-rsid="00beb82f"/>
    </style:style>
    <style:style style:name="P1145" style:family="paragraph" style:parent-style-name="Standard">
      <style:text-properties officeooo:paragraph-rsid="00beb82f"/>
    </style:style>
    <style:style style:name="P1146" style:family="paragraph" style:parent-style-name="Standard">
      <style:text-properties officeooo:rsid="00c0d7c6" officeooo:paragraph-rsid="00c0d7c6"/>
    </style:style>
    <style:style style:name="P1147" style:family="paragraph" style:parent-style-name="Standard">
      <style:text-properties officeooo:rsid="005521a3" officeooo:paragraph-rsid="005521a3"/>
    </style:style>
    <style:style style:name="P1148" style:family="paragraph" style:parent-style-name="Standard">
      <style:text-properties officeooo:paragraph-rsid="00d2fc06"/>
    </style:style>
    <style:style style:name="P1149" style:family="paragraph" style:parent-style-name="Standard">
      <style:text-properties officeooo:paragraph-rsid="00d77d7d"/>
    </style:style>
    <style:style style:name="P1150" style:family="paragraph" style:parent-style-name="Standard">
      <style:text-properties officeooo:rsid="00d9c9e4" officeooo:paragraph-rsid="00d9c9e4"/>
    </style:style>
    <style:style style:name="P1151" style:family="paragraph" style:parent-style-name="Standard">
      <style:text-properties officeooo:paragraph-rsid="00e5f586"/>
    </style:style>
    <style:style style:name="P1152" style:family="paragraph" style:parent-style-name="Standard">
      <style:text-properties officeooo:paragraph-rsid="00eb50e0"/>
    </style:style>
    <style:style style:name="P1153" style:family="paragraph" style:parent-style-name="Standard">
      <style:paragraph-properties fo:line-height="150%"/>
      <style:text-properties officeooo:rsid="00f2503e" officeooo:paragraph-rsid="00f2503e"/>
    </style:style>
    <style:style style:name="P1154" style:family="paragraph" style:parent-style-name="Standard">
      <style:text-properties officeooo:rsid="00f2503e" officeooo:paragraph-rsid="01222be5"/>
    </style:style>
    <style:style style:name="P1155" style:family="paragraph" style:parent-style-name="Standard">
      <style:text-properties officeooo:rsid="00d1487d" officeooo:paragraph-rsid="00d2fc06"/>
    </style:style>
    <style:style style:name="P1156" style:family="paragraph" style:parent-style-name="Standard">
      <style:text-properties officeooo:paragraph-rsid="00f5260b"/>
    </style:style>
    <style:style style:name="P1157" style:family="paragraph" style:parent-style-name="Standard">
      <style:text-properties officeooo:paragraph-rsid="010c486e"/>
    </style:style>
    <style:style style:name="P1158" style:family="paragraph" style:parent-style-name="Standard">
      <style:text-properties officeooo:paragraph-rsid="00367935"/>
    </style:style>
    <style:style style:name="P1159" style:family="paragraph" style:parent-style-name="Standard">
      <style:text-properties officeooo:paragraph-rsid="011fc384"/>
    </style:style>
    <style:style style:name="P1160" style:family="paragraph" style:parent-style-name="Standard">
      <style:text-properties officeooo:paragraph-rsid="0122678f"/>
    </style:style>
    <style:style style:name="P1161" style:family="paragraph" style:parent-style-name="Standard">
      <style:text-properties officeooo:paragraph-rsid="012dfde8"/>
    </style:style>
    <style:style style:name="P1162" style:family="paragraph" style:parent-style-name="Standard">
      <style:text-properties officeooo:paragraph-rsid="0130fd48"/>
    </style:style>
    <style:style style:name="P1163" style:family="paragraph" style:parent-style-name="Standard">
      <style:text-properties officeooo:paragraph-rsid="013282b3"/>
    </style:style>
    <style:style style:name="P1164" style:family="paragraph" style:parent-style-name="Standard">
      <style:text-properties officeooo:paragraph-rsid="013f3c54"/>
    </style:style>
    <style:style style:name="P1165" style:family="paragraph" style:parent-style-name="Standard">
      <style:text-properties officeooo:paragraph-rsid="0152f194"/>
    </style:style>
    <style:style style:name="P1166" style:family="paragraph" style:parent-style-name="Standard">
      <style:text-properties officeooo:paragraph-rsid="0150aafa"/>
    </style:style>
    <style:style style:name="P1167" style:family="paragraph" style:parent-style-name="Standard">
      <style:paragraph-properties fo:line-height="100%"/>
      <style:text-properties officeooo:paragraph-rsid="016aa5ac"/>
    </style:style>
    <style:style style:name="P1168" style:family="paragraph" style:parent-style-name="Standard">
      <style:paragraph-properties fo:line-height="100%"/>
      <style:text-properties officeooo:paragraph-rsid="016d2800"/>
    </style:style>
    <style:style style:name="P1169" style:family="paragraph" style:parent-style-name="Standard">
      <style:paragraph-properties fo:line-height="100%"/>
      <style:text-properties officeooo:paragraph-rsid="0176ee1b"/>
    </style:style>
    <style:style style:name="P1170" style:family="paragraph" style:parent-style-name="Standard">
      <style:paragraph-properties fo:line-height="100%"/>
      <style:text-properties officeooo:paragraph-rsid="017941db"/>
    </style:style>
    <style:style style:name="P1171" style:family="paragraph" style:parent-style-name="Standard">
      <style:paragraph-properties fo:line-height="100%"/>
      <style:text-properties officeooo:paragraph-rsid="017a7161"/>
    </style:style>
    <style:style style:name="P1172" style:family="paragraph" style:parent-style-name="Standard">
      <style:paragraph-properties fo:line-height="100%"/>
      <style:text-properties officeooo:paragraph-rsid="018105ab"/>
    </style:style>
    <style:style style:name="P1173" style:family="paragraph" style:parent-style-name="Standard">
      <style:paragraph-properties fo:line-height="100%"/>
      <style:text-properties officeooo:paragraph-rsid="01aaba73"/>
    </style:style>
    <style:style style:name="P1174" style:family="paragraph" style:parent-style-name="Standard">
      <style:paragraph-properties fo:line-height="100%"/>
      <style:text-properties officeooo:paragraph-rsid="01d3aa7e"/>
    </style:style>
    <style:style style:name="P1175" style:family="paragraph" style:parent-style-name="Standard">
      <style:paragraph-properties fo:line-height="100%"/>
      <style:text-properties officeooo:paragraph-rsid="01e2b86d"/>
    </style:style>
    <style:style style:name="P1176" style:family="paragraph" style:parent-style-name="Standard">
      <style:paragraph-properties fo:line-height="100%"/>
      <style:text-properties officeooo:paragraph-rsid="01e7ea9a"/>
    </style:style>
    <style:style style:name="P1177" style:family="paragraph" style:parent-style-name="Standard">
      <style:paragraph-properties fo:line-height="100%"/>
      <style:text-properties officeooo:paragraph-rsid="01f79ca2"/>
    </style:style>
    <style:style style:name="P1178" style:family="paragraph" style:parent-style-name="Standard">
      <style:paragraph-properties fo:line-height="100%"/>
      <style:text-properties officeooo:paragraph-rsid="020068b3"/>
    </style:style>
    <style:style style:name="P1179" style:family="paragraph" style:parent-style-name="Standard">
      <style:paragraph-properties fo:line-height="100%"/>
      <style:text-properties officeooo:paragraph-rsid="020131ae"/>
    </style:style>
    <style:style style:name="P1180" style:family="paragraph" style:parent-style-name="Standard">
      <style:paragraph-properties fo:line-height="100%"/>
      <style:text-properties officeooo:paragraph-rsid="0212a48a"/>
    </style:style>
    <style:style style:name="P1181" style:family="paragraph" style:parent-style-name="Standard">
      <style:paragraph-properties fo:line-height="100%"/>
      <style:text-properties officeooo:paragraph-rsid="01d522fe"/>
    </style:style>
    <style:style style:name="P1182" style:family="paragraph" style:parent-style-name="Standard">
      <style:paragraph-properties fo:line-height="100%"/>
      <style:text-properties officeooo:paragraph-rsid="021920c6"/>
    </style:style>
    <style:style style:name="P1183" style:family="paragraph" style:parent-style-name="Standard">
      <style:paragraph-properties fo:line-height="100%"/>
      <style:text-properties officeooo:paragraph-rsid="021bfb0f"/>
    </style:style>
    <style:style style:name="P1184" style:family="paragraph" style:parent-style-name="Standard">
      <style:paragraph-properties fo:line-height="100%"/>
      <style:text-properties officeooo:paragraph-rsid="021d76dd"/>
    </style:style>
    <style:style style:name="P1185" style:family="paragraph" style:parent-style-name="Standard">
      <style:paragraph-properties fo:line-height="100%"/>
      <style:text-properties officeooo:paragraph-rsid="01ec8e18"/>
    </style:style>
    <style:style style:name="P1186" style:family="paragraph" style:parent-style-name="Standard">
      <style:paragraph-properties fo:line-height="100%"/>
      <style:text-properties officeooo:paragraph-rsid="0228bd00"/>
    </style:style>
    <style:style style:name="P1187" style:family="paragraph" style:parent-style-name="Standard">
      <style:paragraph-properties fo:line-height="100%"/>
      <style:text-properties officeooo:paragraph-rsid="0239e044"/>
    </style:style>
    <style:style style:name="P1188" style:family="paragraph" style:parent-style-name="Standard">
      <style:paragraph-properties fo:line-height="100%"/>
      <style:text-properties officeooo:paragraph-rsid="023e217a"/>
    </style:style>
    <style:style style:name="P1189" style:family="paragraph" style:parent-style-name="Standard">
      <style:paragraph-properties fo:line-height="100%"/>
      <style:text-properties officeooo:paragraph-rsid="0245c9e7"/>
    </style:style>
    <style:style style:name="P1190" style:family="paragraph" style:parent-style-name="Standard">
      <style:paragraph-properties fo:line-height="100%"/>
      <style:text-properties officeooo:paragraph-rsid="0248e2f5"/>
    </style:style>
    <style:style style:name="P1191" style:family="paragraph" style:parent-style-name="Standard">
      <style:paragraph-properties fo:line-height="100%"/>
      <style:text-properties officeooo:paragraph-rsid="024d9b01"/>
    </style:style>
    <style:style style:name="P1192" style:family="paragraph" style:parent-style-name="Standard">
      <style:paragraph-properties fo:line-height="100%"/>
      <style:text-properties officeooo:paragraph-rsid="02540cb9"/>
    </style:style>
    <style:style style:name="P1193" style:family="paragraph" style:parent-style-name="Standard">
      <style:paragraph-properties fo:line-height="100%"/>
      <style:text-properties officeooo:paragraph-rsid="02656310"/>
    </style:style>
    <style:style style:name="P1194" style:family="paragraph" style:parent-style-name="Standard">
      <style:paragraph-properties fo:line-height="100%"/>
      <style:text-properties officeooo:paragraph-rsid="0265f14b"/>
    </style:style>
    <style:style style:name="P1195" style:family="paragraph" style:parent-style-name="Standard">
      <style:paragraph-properties fo:line-height="100%"/>
      <style:text-properties officeooo:paragraph-rsid="02778926"/>
    </style:style>
    <style:style style:name="P1196" style:family="paragraph" style:parent-style-name="Standard">
      <style:paragraph-properties fo:line-height="100%"/>
      <style:text-properties officeooo:paragraph-rsid="027b57d1"/>
    </style:style>
    <style:style style:name="P1197" style:family="paragraph" style:parent-style-name="Standard">
      <style:paragraph-properties fo:line-height="100%"/>
      <style:text-properties officeooo:paragraph-rsid="02819040"/>
    </style:style>
    <style:style style:name="P1198" style:family="paragraph" style:parent-style-name="Standard">
      <style:paragraph-properties fo:line-height="100%"/>
      <style:text-properties officeooo:paragraph-rsid="02939b7b"/>
    </style:style>
    <style:style style:name="P1199" style:family="paragraph" style:parent-style-name="Standard">
      <style:paragraph-properties fo:line-height="100%"/>
      <style:text-properties officeooo:paragraph-rsid="0293a523"/>
    </style:style>
    <style:style style:name="P1200" style:family="paragraph" style:parent-style-name="Standard">
      <style:paragraph-properties fo:line-height="100%"/>
      <style:text-properties officeooo:paragraph-rsid="0297c923"/>
    </style:style>
    <style:style style:name="P1201" style:family="paragraph" style:parent-style-name="Standard">
      <style:paragraph-properties fo:line-height="100%"/>
      <style:text-properties officeooo:paragraph-rsid="029bb505"/>
    </style:style>
    <style:style style:name="P1202" style:family="paragraph" style:parent-style-name="Standard">
      <style:paragraph-properties fo:line-height="100%"/>
      <style:text-properties officeooo:paragraph-rsid="02a71f0b"/>
    </style:style>
    <style:style style:name="P1203" style:family="paragraph" style:parent-style-name="Standard">
      <style:paragraph-properties fo:line-height="100%"/>
      <style:text-properties officeooo:paragraph-rsid="027c1b85"/>
    </style:style>
    <style:style style:name="P1204" style:family="paragraph" style:parent-style-name="Standard">
      <style:paragraph-properties fo:line-height="100%"/>
      <style:text-properties officeooo:paragraph-rsid="02bd01a2"/>
    </style:style>
    <style:style style:name="P1205" style:family="paragraph" style:parent-style-name="Standard">
      <style:paragraph-properties fo:line-height="100%"/>
      <style:text-properties officeooo:paragraph-rsid="02d5eaee"/>
    </style:style>
    <style:style style:name="P1206" style:family="paragraph" style:parent-style-name="Standard">
      <style:paragraph-properties fo:line-height="100%"/>
      <style:text-properties officeooo:paragraph-rsid="02e4f960"/>
    </style:style>
    <style:style style:name="P1207" style:family="paragraph" style:parent-style-name="Standard">
      <style:paragraph-properties fo:line-height="100%"/>
      <style:text-properties officeooo:paragraph-rsid="02eac01d"/>
    </style:style>
    <style:style style:name="P1208" style:family="paragraph" style:parent-style-name="Standard">
      <style:paragraph-properties fo:line-height="100%"/>
      <style:text-properties officeooo:paragraph-rsid="02f17ec6"/>
    </style:style>
    <style:style style:name="P1209" style:family="paragraph" style:parent-style-name="Standard">
      <style:paragraph-properties fo:line-height="100%"/>
      <style:text-properties officeooo:paragraph-rsid="03040c1c"/>
    </style:style>
    <style:style style:name="P1210" style:family="paragraph" style:parent-style-name="Standard">
      <style:paragraph-properties fo:line-height="100%"/>
      <style:text-properties officeooo:paragraph-rsid="03049b98"/>
    </style:style>
    <style:style style:name="P1211" style:family="paragraph" style:parent-style-name="Standard">
      <style:paragraph-properties fo:line-height="100%"/>
      <style:text-properties officeooo:paragraph-rsid="0305aebe"/>
    </style:style>
    <style:style style:name="P1212" style:family="paragraph" style:parent-style-name="Standard">
      <style:paragraph-properties fo:line-height="100%"/>
      <style:text-properties officeooo:paragraph-rsid="03061f93"/>
    </style:style>
    <style:style style:name="P1213" style:family="paragraph" style:parent-style-name="Standard">
      <style:paragraph-properties fo:line-height="100%"/>
      <style:text-properties officeooo:paragraph-rsid="03153caa"/>
    </style:style>
    <style:style style:name="P1214" style:family="paragraph" style:parent-style-name="Standard">
      <style:paragraph-properties fo:line-height="100%"/>
      <style:text-properties officeooo:paragraph-rsid="03343ce6"/>
    </style:style>
    <style:style style:name="P1215" style:family="paragraph" style:parent-style-name="Standard">
      <style:paragraph-properties fo:line-height="100%"/>
      <style:text-properties officeooo:paragraph-rsid="03349842"/>
    </style:style>
    <style:style style:name="P1216" style:family="paragraph" style:parent-style-name="Standard">
      <style:paragraph-properties fo:line-height="100%"/>
      <style:text-properties officeooo:paragraph-rsid="033f17a3"/>
    </style:style>
    <style:style style:name="P1217" style:family="paragraph" style:parent-style-name="Standard">
      <style:paragraph-properties fo:line-height="100%"/>
      <style:text-properties officeooo:paragraph-rsid="034adc9b"/>
    </style:style>
    <style:style style:name="P1218" style:family="paragraph" style:parent-style-name="Standard">
      <style:paragraph-properties fo:line-height="100%"/>
      <style:text-properties officeooo:paragraph-rsid="034f33b6"/>
    </style:style>
    <style:style style:name="P1219" style:family="paragraph" style:parent-style-name="Standard">
      <style:paragraph-properties fo:line-height="100%"/>
      <style:text-properties officeooo:paragraph-rsid="034f680a"/>
    </style:style>
    <style:style style:name="P1220" style:family="paragraph" style:parent-style-name="Standard">
      <style:paragraph-properties fo:line-height="100%"/>
      <style:text-properties officeooo:paragraph-rsid="035051aa"/>
    </style:style>
    <style:style style:name="P1221" style:family="paragraph" style:parent-style-name="Standard">
      <style:paragraph-properties fo:line-height="100%"/>
      <style:text-properties officeooo:paragraph-rsid="0369854f"/>
    </style:style>
    <style:style style:name="P1222" style:family="paragraph" style:parent-style-name="Standard">
      <style:paragraph-properties fo:line-height="100%"/>
      <style:text-properties officeooo:paragraph-rsid="03963307"/>
    </style:style>
    <style:style style:name="P1223" style:family="paragraph" style:parent-style-name="Standard">
      <style:paragraph-properties fo:line-height="100%"/>
      <style:text-properties officeooo:paragraph-rsid="039c640b"/>
    </style:style>
    <style:style style:name="P1224" style:family="paragraph" style:parent-style-name="Standard">
      <style:paragraph-properties fo:line-height="100%"/>
      <style:text-properties officeooo:paragraph-rsid="039e9821"/>
    </style:style>
    <style:style style:name="P1225" style:family="paragraph" style:parent-style-name="Standard">
      <style:paragraph-properties fo:line-height="100%"/>
      <style:text-properties officeooo:paragraph-rsid="03a073aa"/>
    </style:style>
    <style:style style:name="P1226" style:family="paragraph" style:parent-style-name="Standard">
      <style:paragraph-properties fo:line-height="100%"/>
      <style:text-properties officeooo:paragraph-rsid="03b1fbc9"/>
    </style:style>
    <style:style style:name="P1227" style:family="paragraph" style:parent-style-name="Standard">
      <style:paragraph-properties fo:line-height="100%"/>
      <style:text-properties officeooo:paragraph-rsid="03eb005c"/>
    </style:style>
    <style:style style:name="P1228" style:family="paragraph" style:parent-style-name="Standard">
      <style:paragraph-properties fo:line-height="100%"/>
      <style:text-properties officeooo:paragraph-rsid="03f0c84b"/>
    </style:style>
    <style:style style:name="P1229" style:family="paragraph" style:parent-style-name="Standard">
      <style:paragraph-properties fo:line-height="100%"/>
      <style:text-properties officeooo:paragraph-rsid="03e90de3"/>
    </style:style>
    <style:style style:name="P1230" style:family="paragraph" style:parent-style-name="Standard">
      <style:paragraph-properties fo:line-height="100%"/>
      <style:text-properties officeooo:paragraph-rsid="03f27278"/>
    </style:style>
    <style:style style:name="P1231" style:family="paragraph" style:parent-style-name="Standard">
      <style:paragraph-properties fo:line-height="100%"/>
      <style:text-properties officeooo:paragraph-rsid="03fd5e01"/>
    </style:style>
    <style:style style:name="P1232" style:family="paragraph" style:parent-style-name="Standard">
      <style:paragraph-properties fo:line-height="100%"/>
      <style:text-properties officeooo:paragraph-rsid="0400a6e4"/>
    </style:style>
    <style:style style:name="P1233" style:family="paragraph" style:parent-style-name="Standard">
      <style:paragraph-properties fo:line-height="100%"/>
      <style:text-properties officeooo:paragraph-rsid="0404aa05"/>
    </style:style>
    <style:style style:name="P1234" style:family="paragraph" style:parent-style-name="Standard">
      <style:paragraph-properties fo:line-height="100%"/>
      <style:text-properties officeooo:paragraph-rsid="04102973"/>
    </style:style>
    <style:style style:name="P1235" style:family="paragraph" style:parent-style-name="Standard">
      <style:paragraph-properties fo:line-height="100%"/>
      <style:text-properties officeooo:paragraph-rsid="041e6a3e"/>
    </style:style>
    <style:style style:name="P1236" style:family="paragraph" style:parent-style-name="Standard">
      <style:paragraph-properties fo:line-height="100%"/>
      <style:text-properties officeooo:paragraph-rsid="03a31e81"/>
    </style:style>
    <style:style style:name="P1237" style:family="paragraph" style:parent-style-name="Standard">
      <style:paragraph-properties fo:line-height="100%"/>
      <style:text-properties officeooo:paragraph-rsid="043fc929"/>
    </style:style>
    <style:style style:name="P1238" style:family="paragraph" style:parent-style-name="Standard">
      <style:paragraph-properties fo:line-height="100%"/>
      <style:text-properties officeooo:paragraph-rsid="043a0ede"/>
    </style:style>
    <style:style style:name="P1239" style:family="paragraph" style:parent-style-name="Standard">
      <style:paragraph-properties fo:line-height="100%"/>
      <style:text-properties officeooo:paragraph-rsid="04518e70"/>
    </style:style>
    <style:style style:name="P1240" style:family="paragraph" style:parent-style-name="Standard">
      <style:paragraph-properties fo:line-height="100%"/>
      <style:text-properties officeooo:paragraph-rsid="04592f7c"/>
    </style:style>
    <style:style style:name="P1241" style:family="paragraph" style:parent-style-name="Standard">
      <style:paragraph-properties fo:line-height="100%"/>
      <style:text-properties officeooo:paragraph-rsid="0473548b"/>
    </style:style>
    <style:style style:name="P1242" style:family="paragraph" style:parent-style-name="Standard">
      <style:paragraph-properties fo:line-height="100%"/>
      <style:text-properties officeooo:paragraph-rsid="0411d16e"/>
    </style:style>
    <style:style style:name="P1243" style:family="paragraph" style:parent-style-name="Standard">
      <style:paragraph-properties fo:line-height="100%"/>
      <style:text-properties officeooo:paragraph-rsid="041746e7"/>
    </style:style>
    <style:style style:name="P1244" style:family="paragraph" style:parent-style-name="Standard">
      <style:paragraph-properties fo:line-height="100%"/>
      <style:text-properties officeooo:paragraph-rsid="043c6125"/>
    </style:style>
    <style:style style:name="P1245" style:family="paragraph" style:parent-style-name="Standard">
      <style:paragraph-properties fo:line-height="100%"/>
      <style:text-properties officeooo:paragraph-rsid="04472f62"/>
    </style:style>
    <style:style style:name="P1246" style:family="paragraph" style:parent-style-name="Standard">
      <style:paragraph-properties fo:line-height="100%"/>
      <style:text-properties officeooo:paragraph-rsid="03fc17c3"/>
    </style:style>
    <style:style style:name="P1247" style:family="paragraph" style:parent-style-name="Standard">
      <style:paragraph-properties fo:line-height="100%"/>
      <style:text-properties officeooo:paragraph-rsid="039292f6"/>
    </style:style>
    <style:style style:name="P1248" style:family="paragraph" style:parent-style-name="Standard">
      <style:paragraph-properties fo:line-height="100%"/>
      <style:text-properties officeooo:paragraph-rsid="0486c03e"/>
    </style:style>
    <style:style style:name="P1249" style:family="paragraph" style:parent-style-name="Standard">
      <style:paragraph-properties fo:line-height="100%"/>
      <style:text-properties officeooo:paragraph-rsid="048ffd4a"/>
    </style:style>
    <style:style style:name="P1250" style:family="paragraph" style:parent-style-name="Standard">
      <style:paragraph-properties fo:line-height="100%"/>
      <style:text-properties officeooo:paragraph-rsid="04915c32"/>
    </style:style>
    <style:style style:name="P1251" style:family="paragraph" style:parent-style-name="Standard">
      <style:paragraph-properties fo:line-height="100%"/>
      <style:text-properties officeooo:paragraph-rsid="0496a172"/>
    </style:style>
    <style:style style:name="P1252" style:family="paragraph" style:parent-style-name="Standard">
      <style:paragraph-properties fo:line-height="100%"/>
      <style:text-properties officeooo:paragraph-rsid="04a08898"/>
    </style:style>
    <style:style style:name="P1253" style:family="paragraph" style:parent-style-name="Standard">
      <style:paragraph-properties fo:line-height="100%"/>
      <style:text-properties officeooo:paragraph-rsid="04a6679a"/>
    </style:style>
    <style:style style:name="P1254" style:family="paragraph" style:parent-style-name="Standard">
      <style:paragraph-properties fo:line-height="100%"/>
      <style:text-properties officeooo:paragraph-rsid="04ad05fc"/>
    </style:style>
    <style:style style:name="P1255" style:family="paragraph" style:parent-style-name="Standard">
      <style:paragraph-properties fo:line-height="100%"/>
      <style:text-properties officeooo:paragraph-rsid="04b3c5c0"/>
    </style:style>
    <style:style style:name="P1256" style:family="paragraph" style:parent-style-name="Standard">
      <style:paragraph-properties fo:line-height="100%"/>
      <style:text-properties officeooo:paragraph-rsid="04ba1b39"/>
    </style:style>
    <style:style style:name="P1257" style:family="paragraph" style:parent-style-name="Standard">
      <style:paragraph-properties fo:line-height="100%"/>
      <style:text-properties officeooo:paragraph-rsid="04bc7059"/>
    </style:style>
    <style:style style:name="P1258" style:family="paragraph" style:parent-style-name="Standard">
      <style:paragraph-properties fo:line-height="100%"/>
      <style:text-properties officeooo:paragraph-rsid="04b80b14"/>
    </style:style>
    <style:style style:name="P1259" style:family="paragraph" style:parent-style-name="Standard">
      <style:paragraph-properties fo:line-height="100%"/>
      <style:text-properties officeooo:paragraph-rsid="04ddd894"/>
    </style:style>
    <style:style style:name="P1260" style:family="paragraph" style:parent-style-name="Standard">
      <style:paragraph-properties fo:line-height="100%"/>
      <style:text-properties officeooo:paragraph-rsid="04f29906"/>
    </style:style>
    <style:style style:name="P1261" style:family="paragraph" style:parent-style-name="Standard">
      <style:paragraph-properties fo:line-height="100%"/>
      <style:text-properties officeooo:paragraph-rsid="04faca3a"/>
    </style:style>
    <style:style style:name="P1262" style:family="paragraph" style:parent-style-name="Standard">
      <style:paragraph-properties fo:line-height="100%"/>
      <style:text-properties officeooo:paragraph-rsid="051228a5"/>
    </style:style>
    <style:style style:name="P1263" style:family="paragraph" style:parent-style-name="Standard">
      <style:paragraph-properties fo:line-height="100%"/>
      <style:text-properties officeooo:paragraph-rsid="05149db7"/>
    </style:style>
    <style:style style:name="P1264" style:family="paragraph" style:parent-style-name="Standard">
      <style:paragraph-properties fo:line-height="100%"/>
      <style:text-properties officeooo:paragraph-rsid="051755b6"/>
    </style:style>
    <style:style style:name="P1265" style:family="paragraph" style:parent-style-name="Standard">
      <style:paragraph-properties fo:line-height="100%"/>
      <style:text-properties officeooo:paragraph-rsid="04f1c42d"/>
    </style:style>
    <style:style style:name="P1266" style:family="paragraph" style:parent-style-name="Standard">
      <style:paragraph-properties fo:line-height="100%"/>
      <style:text-properties officeooo:paragraph-rsid="052c470d"/>
    </style:style>
    <style:style style:name="P1267" style:family="paragraph" style:parent-style-name="Standard">
      <style:paragraph-properties fo:line-height="100%"/>
      <style:text-properties officeooo:paragraph-rsid="052e1d4e"/>
    </style:style>
    <style:style style:name="P1268" style:family="paragraph" style:parent-style-name="Standard">
      <style:paragraph-properties fo:line-height="100%"/>
      <style:text-properties officeooo:paragraph-rsid="052fd794"/>
    </style:style>
    <style:style style:name="P1269" style:family="paragraph" style:parent-style-name="Standard">
      <style:paragraph-properties fo:line-height="100%"/>
      <style:text-properties officeooo:paragraph-rsid="053faa40"/>
    </style:style>
    <style:style style:name="P1270" style:family="paragraph" style:parent-style-name="Standard">
      <style:paragraph-properties fo:line-height="100%"/>
      <style:text-properties officeooo:paragraph-rsid="054f83a7"/>
    </style:style>
    <style:style style:name="P1271" style:family="paragraph" style:parent-style-name="Standard">
      <style:paragraph-properties fo:line-height="100%"/>
      <style:text-properties officeooo:paragraph-rsid="0557f31f"/>
    </style:style>
    <style:style style:name="P1272" style:family="paragraph" style:parent-style-name="Standard">
      <style:paragraph-properties fo:line-height="100%"/>
      <style:text-properties officeooo:paragraph-rsid="055a623a"/>
    </style:style>
    <style:style style:name="P1273" style:family="paragraph" style:parent-style-name="Standard">
      <style:paragraph-properties fo:line-height="100%"/>
      <style:text-properties officeooo:paragraph-rsid="0569d9ca"/>
    </style:style>
    <style:style style:name="P1274" style:family="paragraph" style:parent-style-name="Standard">
      <style:paragraph-properties fo:line-height="100%"/>
      <style:text-properties officeooo:paragraph-rsid="056d9742"/>
    </style:style>
    <style:style style:name="P1275" style:family="paragraph" style:parent-style-name="Standard">
      <style:paragraph-properties fo:line-height="100%"/>
      <style:text-properties officeooo:paragraph-rsid="057cbee6"/>
    </style:style>
    <style:style style:name="P1276" style:family="paragraph" style:parent-style-name="Standard">
      <style:paragraph-properties fo:line-height="100%"/>
      <style:text-properties officeooo:paragraph-rsid="0580d52a"/>
    </style:style>
    <style:style style:name="P1277" style:family="paragraph" style:parent-style-name="Standard">
      <style:paragraph-properties fo:line-height="100%"/>
      <style:text-properties officeooo:paragraph-rsid="059e7836"/>
    </style:style>
    <style:style style:name="P1278" style:family="paragraph" style:parent-style-name="Standard">
      <style:paragraph-properties fo:line-height="100%"/>
      <style:text-properties officeooo:paragraph-rsid="05ab1076"/>
    </style:style>
    <style:style style:name="P1279" style:family="paragraph" style:parent-style-name="Standard">
      <style:paragraph-properties fo:line-height="100%"/>
      <style:text-properties officeooo:paragraph-rsid="05b1d6ac"/>
    </style:style>
    <style:style style:name="P1280" style:family="paragraph" style:parent-style-name="Standard">
      <style:paragraph-properties fo:line-height="100%"/>
      <style:text-properties officeooo:paragraph-rsid="05b6653b"/>
    </style:style>
    <style:style style:name="P1281" style:family="paragraph" style:parent-style-name="Standard">
      <style:paragraph-properties fo:line-height="100%"/>
      <style:text-properties officeooo:paragraph-rsid="05bc64d7"/>
    </style:style>
    <style:style style:name="P1282" style:family="paragraph" style:parent-style-name="Standard">
      <style:paragraph-properties fo:line-height="100%"/>
      <style:text-properties officeooo:paragraph-rsid="05d96232"/>
    </style:style>
    <style:style style:name="P1283" style:family="paragraph" style:parent-style-name="Standard">
      <style:paragraph-properties fo:line-height="100%"/>
      <style:text-properties officeooo:paragraph-rsid="05dd0971"/>
    </style:style>
    <style:style style:name="P1284" style:family="paragraph" style:parent-style-name="Standard">
      <style:paragraph-properties fo:line-height="100%"/>
      <style:text-properties officeooo:paragraph-rsid="06011cd1"/>
    </style:style>
    <style:style style:name="P1285" style:family="paragraph" style:parent-style-name="Standard">
      <style:paragraph-properties fo:line-height="100%"/>
      <style:text-properties officeooo:paragraph-rsid="06063862"/>
    </style:style>
    <style:style style:name="P1286" style:family="paragraph" style:parent-style-name="Standard">
      <style:paragraph-properties fo:line-height="100%"/>
      <style:text-properties officeooo:paragraph-rsid="060fe20f"/>
    </style:style>
    <style:style style:name="P1287" style:family="paragraph" style:parent-style-name="Standard">
      <style:paragraph-properties fo:line-height="100%"/>
      <style:text-properties officeooo:paragraph-rsid="061169e8"/>
    </style:style>
    <style:style style:name="P1288" style:family="paragraph" style:parent-style-name="Standard">
      <style:paragraph-properties fo:line-height="100%"/>
      <style:text-properties officeooo:paragraph-rsid="06125c09"/>
    </style:style>
    <style:style style:name="P1289" style:family="paragraph" style:parent-style-name="Standard">
      <style:paragraph-properties fo:line-height="100%"/>
      <style:text-properties officeooo:paragraph-rsid="062f0400"/>
    </style:style>
    <style:style style:name="P1290" style:family="paragraph" style:parent-style-name="Standard">
      <style:paragraph-properties fo:line-height="100%"/>
      <style:text-properties officeooo:paragraph-rsid="06307d14"/>
    </style:style>
    <style:style style:name="P1291" style:family="paragraph" style:parent-style-name="Standard">
      <style:paragraph-properties fo:line-height="100%"/>
      <style:text-properties officeooo:paragraph-rsid="06408df0"/>
    </style:style>
    <style:style style:name="P1292" style:family="paragraph" style:parent-style-name="Standard">
      <style:paragraph-properties fo:line-height="100%"/>
      <style:text-properties officeooo:paragraph-rsid="0652812f"/>
    </style:style>
    <style:style style:name="P1293" style:family="paragraph" style:parent-style-name="Standard">
      <style:paragraph-properties fo:line-height="100%"/>
      <style:text-properties officeooo:paragraph-rsid="065d9833"/>
    </style:style>
    <style:style style:name="P1294" style:family="paragraph" style:parent-style-name="Standard">
      <style:paragraph-properties fo:line-height="100%"/>
      <style:text-properties officeooo:paragraph-rsid="0663a1c9"/>
    </style:style>
    <style:style style:name="P1295" style:family="paragraph" style:parent-style-name="Standard">
      <style:paragraph-properties fo:line-height="100%"/>
      <style:text-properties officeooo:paragraph-rsid="069290ce"/>
    </style:style>
    <style:style style:name="P1296" style:family="paragraph" style:parent-style-name="Standard">
      <style:paragraph-properties fo:line-height="100%"/>
      <style:text-properties officeooo:paragraph-rsid="069f9907"/>
    </style:style>
    <style:style style:name="P1297" style:family="paragraph" style:parent-style-name="Standard">
      <style:paragraph-properties fo:line-height="100%"/>
      <style:text-properties officeooo:paragraph-rsid="069e7007"/>
    </style:style>
    <style:style style:name="P1298" style:family="paragraph" style:parent-style-name="Standard">
      <style:paragraph-properties fo:line-height="100%"/>
      <style:text-properties officeooo:paragraph-rsid="069d3467"/>
    </style:style>
    <style:style style:name="P1299" style:family="paragraph" style:parent-style-name="Standard">
      <style:paragraph-properties fo:line-height="100%"/>
      <style:text-properties officeooo:paragraph-rsid="06d0bb9d"/>
    </style:style>
    <style:style style:name="P1300" style:family="paragraph" style:parent-style-name="Standard">
      <style:paragraph-properties fo:line-height="100%"/>
      <style:text-properties officeooo:paragraph-rsid="06d6e503"/>
    </style:style>
    <style:style style:name="P1301" style:family="paragraph" style:parent-style-name="Standard">
      <style:paragraph-properties fo:line-height="100%"/>
      <style:text-properties officeooo:paragraph-rsid="06bf5f63"/>
    </style:style>
    <style:style style:name="P1302" style:family="paragraph" style:parent-style-name="Standard">
      <style:paragraph-properties fo:line-height="100%"/>
      <style:text-properties officeooo:paragraph-rsid="06dce0b5"/>
    </style:style>
    <style:style style:name="P1303" style:family="paragraph" style:parent-style-name="Standard">
      <style:paragraph-properties fo:line-height="100%"/>
      <style:text-properties officeooo:paragraph-rsid="06e51493"/>
    </style:style>
    <style:style style:name="P1304" style:family="paragraph" style:parent-style-name="Standard">
      <style:paragraph-properties fo:line-height="100%"/>
      <style:text-properties officeooo:paragraph-rsid="06e9b05d"/>
    </style:style>
    <style:style style:name="P1305" style:family="paragraph" style:parent-style-name="Standard">
      <style:paragraph-properties fo:line-height="100%"/>
      <style:text-properties officeooo:paragraph-rsid="06f2eb19"/>
    </style:style>
    <style:style style:name="P1306" style:family="paragraph" style:parent-style-name="Standard">
      <style:paragraph-properties fo:line-height="100%"/>
      <style:text-properties officeooo:paragraph-rsid="06fe5f86"/>
    </style:style>
    <style:style style:name="P1307" style:family="paragraph" style:parent-style-name="Standard">
      <style:paragraph-properties fo:line-height="100%"/>
      <style:text-properties officeooo:paragraph-rsid="070b4184"/>
    </style:style>
    <style:style style:name="P1308" style:family="paragraph" style:parent-style-name="Standard">
      <style:paragraph-properties fo:line-height="100%"/>
      <style:text-properties officeooo:paragraph-rsid="071053d5"/>
    </style:style>
    <style:style style:name="P1309" style:family="paragraph" style:parent-style-name="Standard">
      <style:paragraph-properties fo:line-height="100%"/>
      <style:text-properties officeooo:paragraph-rsid="07175761"/>
    </style:style>
    <style:style style:name="P1310" style:family="paragraph" style:parent-style-name="Standard">
      <style:paragraph-properties fo:line-height="100%"/>
      <style:text-properties officeooo:paragraph-rsid="071be8ce"/>
    </style:style>
    <style:style style:name="P1311" style:family="paragraph" style:parent-style-name="Standard">
      <style:paragraph-properties fo:line-height="100%"/>
      <style:text-properties officeooo:paragraph-rsid="071f6f35"/>
    </style:style>
    <style:style style:name="P1312" style:family="paragraph" style:parent-style-name="Standard">
      <style:paragraph-properties fo:line-height="100%"/>
      <style:text-properties officeooo:paragraph-rsid="0721d28f"/>
    </style:style>
    <style:style style:name="P1313" style:family="paragraph" style:parent-style-name="Standard">
      <style:paragraph-properties fo:line-height="100%"/>
      <style:text-properties officeooo:paragraph-rsid="0734c99b"/>
    </style:style>
    <style:style style:name="P1314" style:family="paragraph" style:parent-style-name="Standard">
      <style:paragraph-properties fo:line-height="100%"/>
      <style:text-properties officeooo:paragraph-rsid="07353afe"/>
    </style:style>
    <style:style style:name="P1315" style:family="paragraph" style:parent-style-name="Standard">
      <style:paragraph-properties fo:line-height="100%"/>
      <style:text-properties officeooo:paragraph-rsid="074a9a44"/>
    </style:style>
    <style:style style:name="P1316" style:family="paragraph" style:parent-style-name="Standard">
      <style:paragraph-properties fo:line-height="100%"/>
      <style:text-properties officeooo:paragraph-rsid="07501f8e"/>
    </style:style>
    <style:style style:name="P1317" style:family="paragraph" style:parent-style-name="Standard">
      <style:paragraph-properties fo:line-height="100%"/>
      <style:text-properties officeooo:paragraph-rsid="075d0c99"/>
    </style:style>
    <style:style style:name="P1318" style:family="paragraph" style:parent-style-name="Standard">
      <style:paragraph-properties fo:line-height="100%"/>
      <style:text-properties officeooo:paragraph-rsid="075dc6a9"/>
    </style:style>
    <style:style style:name="P1319" style:family="paragraph" style:parent-style-name="Standard">
      <style:paragraph-properties fo:line-height="100%"/>
      <style:text-properties officeooo:paragraph-rsid="0288fb00"/>
    </style:style>
    <style:style style:name="P1320" style:family="paragraph" style:parent-style-name="Standard">
      <style:paragraph-properties fo:line-height="100%"/>
      <style:text-properties officeooo:paragraph-rsid="0785f435"/>
    </style:style>
    <style:style style:name="P1321" style:family="paragraph" style:parent-style-name="Standard">
      <style:paragraph-properties fo:line-height="100%"/>
      <style:text-properties officeooo:paragraph-rsid="03becfb9"/>
    </style:style>
    <style:style style:name="P1322" style:family="paragraph" style:parent-style-name="Standard">
      <style:paragraph-properties fo:line-height="100%"/>
      <style:text-properties officeooo:paragraph-rsid="0045286d"/>
    </style:style>
    <style:style style:name="P1323" style:family="paragraph" style:parent-style-name="Standard">
      <style:paragraph-properties fo:line-height="100%"/>
      <style:text-properties officeooo:paragraph-rsid="078f70dd"/>
    </style:style>
    <style:style style:name="P1324" style:family="paragraph" style:parent-style-name="Standard">
      <style:paragraph-properties fo:line-height="100%"/>
      <style:text-properties officeooo:paragraph-rsid="0792feb3"/>
    </style:style>
    <style:style style:name="P1325" style:family="paragraph" style:parent-style-name="Standard">
      <style:paragraph-properties fo:line-height="100%"/>
      <style:text-properties officeooo:paragraph-rsid="02f2e947"/>
    </style:style>
    <style:style style:name="P1326" style:family="paragraph" style:parent-style-name="Standard">
      <style:paragraph-properties fo:line-height="100%"/>
      <style:text-properties officeooo:paragraph-rsid="0797538f"/>
    </style:style>
    <style:style style:name="P1327" style:family="paragraph" style:parent-style-name="Standard">
      <style:paragraph-properties fo:line-height="100%"/>
      <style:text-properties officeooo:paragraph-rsid="079c6b22"/>
    </style:style>
    <style:style style:name="P1328" style:family="paragraph" style:parent-style-name="Standard">
      <style:paragraph-properties fo:line-height="100%"/>
      <style:text-properties officeooo:paragraph-rsid="07a70dc0"/>
    </style:style>
    <style:style style:name="P1329" style:family="paragraph" style:parent-style-name="Standard">
      <style:paragraph-properties fo:line-height="100%"/>
      <style:text-properties officeooo:paragraph-rsid="07a8a857"/>
    </style:style>
    <style:style style:name="P1330" style:family="paragraph" style:parent-style-name="Standard">
      <style:paragraph-properties fo:line-height="100%"/>
      <style:text-properties officeooo:paragraph-rsid="07c66353"/>
    </style:style>
    <style:style style:name="P1331" style:family="paragraph" style:parent-style-name="Standard">
      <style:paragraph-properties fo:line-height="100%"/>
      <style:text-properties officeooo:paragraph-rsid="07c936b1"/>
    </style:style>
    <style:style style:name="P1332" style:family="paragraph" style:parent-style-name="Standard">
      <style:paragraph-properties fo:line-height="100%"/>
      <style:text-properties officeooo:paragraph-rsid="02e7b1ff"/>
    </style:style>
    <style:style style:name="P1333" style:family="paragraph" style:parent-style-name="Standard">
      <style:paragraph-properties fo:line-height="100%"/>
      <style:text-properties officeooo:paragraph-rsid="07d6a1a9"/>
    </style:style>
    <style:style style:name="P1334" style:family="paragraph" style:parent-style-name="Standard">
      <style:paragraph-properties fo:line-height="100%"/>
      <style:text-properties officeooo:paragraph-rsid="07de105f"/>
    </style:style>
    <style:style style:name="P1335" style:family="paragraph" style:parent-style-name="Standard">
      <style:paragraph-properties fo:line-height="100%"/>
      <style:text-properties officeooo:paragraph-rsid="034172a0"/>
    </style:style>
    <style:style style:name="P1336" style:family="paragraph" style:parent-style-name="Standard">
      <style:paragraph-properties fo:line-height="100%"/>
      <style:text-properties officeooo:paragraph-rsid="0171553b"/>
    </style:style>
    <style:style style:name="P1337" style:family="paragraph" style:parent-style-name="Standard">
      <style:paragraph-properties fo:line-height="100%"/>
      <style:text-properties officeooo:paragraph-rsid="0744fff5"/>
    </style:style>
    <style:style style:name="P1338" style:family="paragraph" style:parent-style-name="Standard">
      <style:paragraph-properties fo:line-height="100%"/>
      <style:text-properties officeooo:paragraph-rsid="0820d0ad"/>
    </style:style>
    <style:style style:name="P1339" style:family="paragraph" style:parent-style-name="Standard">
      <style:paragraph-properties fo:line-height="100%"/>
      <style:text-properties officeooo:paragraph-rsid="048bee3c"/>
    </style:style>
    <style:style style:name="P1340" style:family="paragraph" style:parent-style-name="Standard">
      <style:paragraph-properties fo:line-height="100%"/>
      <style:text-properties officeooo:paragraph-rsid="082fde2b"/>
    </style:style>
    <style:style style:name="P1341" style:family="paragraph" style:parent-style-name="Standard">
      <style:paragraph-properties fo:line-height="100%"/>
      <style:text-properties officeooo:paragraph-rsid="0494bc64"/>
    </style:style>
    <style:style style:name="P1342" style:family="paragraph" style:parent-style-name="Standard">
      <style:paragraph-properties fo:line-height="100%"/>
      <style:text-properties officeooo:paragraph-rsid="0836f083"/>
    </style:style>
    <style:style style:name="P1343" style:family="paragraph" style:parent-style-name="Standard">
      <style:paragraph-properties fo:line-height="100%"/>
      <style:text-properties officeooo:paragraph-rsid="083796f4"/>
    </style:style>
    <style:style style:name="P1344" style:family="paragraph" style:parent-style-name="Standard">
      <style:paragraph-properties fo:line-height="100%"/>
      <style:text-properties officeooo:paragraph-rsid="083e0513"/>
    </style:style>
    <style:style style:name="P1345" style:family="paragraph" style:parent-style-name="Standard">
      <style:paragraph-properties fo:line-height="100%"/>
      <style:text-properties officeooo:paragraph-rsid="04f62663"/>
    </style:style>
    <style:style style:name="P1346" style:family="paragraph" style:parent-style-name="Standard">
      <style:paragraph-properties fo:line-height="100%"/>
      <style:text-properties officeooo:paragraph-rsid="08613700"/>
    </style:style>
    <style:style style:name="P1347" style:family="paragraph" style:parent-style-name="Standard">
      <style:paragraph-properties fo:line-height="100%"/>
      <style:text-properties officeooo:paragraph-rsid="058db648"/>
    </style:style>
    <style:style style:name="P1348" style:family="paragraph" style:parent-style-name="Standard">
      <style:paragraph-properties fo:line-height="100%"/>
      <style:text-properties officeooo:paragraph-rsid="087e78ab"/>
    </style:style>
    <style:style style:name="P1349" style:family="paragraph" style:parent-style-name="Standard">
      <style:paragraph-properties fo:line-height="100%"/>
      <style:text-properties officeooo:paragraph-rsid="063bda54"/>
    </style:style>
    <style:style style:name="P1350" style:family="paragraph" style:parent-style-name="Standard">
      <style:paragraph-properties fo:line-height="100%"/>
      <style:text-properties officeooo:paragraph-rsid="08af0321"/>
    </style:style>
    <style:style style:name="P1351" style:family="paragraph" style:parent-style-name="Standard">
      <style:paragraph-properties fo:line-height="100%"/>
      <style:text-properties officeooo:paragraph-rsid="08b8923a"/>
    </style:style>
    <style:style style:name="P1352" style:family="paragraph" style:parent-style-name="Standard">
      <style:paragraph-properties fo:line-height="100%"/>
      <style:text-properties officeooo:paragraph-rsid="08c05a8f"/>
    </style:style>
    <style:style style:name="P135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5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5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6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61" style:family="paragraph" style:parent-style-name="Standard">
      <style:paragraph-properties fo:line-height="100%"/>
      <style:text-properties officeooo:rsid="016b9044" officeooo:paragraph-rsid="016b9044"/>
    </style:style>
    <style:style style:name="P1362" style:family="paragraph" style:parent-style-name="Standard">
      <style:paragraph-properties fo:line-height="100%"/>
      <style:text-properties officeooo:rsid="01a2dcc2" officeooo:paragraph-rsid="01a2dcc2"/>
    </style:style>
    <style:style style:name="P1363" style:family="paragraph" style:parent-style-name="Standard">
      <style:paragraph-properties fo:line-height="100%"/>
      <style:text-properties officeooo:rsid="01a92b83" officeooo:paragraph-rsid="01abda5f"/>
    </style:style>
    <style:style style:name="P1364" style:family="paragraph" style:parent-style-name="Standard">
      <style:paragraph-properties fo:line-height="100%"/>
      <style:text-properties officeooo:rsid="01b78805" officeooo:paragraph-rsid="01b9977e"/>
    </style:style>
    <style:style style:name="P1365" style:family="paragraph" style:parent-style-name="Standard">
      <style:paragraph-properties fo:line-height="100%"/>
      <style:text-properties officeooo:rsid="01b78805" officeooo:paragraph-rsid="020d39a8"/>
    </style:style>
    <style:style style:name="P1366" style:family="paragraph" style:parent-style-name="Standard">
      <style:paragraph-properties fo:line-height="100%"/>
      <style:text-properties officeooo:rsid="01bcc73c" officeooo:paragraph-rsid="01bcc73c"/>
    </style:style>
    <style:style style:name="P1367" style:family="paragraph" style:parent-style-name="Standard">
      <style:paragraph-properties fo:line-height="100%"/>
      <style:text-properties officeooo:rsid="01cb0c6f" officeooo:paragraph-rsid="01cb0c6f"/>
    </style:style>
    <style:style style:name="P1368" style:family="paragraph" style:parent-style-name="Standard">
      <style:paragraph-properties fo:line-height="100%"/>
      <style:text-properties officeooo:rsid="01cd0839" officeooo:paragraph-rsid="01cd0839"/>
    </style:style>
    <style:style style:name="P1369" style:family="paragraph" style:parent-style-name="Standard">
      <style:paragraph-properties fo:line-height="100%"/>
      <style:text-properties officeooo:rsid="01e4a612" officeooo:paragraph-rsid="01e4a612"/>
    </style:style>
    <style:style style:name="P1370" style:family="paragraph" style:parent-style-name="Standard">
      <style:paragraph-properties fo:line-height="100%"/>
      <style:text-properties officeooo:rsid="022b7ea9" officeooo:paragraph-rsid="022b7ea9"/>
    </style:style>
    <style:style style:name="P1371" style:family="paragraph" style:parent-style-name="Standard">
      <style:paragraph-properties fo:line-height="100%"/>
      <style:text-properties officeooo:rsid="022dff2a" officeooo:paragraph-rsid="022dff2a"/>
    </style:style>
    <style:style style:name="P1372" style:family="paragraph" style:parent-style-name="Standard">
      <style:text-properties officeooo:paragraph-rsid="0275c15d"/>
    </style:style>
    <style:style style:name="P1373" style:family="paragraph" style:parent-style-name="Standard">
      <style:paragraph-properties fo:line-height="100%"/>
      <style:text-properties officeooo:rsid="02819040" officeooo:paragraph-rsid="028fc45c"/>
    </style:style>
    <style:style style:name="P1374" style:family="paragraph" style:parent-style-name="Standard">
      <style:paragraph-properties fo:line-height="100%"/>
      <style:text-properties officeooo:rsid="0285839b" officeooo:paragraph-rsid="0288fb00"/>
    </style:style>
    <style:style style:name="P1375" style:family="paragraph" style:parent-style-name="Standard">
      <style:paragraph-properties fo:line-height="100%"/>
      <style:text-properties officeooo:rsid="0297c923" officeooo:paragraph-rsid="0297c923"/>
    </style:style>
    <style:style style:name="P1376" style:family="paragraph" style:parent-style-name="Standard">
      <style:paragraph-properties fo:line-height="100%"/>
      <style:text-properties officeooo:rsid="029ac75f" officeooo:paragraph-rsid="029ac75f"/>
    </style:style>
    <style:style style:name="P1377" style:family="paragraph" style:parent-style-name="Standard">
      <style:text-properties officeooo:paragraph-rsid="00bfa17d"/>
    </style:style>
    <style:style style:name="P1378" style:family="paragraph" style:parent-style-name="Standard">
      <style:text-properties officeooo:paragraph-rsid="00bd11a0"/>
    </style:style>
    <style:style style:name="P1379" style:family="paragraph" style:parent-style-name="Standard">
      <style:paragraph-properties fo:line-height="100%"/>
      <style:text-properties officeooo:rsid="02540cb9" officeooo:paragraph-rsid="02bd01a2"/>
    </style:style>
    <style:style style:name="P1380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8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8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84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96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40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1" style:family="paragraph" style:parent-style-name="Standard">
      <style:paragraph-properties fo:line-height="100%"/>
      <style:text-properties officeooo:rsid="02da5175" officeooo:paragraph-rsid="02da5175"/>
    </style:style>
    <style:style style:name="P1402" style:family="paragraph" style:parent-style-name="Standard">
      <style:paragraph-properties fo:line-height="100%"/>
      <style:text-properties officeooo:rsid="02e4f960" officeooo:paragraph-rsid="02e4f960"/>
    </style:style>
    <style:style style:name="P1403" style:family="paragraph" style:parent-style-name="Standard">
      <style:paragraph-properties fo:line-height="100%"/>
      <style:text-properties officeooo:rsid="02eabaea" officeooo:paragraph-rsid="02eabaea"/>
    </style:style>
    <style:style style:name="P1404" style:family="paragraph" style:parent-style-name="Standard">
      <style:paragraph-properties fo:line-height="100%"/>
      <style:text-properties officeooo:rsid="02eac01d" officeooo:paragraph-rsid="02eac01d"/>
    </style:style>
    <style:style style:name="P1405" style:family="paragraph" style:parent-style-name="Standard">
      <style:paragraph-properties fo:line-height="100%"/>
      <style:text-properties officeooo:rsid="02eb27fd" officeooo:paragraph-rsid="02ec089f"/>
    </style:style>
    <style:style style:name="P1406" style:family="paragraph" style:parent-style-name="Standard">
      <style:text-properties officeooo:paragraph-rsid="02ecf51e"/>
    </style:style>
    <style:style style:name="P1407" style:family="paragraph" style:parent-style-name="Standard">
      <style:text-properties officeooo:paragraph-rsid="02f17ec6"/>
    </style:style>
    <style:style style:name="P1408" style:family="paragraph" style:parent-style-name="Standard">
      <style:paragraph-properties fo:line-height="100%"/>
      <style:text-properties officeooo:rsid="02e59398" officeooo:paragraph-rsid="03049b98"/>
    </style:style>
    <style:style style:name="P1409" style:family="paragraph" style:parent-style-name="Standard">
      <style:paragraph-properties fo:line-height="150%"/>
      <style:text-properties officeooo:rsid="02e59398" officeooo:paragraph-rsid="03049b98"/>
    </style:style>
    <style:style style:name="P1410" style:family="paragraph" style:parent-style-name="Standard">
      <style:paragraph-properties fo:line-height="100%"/>
      <style:text-properties officeooo:rsid="022ee1ec" officeooo:paragraph-rsid="022ee1ec"/>
    </style:style>
    <style:style style:name="P1411" style:family="paragraph" style:parent-style-name="Standard">
      <style:text-properties officeooo:paragraph-rsid="03061f93"/>
    </style:style>
    <style:style style:name="P1412" style:family="paragraph" style:parent-style-name="Standard">
      <style:paragraph-properties fo:line-height="100%"/>
      <style:text-properties officeooo:rsid="0346a444" officeooo:paragraph-rsid="0346a444"/>
    </style:style>
    <style:style style:name="P1413" style:family="paragraph" style:parent-style-name="Standard">
      <style:text-properties officeooo:paragraph-rsid="03733aab"/>
    </style:style>
    <style:style style:name="P1414" style:family="paragraph" style:parent-style-name="Standard">
      <style:paragraph-properties fo:line-height="100%"/>
      <style:text-properties officeooo:rsid="038a2c81" officeooo:paragraph-rsid="039e9821"/>
    </style:style>
    <style:style style:name="P1415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1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1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1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1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20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21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22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23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4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25" style:family="paragraph" style:parent-style-name="Standard">
      <style:paragraph-properties fo:line-height="100%"/>
      <style:text-properties officeooo:rsid="03a4e520" officeooo:paragraph-rsid="03a4e520"/>
    </style:style>
    <style:style style:name="P1426" style:family="paragraph" style:parent-style-name="Standard">
      <style:paragraph-properties fo:line-height="100%"/>
      <style:text-properties officeooo:rsid="03a073aa" officeooo:paragraph-rsid="03a073aa"/>
    </style:style>
    <style:style style:name="P1427" style:family="paragraph" style:parent-style-name="Standard">
      <style:text-properties officeooo:paragraph-rsid="00c0d7c6"/>
    </style:style>
    <style:style style:name="P1428" style:family="paragraph" style:parent-style-name="Standard">
      <style:text-properties officeooo:paragraph-rsid="03e93625"/>
    </style:style>
    <style:style style:name="P1429" style:family="paragraph" style:parent-style-name="Standard">
      <style:text-properties officeooo:rsid="0019f535" officeooo:paragraph-rsid="03e93625"/>
    </style:style>
    <style:style style:name="P1430" style:family="paragraph" style:parent-style-name="Standard">
      <style:paragraph-properties fo:line-height="100%"/>
      <style:text-properties officeooo:rsid="045a6b37" officeooo:paragraph-rsid="045a6b37"/>
    </style:style>
    <style:style style:name="P1431" style:family="paragraph" style:parent-style-name="Standard">
      <style:text-properties officeooo:paragraph-rsid="00118c4a"/>
    </style:style>
    <style:style style:name="P1432" style:family="paragraph" style:parent-style-name="Standard">
      <style:paragraph-properties fo:line-height="100%"/>
      <style:text-properties officeooo:rsid="048fe3f8" officeooo:paragraph-rsid="048ffd4a"/>
    </style:style>
    <style:style style:name="P1433" style:family="paragraph" style:parent-style-name="Standard">
      <style:paragraph-properties fo:line-height="100%"/>
      <style:text-properties officeooo:rsid="0497dc28" officeooo:paragraph-rsid="0497dc28"/>
    </style:style>
    <style:style style:name="P1434" style:family="paragraph" style:parent-style-name="Standard">
      <style:paragraph-properties fo:line-height="150%"/>
      <style:text-properties officeooo:rsid="049a8a7e" officeooo:paragraph-rsid="049a8a7e"/>
    </style:style>
    <style:style style:name="P1435" style:family="paragraph" style:parent-style-name="Standard">
      <style:paragraph-properties fo:line-height="100%"/>
      <style:text-properties officeooo:rsid="049c223c" officeooo:paragraph-rsid="049c223c"/>
    </style:style>
    <style:style style:name="P1436" style:family="paragraph" style:parent-style-name="Standard">
      <style:paragraph-properties fo:line-height="100%"/>
      <style:text-properties officeooo:rsid="04a08898" officeooo:paragraph-rsid="04a08898"/>
    </style:style>
    <style:style style:name="P1437" style:family="paragraph" style:parent-style-name="Standard">
      <style:paragraph-properties fo:line-height="100%"/>
      <style:text-properties officeooo:rsid="04ad05fc" officeooo:paragraph-rsid="04b3c5c0"/>
    </style:style>
    <style:style style:name="P1438" style:family="paragraph" style:parent-style-name="Standard">
      <style:paragraph-properties fo:line-height="100%"/>
      <style:text-properties officeooo:rsid="04ba1b39" officeooo:paragraph-rsid="04ba1b39"/>
    </style:style>
    <style:style style:name="P143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4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4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4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4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4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4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4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4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49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50" style:family="paragraph" style:parent-style-name="Standard">
      <style:paragraph-properties fo:line-height="100%"/>
      <style:text-properties officeooo:rsid="04bc7059" officeooo:paragraph-rsid="04bc7059"/>
    </style:style>
    <style:style style:name="P1451" style:family="paragraph" style:parent-style-name="Standard">
      <style:paragraph-properties fo:line-height="100%"/>
      <style:text-properties officeooo:rsid="04a57ad8" officeooo:paragraph-rsid="04ba1b39"/>
    </style:style>
    <style:style style:name="P1452" style:family="paragraph" style:parent-style-name="Standard">
      <style:paragraph-properties fo:line-height="100%"/>
      <style:text-properties officeooo:rsid="051228a5" officeooo:paragraph-rsid="05270c2d"/>
    </style:style>
    <style:style style:name="P1453" style:family="paragraph" style:parent-style-name="Standard">
      <style:paragraph-properties fo:line-height="100%"/>
      <style:text-properties officeooo:rsid="05149db7" officeooo:paragraph-rsid="05149db7"/>
    </style:style>
    <style:style style:name="P1454" style:family="paragraph" style:parent-style-name="Standard">
      <style:paragraph-properties fo:line-height="100%"/>
      <style:text-properties officeooo:rsid="04f29906" officeooo:paragraph-rsid="051fdc2f"/>
    </style:style>
    <style:style style:name="P1455" style:family="paragraph" style:parent-style-name="Standard">
      <style:paragraph-properties fo:line-height="100%"/>
      <style:text-properties officeooo:rsid="052fd794" officeooo:paragraph-rsid="052fd794"/>
    </style:style>
    <style:style style:name="P1456" style:family="paragraph" style:parent-style-name="Standard">
      <style:paragraph-properties fo:line-height="100%"/>
      <style:text-properties officeooo:rsid="0569d9ca" officeooo:paragraph-rsid="0569d9ca"/>
    </style:style>
    <style:style style:name="P1457" style:family="paragraph" style:parent-style-name="Standard">
      <style:paragraph-properties fo:line-height="100%"/>
      <style:text-properties officeooo:rsid="058ba444" officeooo:paragraph-rsid="058ba444"/>
    </style:style>
    <style:style style:name="P1458" style:family="paragraph" style:parent-style-name="Standard">
      <style:paragraph-properties fo:line-height="100%"/>
      <style:text-properties officeooo:rsid="05e2db49" officeooo:paragraph-rsid="05ef59a4"/>
    </style:style>
    <style:style style:name="P1459" style:family="paragraph" style:parent-style-name="Standard">
      <style:paragraph-properties fo:line-height="100%"/>
      <style:text-properties officeooo:rsid="05e46ca0" officeooo:paragraph-rsid="05e5f887"/>
    </style:style>
    <style:style style:name="P1460" style:family="paragraph" style:parent-style-name="Standard">
      <style:paragraph-properties fo:line-height="100%"/>
      <style:text-properties officeooo:rsid="0620d52b" officeooo:paragraph-rsid="0620d52b"/>
    </style:style>
    <style:style style:name="P1461" style:family="paragraph" style:parent-style-name="Standard">
      <style:paragraph-properties fo:line-height="100%"/>
      <style:text-properties officeooo:rsid="06307d14" officeooo:paragraph-rsid="06307d14"/>
    </style:style>
    <style:style style:name="P1462" style:family="paragraph" style:parent-style-name="Standard">
      <style:paragraph-properties fo:line-height="100%"/>
      <style:text-properties officeooo:rsid="0630fb9a" officeooo:paragraph-rsid="0630fb9a"/>
    </style:style>
    <style:style style:name="P1463" style:family="paragraph" style:parent-style-name="Standard">
      <style:paragraph-properties fo:line-height="100%"/>
      <style:text-properties officeooo:rsid="0630fb9a" officeooo:paragraph-rsid="069290ce"/>
    </style:style>
    <style:style style:name="P1464" style:family="paragraph" style:parent-style-name="Standard">
      <style:paragraph-properties fo:line-height="100%"/>
      <style:text-properties officeooo:rsid="06321a8e" officeooo:paragraph-rsid="06321a8e"/>
    </style:style>
    <style:style style:name="P1465" style:family="paragraph" style:parent-style-name="Standard">
      <style:paragraph-properties fo:line-height="100%"/>
      <style:text-properties officeooo:rsid="06340678" officeooo:paragraph-rsid="06340678"/>
    </style:style>
    <style:style style:name="P1466" style:family="paragraph" style:parent-style-name="Standard">
      <style:paragraph-properties fo:line-height="100%"/>
      <style:text-properties officeooo:rsid="062f0400" officeooo:paragraph-rsid="06307d14"/>
    </style:style>
    <style:style style:name="P1467" style:family="paragraph" style:parent-style-name="Standard">
      <style:paragraph-properties fo:line-height="100%"/>
      <style:text-properties officeooo:rsid="063bda54" officeooo:paragraph-rsid="063bda54"/>
    </style:style>
    <style:style style:name="P1468" style:family="paragraph" style:parent-style-name="Standard">
      <style:paragraph-properties fo:line-height="100%"/>
      <style:text-properties officeooo:rsid="063bda54" officeooo:paragraph-rsid="069290ce"/>
    </style:style>
    <style:style style:name="P1469" style:family="paragraph" style:parent-style-name="Standard">
      <style:paragraph-properties fo:line-height="100%"/>
      <style:text-properties officeooo:rsid="063d933e" officeooo:paragraph-rsid="063d933e"/>
    </style:style>
    <style:style style:name="P1470" style:family="paragraph" style:parent-style-name="Standard">
      <style:paragraph-properties fo:line-height="100%"/>
      <style:text-properties officeooo:rsid="063e62c4" officeooo:paragraph-rsid="063e62c4"/>
    </style:style>
    <style:style style:name="P1471" style:family="paragraph" style:parent-style-name="Standard">
      <style:paragraph-properties fo:line-height="100%"/>
      <style:text-properties officeooo:rsid="063e62c4" officeooo:paragraph-rsid="06408df0"/>
    </style:style>
    <style:style style:name="P1472" style:family="paragraph" style:parent-style-name="Standard">
      <style:paragraph-properties fo:line-height="100%"/>
      <style:text-properties officeooo:rsid="063fe71c" officeooo:paragraph-rsid="06408df0"/>
    </style:style>
    <style:style style:name="P1473" style:family="paragraph" style:parent-style-name="Standard">
      <style:paragraph-properties fo:line-height="100%"/>
      <style:text-properties officeooo:rsid="06408df0" officeooo:paragraph-rsid="06408df0"/>
    </style:style>
    <style:style style:name="P1474" style:family="paragraph" style:parent-style-name="Standard">
      <style:paragraph-properties fo:line-height="150%"/>
      <style:text-properties officeooo:rsid="06408df0" officeooo:paragraph-rsid="06408df0"/>
    </style:style>
    <style:style style:name="P1475" style:family="paragraph" style:parent-style-name="Standard">
      <style:paragraph-properties fo:line-height="100%"/>
      <style:text-properties officeooo:rsid="06440517" officeooo:paragraph-rsid="06440517"/>
    </style:style>
    <style:style style:name="P1476" style:family="paragraph" style:parent-style-name="Standard">
      <style:paragraph-properties fo:line-height="100%"/>
      <style:text-properties officeooo:rsid="0646a7a3" officeooo:paragraph-rsid="0646a7a3"/>
    </style:style>
    <style:style style:name="P1477" style:family="paragraph" style:parent-style-name="Standard">
      <style:paragraph-properties fo:line-height="150%"/>
      <style:text-properties officeooo:rsid="0646a7a3" officeooo:paragraph-rsid="0646a7a3"/>
    </style:style>
    <style:style style:name="P1478" style:family="paragraph" style:parent-style-name="Standard">
      <style:paragraph-properties fo:line-height="100%"/>
      <style:text-properties officeooo:rsid="07353afe" officeooo:paragraph-rsid="07353afe"/>
    </style:style>
    <style:style style:name="P1479" style:family="paragraph" style:parent-style-name="Standard">
      <style:paragraph-properties fo:line-height="100%"/>
      <style:text-properties officeooo:rsid="075d0c99" officeooo:paragraph-rsid="075d0c99"/>
    </style:style>
    <style:style style:name="P1480" style:family="paragraph" style:parent-style-name="Standard">
      <style:text-properties officeooo:paragraph-rsid="0766ef94"/>
    </style:style>
    <style:style style:name="P1481" style:family="paragraph" style:parent-style-name="Standard">
      <style:text-properties officeooo:paragraph-rsid="07674e6b"/>
    </style:style>
    <style:style style:name="P1482" style:family="paragraph" style:parent-style-name="Standard">
      <style:text-properties officeooo:paragraph-rsid="076da30e"/>
    </style:style>
    <style:style style:name="P1483" style:family="paragraph" style:parent-style-name="Standard">
      <style:text-properties officeooo:paragraph-rsid="034f5b13"/>
    </style:style>
    <style:style style:name="P1484" style:family="paragraph" style:parent-style-name="Standard">
      <style:text-properties officeooo:paragraph-rsid="078f70dd"/>
    </style:style>
    <style:style style:name="P1485" style:family="paragraph" style:parent-style-name="Standard">
      <style:paragraph-properties fo:line-height="100%"/>
      <style:text-properties officeooo:rsid="03de8421" officeooo:paragraph-rsid="0797538f"/>
    </style:style>
    <style:style style:name="P1486" style:family="paragraph" style:parent-style-name="Standard">
      <style:text-properties officeooo:paragraph-rsid="0486c03e"/>
    </style:style>
    <style:style style:name="P1487" style:family="paragraph" style:parent-style-name="Standard">
      <style:paragraph-properties fo:line-height="150%"/>
      <style:text-properties officeooo:rsid="00d5826a" officeooo:paragraph-rsid="00d5826a"/>
    </style:style>
    <style:style style:name="P1488" style:family="paragraph" style:parent-style-name="Standard">
      <style:paragraph-properties fo:line-height="100%"/>
      <style:text-properties officeooo:rsid="038d7d5e" officeooo:paragraph-rsid="03963307"/>
    </style:style>
    <style:style style:name="P1489" style:family="paragraph" style:parent-style-name="Standard">
      <style:paragraph-properties fo:line-height="100%"/>
      <style:text-properties officeooo:rsid="078c8253" officeooo:paragraph-rsid="07ee20f5"/>
    </style:style>
    <style:style style:name="P1490" style:family="paragraph" style:parent-style-name="Standard">
      <style:paragraph-properties fo:line-height="150%"/>
      <style:text-properties officeooo:rsid="06130d41" officeooo:paragraph-rsid="06130d41"/>
    </style:style>
    <style:style style:name="P1491" style:family="paragraph" style:parent-style-name="Standard">
      <style:paragraph-properties fo:line-height="100%"/>
      <style:text-properties officeooo:rsid="08b4e42e" officeooo:paragraph-rsid="08b535b3"/>
    </style:style>
    <style:style style:name="P149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9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9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9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09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10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11" style:family="paragraph" style:parent-style-name="Table_20_Contents">
      <style:paragraph-properties fo:text-align="center" style:justify-single-word="false"/>
    </style:style>
    <style:style style:name="P151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1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1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1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16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1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1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1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2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2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2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2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2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2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2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2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28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2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3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3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3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3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3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3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3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3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3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3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4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4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4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4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4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4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4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4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4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4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5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5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5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5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54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55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56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57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58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59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60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61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62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63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64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65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66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67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6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69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70" style:family="paragraph" style:parent-style-name="Table_20_Contents">
      <style:text-properties officeooo:rsid="0735889c" officeooo:paragraph-rsid="0735889c"/>
    </style:style>
    <style:style style:name="P1571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72" style:family="paragraph" style:parent-style-name="Table_20_Contents">
      <style:text-properties officeooo:paragraph-rsid="0735889c"/>
    </style:style>
    <style:style style:name="P1573" style:family="paragraph" style:parent-style-name="Table_20_Contents">
      <style:text-properties officeooo:rsid="0739531b" officeooo:paragraph-rsid="0739531b"/>
    </style:style>
    <style:style style:name="P1574" style:family="paragraph" style:parent-style-name="Table_20_Contents">
      <style:text-properties officeooo:paragraph-rsid="0739531b"/>
    </style:style>
    <style:style style:name="P1575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76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7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78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79" style:family="paragraph" style:parent-style-name="Standard">
      <style:paragraph-properties fo:line-height="100%" fo:break-before="page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580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81" style:family="paragraph" style:parent-style-name="Standard">
      <style:paragraph-properties fo:line-height="150%" fo:break-before="page"/>
      <style:text-properties officeooo:paragraph-rsid="02d98b08"/>
    </style:style>
    <style:style style:name="P1582" style:family="paragraph" style:parent-style-name="Standard">
      <style:paragraph-properties fo:line-height="150%" fo:break-before="page"/>
      <style:text-properties officeooo:paragraph-rsid="03fd5e01"/>
    </style:style>
    <style:style style:name="P1583" style:family="paragraph" style:parent-style-name="Standard">
      <style:paragraph-properties fo:line-height="150%" fo:break-before="page"/>
      <style:text-properties officeooo:paragraph-rsid="066d2ed4"/>
    </style:style>
    <style:style style:name="P1584" style:family="paragraph" style:parent-style-name="Standard">
      <style:paragraph-properties fo:break-before="page"/>
      <style:text-properties officeooo:paragraph-rsid="02be3c45"/>
    </style:style>
    <style:style style:name="P1585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6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87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88" style:family="paragraph" style:parent-style-name="Standard">
      <style:paragraph-properties fo:line-height="100%" fo:break-before="page"/>
      <style:text-properties fo:font-weight="bold" officeooo:rsid="0403870c" officeooo:paragraph-rsid="0403870c" style:font-weight-asian="bold" style:font-weight-complex="bold"/>
    </style:style>
    <style:style style:name="P1589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90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591" style:family="paragraph" style:parent-style-name="Standard">
      <style:paragraph-properties fo:line-height="100%" fo:break-before="page"/>
      <style:text-properties officeooo:paragraph-rsid="02ec4cc6"/>
    </style:style>
    <style:style style:name="P1592" style:family="paragraph" style:parent-style-name="Standard">
      <style:paragraph-properties fo:line-height="100%" fo:break-before="page"/>
      <style:text-properties officeooo:paragraph-rsid="01abda5f"/>
    </style:style>
    <style:style style:name="P1593" style:family="paragraph" style:parent-style-name="Standard">
      <style:paragraph-properties fo:break-before="page"/>
      <style:text-properties officeooo:paragraph-rsid="009622c6"/>
    </style:style>
    <style:style style:name="P1594" style:family="paragraph" style:parent-style-name="Standard">
      <style:paragraph-properties fo:line-height="100%" fo:break-before="page"/>
      <style:text-properties fo:font-style="italic" fo:font-weight="normal" officeooo:rsid="038d7d5e" officeooo:paragraph-rsid="079587a7" style:font-style-asian="italic" style:font-weight-asian="normal" style:font-style-complex="italic" style:font-weight-complex="normal"/>
    </style:style>
    <style:style style:name="P159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96" style:family="paragraph" style:parent-style-name="Standard" style:list-style-name="L1">
      <style:text-properties officeooo:paragraph-rsid="0013268f"/>
    </style:style>
    <style:style style:name="P1597" style:family="paragraph" style:parent-style-name="Standard" style:list-style-name="L1">
      <style:text-properties officeooo:rsid="0013268f" officeooo:paragraph-rsid="0013268f"/>
    </style:style>
    <style:style style:name="P1598" style:family="paragraph" style:parent-style-name="Standard" style:list-style-name="L2">
      <style:text-properties style:use-window-font-color="true" officeooo:paragraph-rsid="00118c4a"/>
    </style:style>
    <style:style style:name="P1599" style:family="paragraph" style:parent-style-name="Standard" style:list-style-name="L2">
      <style:text-properties style:use-window-font-color="true" officeooo:rsid="0011b025" officeooo:paragraph-rsid="0011b025"/>
    </style:style>
    <style:style style:name="P1600" style:family="paragraph" style:parent-style-name="Standard" style:list-style-name="L4">
      <style:text-properties style:use-window-font-color="true" officeooo:rsid="00a8a4b1" officeooo:paragraph-rsid="02be3c45"/>
    </style:style>
    <style:style style:name="P160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60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0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0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0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0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0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0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0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1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11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12" style:family="paragraph" style:parent-style-name="Standard" style:list-style-name="L88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1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1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1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16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0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621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2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2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2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2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3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3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34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35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36" style:family="paragraph" style:parent-style-name="Standard" style:list-style-name="L112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3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3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39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0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1" style:family="paragraph" style:parent-style-name="Standard" style:list-style-name="L43">
      <style:text-properties style:use-window-font-color="true" officeooo:paragraph-rsid="07b3bfe3"/>
    </style:style>
    <style:style style:name="P1642" style:family="paragraph" style:parent-style-name="Standard" style:list-style-name="L3">
      <style:text-properties officeooo:rsid="0012a0dc" officeooo:paragraph-rsid="0012a0dc"/>
    </style:style>
    <style:style style:name="P1643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4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5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46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47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48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4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5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5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5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5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5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6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6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6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6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6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6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7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7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7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7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7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7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78" style:family="paragraph" style:parent-style-name="Standard" style:list-style-name="L80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79" style:family="paragraph" style:parent-style-name="Standard" style:list-style-name="L81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80" style:family="paragraph" style:parent-style-name="Standard" style:list-style-name="L82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81" style:family="paragraph" style:parent-style-name="Standard" style:list-style-name="L84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2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3" style:family="paragraph" style:parent-style-name="Standard" style:list-style-name="L86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84" style:family="paragraph" style:parent-style-name="Standard" style:list-style-name="L87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5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6" style:family="paragraph" style:parent-style-name="Standard" style:list-style-name="L89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87" style:family="paragraph" style:parent-style-name="Standard" style:list-style-name="L90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88" style:family="paragraph" style:parent-style-name="Standard" style:list-style-name="L90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89" style:family="paragraph" style:parent-style-name="Standard" style:list-style-name="L91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90" style:family="paragraph" style:parent-style-name="Standard" style:list-style-name="L92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91" style:family="paragraph" style:parent-style-name="Standard" style:list-style-name="L93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92" style:family="paragraph" style:parent-style-name="Standard" style:list-style-name="L95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93" style:family="paragraph" style:parent-style-name="Standard" style:list-style-name="L96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9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9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9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02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170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0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0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0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0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0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0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1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1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12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13" style:family="paragraph" style:parent-style-name="Standard" style:list-style-name="L97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14" style:family="paragraph" style:parent-style-name="Standard" style:list-style-name="L99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15" style:family="paragraph" style:parent-style-name="Standard" style:list-style-name="L100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16" style:family="paragraph" style:parent-style-name="Standard" style:list-style-name="L100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17" style:family="paragraph" style:parent-style-name="Standard" style:list-style-name="L101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18" style:family="paragraph" style:parent-style-name="Standard" style:list-style-name="L102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19" style:family="paragraph" style:parent-style-name="Standard" style:list-style-name="L103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20" style:family="paragraph" style:parent-style-name="Standard" style:list-style-name="L103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21" style:family="paragraph" style:parent-style-name="Standard" style:list-style-name="L104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22" style:family="paragraph" style:parent-style-name="Standard" style:list-style-name="L104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23" style:family="paragraph" style:parent-style-name="Standard" style:list-style-name="L110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24" style:family="paragraph" style:parent-style-name="Standard" style:list-style-name="L111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25" style:family="paragraph" style:parent-style-name="Standard" style:list-style-name="L111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26" style:family="paragraph" style:parent-style-name="Standard" style:list-style-name="L113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27" style:family="paragraph" style:parent-style-name="Standard" style:list-style-name="L114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28" style:family="paragraph" style:parent-style-name="Standard" style:list-style-name="L114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29" style:family="paragraph" style:parent-style-name="Standard" style:list-style-name="L114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30" style:family="paragraph" style:parent-style-name="Standard" style:list-style-name="L115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31" style:family="paragraph" style:parent-style-name="Standard" style:list-style-name="L7">
      <style:text-properties officeooo:rsid="0033fbdf" officeooo:paragraph-rsid="0033fbdf"/>
    </style:style>
    <style:style style:name="P1732" style:family="paragraph" style:parent-style-name="Standard" style:list-style-name="L11">
      <style:text-properties officeooo:rsid="0033fbdf" officeooo:paragraph-rsid="0106c767"/>
    </style:style>
    <style:style style:name="P1733" style:family="paragraph" style:parent-style-name="Standard" style:list-style-name="L8">
      <style:text-properties officeooo:paragraph-rsid="005b5cd3"/>
    </style:style>
    <style:style style:name="P1734" style:family="paragraph" style:parent-style-name="Standard" style:list-style-name="L9">
      <style:text-properties officeooo:paragraph-rsid="00367935"/>
    </style:style>
    <style:style style:name="P1735" style:family="paragraph" style:parent-style-name="Standard" style:list-style-name="L9">
      <style:text-properties officeooo:rsid="00367935" officeooo:paragraph-rsid="00367935"/>
    </style:style>
    <style:style style:name="P1736" style:family="paragraph" style:parent-style-name="Standard" style:list-style-name="L10">
      <style:text-properties officeooo:rsid="00386ddb" officeooo:paragraph-rsid="00386ddb"/>
    </style:style>
    <style:style style:name="P173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38" style:family="paragraph" style:parent-style-name="Standard" style:list-style-name="L20">
      <style:text-properties officeooo:paragraph-rsid="00a4ce44"/>
    </style:style>
    <style:style style:name="P173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4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4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4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43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44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45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46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47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48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49" style:family="paragraph" style:parent-style-name="Standard" style:list-style-name="L25">
      <style:text-properties officeooo:paragraph-rsid="00beb82f"/>
    </style:style>
    <style:style style:name="P1750" style:family="paragraph" style:parent-style-name="Standard" style:list-style-name="L26">
      <style:text-properties officeooo:paragraph-rsid="00d139a0"/>
    </style:style>
    <style:style style:name="P1751" style:family="paragraph" style:parent-style-name="Standard" style:list-style-name="L29">
      <style:text-properties officeooo:paragraph-rsid="00f2503e"/>
    </style:style>
    <style:style style:name="P1752" style:family="paragraph" style:parent-style-name="Standard" style:list-style-name="L30">
      <style:text-properties officeooo:rsid="00f3f4f5" officeooo:paragraph-rsid="00f5260b"/>
    </style:style>
    <style:style style:name="P1753" style:family="paragraph" style:parent-style-name="Standard" style:list-style-name="L30">
      <style:text-properties officeooo:rsid="00f3f4f5" officeooo:paragraph-rsid="00f3f4f5"/>
    </style:style>
    <style:style style:name="P1754" style:family="paragraph" style:parent-style-name="Standard" style:list-style-name="L33">
      <style:paragraph-properties fo:line-height="100%"/>
      <style:text-properties officeooo:paragraph-rsid="01b5c969"/>
    </style:style>
    <style:style style:name="P1755" style:family="paragraph" style:parent-style-name="Standard" style:list-style-name="L51">
      <style:paragraph-properties fo:line-height="100%"/>
      <style:text-properties officeooo:paragraph-rsid="02e657d4"/>
    </style:style>
    <style:style style:name="P1756" style:family="paragraph" style:parent-style-name="Standard" style:list-style-name="L58">
      <style:paragraph-properties fo:line-height="100%"/>
      <style:text-properties officeooo:paragraph-rsid="0346a444"/>
    </style:style>
    <style:style style:name="P1757" style:family="paragraph" style:parent-style-name="Standard" style:list-style-name="L63">
      <style:paragraph-properties fo:line-height="100%"/>
      <style:text-properties officeooo:paragraph-rsid="03ec3a95"/>
    </style:style>
    <style:style style:name="P1758" style:family="paragraph" style:parent-style-name="Standard" style:list-style-name="L64">
      <style:paragraph-properties fo:line-height="100%"/>
      <style:text-properties officeooo:paragraph-rsid="03ed0846"/>
    </style:style>
    <style:style style:name="P1759" style:family="paragraph" style:parent-style-name="Standard" style:list-style-name="L68">
      <style:paragraph-properties fo:line-height="100%"/>
      <style:text-properties officeooo:paragraph-rsid="04a57ad8"/>
    </style:style>
    <style:style style:name="P1760" style:family="paragraph" style:parent-style-name="Standard" style:list-style-name="L72">
      <style:paragraph-properties fo:line-height="100%"/>
      <style:text-properties officeooo:paragraph-rsid="04deac5d"/>
    </style:style>
    <style:style style:name="P1761" style:family="paragraph" style:parent-style-name="Standard" style:list-style-name="L76">
      <style:paragraph-properties fo:line-height="100%"/>
      <style:text-properties officeooo:paragraph-rsid="05319739"/>
    </style:style>
    <style:style style:name="P1762" style:family="paragraph" style:parent-style-name="Standard" style:list-style-name="L88">
      <style:paragraph-properties fo:line-height="100%"/>
      <style:text-properties officeooo:paragraph-rsid="05cd3bc5"/>
    </style:style>
    <style:style style:name="P1763" style:family="paragraph" style:parent-style-name="Standard" style:list-style-name="L91">
      <style:paragraph-properties fo:line-height="100%"/>
      <style:text-properties officeooo:paragraph-rsid="05e7f406"/>
    </style:style>
    <style:style style:name="P1764" style:family="paragraph" style:parent-style-name="Standard" style:list-style-name="L98">
      <style:paragraph-properties fo:line-height="100%"/>
      <style:text-properties officeooo:paragraph-rsid="06176dd5"/>
    </style:style>
    <style:style style:name="P1765" style:family="paragraph" style:parent-style-name="Standard" style:list-style-name="L104">
      <style:paragraph-properties fo:line-height="100%"/>
      <style:text-properties officeooo:paragraph-rsid="06257b22"/>
    </style:style>
    <style:style style:name="P1766" style:family="paragraph" style:parent-style-name="Standard" style:list-style-name="L105">
      <style:paragraph-properties fo:line-height="100%"/>
      <style:text-properties officeooo:paragraph-rsid="0630fb9a"/>
    </style:style>
    <style:style style:name="P1767" style:family="paragraph" style:parent-style-name="Standard" style:list-style-name="L111">
      <style:paragraph-properties fo:line-height="100%"/>
      <style:text-properties officeooo:paragraph-rsid="065a8b52"/>
    </style:style>
    <style:style style:name="P1768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69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70" style:family="paragraph" style:parent-style-name="Standard" style:list-style-name="L43">
      <style:text-properties officeooo:paragraph-rsid="07b3bfe3"/>
    </style:style>
    <style:style style:name="P1771" style:family="paragraph" style:parent-style-name="Standard" style:list-style-name="L44">
      <style:paragraph-properties fo:line-height="150%"/>
      <style:text-properties officeooo:paragraph-rsid="02df5c92"/>
    </style:style>
    <style:style style:name="P1772" style:family="paragraph" style:parent-style-name="Standard" style:list-style-name="L44">
      <style:paragraph-properties fo:line-height="150%"/>
      <style:text-properties officeooo:paragraph-rsid="02e142ec"/>
    </style:style>
    <style:style style:name="P177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7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7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7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7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78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79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80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81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82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83" style:family="paragraph" style:parent-style-name="Standard" style:list-style-name="L88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84" style:family="paragraph" style:parent-style-name="Standard" style:list-style-name="L88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85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86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87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88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89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90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91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92" style:family="paragraph" style:parent-style-name="Standard" style:list-style-name="L77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93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94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95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96" style:family="paragraph" style:parent-style-name="Standard" style:list-style-name="L83">
      <style:paragraph-properties fo:line-height="100%"/>
      <style:text-properties officeooo:rsid="057d2115" officeooo:paragraph-rsid="057d2115"/>
    </style:style>
    <style:style style:name="P1797" style:family="paragraph" style:parent-style-name="Standard" style:list-style-name="L84">
      <style:paragraph-properties fo:line-height="100%"/>
      <style:text-properties officeooo:rsid="058ba444" officeooo:paragraph-rsid="058ba444"/>
    </style:style>
    <style:style style:name="P1798" style:family="paragraph" style:parent-style-name="Standard" style:list-style-name="L86">
      <style:paragraph-properties fo:line-height="100%"/>
      <style:text-properties officeooo:rsid="058ba444" officeooo:paragraph-rsid="058bbc5e"/>
    </style:style>
    <style:style style:name="P1799" style:family="paragraph" style:parent-style-name="Standard" style:list-style-name="L88">
      <style:paragraph-properties fo:line-height="100%"/>
      <style:text-properties officeooo:rsid="05cd3bc5" officeooo:paragraph-rsid="05cd3bc5"/>
    </style:style>
    <style:style style:name="P1800" style:family="paragraph" style:parent-style-name="Standard" style:list-style-name="L90">
      <style:paragraph-properties fo:line-height="100%"/>
      <style:text-properties officeooo:rsid="05e4e7bb" officeooo:paragraph-rsid="05e4e7bb"/>
    </style:style>
    <style:style style:name="P1801" style:family="paragraph" style:parent-style-name="Standard" style:list-style-name="L91">
      <style:paragraph-properties fo:line-height="100%"/>
      <style:text-properties officeooo:rsid="05e7f406" officeooo:paragraph-rsid="05e7f406"/>
    </style:style>
    <style:style style:name="P1802" style:family="paragraph" style:parent-style-name="Standard" style:list-style-name="L91">
      <style:paragraph-properties fo:line-height="150%"/>
      <style:text-properties officeooo:rsid="05e7f406" officeooo:paragraph-rsid="05e7f406"/>
    </style:style>
    <style:style style:name="P1803" style:family="paragraph" style:parent-style-name="Standard" style:list-style-name="L94">
      <style:paragraph-properties fo:line-height="100%"/>
      <style:text-properties officeooo:rsid="06025589" officeooo:paragraph-rsid="06025589"/>
    </style:style>
    <style:style style:name="P1804" style:family="paragraph" style:parent-style-name="Standard" style:list-style-name="L97">
      <style:paragraph-properties fo:line-height="100%"/>
      <style:text-properties officeooo:rsid="06130d41" officeooo:paragraph-rsid="06130d41"/>
    </style:style>
    <style:style style:name="P1805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806" style:family="paragraph" style:parent-style-name="Standard" style:list-style-name="L98">
      <style:paragraph-properties fo:line-height="100%"/>
      <style:text-properties officeooo:rsid="06130d41" officeooo:paragraph-rsid="06176dd5"/>
    </style:style>
    <style:style style:name="P1807" style:family="paragraph" style:parent-style-name="Standard" style:list-style-name="L99">
      <style:paragraph-properties fo:line-height="100%"/>
      <style:text-properties officeooo:rsid="06148669" officeooo:paragraph-rsid="06148669"/>
    </style:style>
    <style:style style:name="P1808" style:family="paragraph" style:parent-style-name="Standard" style:list-style-name="L100">
      <style:paragraph-properties fo:line-height="150%"/>
      <style:text-properties officeooo:rsid="06176dd5" officeooo:paragraph-rsid="06176dd5"/>
    </style:style>
    <style:style style:name="P1809" style:family="paragraph" style:parent-style-name="Standard" style:list-style-name="L100">
      <style:paragraph-properties fo:line-height="100%"/>
      <style:text-properties officeooo:rsid="06191840" officeooo:paragraph-rsid="06191840"/>
    </style:style>
    <style:style style:name="P1810" style:family="paragraph" style:parent-style-name="Standard" style:list-style-name="L100">
      <style:paragraph-properties fo:line-height="150%"/>
      <style:text-properties officeooo:rsid="06191840" officeooo:paragraph-rsid="06191840"/>
    </style:style>
    <style:style style:name="P1811" style:family="paragraph" style:parent-style-name="Standard" style:list-style-name="L105">
      <style:paragraph-properties fo:line-height="100%"/>
      <style:text-properties officeooo:rsid="0630fb9a" officeooo:paragraph-rsid="0630fb9a"/>
    </style:style>
    <style:style style:name="P1812" style:family="paragraph" style:parent-style-name="Standard" style:list-style-name="L105">
      <style:paragraph-properties fo:line-height="100%"/>
      <style:text-properties officeooo:rsid="0630fb9a" officeooo:paragraph-rsid="06321a8e"/>
    </style:style>
    <style:style style:name="P1813" style:family="paragraph" style:parent-style-name="Standard" style:list-style-name="L105">
      <style:paragraph-properties fo:line-height="150%"/>
      <style:text-properties officeooo:rsid="0630fb9a" officeooo:paragraph-rsid="0630fb9a"/>
    </style:style>
    <style:style style:name="P1814" style:family="paragraph" style:parent-style-name="Standard" style:list-style-name="L106">
      <style:paragraph-properties fo:line-height="100%"/>
      <style:text-properties officeooo:rsid="063bda54" officeooo:paragraph-rsid="063bda54"/>
    </style:style>
    <style:style style:name="P1815" style:family="paragraph" style:parent-style-name="Standard" style:list-style-name="L107">
      <style:paragraph-properties fo:line-height="100%"/>
      <style:text-properties officeooo:rsid="063d933e" officeooo:paragraph-rsid="063d933e"/>
    </style:style>
    <style:style style:name="P1816" style:family="paragraph" style:parent-style-name="Standard" style:list-style-name="L108">
      <style:paragraph-properties fo:line-height="100%"/>
      <style:text-properties officeooo:rsid="06408df0" officeooo:paragraph-rsid="06408df0"/>
    </style:style>
    <style:style style:name="P1817" style:family="paragraph" style:parent-style-name="Standard" style:list-style-name="L108">
      <style:paragraph-properties fo:line-height="100%"/>
      <style:text-properties officeooo:rsid="06440517" officeooo:paragraph-rsid="06440517"/>
    </style:style>
    <style:style style:name="P1818" style:family="paragraph" style:parent-style-name="Standard" style:list-style-name="L109">
      <style:paragraph-properties fo:line-height="100%"/>
      <style:text-properties officeooo:rsid="0646a7a3" officeooo:paragraph-rsid="0646a7a3"/>
    </style:style>
    <style:style style:name="P1819" style:family="paragraph" style:parent-style-name="Standard">
      <style:text-properties officeooo:paragraph-rsid="04862b4c"/>
    </style:style>
    <style:style style:name="P182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2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22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font-style-asian="italic" style:font-style-complex="italic"/>
    </style:style>
    <style:style style:name="T155" style:family="text">
      <style:text-properties style:use-window-font-color="true" fo:font-style="italic" officeooo:rsid="016778b3" style:font-style-asian="italic" style:font-style-complex="italic"/>
    </style:style>
    <style:style style:name="T156" style:family="text">
      <style:text-properties style:use-window-font-color="true" fo:font-style="italic" officeooo:rsid="01e504ba" style:font-style-asian="italic" style:font-style-complex="italic"/>
    </style:style>
    <style:style style:name="T157" style:family="text">
      <style:text-properties style:use-window-font-color="true" fo:font-style="italic" officeooo:rsid="02ce8a1b" style:font-style-asian="italic" style:font-style-complex="italic"/>
    </style:style>
    <style:style style:name="T158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font-style-asian="normal" style:font-style-complex="normal"/>
    </style:style>
    <style:style style:name="T243" style:family="text">
      <style:text-properties style:use-window-font-color="true" fo:font-style="normal" officeooo:rsid="016860b9" style:font-style-asian="normal" style:font-style-complex="normal"/>
    </style:style>
    <style:style style:name="T244" style:family="text">
      <style:text-properties style:use-window-font-color="true" fo:font-style="normal" officeooo:rsid="0171553b" style:font-style-asian="normal" style:font-style-complex="normal"/>
    </style:style>
    <style:style style:name="T245" style:family="text">
      <style:text-properties style:use-window-font-color="true" fo:font-style="normal" officeooo:rsid="016c9d08" style:font-style-asian="normal" style:font-style-complex="normal"/>
    </style:style>
    <style:style style:name="T246" style:family="text">
      <style:text-properties style:use-window-font-color="true" fo:font-style="normal" officeooo:rsid="016778b3" style:font-style-asian="normal" style:font-style-complex="normal"/>
    </style:style>
    <style:style style:name="T247" style:family="text">
      <style:text-properties style:use-window-font-color="true" fo:font-style="normal" officeooo:rsid="01e2b86d" style:font-style-asian="normal" style:font-style-complex="normal"/>
    </style:style>
    <style:style style:name="T248" style:family="text">
      <style:text-properties style:use-window-font-color="true" fo:font-style="normal" officeooo:rsid="01e504ba" style:font-style-asian="normal" style:font-style-complex="normal"/>
    </style:style>
    <style:style style:name="T2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4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4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weight="normal" style:font-weight-asian="normal" style:font-weight-complex="normal"/>
    </style:style>
    <style:style style:name="T344" style:family="text">
      <style:text-properties style:use-window-font-color="true" fo:font-weight="normal" officeooo:rsid="016aa5ac" style:font-weight-asian="normal" style:font-weight-complex="normal"/>
    </style:style>
    <style:style style:name="T345" style:family="text">
      <style:text-properties style:use-window-font-color="true" fo:font-weight="normal" officeooo:rsid="016a5b23" style:font-weight-asian="normal" style:font-weight-complex="normal"/>
    </style:style>
    <style:style style:name="T346" style:family="text">
      <style:text-properties style:use-window-font-color="true" fo:font-weight="normal" officeooo:rsid="0171553b" style:font-weight-asian="normal" style:font-weight-complex="normal"/>
    </style:style>
    <style:style style:name="T347" style:family="text">
      <style:text-properties style:use-window-font-color="true" fo:font-weight="normal" officeooo:rsid="01aaba73" style:font-weight-asian="normal" style:font-weight-complex="normal"/>
    </style:style>
    <style:style style:name="T348" style:family="text">
      <style:text-properties style:use-window-font-color="true" fo:font-weight="normal" officeooo:rsid="01b08253" style:font-weight-asian="normal" style:font-weight-complex="normal"/>
    </style:style>
    <style:style style:name="T349" style:family="text">
      <style:text-properties style:use-window-font-color="true" fo:font-weight="normal" officeooo:rsid="0226d9d6" style:font-weight-asian="normal" style:font-weight-complex="normal"/>
    </style:style>
    <style:style style:name="T350" style:family="text">
      <style:text-properties style:use-window-font-color="true" fo:font-weight="normal" officeooo:rsid="022c7d02" style:font-weight-asian="normal" style:font-weight-complex="normal"/>
    </style:style>
    <style:style style:name="T351" style:family="text">
      <style:text-properties style:use-window-font-color="true" fo:font-weight="normal" officeooo:rsid="023b3a5d" style:font-weight-asian="normal" style:font-weight-complex="normal"/>
    </style:style>
    <style:style style:name="T352" style:family="text">
      <style:text-properties style:use-window-font-color="true" fo:font-weight="normal" officeooo:rsid="023ce39d" style:font-weight-asian="normal" style:font-weight-complex="normal"/>
    </style:style>
    <style:style style:name="T353" style:family="text">
      <style:text-properties style:use-window-font-color="true" officeooo:rsid="016f0506"/>
    </style:style>
    <style:style style:name="T354" style:family="text">
      <style:text-properties style:use-window-font-color="true" fo:font-weight="bold" style:font-weight-asian="bold" style:font-weight-complex="bold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80" style:family="text">
      <style:text-properties style:use-window-font-color="true" officeooo:rsid="02efc49c"/>
    </style:style>
    <style:style style:name="T381" style:family="text">
      <style:text-properties style:use-window-font-color="true" officeooo:rsid="02ce8a1b"/>
    </style:style>
    <style:style style:name="T382" style:family="text">
      <style:text-properties style:use-window-font-color="true" officeooo:rsid="02d1510f"/>
    </style:style>
    <style:style style:name="T383" style:family="text">
      <style:text-properties style:use-window-font-color="true" officeooo:rsid="02f51e47"/>
    </style:style>
    <style:style style:name="T384" style:family="text">
      <style:text-properties style:use-window-font-color="true" officeooo:rsid="0069ae25"/>
    </style:style>
    <style:style style:name="T385" style:family="text">
      <style:text-properties style:use-window-font-color="true" officeooo:rsid="02f8c777"/>
    </style:style>
    <style:style style:name="T386" style:family="text">
      <style:text-properties style:use-window-font-color="true" fo:background-color="transparent" loext:char-shading-value="0"/>
    </style:style>
    <style:style style:name="T38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style:use-window-font-color="true" officeooo:rsid="05d5c10e"/>
    </style:style>
    <style:style style:name="T390" style:family="text">
      <style:text-properties style:use-window-font-color="true" officeooo:rsid="05d8cd62"/>
    </style:style>
    <style:style style:name="T391" style:family="text">
      <style:text-properties style:use-window-font-color="true" officeooo:rsid="04a2554c"/>
    </style:style>
    <style:style style:name="T392" style:family="text">
      <style:text-properties style:use-window-font-color="true" officeooo:rsid="05dd0a36"/>
    </style:style>
    <style:style style:name="T393" style:family="text">
      <style:text-properties style:use-window-font-color="true" officeooo:rsid="07b9799b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03c27f0" style:font-weight-asian="normal" style:font-weight-complex="normal"/>
    </style:style>
    <style:style style:name="T396" style:family="text">
      <style:text-properties fo:font-weight="normal" officeooo:rsid="003cb407" style:font-weight-asian="normal" style:font-weight-complex="normal"/>
    </style:style>
    <style:style style:name="T397" style:family="text">
      <style:text-properties fo:font-weight="normal" officeooo:rsid="00205d85" style:font-weight-asian="normal" style:font-weight-complex="normal"/>
    </style:style>
    <style:style style:name="T398" style:family="text">
      <style:text-properties fo:font-weight="normal" officeooo:rsid="00beb82f" style:font-weight-asian="normal" style:font-weight-complex="normal"/>
    </style:style>
    <style:style style:name="T399" style:family="text">
      <style:text-properties fo:font-weight="normal" officeooo:rsid="016860b9" style:font-weight-asian="normal" style:font-weight-complex="normal"/>
    </style:style>
    <style:style style:name="T400" style:family="text">
      <style:text-properties fo:font-weight="normal" officeooo:rsid="0377ec6e" style:font-weight-asian="normal" style:font-weight-complex="normal"/>
    </style:style>
    <style:style style:name="T401" style:family="text">
      <style:text-properties fo:font-weight="normal" officeooo:rsid="03778af6" style:font-weight-asian="normal" style:font-weight-complex="normal"/>
    </style:style>
    <style:style style:name="T402" style:family="text">
      <style:text-properties fo:font-weight="normal" officeooo:rsid="03886cfc" style:font-weight-asian="normal" style:font-weight-complex="normal"/>
    </style:style>
    <style:style style:name="T403" style:family="text">
      <style:text-properties fo:font-weight="normal" officeooo:rsid="038a2c81" style:font-weight-asian="normal" style:font-weight-complex="normal"/>
    </style:style>
    <style:style style:name="T404" style:family="text">
      <style:text-properties fo:font-weight="normal" officeooo:rsid="038bbdf6" style:font-weight-asian="normal" style:font-weight-complex="normal"/>
    </style:style>
    <style:style style:name="T405" style:family="text">
      <style:text-properties fo:font-weight="normal" officeooo:rsid="038d7d5e" style:font-weight-asian="normal" style:font-weight-complex="normal"/>
    </style:style>
    <style:style style:name="T406" style:family="text">
      <style:text-properties fo:font-weight="normal" officeooo:rsid="038e531a" style:font-weight-asian="normal" style:font-weight-complex="normal"/>
    </style:style>
    <style:style style:name="T407" style:family="text">
      <style:text-properties fo:font-weight="normal" officeooo:rsid="03963307" style:font-weight-asian="normal" style:font-weight-complex="normal"/>
    </style:style>
    <style:style style:name="T408" style:family="text">
      <style:text-properties fo:font-weight="normal" officeooo:rsid="039c640b" style:font-weight-asian="normal" style:font-weight-complex="normal"/>
    </style:style>
    <style:style style:name="T409" style:family="text">
      <style:text-properties fo:font-weight="normal" officeooo:rsid="039e438c" style:font-weight-asian="normal" style:font-weight-complex="normal"/>
    </style:style>
    <style:style style:name="T410" style:family="text">
      <style:text-properties fo:font-weight="normal" officeooo:rsid="03a073aa" style:font-weight-asian="normal" style:font-weight-complex="normal"/>
    </style:style>
    <style:style style:name="T411" style:family="text">
      <style:text-properties fo:font-weight="normal" officeooo:rsid="03a15cc8" style:font-weight-asian="normal" style:font-weight-complex="normal"/>
    </style:style>
    <style:style style:name="T412" style:family="text">
      <style:text-properties fo:font-weight="normal" officeooo:rsid="03a31e81" style:font-weight-asian="normal" style:font-weight-complex="normal"/>
    </style:style>
    <style:style style:name="T413" style:family="text">
      <style:text-properties fo:font-weight="normal" officeooo:rsid="03ac69a7" style:font-weight-asian="normal" style:font-weight-complex="normal"/>
    </style:style>
    <style:style style:name="T414" style:family="text">
      <style:text-properties fo:font-weight="normal" officeooo:rsid="03af7bf7" style:font-weight-asian="normal" style:font-weight-complex="normal"/>
    </style:style>
    <style:style style:name="T415" style:family="text">
      <style:text-properties fo:font-weight="normal" officeooo:rsid="03b1fbc9" style:font-weight-asian="normal" style:font-weight-complex="normal"/>
    </style:style>
    <style:style style:name="T416" style:family="text">
      <style:text-properties fo:font-weight="normal" officeooo:rsid="03becfb9" style:font-weight-asian="normal" style:font-weight-complex="normal"/>
    </style:style>
    <style:style style:name="T417" style:family="text">
      <style:text-properties fo:font-weight="normal" officeooo:rsid="03bf675e" style:font-weight-asian="normal" style:font-weight-complex="normal"/>
    </style:style>
    <style:style style:name="T418" style:family="text">
      <style:text-properties fo:font-weight="normal" officeooo:rsid="03bf92cd" style:font-weight-asian="normal" style:font-weight-complex="normal"/>
    </style:style>
    <style:style style:name="T419" style:family="text">
      <style:text-properties fo:font-weight="normal" officeooo:rsid="03c2a4d1" style:font-weight-asian="normal" style:font-weight-complex="normal"/>
    </style:style>
    <style:style style:name="T420" style:family="text">
      <style:text-properties fo:font-weight="normal" officeooo:rsid="03c34d65" style:font-weight-asian="normal" style:font-weight-complex="normal"/>
    </style:style>
    <style:style style:name="T421" style:family="text">
      <style:text-properties fo:font-weight="normal" officeooo:rsid="03c39617" style:font-weight-asian="normal" style:font-weight-complex="normal"/>
    </style:style>
    <style:style style:name="T422" style:family="text">
      <style:text-properties fo:font-weight="normal" officeooo:rsid="03c44ca6" style:font-weight-asian="normal" style:font-weight-complex="normal"/>
    </style:style>
    <style:style style:name="T423" style:family="text">
      <style:text-properties fo:font-weight="normal" officeooo:rsid="03c51260" style:font-weight-asian="normal" style:font-weight-complex="normal"/>
    </style:style>
    <style:style style:name="T424" style:family="text">
      <style:text-properties fo:font-weight="normal" officeooo:rsid="03c51463" style:font-weight-asian="normal" style:font-weight-complex="normal"/>
    </style:style>
    <style:style style:name="T425" style:family="text">
      <style:text-properties fo:font-weight="normal" officeooo:rsid="03c51c71" style:font-weight-asian="normal" style:font-weight-complex="normal"/>
    </style:style>
    <style:style style:name="T426" style:family="text">
      <style:text-properties fo:font-weight="normal" officeooo:rsid="03c6f534" style:font-weight-asian="normal" style:font-weight-complex="normal"/>
    </style:style>
    <style:style style:name="T427" style:family="text">
      <style:text-properties fo:font-weight="normal" officeooo:rsid="03cb2c07" style:font-weight-asian="normal" style:font-weight-complex="normal"/>
    </style:style>
    <style:style style:name="T428" style:family="text">
      <style:text-properties fo:font-weight="normal" officeooo:rsid="03d088e0" style:font-weight-asian="normal" style:font-weight-complex="normal"/>
    </style:style>
    <style:style style:name="T429" style:family="text">
      <style:text-properties fo:font-weight="normal" officeooo:rsid="03d7a2a4" style:font-weight-asian="normal" style:font-weight-complex="normal"/>
    </style:style>
    <style:style style:name="T430" style:family="text">
      <style:text-properties fo:font-weight="normal" officeooo:rsid="03d9bd6c" style:font-weight-asian="normal" style:font-weight-complex="normal"/>
    </style:style>
    <style:style style:name="T431" style:family="text">
      <style:text-properties fo:font-weight="normal" officeooo:rsid="03db91db" style:font-weight-asian="normal" style:font-weight-complex="normal"/>
    </style:style>
    <style:style style:name="T432" style:family="text">
      <style:text-properties fo:font-weight="normal" officeooo:rsid="03e4514e" style:font-weight-asian="normal" style:font-weight-complex="normal"/>
    </style:style>
    <style:style style:name="T433" style:family="text">
      <style:text-properties fo:font-weight="normal" officeooo:rsid="03e90de3" style:font-weight-asian="normal" style:font-weight-complex="normal"/>
    </style:style>
    <style:style style:name="T434" style:family="text">
      <style:text-properties fo:font-weight="normal" officeooo:rsid="03e93625" style:font-weight-asian="normal" style:font-weight-complex="normal"/>
    </style:style>
    <style:style style:name="T435" style:family="text">
      <style:text-properties fo:font-weight="normal" officeooo:rsid="03ea64bf" style:font-weight-asian="normal" style:font-weight-complex="normal"/>
    </style:style>
    <style:style style:name="T436" style:family="text">
      <style:text-properties fo:font-weight="normal" officeooo:rsid="03eb005c" style:font-weight-asian="normal" style:font-weight-complex="normal"/>
    </style:style>
    <style:style style:name="T437" style:family="text">
      <style:text-properties fo:font-weight="normal" officeooo:rsid="03ec3a95" style:font-weight-asian="normal" style:font-weight-complex="normal"/>
    </style:style>
    <style:style style:name="T438" style:family="text">
      <style:text-properties fo:font-weight="normal" officeooo:rsid="03ed0846" style:font-weight-asian="normal" style:font-weight-complex="normal"/>
    </style:style>
    <style:style style:name="T439" style:family="text">
      <style:text-properties fo:font-weight="normal" officeooo:rsid="03ede337" style:font-weight-asian="normal" style:font-weight-complex="normal"/>
    </style:style>
    <style:style style:name="T440" style:family="text">
      <style:text-properties fo:font-weight="normal" officeooo:rsid="03ee7eb1" style:font-weight-asian="normal" style:font-weight-complex="normal"/>
    </style:style>
    <style:style style:name="T441" style:family="text">
      <style:text-properties fo:font-weight="normal" officeooo:rsid="03de8421" style:font-weight-asian="normal" style:font-weight-complex="normal"/>
    </style:style>
    <style:style style:name="T442" style:family="text">
      <style:text-properties fo:font-weight="normal" officeooo:rsid="03f27278" style:font-weight-asian="normal" style:font-weight-complex="normal"/>
    </style:style>
    <style:style style:name="T443" style:family="text">
      <style:text-properties fo:font-weight="normal" officeooo:rsid="03f4b1ba" style:font-weight-asian="normal" style:font-weight-complex="normal"/>
    </style:style>
    <style:style style:name="T444" style:family="text">
      <style:text-properties fo:font-weight="normal" officeooo:rsid="03f501e7" style:font-weight-asian="normal" style:font-weight-complex="normal"/>
    </style:style>
    <style:style style:name="T445" style:family="text">
      <style:text-properties fo:font-weight="normal" officeooo:rsid="03f56006" style:font-weight-asian="normal" style:font-weight-complex="normal"/>
    </style:style>
    <style:style style:name="T446" style:family="text">
      <style:text-properties fo:font-weight="normal" officeooo:rsid="03f8c064" style:font-weight-asian="normal" style:font-weight-complex="normal"/>
    </style:style>
    <style:style style:name="T447" style:family="text">
      <style:text-properties fo:font-weight="normal" officeooo:rsid="03fc17c3" style:font-weight-asian="normal" style:font-weight-complex="normal"/>
    </style:style>
    <style:style style:name="T448" style:family="text">
      <style:text-properties fo:font-weight="normal" officeooo:rsid="03fc65b4" style:font-weight-asian="normal" style:font-weight-complex="normal"/>
    </style:style>
    <style:style style:name="T449" style:family="text">
      <style:text-properties fo:font-weight="normal" officeooo:rsid="03fd5e01" style:font-weight-asian="normal" style:font-weight-complex="normal"/>
    </style:style>
    <style:style style:name="T450" style:family="text">
      <style:text-properties fo:font-weight="normal" officeooo:rsid="040aae1c" style:font-weight-asian="normal" style:font-weight-complex="normal"/>
    </style:style>
    <style:style style:name="T451" style:family="text">
      <style:text-properties fo:font-weight="normal" officeooo:rsid="0427ec09" style:font-weight-asian="normal" style:font-weight-complex="normal"/>
    </style:style>
    <style:style style:name="T452" style:family="text">
      <style:text-properties fo:font-weight="normal" officeooo:rsid="0424a315" style:font-weight-asian="normal" style:font-weight-complex="normal"/>
    </style:style>
    <style:style style:name="T453" style:family="text">
      <style:text-properties fo:font-weight="normal" officeooo:rsid="03c13113" style:font-weight-asian="normal" style:font-weight-complex="normal"/>
    </style:style>
    <style:style style:name="T454" style:family="text">
      <style:text-properties fo:font-weight="normal" officeooo:rsid="045e6749" style:font-weight-asian="normal" style:font-weight-complex="normal"/>
    </style:style>
    <style:style style:name="T455" style:family="text">
      <style:text-properties fo:font-weight="normal" officeooo:rsid="04602400" style:font-weight-asian="normal" style:font-weight-complex="normal"/>
    </style:style>
    <style:style style:name="T456" style:family="text">
      <style:text-properties fo:font-weight="normal" officeooo:rsid="04161d3e" style:font-weight-asian="normal" style:font-weight-complex="normal"/>
    </style:style>
    <style:style style:name="T457" style:family="text">
      <style:text-properties fo:font-weight="normal" officeooo:rsid="041746e7" style:font-weight-asian="normal" style:font-weight-complex="normal"/>
    </style:style>
    <style:style style:name="T458" style:family="text">
      <style:text-properties fo:font-weight="normal" officeooo:rsid="041d4261" style:font-weight-asian="normal" style:font-weight-complex="normal"/>
    </style:style>
    <style:style style:name="T459" style:family="text">
      <style:text-properties fo:font-weight="normal" officeooo:rsid="0419037b" style:font-weight-asian="normal" style:font-weight-complex="normal"/>
    </style:style>
    <style:style style:name="T460" style:family="text">
      <style:text-properties fo:font-weight="normal" officeooo:rsid="04226783" style:font-weight-asian="normal" style:font-weight-complex="normal"/>
    </style:style>
    <style:style style:name="T461" style:family="text">
      <style:text-properties fo:font-weight="normal" officeooo:rsid="04329278" style:font-weight-asian="normal" style:font-weight-complex="normal"/>
    </style:style>
    <style:style style:name="T462" style:family="text">
      <style:text-properties fo:font-weight="normal" officeooo:rsid="042d7117" style:font-weight-asian="normal" style:font-weight-complex="normal"/>
    </style:style>
    <style:style style:name="T463" style:family="text">
      <style:text-properties fo:font-weight="normal" officeooo:rsid="04253c68" style:font-weight-asian="normal" style:font-weight-complex="normal"/>
    </style:style>
    <style:style style:name="T464" style:family="text">
      <style:text-properties fo:font-weight="normal" officeooo:rsid="043c6125" style:font-weight-asian="normal" style:font-weight-complex="normal"/>
    </style:style>
    <style:style style:name="T465" style:family="text">
      <style:text-properties fo:font-weight="normal" officeooo:rsid="044401b2" style:font-weight-asian="normal" style:font-weight-complex="normal"/>
    </style:style>
    <style:style style:name="T466" style:family="text">
      <style:text-properties fo:font-weight="normal" officeooo:rsid="043a3360" style:font-weight-asian="normal" style:font-weight-complex="normal"/>
    </style:style>
    <style:style style:name="T467" style:family="text">
      <style:text-properties fo:font-weight="normal" officeooo:rsid="04438193" style:font-weight-asian="normal" style:font-weight-complex="normal"/>
    </style:style>
    <style:style style:name="T468" style:family="text">
      <style:text-properties fo:font-weight="normal" officeooo:rsid="043fc929" style:font-weight-asian="normal" style:font-weight-complex="normal"/>
    </style:style>
    <style:style style:name="T469" style:family="text">
      <style:text-properties fo:font-weight="normal" officeooo:rsid="04496025" style:font-weight-asian="normal" style:font-weight-complex="normal"/>
    </style:style>
    <style:style style:name="T470" style:family="text">
      <style:text-properties fo:font-weight="normal" officeooo:rsid="04592f7c" style:font-weight-asian="normal" style:font-weight-complex="normal"/>
    </style:style>
    <style:style style:name="T471" style:family="text">
      <style:text-properties fo:font-weight="normal" officeooo:rsid="048ffd4a" style:font-weight-asian="normal" style:font-weight-complex="normal"/>
    </style:style>
    <style:style style:name="T472" style:family="text">
      <style:text-properties fo:font-weight="normal" officeooo:rsid="048fe3f8" style:font-weight-asian="normal" style:font-weight-complex="normal"/>
    </style:style>
    <style:style style:name="T473" style:family="text">
      <style:text-properties fo:font-weight="normal" officeooo:rsid="0494bc64" style:font-weight-asian="normal" style:font-weight-complex="normal"/>
    </style:style>
    <style:style style:name="T474" style:family="text">
      <style:text-properties fo:font-weight="normal" officeooo:rsid="049a8a7e" style:font-weight-asian="normal" style:font-weight-complex="normal"/>
    </style:style>
    <style:style style:name="T475" style:family="text">
      <style:text-properties fo:font-weight="normal" officeooo:rsid="04a57ad8" style:font-weight-asian="normal" style:font-weight-complex="normal"/>
    </style:style>
    <style:style style:name="T476" style:family="text">
      <style:text-properties fo:font-weight="normal" officeooo:rsid="04b2ffc5" style:font-weight-asian="normal" style:font-weight-complex="normal"/>
    </style:style>
    <style:style style:name="T477" style:family="text">
      <style:text-properties fo:font-weight="normal" officeooo:rsid="04ba1b39" style:font-weight-asian="normal" style:font-weight-complex="normal"/>
    </style:style>
    <style:style style:name="T478" style:family="text">
      <style:text-properties fo:font-weight="normal" officeooo:rsid="04b3c5c0" style:font-weight-asian="normal" style:font-weight-complex="normal"/>
    </style:style>
    <style:style style:name="T479" style:family="text">
      <style:text-properties fo:font-weight="normal" officeooo:rsid="04cce5bf" style:font-weight-asian="normal" style:font-weight-complex="normal"/>
    </style:style>
    <style:style style:name="T480" style:family="text">
      <style:text-properties fo:font-weight="normal" officeooo:rsid="050199cb" style:font-weight-asian="normal" style:font-weight-complex="normal"/>
    </style:style>
    <style:style style:name="T481" style:family="text">
      <style:text-properties fo:font-weight="normal" officeooo:rsid="0502c86e" style:font-weight-asian="normal" style:font-weight-complex="normal"/>
    </style:style>
    <style:style style:name="T482" style:family="text">
      <style:text-properties fo:font-weight="normal" officeooo:rsid="04f0bfd5" style:font-weight-asian="normal" style:font-weight-complex="normal"/>
    </style:style>
    <style:style style:name="T483" style:family="text">
      <style:text-properties fo:font-weight="normal" officeooo:rsid="05319739" style:font-weight-asian="normal" style:font-weight-complex="normal"/>
    </style:style>
    <style:style style:name="T484" style:family="text">
      <style:text-properties fo:font-weight="normal" officeooo:rsid="05604a7a" style:font-weight-asian="normal" style:font-weight-complex="normal"/>
    </style:style>
    <style:style style:name="T485" style:family="text">
      <style:text-properties fo:font-weight="normal" officeooo:rsid="0569d9ca" style:font-weight-asian="normal" style:font-weight-complex="normal"/>
    </style:style>
    <style:style style:name="T486" style:family="text">
      <style:text-properties fo:font-weight="normal" officeooo:rsid="056aa2db" style:font-weight-asian="normal" style:font-weight-complex="normal"/>
    </style:style>
    <style:style style:name="T487" style:family="text">
      <style:text-properties fo:font-weight="normal" officeooo:rsid="0573ee33" style:font-weight-asian="normal" style:font-weight-complex="normal"/>
    </style:style>
    <style:style style:name="T488" style:family="text">
      <style:text-properties fo:font-weight="normal" officeooo:rsid="0577776f" style:font-weight-asian="normal" style:font-weight-complex="normal"/>
    </style:style>
    <style:style style:name="T489" style:family="text">
      <style:text-properties fo:font-weight="normal" officeooo:rsid="0580d52a" style:font-weight-asian="normal" style:font-weight-complex="normal"/>
    </style:style>
    <style:style style:name="T490" style:family="text">
      <style:text-properties fo:font-weight="normal" officeooo:rsid="058bbc5e" style:font-weight-asian="normal" style:font-weight-complex="normal"/>
    </style:style>
    <style:style style:name="T491" style:family="text">
      <style:text-properties fo:font-weight="normal" officeooo:rsid="060fe20f" style:font-weight-asian="normal" style:font-weight-complex="normal"/>
    </style:style>
    <style:style style:name="T492" style:family="text">
      <style:text-properties fo:font-weight="normal" officeooo:rsid="065f9c0e" style:font-weight-asian="normal" style:font-weight-complex="normal"/>
    </style:style>
    <style:style style:name="T493" style:family="text">
      <style:text-properties fo:font-weight="normal" officeooo:rsid="06afcb9f" style:font-weight-asian="normal" style:font-weight-complex="normal"/>
    </style:style>
    <style:style style:name="T494" style:family="text">
      <style:text-properties fo:font-weight="normal" officeooo:rsid="06b3d3c8" style:font-weight-asian="normal" style:font-weight-complex="normal"/>
    </style:style>
    <style:style style:name="T495" style:family="text">
      <style:text-properties fo:font-weight="normal" officeooo:rsid="06d2db18" style:font-weight-asian="normal" style:font-weight-complex="normal"/>
    </style:style>
    <style:style style:name="T496" style:family="text">
      <style:text-properties fo:font-weight="normal" officeooo:rsid="06d0bb9d" style:font-weight-asian="normal" style:font-weight-complex="normal"/>
    </style:style>
    <style:style style:name="T497" style:family="text">
      <style:text-properties fo:font-weight="normal" officeooo:rsid="06d32270" style:font-weight-asian="normal" style:font-weight-complex="normal"/>
    </style:style>
    <style:style style:name="T498" style:family="text">
      <style:text-properties fo:font-weight="normal" officeooo:rsid="06d4c47e" style:font-weight-asian="normal" style:font-weight-complex="normal"/>
    </style:style>
    <style:style style:name="T499" style:family="text">
      <style:text-properties fo:font-weight="normal" officeooo:rsid="06d6e503" style:font-weight-asian="normal" style:font-weight-complex="normal"/>
    </style:style>
    <style:style style:name="T500" style:family="text">
      <style:text-properties fo:font-weight="normal" officeooo:rsid="07337436" style:font-weight-asian="normal" style:font-weight-complex="normal"/>
    </style:style>
    <style:style style:name="T501" style:family="text">
      <style:text-properties fo:font-weight="normal" officeooo:rsid="0785f435" style:font-weight-asian="normal" style:font-weight-complex="normal"/>
    </style:style>
    <style:style style:name="T502" style:family="text">
      <style:text-properties fo:font-weight="normal" officeooo:rsid="03f0c84b" style:font-weight-asian="normal" style:font-weight-complex="normal"/>
    </style:style>
    <style:style style:name="T503" style:family="text">
      <style:text-properties fo:font-weight="normal" officeooo:rsid="078609eb" style:font-weight-asian="normal" style:font-weight-complex="normal"/>
    </style:style>
    <style:style style:name="T504" style:family="text">
      <style:text-properties fo:font-weight="normal" officeooo:rsid="07e85883" style:font-weight-asian="normal" style:font-weight-complex="normal"/>
    </style:style>
    <style:style style:name="T505" style:family="text">
      <style:text-properties fo:font-weight="normal" officeooo:rsid="07ef09df" style:font-weight-asian="normal" style:font-weight-complex="normal"/>
    </style:style>
    <style:style style:name="T506" style:family="text">
      <style:text-properties fo:font-weight="normal" officeooo:rsid="07f08257" style:font-weight-asian="normal" style:font-weight-complex="normal"/>
    </style:style>
    <style:style style:name="T507" style:family="text">
      <style:text-properties fo:font-weight="normal" officeooo:rsid="08613700" style:font-weight-asian="normal" style:font-weight-complex="normal"/>
    </style:style>
    <style:style style:name="T508" style:family="text">
      <style:text-properties fo:font-weight="normal" officeooo:rsid="086e8e45" style:font-weight-asian="normal" style:font-weight-complex="normal"/>
    </style:style>
    <style:style style:name="T509" style:family="text">
      <style:text-properties fo:font-weight="normal" officeooo:rsid="08cfbacb" style:font-weight-asian="normal" style:font-weight-complex="normal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officeooo:rsid="00256ecc" style:font-style-asian="italic" style:font-style-complex="italic"/>
    </style:style>
    <style:style style:name="T512" style:family="text">
      <style:text-properties fo:font-style="italic" officeooo:rsid="006c1d47" style:font-style-asian="italic" style:font-style-complex="italic"/>
    </style:style>
    <style:style style:name="T513" style:family="text">
      <style:text-properties fo:font-style="italic" officeooo:rsid="00e09913" style:font-style-asian="italic" style:font-style-complex="italic"/>
    </style:style>
    <style:style style:name="T514" style:family="text">
      <style:text-properties fo:font-style="italic" officeooo:rsid="005b5cd3" style:font-style-asian="italic" style:font-style-complex="italic"/>
    </style:style>
    <style:style style:name="T515" style:family="text">
      <style:text-properties fo:font-style="italic" officeooo:rsid="0034ed8b" style:font-style-asian="italic" style:font-style-complex="italic"/>
    </style:style>
    <style:style style:name="T516" style:family="text">
      <style:text-properties fo:font-style="italic" officeooo:rsid="00367935" style:font-style-asian="italic" style:font-style-complex="italic"/>
    </style:style>
    <style:style style:name="T517" style:family="text">
      <style:text-properties fo:font-style="italic" officeooo:rsid="003b4e50" style:font-style-asian="italic" style:font-style-complex="italic"/>
    </style:style>
    <style:style style:name="T518" style:family="text">
      <style:text-properties fo:font-style="italic" officeooo:rsid="01758a0f" style:font-style-asian="italic" style:font-style-complex="italic"/>
    </style:style>
    <style:style style:name="T519" style:family="text">
      <style:text-properties fo:font-style="italic" officeooo:rsid="0080477a" style:font-style-asian="italic" style:font-style-complex="italic"/>
    </style:style>
    <style:style style:name="T520" style:family="text">
      <style:text-properties fo:font-style="italic" officeooo:rsid="01113d34" style:font-style-asian="italic" style:font-style-complex="italic"/>
    </style:style>
    <style:style style:name="T521" style:family="text">
      <style:text-properties fo:font-style="italic" officeooo:rsid="018c0d5b" style:font-style-asian="italic" style:font-style-complex="italic"/>
    </style:style>
    <style:style style:name="T522" style:family="text">
      <style:text-properties fo:font-style="italic" officeooo:rsid="01c64853" style:font-style-asian="italic" style:font-style-complex="italic"/>
    </style:style>
    <style:style style:name="T523" style:family="text">
      <style:text-properties fo:font-style="italic" officeooo:rsid="01d9cd4e" style:font-style-asian="italic" style:font-style-complex="italic"/>
    </style:style>
    <style:style style:name="T524" style:family="text">
      <style:text-properties fo:font-style="italic" officeooo:rsid="01dc67de" style:font-style-asian="italic" style:font-style-complex="italic"/>
    </style:style>
    <style:style style:name="T525" style:family="text">
      <style:text-properties fo:font-style="italic" officeooo:rsid="01ec8e18" style:font-style-asian="italic" style:font-style-complex="italic"/>
    </style:style>
    <style:style style:name="T526" style:family="text">
      <style:text-properties fo:font-style="italic" officeooo:rsid="019e70b3" style:font-style-asian="italic" style:font-style-complex="italic"/>
    </style:style>
    <style:style style:name="T527" style:family="text">
      <style:text-properties fo:font-style="italic" officeooo:rsid="02685e01" style:font-style-asian="italic" style:font-style-complex="italic"/>
    </style:style>
    <style:style style:name="T528" style:family="text">
      <style:text-properties fo:font-style="italic" officeooo:rsid="026b5506" style:font-style-asian="italic" style:font-style-complex="italic"/>
    </style:style>
    <style:style style:name="T529" style:family="text">
      <style:text-properties fo:font-style="italic" officeooo:rsid="0288fb00" style:font-style-asian="italic" style:font-style-complex="italic"/>
    </style:style>
    <style:style style:name="T530" style:family="text">
      <style:text-properties fo:font-style="italic" officeooo:rsid="02ccc8f6" style:font-style-asian="italic" style:font-style-complex="italic"/>
    </style:style>
    <style:style style:name="T531" style:family="text">
      <style:text-properties fo:font-style="italic" officeooo:rsid="0069ae25" style:font-style-asian="italic" style:font-style-complex="italic"/>
    </style:style>
    <style:style style:name="T532" style:family="text">
      <style:text-properties fo:font-style="italic" officeooo:rsid="0022c018" style:font-style-asian="italic" style:font-style-complex="italic"/>
    </style:style>
    <style:style style:name="T533" style:family="text">
      <style:text-properties fo:font-style="italic" officeooo:rsid="02efc49c" style:font-style-asian="italic" style:font-style-complex="italic"/>
    </style:style>
    <style:style style:name="T534" style:family="text">
      <style:text-properties fo:font-style="italic" officeooo:rsid="02ec089f" style:font-style-asian="italic" style:font-style-complex="italic"/>
    </style:style>
    <style:style style:name="T535" style:family="text">
      <style:text-properties fo:font-style="italic" officeooo:rsid="032c4fdc" style:font-style-asian="italic" style:font-style-complex="italic"/>
    </style:style>
    <style:style style:name="T536" style:family="text">
      <style:text-properties fo:font-style="italic" officeooo:rsid="0335ea2c" style:font-style-asian="italic" style:font-style-complex="italic"/>
    </style:style>
    <style:style style:name="T537" style:family="text">
      <style:text-properties fo:font-style="italic" officeooo:rsid="0346a444" style:font-style-asian="italic" style:font-style-complex="italic"/>
    </style:style>
    <style:style style:name="T538" style:family="text">
      <style:text-properties fo:font-style="italic" officeooo:rsid="03a24854" style:font-style-asian="italic" style:font-style-complex="italic"/>
    </style:style>
    <style:style style:name="T539" style:family="text">
      <style:text-properties fo:font-style="italic" officeooo:rsid="03804bbd" style:font-style-asian="italic" style:font-style-complex="italic"/>
    </style:style>
    <style:style style:name="T540" style:family="text">
      <style:text-properties fo:font-style="italic" officeooo:rsid="03aaef44" style:font-style-asian="italic" style:font-style-complex="italic"/>
    </style:style>
    <style:style style:name="T541" style:family="text">
      <style:text-properties fo:font-style="italic" officeooo:rsid="04a57ad8" style:font-style-asian="italic" style:font-style-complex="italic"/>
    </style:style>
    <style:style style:name="T542" style:family="text">
      <style:text-properties fo:font-style="italic" officeooo:rsid="04ba1b39" style:font-style-asian="italic" style:font-style-complex="italic"/>
    </style:style>
    <style:style style:name="T543" style:family="text">
      <style:text-properties fo:font-style="italic" officeooo:rsid="04a08898" style:font-style-asian="italic" style:font-style-complex="italic"/>
    </style:style>
    <style:style style:name="T544" style:family="text">
      <style:text-properties fo:font-style="italic" officeooo:rsid="051c4636" style:font-style-asian="italic" style:font-style-complex="italic"/>
    </style:style>
    <style:style style:name="T545" style:family="text">
      <style:text-properties fo:font-style="italic" officeooo:rsid="064d9acd" style:font-style-asian="italic" style:font-style-complex="italic"/>
    </style:style>
    <style:style style:name="T546" style:family="text">
      <style:text-properties fo:font-style="italic" officeooo:rsid="063fe71c" style:font-style-asian="italic" style:font-style-complex="italic"/>
    </style:style>
    <style:style style:name="T547" style:family="text">
      <style:text-properties fo:font-style="italic" officeooo:rsid="065a8b52" style:font-style-asian="italic" style:font-style-complex="italic"/>
    </style:style>
    <style:style style:name="T548" style:family="text">
      <style:text-properties fo:font-style="italic" officeooo:rsid="065bcfd1" style:font-style-asian="italic" style:font-style-complex="italic"/>
    </style:style>
    <style:style style:name="T549" style:family="text">
      <style:text-properties fo:font-style="italic" officeooo:rsid="065cd408" style:font-style-asian="italic" style:font-style-complex="italic"/>
    </style:style>
    <style:style style:name="T550" style:family="text">
      <style:text-properties fo:font-style="italic" officeooo:rsid="06130d41" style:font-style-asian="italic" style:font-style-complex="italic"/>
    </style:style>
    <style:style style:name="T551" style:family="text">
      <style:text-properties fo:font-style="italic" officeooo:rsid="0615b752" style:font-style-asian="italic" style:font-style-complex="italic"/>
    </style:style>
    <style:style style:name="T552" style:family="text">
      <style:text-properties fo:font-style="italic" officeooo:rsid="06191840" style:font-style-asian="italic" style:font-style-complex="italic"/>
    </style:style>
    <style:style style:name="T553" style:family="text">
      <style:text-properties fo:font-style="italic" officeooo:rsid="067e3ef2" style:font-style-asian="italic" style:font-style-complex="italic"/>
    </style:style>
    <style:style style:name="T554" style:family="text">
      <style:text-properties fo:font-style="italic" officeooo:rsid="063d933e" style:font-style-asian="italic" style:font-style-complex="italic"/>
    </style:style>
    <style:style style:name="T555" style:family="text">
      <style:text-properties fo:font-style="italic" officeooo:rsid="063bda54" style:font-style-asian="italic" style:font-style-complex="italic"/>
    </style:style>
    <style:style style:name="T556" style:family="text">
      <style:text-properties fo:font-style="italic" officeooo:rsid="06909dfa" style:font-style-asian="italic" style:font-style-complex="italic"/>
    </style:style>
    <style:style style:name="T557" style:family="text">
      <style:text-properties fo:font-style="italic" officeooo:rsid="06c5c5b6" style:font-style-asian="italic" style:font-style-complex="italic"/>
    </style:style>
    <style:style style:name="T558" style:family="text">
      <style:text-properties fo:font-style="italic" officeooo:rsid="0703136b" style:font-style-asian="italic" style:font-style-complex="italic"/>
    </style:style>
    <style:style style:name="T559" style:family="text">
      <style:text-properties fo:font-style="italic" officeooo:rsid="071f6f35" style:font-style-asian="italic" style:font-style-complex="italic"/>
    </style:style>
    <style:style style:name="T560" style:family="text">
      <style:text-properties fo:font-style="italic" officeooo:rsid="071a29dd" style:font-style-asian="italic" style:font-style-complex="italic"/>
    </style:style>
    <style:style style:name="T561" style:family="text">
      <style:text-properties fo:font-style="italic" officeooo:rsid="071be8ce" style:font-style-asian="italic" style:font-style-complex="italic"/>
    </style:style>
    <style:style style:name="T562" style:family="text">
      <style:text-properties fo:font-style="italic" officeooo:rsid="07353afe" style:font-style-asian="italic" style:font-style-complex="italic"/>
    </style:style>
    <style:style style:name="T563" style:family="text">
      <style:text-properties fo:font-style="italic" officeooo:rsid="073096a7" style:font-style-asian="italic" style:font-style-complex="italic"/>
    </style:style>
    <style:style style:name="T564" style:family="text">
      <style:text-properties fo:font-style="italic" officeooo:rsid="072f312a" style:font-style-asian="italic" style:font-style-complex="italic"/>
    </style:style>
    <style:style style:name="T565" style:family="text">
      <style:text-properties fo:font-style="italic" officeooo:rsid="071e417c" style:font-style-asian="italic" style:font-style-complex="italic"/>
    </style:style>
    <style:style style:name="T566" style:family="text">
      <style:text-properties fo:font-style="italic" officeooo:rsid="075dc6a9" style:font-style-asian="italic" style:font-style-complex="italic"/>
    </style:style>
    <style:style style:name="T567" style:family="text">
      <style:text-properties fo:font-style="italic" officeooo:rsid="07674e6b" style:font-style-asian="italic" style:font-style-complex="italic"/>
    </style:style>
    <style:style style:name="T568" style:family="text">
      <style:text-properties fo:font-style="italic" officeooo:rsid="0768a668" style:font-style-asian="italic" style:font-style-complex="italic"/>
    </style:style>
    <style:style style:name="T569" style:family="text">
      <style:text-properties fo:font-style="italic" officeooo:rsid="076da30e" style:font-style-asian="italic" style:font-style-complex="italic"/>
    </style:style>
    <style:style style:name="T570" style:family="text">
      <style:text-properties fo:font-style="italic" officeooo:rsid="075d0c99" style:font-style-asian="italic" style:font-style-complex="italic"/>
    </style:style>
    <style:style style:name="T571" style:family="text">
      <style:text-properties fo:font-style="italic" officeooo:rsid="076f11ac" style:font-style-asian="italic" style:font-style-complex="italic"/>
    </style:style>
    <style:style style:name="T572" style:family="text">
      <style:text-properties fo:font-style="italic" officeooo:rsid="077d0026" style:font-style-asian="italic" style:font-style-complex="italic"/>
    </style:style>
    <style:style style:name="T573" style:family="text">
      <style:text-properties fo:font-style="italic" officeooo:rsid="07fde910" style:font-style-asian="italic" style:font-style-complex="italic"/>
    </style:style>
    <style:style style:name="T574" style:family="text">
      <style:text-properties fo:font-style="italic" officeooo:rsid="0801b8c8" style:font-style-asian="italic" style:font-style-complex="italic"/>
    </style:style>
    <style:style style:name="T575" style:family="text">
      <style:text-properties fo:font-style="italic" officeooo:rsid="087898dd" style:font-style-asian="italic" style:font-style-complex="italic"/>
    </style:style>
    <style:style style:name="T576" style:family="text">
      <style:text-properties fo:font-style="italic" officeooo:rsid="088dfef9" style:font-style-asian="italic" style:font-style-complex="italic"/>
    </style:style>
    <style:style style:name="T57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00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02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03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0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0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6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7" style:family="text">
      <style:text-properties fo:font-style="italic" style:text-underline-style="none" style:font-style-asian="italic" style:font-style-complex="italic"/>
    </style:style>
    <style:style style:name="T608" style:family="text">
      <style:text-properties fo:font-style="italic" style:text-underline-style="none" officeooo:rsid="00baae4f" style:font-style-asian="italic" style:font-style-complex="italic"/>
    </style:style>
    <style:style style:name="T609" style:family="text">
      <style:text-properties fo:font-style="italic" style:text-underline-style="none" officeooo:rsid="00d708a6" style:font-style-asian="italic" style:font-style-complex="italic"/>
    </style:style>
    <style:style style:name="T610" style:family="text">
      <style:text-properties fo:font-style="italic" style:text-underline-style="none" officeooo:rsid="00beb82f" style:font-style-asian="italic" style:font-style-complex="italic"/>
    </style:style>
    <style:style style:name="T611" style:family="text">
      <style:text-properties fo:font-style="italic" style:text-underline-style="none" officeooo:rsid="00d9c9e4" style:font-style-asian="italic" style:font-style-complex="italic"/>
    </style:style>
    <style:style style:name="T612" style:family="text">
      <style:text-properties fo:font-style="italic" style:text-underline-style="none" officeooo:rsid="00f55bb2" style:font-style-asian="italic" style:font-style-complex="italic"/>
    </style:style>
    <style:style style:name="T613" style:family="text">
      <style:text-properties fo:font-style="italic" style:text-underline-style="none" officeooo:rsid="00f74e17" style:font-style-asian="italic" style:font-style-complex="italic"/>
    </style:style>
    <style:style style:name="T614" style:family="text">
      <style:text-properties fo:font-style="italic" style:text-underline-style="none" officeooo:rsid="00fde6f2" style:font-style-asian="italic" style:font-style-complex="italic"/>
    </style:style>
    <style:style style:name="T615" style:family="text">
      <style:text-properties fo:font-style="italic" style:text-underline-style="none" officeooo:rsid="0130fd48" style:font-style-asian="italic" style:font-style-complex="italic"/>
    </style:style>
    <style:style style:name="T616" style:family="text">
      <style:text-properties fo:font-style="italic" style:text-underline-style="none" officeooo:rsid="013401b3" style:font-style-asian="italic" style:font-style-complex="italic"/>
    </style:style>
    <style:style style:name="T617" style:family="text">
      <style:text-properties fo:font-style="italic" style:text-underline-style="none" officeooo:rsid="013f3c54" style:font-style-asian="italic" style:font-style-complex="italic"/>
    </style:style>
    <style:style style:name="T618" style:family="text">
      <style:text-properties fo:font-style="italic" style:text-underline-style="none" officeooo:rsid="00bfa17d" style:font-style-asian="italic" style:font-style-complex="italic"/>
    </style:style>
    <style:style style:name="T619" style:family="text">
      <style:text-properties fo:font-style="italic" style:text-underline-style="none" officeooo:rsid="02a94de9" style:font-style-asian="italic" style:font-style-complex="italic"/>
    </style:style>
    <style:style style:name="T620" style:family="text">
      <style:text-properties fo:font-style="italic" style:text-underline-style="none" officeooo:rsid="00bbbf73" style:font-style-asian="italic" style:font-style-complex="italic"/>
    </style:style>
    <style:style style:name="T621" style:family="text">
      <style:text-properties fo:font-style="italic" style:text-underline-style="none" officeooo:rsid="00a639f7" style:font-style-asian="italic" style:font-style-complex="italic"/>
    </style:style>
    <style:style style:name="T622" style:family="text">
      <style:text-properties fo:font-style="italic" style:text-underline-style="none" officeooo:rsid="00bd11a0" style:font-style-asian="italic" style:font-style-complex="italic"/>
    </style:style>
    <style:style style:name="T6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0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7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08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09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1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12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13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14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15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16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17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18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19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20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21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22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23" style:family="text">
      <style:text-properties officeooo:rsid="00205d85"/>
    </style:style>
    <style:style style:name="T724" style:family="text">
      <style:text-properties officeooo:rsid="0027fcfd"/>
    </style:style>
    <style:style style:name="T725" style:family="text">
      <style:text-properties officeooo:rsid="0029525d"/>
    </style:style>
    <style:style style:name="T726" style:family="text">
      <style:text-properties officeooo:rsid="0034ed8b"/>
    </style:style>
    <style:style style:name="T727" style:family="text">
      <style:text-properties officeooo:rsid="00367935"/>
    </style:style>
    <style:style style:name="T728" style:family="text">
      <style:text-properties officeooo:rsid="00398ddf"/>
    </style:style>
    <style:style style:name="T729" style:family="text">
      <style:text-properties officeooo:rsid="003b4e50"/>
    </style:style>
    <style:style style:name="T7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5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6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6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6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6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69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770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771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772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773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77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7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7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7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78" style:family="text">
      <style:text-properties fo:font-style="normal" style:text-underline-style="none" style:font-style-asian="normal" style:font-style-complex="normal"/>
    </style:style>
    <style:style style:name="T779" style:family="text">
      <style:text-properties fo:font-style="normal" style:text-underline-style="none" officeooo:rsid="00a8a4b1" style:font-style-asian="normal" style:font-style-complex="normal"/>
    </style:style>
    <style:style style:name="T780" style:family="text">
      <style:text-properties fo:font-style="normal" style:text-underline-style="none" officeooo:rsid="00ba4170" style:font-style-asian="normal" style:font-style-complex="normal"/>
    </style:style>
    <style:style style:name="T781" style:family="text">
      <style:text-properties fo:font-style="normal" style:text-underline-style="none" officeooo:rsid="00b1e303" style:font-style-asian="normal" style:font-style-complex="normal"/>
    </style:style>
    <style:style style:name="T782" style:family="text">
      <style:text-properties fo:font-style="normal" style:text-underline-style="none" officeooo:rsid="00baae4f" style:font-style-asian="normal" style:font-style-complex="normal"/>
    </style:style>
    <style:style style:name="T783" style:family="text">
      <style:text-properties fo:font-style="normal" style:text-underline-style="none" officeooo:rsid="00bbbf73" style:font-style-asian="normal" style:font-style-complex="normal"/>
    </style:style>
    <style:style style:name="T784" style:family="text">
      <style:text-properties fo:font-style="normal" style:text-underline-style="none" officeooo:rsid="00be4749" style:font-style-asian="normal" style:font-style-complex="normal"/>
    </style:style>
    <style:style style:name="T785" style:family="text">
      <style:text-properties fo:font-style="normal" style:text-underline-style="none" officeooo:rsid="00d139a0" style:font-style-asian="normal" style:font-style-complex="normal"/>
    </style:style>
    <style:style style:name="T786" style:family="text">
      <style:text-properties fo:font-style="normal" style:text-underline-style="none" officeooo:rsid="00d1487d" style:font-style-asian="normal" style:font-style-complex="normal"/>
    </style:style>
    <style:style style:name="T787" style:family="text">
      <style:text-properties fo:font-style="normal" style:text-underline-style="none" officeooo:rsid="00d2fc06" style:font-style-asian="normal" style:font-style-complex="normal"/>
    </style:style>
    <style:style style:name="T788" style:family="text">
      <style:text-properties fo:font-style="normal" style:text-underline-style="none" officeooo:rsid="00d40111" style:font-style-asian="normal" style:font-style-complex="normal"/>
    </style:style>
    <style:style style:name="T789" style:family="text">
      <style:text-properties fo:font-style="normal" style:text-underline-style="none" officeooo:rsid="00d4c5ce" style:font-style-asian="normal" style:font-style-complex="normal"/>
    </style:style>
    <style:style style:name="T790" style:family="text">
      <style:text-properties fo:font-style="normal" style:text-underline-style="none" officeooo:rsid="00d708a6" style:font-style-asian="normal" style:font-style-complex="normal"/>
    </style:style>
    <style:style style:name="T791" style:family="text">
      <style:text-properties fo:font-style="normal" style:text-underline-style="none" officeooo:rsid="00d77d7d" style:font-style-asian="normal" style:font-style-complex="normal"/>
    </style:style>
    <style:style style:name="T792" style:family="text">
      <style:text-properties fo:font-style="normal" style:text-underline-style="none" officeooo:rsid="00d83381" style:font-style-asian="normal" style:font-style-complex="normal"/>
    </style:style>
    <style:style style:name="T793" style:family="text">
      <style:text-properties fo:font-style="normal" style:text-underline-style="none" officeooo:rsid="00d75809" style:font-style-asian="normal" style:font-style-complex="normal"/>
    </style:style>
    <style:style style:name="T794" style:family="text">
      <style:text-properties fo:font-style="normal" style:text-underline-style="none" officeooo:rsid="00dd6c8d" style:font-style-asian="normal" style:font-style-complex="normal"/>
    </style:style>
    <style:style style:name="T795" style:family="text">
      <style:text-properties fo:font-style="normal" style:text-underline-style="none" officeooo:rsid="00dedcd7" style:font-style-asian="normal" style:font-style-complex="normal"/>
    </style:style>
    <style:style style:name="T796" style:family="text">
      <style:text-properties fo:font-style="normal" style:text-underline-style="none" officeooo:rsid="00beb82f" style:font-style-asian="normal" style:font-style-complex="normal"/>
    </style:style>
    <style:style style:name="T797" style:family="text">
      <style:text-properties fo:font-style="normal" style:text-underline-style="none" officeooo:rsid="00e4290b" style:font-style-asian="normal" style:font-style-complex="normal"/>
    </style:style>
    <style:style style:name="T798" style:family="text">
      <style:text-properties fo:font-style="normal" style:text-underline-style="none" officeooo:rsid="00eb50e0" style:font-style-asian="normal" style:font-style-complex="normal"/>
    </style:style>
    <style:style style:name="T799" style:family="text">
      <style:text-properties fo:font-style="normal" style:text-underline-style="none" officeooo:rsid="00d9c9e4" style:font-style-asian="normal" style:font-style-complex="normal"/>
    </style:style>
    <style:style style:name="T800" style:family="text">
      <style:text-properties fo:font-style="normal" style:text-underline-style="none" officeooo:rsid="00ec1e8c" style:font-style-asian="normal" style:font-style-complex="normal"/>
    </style:style>
    <style:style style:name="T801" style:family="text">
      <style:text-properties fo:font-style="normal" style:text-underline-style="none" officeooo:rsid="00f0f7f8" style:font-style-asian="normal" style:font-style-complex="normal"/>
    </style:style>
    <style:style style:name="T802" style:family="text">
      <style:text-properties fo:font-style="normal" style:text-underline-style="none" officeooo:rsid="00f2503e" style:font-style-asian="normal" style:font-style-complex="normal"/>
    </style:style>
    <style:style style:name="T803" style:family="text">
      <style:text-properties fo:font-style="normal" style:text-underline-style="none" officeooo:rsid="00f5260b" style:font-style-asian="normal" style:font-style-complex="normal"/>
    </style:style>
    <style:style style:name="T804" style:family="text">
      <style:text-properties fo:font-style="normal" style:text-underline-style="none" officeooo:rsid="00f55bb2" style:font-style-asian="normal" style:font-style-complex="normal"/>
    </style:style>
    <style:style style:name="T805" style:family="text">
      <style:text-properties fo:font-style="normal" style:text-underline-style="none" officeooo:rsid="00f74e17" style:font-style-asian="normal" style:font-style-complex="normal"/>
    </style:style>
    <style:style style:name="T806" style:family="text">
      <style:text-properties fo:font-style="normal" style:text-underline-style="none" officeooo:rsid="00fbef0d" style:font-style-asian="normal" style:font-style-complex="normal"/>
    </style:style>
    <style:style style:name="T807" style:family="text">
      <style:text-properties fo:font-style="normal" style:text-underline-style="none" officeooo:rsid="00fde6f2" style:font-style-asian="normal" style:font-style-complex="normal"/>
    </style:style>
    <style:style style:name="T808" style:family="text">
      <style:text-properties fo:font-style="normal" style:text-underline-style="none" officeooo:rsid="010185dc" style:font-style-asian="normal" style:font-style-complex="normal"/>
    </style:style>
    <style:style style:name="T809" style:family="text">
      <style:text-properties fo:font-style="normal" style:text-underline-style="none" officeooo:rsid="0103be48" style:font-style-asian="normal" style:font-style-complex="normal"/>
    </style:style>
    <style:style style:name="T810" style:family="text">
      <style:text-properties fo:font-style="normal" style:text-underline-style="none" officeooo:rsid="010c486e" style:font-style-asian="normal" style:font-style-complex="normal"/>
    </style:style>
    <style:style style:name="T811" style:family="text">
      <style:text-properties fo:font-style="normal" style:text-underline-style="none" officeooo:rsid="010db770" style:font-style-asian="normal" style:font-style-complex="normal"/>
    </style:style>
    <style:style style:name="T812" style:family="text">
      <style:text-properties fo:font-style="normal" style:text-underline-style="none" officeooo:rsid="011cabfd" style:font-style-asian="normal" style:font-style-complex="normal"/>
    </style:style>
    <style:style style:name="T813" style:family="text">
      <style:text-properties fo:font-style="normal" style:text-underline-style="none" officeooo:rsid="011d9595" style:font-style-asian="normal" style:font-style-complex="normal"/>
    </style:style>
    <style:style style:name="T814" style:family="text">
      <style:text-properties fo:font-style="normal" style:text-underline-style="none" officeooo:rsid="011fc384" style:font-style-asian="normal" style:font-style-complex="normal"/>
    </style:style>
    <style:style style:name="T815" style:family="text">
      <style:text-properties fo:font-style="normal" style:text-underline-style="none" officeooo:rsid="012dfde8" style:font-style-asian="normal" style:font-style-complex="normal"/>
    </style:style>
    <style:style style:name="T816" style:family="text">
      <style:text-properties fo:font-style="normal" style:text-underline-style="none" officeooo:rsid="0130fd48" style:font-style-asian="normal" style:font-style-complex="normal"/>
    </style:style>
    <style:style style:name="T817" style:family="text">
      <style:text-properties fo:font-style="normal" style:text-underline-style="none" officeooo:rsid="013282b3" style:font-style-asian="normal" style:font-style-complex="normal"/>
    </style:style>
    <style:style style:name="T818" style:family="text">
      <style:text-properties fo:font-style="normal" style:text-underline-style="none" officeooo:rsid="013401b3" style:font-style-asian="normal" style:font-style-complex="normal"/>
    </style:style>
    <style:style style:name="T819" style:family="text">
      <style:text-properties fo:font-style="normal" style:text-underline-style="none" officeooo:rsid="013a8584" style:font-style-asian="normal" style:font-style-complex="normal"/>
    </style:style>
    <style:style style:name="T820" style:family="text">
      <style:text-properties fo:font-style="normal" style:text-underline-style="none" officeooo:rsid="013f3c54" style:font-style-asian="normal" style:font-style-complex="normal"/>
    </style:style>
    <style:style style:name="T821" style:family="text">
      <style:text-properties fo:font-style="normal" style:text-underline-style="none" officeooo:rsid="013e347a" style:font-style-asian="normal" style:font-style-complex="normal"/>
    </style:style>
    <style:style style:name="T822" style:family="text">
      <style:text-properties fo:font-style="normal" style:text-underline-style="none" officeooo:rsid="01408f03" style:font-style-asian="normal" style:font-style-complex="normal"/>
    </style:style>
    <style:style style:name="T823" style:family="text">
      <style:text-properties fo:font-style="normal" style:text-underline-style="none" officeooo:rsid="013cc971" style:font-style-asian="normal" style:font-style-complex="normal"/>
    </style:style>
    <style:style style:name="T824" style:family="text">
      <style:text-properties fo:font-style="normal" style:text-underline-style="none" officeooo:rsid="0150aafa" style:font-style-asian="normal" style:font-style-complex="normal"/>
    </style:style>
    <style:style style:name="T825" style:family="text">
      <style:text-properties fo:font-style="normal" style:text-underline-style="none" officeooo:rsid="0152f194" style:font-style-asian="normal" style:font-style-complex="normal"/>
    </style:style>
    <style:style style:name="T826" style:family="text">
      <style:text-properties fo:font-style="normal" style:text-underline-style="none" officeooo:rsid="0157e2d4" style:font-style-asian="normal" style:font-style-complex="normal"/>
    </style:style>
    <style:style style:name="T827" style:family="text">
      <style:text-properties fo:font-style="normal" style:text-underline-style="none" officeooo:rsid="015c452a" style:font-style-asian="normal" style:font-style-complex="normal"/>
    </style:style>
    <style:style style:name="T828" style:family="text">
      <style:text-properties fo:font-style="normal" style:text-underline-style="none" officeooo:rsid="0176ee1b" style:font-style-asian="normal" style:font-style-complex="normal"/>
    </style:style>
    <style:style style:name="T829" style:family="text">
      <style:text-properties fo:font-style="normal" style:text-underline-style="none" officeooo:rsid="02b807dc" style:font-style-asian="normal" style:font-style-complex="normal"/>
    </style:style>
    <style:style style:name="T830" style:family="text">
      <style:text-properties fo:font-style="normal" style:text-underline-style="none" officeooo:rsid="00bd11a0" style:font-style-asian="normal" style:font-style-complex="normal"/>
    </style:style>
    <style:style style:name="T831" style:family="text">
      <style:text-properties fo:font-style="normal" style:text-underline-style="none" officeooo:rsid="02edc963" style:font-style-asian="normal" style:font-style-complex="normal"/>
    </style:style>
    <style:style style:name="T832" style:family="text">
      <style:text-properties fo:font-style="normal" style:text-underline-style="none" officeooo:rsid="07b3bfe3" style:font-style-asian="normal" style:font-style-complex="normal"/>
    </style:style>
    <style:style style:name="T833" style:family="text">
      <style:text-properties fo:font-style="normal" style:font-style-asian="normal" style:font-style-complex="normal"/>
    </style:style>
    <style:style style:name="T834" style:family="text">
      <style:text-properties fo:font-style="normal" officeooo:rsid="00524926" style:font-style-asian="normal" style:font-style-complex="normal"/>
    </style:style>
    <style:style style:name="T835" style:family="text">
      <style:text-properties fo:font-style="normal" officeooo:rsid="0033fbdf" style:font-style-asian="normal" style:font-style-complex="normal"/>
    </style:style>
    <style:style style:name="T836" style:family="text">
      <style:text-properties fo:font-style="normal" officeooo:rsid="0034ed8b" style:font-style-asian="normal" style:font-style-complex="normal"/>
    </style:style>
    <style:style style:name="T837" style:family="text">
      <style:text-properties fo:font-style="normal" officeooo:rsid="0052a33a" style:font-style-asian="normal" style:font-style-complex="normal"/>
    </style:style>
    <style:style style:name="T838" style:family="text">
      <style:text-properties fo:font-style="normal" officeooo:rsid="0092f82d" style:font-style-asian="normal" style:font-style-complex="normal"/>
    </style:style>
    <style:style style:name="T839" style:family="text">
      <style:text-properties fo:font-style="normal" officeooo:rsid="00c6421c" style:font-style-asian="normal" style:font-style-complex="normal"/>
    </style:style>
    <style:style style:name="T840" style:family="text">
      <style:text-properties fo:font-style="normal" officeooo:rsid="00cc5bce" style:font-style-asian="normal" style:font-style-complex="normal"/>
    </style:style>
    <style:style style:name="T841" style:family="text">
      <style:text-properties fo:font-style="normal" officeooo:rsid="0106c767" style:font-style-asian="normal" style:font-style-complex="normal"/>
    </style:style>
    <style:style style:name="T842" style:family="text">
      <style:text-properties fo:font-style="normal" officeooo:rsid="0164a6ee" style:font-style-asian="normal" style:font-style-complex="normal"/>
    </style:style>
    <style:style style:name="T843" style:family="text">
      <style:text-properties fo:font-style="normal" officeooo:rsid="0168d8d5" style:font-style-asian="normal" style:font-style-complex="normal"/>
    </style:style>
    <style:style style:name="T844" style:family="text">
      <style:text-properties fo:font-style="normal" officeooo:rsid="0179221f" style:font-style-asian="normal" style:font-style-complex="normal"/>
    </style:style>
    <style:style style:name="T845" style:family="text">
      <style:text-properties fo:font-style="normal" officeooo:rsid="017941db" style:font-style-asian="normal" style:font-style-complex="normal"/>
    </style:style>
    <style:style style:name="T846" style:family="text">
      <style:text-properties fo:font-style="normal" officeooo:rsid="017a7161" style:font-style-asian="normal" style:font-style-complex="normal"/>
    </style:style>
    <style:style style:name="T847" style:family="text">
      <style:text-properties fo:font-style="normal" officeooo:rsid="0288fb00" style:font-style-asian="normal" style:font-style-complex="normal"/>
    </style:style>
    <style:style style:name="T848" style:family="text">
      <style:text-properties fo:font-style="normal" officeooo:rsid="03355d74" style:font-style-asian="normal" style:font-style-complex="normal"/>
    </style:style>
    <style:style style:name="T849" style:family="text">
      <style:text-properties fo:font-style="normal" officeooo:rsid="0335ea2c" style:font-style-asian="normal" style:font-style-complex="normal"/>
    </style:style>
    <style:style style:name="T850" style:family="text">
      <style:text-properties fo:font-style="normal" officeooo:rsid="0346a444" style:font-style-asian="normal" style:font-style-complex="normal"/>
    </style:style>
    <style:style style:name="T851" style:family="text">
      <style:text-properties fo:font-style="normal" officeooo:rsid="0347bb43" style:font-style-asian="normal" style:font-style-complex="normal"/>
    </style:style>
    <style:style style:name="T852" style:family="text">
      <style:text-properties fo:font-style="normal" officeooo:rsid="03343ce6" style:font-style-asian="normal" style:font-style-complex="normal"/>
    </style:style>
    <style:style style:name="T853" style:family="text">
      <style:text-properties fo:font-style="normal" officeooo:rsid="034dbe4d" style:font-style-asian="normal" style:font-style-complex="normal"/>
    </style:style>
    <style:style style:name="T854" style:family="text">
      <style:text-properties fo:font-style="normal" officeooo:rsid="034f33b6" style:font-style-asian="normal" style:font-style-complex="normal"/>
    </style:style>
    <style:style style:name="T855" style:family="text">
      <style:text-properties fo:font-style="normal" officeooo:rsid="035051aa" style:font-style-asian="normal" style:font-style-complex="normal"/>
    </style:style>
    <style:style style:name="T856" style:family="text">
      <style:text-properties fo:font-style="normal" officeooo:rsid="035de550" style:font-style-asian="normal" style:font-style-complex="normal"/>
    </style:style>
    <style:style style:name="T857" style:family="text">
      <style:text-properties fo:font-style="normal" officeooo:rsid="0364e15d" style:font-style-asian="normal" style:font-style-complex="normal"/>
    </style:style>
    <style:style style:name="T858" style:family="text">
      <style:text-properties fo:font-style="normal" officeooo:rsid="033e56cf" style:font-style-asian="normal" style:font-style-complex="normal"/>
    </style:style>
    <style:style style:name="T859" style:family="text">
      <style:text-properties fo:font-style="normal" officeooo:rsid="0367f8e1" style:font-style-asian="normal" style:font-style-complex="normal"/>
    </style:style>
    <style:style style:name="T860" style:family="text">
      <style:text-properties fo:font-style="normal" officeooo:rsid="0369854f" style:font-style-asian="normal" style:font-style-complex="normal"/>
    </style:style>
    <style:style style:name="T861" style:family="text">
      <style:text-properties fo:font-style="normal" officeooo:rsid="040ce935" style:font-style-asian="normal" style:font-style-complex="normal"/>
    </style:style>
    <style:style style:name="T862" style:family="text">
      <style:text-properties fo:font-style="normal" officeooo:rsid="040ea9fd" style:font-style-asian="normal" style:font-style-complex="normal"/>
    </style:style>
    <style:style style:name="T863" style:family="text">
      <style:text-properties fo:font-style="normal" officeooo:rsid="041e6a3e" style:font-style-asian="normal" style:font-style-complex="normal"/>
    </style:style>
    <style:style style:name="T864" style:family="text">
      <style:text-properties fo:font-style="normal" officeooo:rsid="04a8203c" style:font-style-asian="normal" style:font-style-complex="normal"/>
    </style:style>
    <style:style style:name="T865" style:family="text">
      <style:text-properties fo:font-style="normal" officeooo:rsid="04b80b14" style:font-style-asian="normal" style:font-style-complex="normal"/>
    </style:style>
    <style:style style:name="T866" style:family="text">
      <style:text-properties fo:font-style="normal" officeooo:rsid="060fe20f" style:font-style-asian="normal" style:font-style-complex="normal"/>
    </style:style>
    <style:style style:name="T867" style:family="text">
      <style:text-properties fo:font-style="normal" officeooo:rsid="06125c09" style:font-style-asian="normal" style:font-style-complex="normal"/>
    </style:style>
    <style:style style:name="T868" style:family="text">
      <style:text-properties fo:font-style="normal" officeooo:rsid="06130d41" style:font-style-asian="normal" style:font-style-complex="normal"/>
    </style:style>
    <style:style style:name="T869" style:family="text">
      <style:text-properties fo:font-style="normal" officeooo:rsid="0613692a" style:font-style-asian="normal" style:font-style-complex="normal"/>
    </style:style>
    <style:style style:name="T870" style:family="text">
      <style:text-properties fo:font-style="normal" officeooo:rsid="06148669" style:font-style-asian="normal" style:font-style-complex="normal"/>
    </style:style>
    <style:style style:name="T871" style:family="text">
      <style:text-properties fo:font-style="normal" officeooo:rsid="0615b752" style:font-style-asian="normal" style:font-style-complex="normal"/>
    </style:style>
    <style:style style:name="T872" style:family="text">
      <style:text-properties fo:font-style="normal" officeooo:rsid="06191840" style:font-style-asian="normal" style:font-style-complex="normal"/>
    </style:style>
    <style:style style:name="T873" style:family="text">
      <style:text-properties fo:font-style="normal" officeooo:rsid="06196acd" style:font-style-asian="normal" style:font-style-complex="normal"/>
    </style:style>
    <style:style style:name="T874" style:family="text">
      <style:text-properties fo:font-style="normal" officeooo:rsid="0622a520" style:font-style-asian="normal" style:font-style-complex="normal"/>
    </style:style>
    <style:style style:name="T875" style:family="text">
      <style:text-properties fo:font-style="normal" officeooo:rsid="062535ed" style:font-style-asian="normal" style:font-style-complex="normal"/>
    </style:style>
    <style:style style:name="T876" style:family="text">
      <style:text-properties fo:font-style="normal" officeooo:rsid="06257b22" style:font-style-asian="normal" style:font-style-complex="normal"/>
    </style:style>
    <style:style style:name="T877" style:family="text">
      <style:text-properties fo:font-style="normal" officeooo:rsid="0626dd8c" style:font-style-asian="normal" style:font-style-complex="normal"/>
    </style:style>
    <style:style style:name="T878" style:family="text">
      <style:text-properties fo:font-style="normal" officeooo:rsid="06289f09" style:font-style-asian="normal" style:font-style-complex="normal"/>
    </style:style>
    <style:style style:name="T879" style:family="text">
      <style:text-properties fo:font-style="normal" officeooo:rsid="062ba32e" style:font-style-asian="normal" style:font-style-complex="normal"/>
    </style:style>
    <style:style style:name="T880" style:family="text">
      <style:text-properties fo:font-style="normal" officeooo:rsid="065a8b52" style:font-style-asian="normal" style:font-style-complex="normal"/>
    </style:style>
    <style:style style:name="T881" style:family="text">
      <style:text-properties fo:font-style="normal" officeooo:rsid="065d401a" style:font-style-asian="normal" style:font-style-complex="normal"/>
    </style:style>
    <style:style style:name="T882" style:family="text">
      <style:text-properties fo:font-style="normal" officeooo:rsid="065d9833" style:font-style-asian="normal" style:font-style-complex="normal"/>
    </style:style>
    <style:style style:name="T883" style:family="text">
      <style:text-properties fo:font-style="normal" officeooo:rsid="065e446d" style:font-style-asian="normal" style:font-style-complex="normal"/>
    </style:style>
    <style:style style:name="T884" style:family="text">
      <style:text-properties fo:font-style="normal" officeooo:rsid="0663741c" style:font-style-asian="normal" style:font-style-complex="normal"/>
    </style:style>
    <style:style style:name="T885" style:family="text">
      <style:text-properties fo:font-style="normal" officeooo:rsid="0663a1c9" style:font-style-asian="normal" style:font-style-complex="normal"/>
    </style:style>
    <style:style style:name="T886" style:family="text">
      <style:text-properties fo:font-style="normal" officeooo:rsid="06665ce0" style:font-style-asian="normal" style:font-style-complex="normal"/>
    </style:style>
    <style:style style:name="T887" style:family="text">
      <style:text-properties fo:font-style="normal" officeooo:rsid="067c6895" style:font-style-asian="normal" style:font-style-complex="normal"/>
    </style:style>
    <style:style style:name="T888" style:family="text">
      <style:text-properties fo:font-style="normal" officeooo:rsid="0682b523" style:font-style-asian="normal" style:font-style-complex="normal"/>
    </style:style>
    <style:style style:name="T889" style:family="text">
      <style:text-properties fo:font-style="normal" officeooo:rsid="06176dd5" style:font-style-asian="normal" style:font-style-complex="normal"/>
    </style:style>
    <style:style style:name="T890" style:family="text">
      <style:text-properties fo:font-style="normal" officeooo:rsid="06886957" style:font-style-asian="normal" style:font-style-complex="normal"/>
    </style:style>
    <style:style style:name="T891" style:family="text">
      <style:text-properties fo:font-style="normal" officeooo:rsid="069bb3bd" style:font-style-asian="normal" style:font-style-complex="normal"/>
    </style:style>
    <style:style style:name="T892" style:family="text">
      <style:text-properties fo:font-style="normal" officeooo:rsid="069befec" style:font-style-asian="normal" style:font-style-complex="normal"/>
    </style:style>
    <style:style style:name="T893" style:family="text">
      <style:text-properties fo:font-style="normal" officeooo:rsid="069f9907" style:font-style-asian="normal" style:font-style-complex="normal"/>
    </style:style>
    <style:style style:name="T894" style:family="text">
      <style:text-properties fo:font-style="normal" officeooo:rsid="06aaffd2" style:font-style-asian="normal" style:font-style-complex="normal"/>
    </style:style>
    <style:style style:name="T895" style:family="text">
      <style:text-properties fo:font-style="normal" officeooo:rsid="06b79ef0" style:font-style-asian="normal" style:font-style-complex="normal"/>
    </style:style>
    <style:style style:name="T896" style:family="text">
      <style:text-properties fo:font-style="normal" officeooo:rsid="06bf5f63" style:font-style-asian="normal" style:font-style-complex="normal"/>
    </style:style>
    <style:style style:name="T897" style:family="text">
      <style:text-properties fo:font-style="normal" officeooo:rsid="06c0c7e9" style:font-style-asian="normal" style:font-style-complex="normal"/>
    </style:style>
    <style:style style:name="T898" style:family="text">
      <style:text-properties fo:font-style="normal" officeooo:rsid="06c5c80d" style:font-style-asian="normal" style:font-style-complex="normal"/>
    </style:style>
    <style:style style:name="T899" style:family="text">
      <style:text-properties fo:font-style="normal" officeooo:rsid="069d3467" style:font-style-asian="normal" style:font-style-complex="normal"/>
    </style:style>
    <style:style style:name="T900" style:family="text">
      <style:text-properties fo:font-style="normal" officeooo:rsid="06ce71fd" style:font-style-asian="normal" style:font-style-complex="normal"/>
    </style:style>
    <style:style style:name="T901" style:family="text">
      <style:text-properties fo:font-style="normal" officeooo:rsid="06c5c5b6" style:font-style-asian="normal" style:font-style-complex="normal"/>
    </style:style>
    <style:style style:name="T902" style:family="text">
      <style:text-properties fo:font-style="normal" officeooo:rsid="06d92b57" style:font-style-asian="normal" style:font-style-complex="normal"/>
    </style:style>
    <style:style style:name="T903" style:family="text">
      <style:text-properties fo:font-style="normal" officeooo:rsid="06d9b7d5" style:font-style-asian="normal" style:font-style-complex="normal"/>
    </style:style>
    <style:style style:name="T904" style:family="text">
      <style:text-properties fo:font-style="normal" officeooo:rsid="06dce0b5" style:font-style-asian="normal" style:font-style-complex="normal"/>
    </style:style>
    <style:style style:name="T905" style:family="text">
      <style:text-properties fo:font-style="normal" officeooo:rsid="06de9ff5" style:font-style-asian="normal" style:font-style-complex="normal"/>
    </style:style>
    <style:style style:name="T906" style:family="text">
      <style:text-properties fo:font-style="normal" officeooo:rsid="06e17906" style:font-style-asian="normal" style:font-style-complex="normal"/>
    </style:style>
    <style:style style:name="T907" style:family="text">
      <style:text-properties fo:font-style="normal" officeooo:rsid="06e34718" style:font-style-asian="normal" style:font-style-complex="normal"/>
    </style:style>
    <style:style style:name="T908" style:family="text">
      <style:text-properties fo:font-style="normal" officeooo:rsid="06e9b05d" style:font-style-asian="normal" style:font-style-complex="normal"/>
    </style:style>
    <style:style style:name="T909" style:family="text">
      <style:text-properties fo:font-style="normal" officeooo:rsid="06ee4110" style:font-style-asian="normal" style:font-style-complex="normal"/>
    </style:style>
    <style:style style:name="T910" style:family="text">
      <style:text-properties fo:font-style="normal" officeooo:rsid="06fabfda" style:font-style-asian="normal" style:font-style-complex="normal"/>
    </style:style>
    <style:style style:name="T911" style:family="text">
      <style:text-properties fo:font-style="normal" officeooo:rsid="06fca8cd" style:font-style-asian="normal" style:font-style-complex="normal"/>
    </style:style>
    <style:style style:name="T912" style:family="text">
      <style:text-properties fo:font-style="normal" officeooo:rsid="06fe5f86" style:font-style-asian="normal" style:font-style-complex="normal"/>
    </style:style>
    <style:style style:name="T913" style:family="text">
      <style:text-properties fo:font-style="normal" officeooo:rsid="0703136b" style:font-style-asian="normal" style:font-style-complex="normal"/>
    </style:style>
    <style:style style:name="T914" style:family="text">
      <style:text-properties fo:font-style="normal" officeooo:rsid="0702273b" style:font-style-asian="normal" style:font-style-complex="normal"/>
    </style:style>
    <style:style style:name="T915" style:family="text">
      <style:text-properties fo:font-style="normal" officeooo:rsid="07057718" style:font-style-asian="normal" style:font-style-complex="normal"/>
    </style:style>
    <style:style style:name="T916" style:family="text">
      <style:text-properties fo:font-style="normal" officeooo:rsid="0709e8e0" style:font-style-asian="normal" style:font-style-complex="normal"/>
    </style:style>
    <style:style style:name="T917" style:family="text">
      <style:text-properties fo:font-style="normal" officeooo:rsid="070b4184" style:font-style-asian="normal" style:font-style-complex="normal"/>
    </style:style>
    <style:style style:name="T918" style:family="text">
      <style:text-properties fo:font-style="normal" officeooo:rsid="070c8d4a" style:font-style-asian="normal" style:font-style-complex="normal"/>
    </style:style>
    <style:style style:name="T919" style:family="text">
      <style:text-properties fo:font-style="normal" officeooo:rsid="070efc4d" style:font-style-asian="normal" style:font-style-complex="normal"/>
    </style:style>
    <style:style style:name="T920" style:family="text">
      <style:text-properties fo:font-style="normal" officeooo:rsid="071053d5" style:font-style-asian="normal" style:font-style-complex="normal"/>
    </style:style>
    <style:style style:name="T921" style:family="text">
      <style:text-properties fo:font-style="normal" officeooo:rsid="071240f6" style:font-style-asian="normal" style:font-style-complex="normal"/>
    </style:style>
    <style:style style:name="T922" style:family="text">
      <style:text-properties fo:font-style="normal" officeooo:rsid="07175761" style:font-style-asian="normal" style:font-style-complex="normal"/>
    </style:style>
    <style:style style:name="T923" style:family="text">
      <style:text-properties fo:font-style="normal" officeooo:rsid="071f6f35" style:font-style-asian="normal" style:font-style-complex="normal"/>
    </style:style>
    <style:style style:name="T924" style:family="text">
      <style:text-properties fo:font-style="normal" officeooo:rsid="07298684" style:font-style-asian="normal" style:font-style-complex="normal"/>
    </style:style>
    <style:style style:name="T925" style:family="text">
      <style:text-properties fo:font-style="normal" officeooo:rsid="072b8ac3" style:font-style-asian="normal" style:font-style-complex="normal"/>
    </style:style>
    <style:style style:name="T926" style:family="text">
      <style:text-properties fo:font-style="normal" officeooo:rsid="073096a7" style:font-style-asian="normal" style:font-style-complex="normal"/>
    </style:style>
    <style:style style:name="T927" style:family="text">
      <style:text-properties fo:font-style="normal" officeooo:rsid="072f312a" style:font-style-asian="normal" style:font-style-complex="normal"/>
    </style:style>
    <style:style style:name="T928" style:family="text">
      <style:text-properties fo:font-style="normal" officeooo:rsid="07317a4c" style:font-style-asian="normal" style:font-style-complex="normal"/>
    </style:style>
    <style:style style:name="T929" style:family="text">
      <style:text-properties fo:font-style="normal" officeooo:rsid="07337436" style:font-style-asian="normal" style:font-style-complex="normal"/>
    </style:style>
    <style:style style:name="T930" style:family="text">
      <style:text-properties fo:font-style="normal" officeooo:rsid="07349225" style:font-style-asian="normal" style:font-style-complex="normal"/>
    </style:style>
    <style:style style:name="T931" style:family="text">
      <style:text-properties fo:font-style="normal" officeooo:rsid="0734c99b" style:font-style-asian="normal" style:font-style-complex="normal"/>
    </style:style>
    <style:style style:name="T932" style:family="text">
      <style:text-properties fo:font-style="normal" officeooo:rsid="073a77c9" style:font-style-asian="normal" style:font-style-complex="normal"/>
    </style:style>
    <style:style style:name="T933" style:family="text">
      <style:text-properties fo:font-style="normal" officeooo:rsid="07496791" style:font-style-asian="normal" style:font-style-complex="normal"/>
    </style:style>
    <style:style style:name="T934" style:family="text">
      <style:text-properties fo:font-style="normal" officeooo:rsid="071e417c" style:font-style-asian="normal" style:font-style-complex="normal"/>
    </style:style>
    <style:style style:name="T935" style:family="text">
      <style:text-properties fo:font-style="normal" officeooo:rsid="074a9a44" style:font-style-asian="normal" style:font-style-complex="normal"/>
    </style:style>
    <style:style style:name="T936" style:family="text">
      <style:text-properties fo:font-style="normal" officeooo:rsid="075cae1c" style:font-style-asian="normal" style:font-style-complex="normal"/>
    </style:style>
    <style:style style:name="T937" style:family="text">
      <style:text-properties fo:font-style="normal" officeooo:rsid="075dbff1" style:font-style-asian="normal" style:font-style-complex="normal"/>
    </style:style>
    <style:style style:name="T938" style:family="text">
      <style:text-properties fo:font-style="normal" officeooo:rsid="075dc6a9" style:font-style-asian="normal" style:font-style-complex="normal"/>
    </style:style>
    <style:style style:name="T939" style:family="text">
      <style:text-properties fo:font-style="normal" officeooo:rsid="07605dc7" style:font-style-asian="normal" style:font-style-complex="normal"/>
    </style:style>
    <style:style style:name="T940" style:family="text">
      <style:text-properties fo:font-style="normal" officeooo:rsid="0763e3d5" style:font-style-asian="normal" style:font-style-complex="normal"/>
    </style:style>
    <style:style style:name="T941" style:family="text">
      <style:text-properties fo:font-style="normal" officeooo:rsid="0765c475" style:font-style-asian="normal" style:font-style-complex="normal"/>
    </style:style>
    <style:style style:name="T942" style:family="text">
      <style:text-properties fo:font-style="normal" officeooo:rsid="0766ef94" style:font-style-asian="normal" style:font-style-complex="normal"/>
    </style:style>
    <style:style style:name="T943" style:family="text">
      <style:text-properties fo:font-style="normal" officeooo:rsid="07674e6b" style:font-style-asian="normal" style:font-style-complex="normal"/>
    </style:style>
    <style:style style:name="T944" style:family="text">
      <style:text-properties fo:font-style="normal" officeooo:rsid="076b9c38" style:font-style-asian="normal" style:font-style-complex="normal"/>
    </style:style>
    <style:style style:name="T945" style:family="text">
      <style:text-properties fo:font-style="normal" officeooo:rsid="076fec72" style:font-style-asian="normal" style:font-style-complex="normal"/>
    </style:style>
    <style:style style:name="T946" style:family="text">
      <style:text-properties fo:font-style="normal" officeooo:rsid="079e4f56" style:font-style-asian="normal" style:font-style-complex="normal"/>
    </style:style>
    <style:style style:name="T947" style:family="text">
      <style:text-properties fo:font-style="normal" officeooo:rsid="04915c32" style:font-style-asian="normal" style:font-style-complex="normal"/>
    </style:style>
    <style:style style:name="T94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4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50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5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30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31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32" style:family="text">
      <style:text-properties officeooo:rsid="004d4d0b"/>
    </style:style>
    <style:style style:name="T1133" style:family="text">
      <style:text-properties officeooo:rsid="0013268f"/>
    </style:style>
    <style:style style:name="T1134" style:family="text">
      <style:text-properties officeooo:rsid="004f4350"/>
    </style:style>
    <style:style style:name="T1135" style:family="text">
      <style:text-properties officeooo:rsid="00501b3c"/>
    </style:style>
    <style:style style:name="T1136" style:family="text">
      <style:text-properties officeooo:rsid="00147dd9"/>
    </style:style>
    <style:style style:name="T1137" style:family="text">
      <style:text-properties officeooo:rsid="005521a3"/>
    </style:style>
    <style:style style:name="T1138" style:family="text">
      <style:text-properties fo:font-weight="bold" style:font-weight-asian="bold" style:font-weight-complex="bold"/>
    </style:style>
    <style:style style:name="T1139" style:family="text">
      <style:text-properties fo:font-weight="bold" officeooo:rsid="005f7223" style:font-weight-asian="bold" style:font-weight-complex="bold"/>
    </style:style>
    <style:style style:name="T1140" style:family="text">
      <style:text-properties fo:font-weight="bold" officeooo:rsid="01871851" style:font-weight-asian="bold" style:font-weight-complex="bold"/>
    </style:style>
    <style:style style:name="T1141" style:family="text">
      <style:text-properties fo:font-weight="bold" officeooo:rsid="02070606" style:font-weight-asian="bold" style:font-weight-complex="bold"/>
    </style:style>
    <style:style style:name="T1142" style:family="text">
      <style:text-properties fo:font-weight="bold" officeooo:rsid="0206e857" style:font-weight-asian="bold" style:font-weight-complex="bold"/>
    </style:style>
    <style:style style:name="T1143" style:family="text">
      <style:text-properties fo:font-weight="bold" officeooo:rsid="03153caa" style:font-weight-asian="bold" style:font-weight-complex="bold"/>
    </style:style>
    <style:style style:name="T1144" style:family="text">
      <style:text-properties fo:font-weight="bold" officeooo:rsid="03429aa5" style:font-weight-asian="bold" style:font-weight-complex="bold"/>
    </style:style>
    <style:style style:name="T1145" style:family="text">
      <style:text-properties fo:font-weight="bold" officeooo:rsid="0356cf1b" style:font-weight-asian="bold" style:font-weight-complex="bold"/>
    </style:style>
    <style:style style:name="T1146" style:family="text">
      <style:text-properties fo:font-weight="bold" officeooo:rsid="03c34d65" style:font-weight-asian="bold" style:font-weight-complex="bold"/>
    </style:style>
    <style:style style:name="T1147" style:family="text">
      <style:text-properties fo:font-weight="bold" officeooo:rsid="03c39617" style:font-weight-asian="bold" style:font-weight-complex="bold"/>
    </style:style>
    <style:style style:name="T1148" style:family="text">
      <style:text-properties fo:font-weight="bold" officeooo:rsid="03c44ca6" style:font-weight-asian="bold" style:font-weight-complex="bold"/>
    </style:style>
    <style:style style:name="T1149" style:family="text">
      <style:text-properties fo:font-weight="bold" officeooo:rsid="03ea64bf" style:font-weight-asian="bold" style:font-weight-complex="bold"/>
    </style:style>
    <style:style style:name="T1150" style:family="text">
      <style:text-properties fo:font-weight="bold" officeooo:rsid="03f8c064" style:font-weight-asian="bold" style:font-weight-complex="bold"/>
    </style:style>
    <style:style style:name="T1151" style:family="text">
      <style:text-properties fo:font-weight="bold" officeooo:rsid="0411d16e" style:font-weight-asian="bold" style:font-weight-complex="bold"/>
    </style:style>
    <style:style style:name="T1152" style:family="text">
      <style:text-properties fo:font-weight="bold" officeooo:rsid="048fe3f8" style:font-weight-asian="bold" style:font-weight-complex="bold"/>
    </style:style>
    <style:style style:name="T1153" style:family="text">
      <style:text-properties fo:font-weight="bold" officeooo:rsid="048ffd4a" style:font-weight-asian="bold" style:font-weight-complex="bold"/>
    </style:style>
    <style:style style:name="T1154" style:family="text">
      <style:text-properties fo:font-weight="bold" officeooo:rsid="04a08898" style:font-weight-asian="bold" style:font-weight-complex="bold"/>
    </style:style>
    <style:style style:name="T1155" style:family="text">
      <style:text-properties fo:font-weight="bold" officeooo:rsid="063d933e" style:font-weight-asian="bold" style:font-weight-complex="bold"/>
    </style:style>
    <style:style style:name="T1156" style:family="text">
      <style:text-properties fo:font-weight="bold" officeooo:rsid="065f9c0e" style:font-weight-asian="bold" style:font-weight-complex="bold"/>
    </style:style>
    <style:style style:name="T1157" style:family="text">
      <style:text-properties fo:font-weight="bold" officeooo:rsid="06dc9bfd" style:font-weight-asian="bold" style:font-weight-complex="bold"/>
    </style:style>
    <style:style style:name="T1158" style:family="text">
      <style:text-properties fo:font-weight="bold" officeooo:rsid="06c0c7e9" style:font-weight-asian="bold" style:font-weight-complex="bold"/>
    </style:style>
    <style:style style:name="T1159" style:family="text">
      <style:text-properties fo:font-weight="bold" officeooo:rsid="06dff81f" style:font-weight-asian="bold" style:font-weight-complex="bold"/>
    </style:style>
    <style:style style:name="T1160" style:family="text">
      <style:text-properties fo:font-weight="bold" officeooo:rsid="071be8ce" style:font-weight-asian="bold" style:font-weight-complex="bold"/>
    </style:style>
    <style:style style:name="T1161" style:family="text">
      <style:text-properties fo:font-weight="bold" officeooo:rsid="072a3f72" style:font-weight-asian="bold" style:font-weight-complex="bold"/>
    </style:style>
    <style:style style:name="T1162" style:family="text">
      <style:text-properties fo:font-weight="bold" officeooo:rsid="07337436" style:font-weight-asian="bold" style:font-weight-complex="bold"/>
    </style:style>
    <style:style style:name="T1163" style:family="text">
      <style:text-properties officeooo:rsid="005b5f51"/>
    </style:style>
    <style:style style:name="T1164" style:family="text">
      <style:text-properties officeooo:rsid="005d12fa"/>
    </style:style>
    <style:style style:name="T1165" style:family="text">
      <style:text-properties officeooo:rsid="005f7223"/>
    </style:style>
    <style:style style:name="T1166" style:family="text">
      <style:text-properties style:text-underline-style="none"/>
    </style:style>
    <style:style style:name="T1167" style:family="text">
      <style:text-properties style:text-underline-style="none" fo:font-weight="normal" style:font-weight-asian="normal" style:font-weight-complex="normal"/>
    </style:style>
    <style:style style:name="T1168" style:family="text">
      <style:text-properties style:text-underline-style="none" fo:font-weight="normal" officeooo:rsid="00721e09" style:font-weight-asian="normal" style:font-weight-complex="normal"/>
    </style:style>
    <style:style style:name="T1169" style:family="text">
      <style:text-properties style:text-underline-style="none" fo:font-weight="normal" officeooo:rsid="00722a19" style:font-weight-asian="normal" style:font-weight-complex="normal"/>
    </style:style>
    <style:style style:name="T1170" style:family="text">
      <style:text-properties style:text-underline-style="none" fo:font-weight="normal" officeooo:rsid="006a9ead" style:font-weight-asian="normal" style:font-weight-complex="normal"/>
    </style:style>
    <style:style style:name="T1171" style:family="text">
      <style:text-properties style:text-underline-style="none" fo:font-weight="normal" officeooo:rsid="00a639f7" style:font-weight-asian="normal" style:font-weight-complex="normal"/>
    </style:style>
    <style:style style:name="T1172" style:family="text">
      <style:text-properties style:text-underline-style="none" fo:font-weight="normal" officeooo:rsid="00a69bec" style:font-weight-asian="normal" style:font-weight-complex="normal"/>
    </style:style>
    <style:style style:name="T1173" style:family="text">
      <style:text-properties style:text-underline-style="none" fo:font-weight="normal" officeooo:rsid="009e29ef" style:font-weight-asian="normal" style:font-weight-complex="normal"/>
    </style:style>
    <style:style style:name="T1174" style:family="text">
      <style:text-properties style:text-underline-style="none" fo:font-weight="normal" officeooo:rsid="00a75993" style:font-weight-asian="normal" style:font-weight-complex="normal"/>
    </style:style>
    <style:style style:name="T1175" style:family="text">
      <style:text-properties style:text-underline-style="none" fo:font-weight="normal" officeooo:rsid="00e7b674" style:font-weight-asian="normal" style:font-weight-complex="normal"/>
    </style:style>
    <style:style style:name="T1176" style:family="text">
      <style:text-properties style:text-underline-style="none" fo:font-weight="normal" officeooo:rsid="0123bb39" style:font-weight-asian="normal" style:font-weight-complex="normal"/>
    </style:style>
    <style:style style:name="T1177" style:family="text">
      <style:text-properties style:text-underline-style="none" fo:font-weight="normal" officeooo:rsid="02e59398" style:font-weight-asian="normal" style:font-weight-complex="normal"/>
    </style:style>
    <style:style style:name="T1178" style:family="text">
      <style:text-properties style:text-underline-style="none" fo:font-weight="normal" officeooo:rsid="0043121f" style:font-weight-asian="normal" style:font-weight-complex="normal"/>
    </style:style>
    <style:style style:name="T1179" style:family="text">
      <style:text-properties style:text-underline-style="none" fo:font-weight="normal" officeooo:rsid="04329278" style:font-weight-asian="normal" style:font-weight-complex="normal"/>
    </style:style>
    <style:style style:name="T1180" style:family="text">
      <style:text-properties style:text-underline-style="none" fo:font-weight="normal" officeooo:rsid="06b823a5" style:font-weight-asian="normal" style:font-weight-complex="normal"/>
    </style:style>
    <style:style style:name="T1181" style:family="text">
      <style:text-properties style:text-underline-style="none" fo:font-weight="normal" officeooo:rsid="06afcb9f" style:font-weight-asian="normal" style:font-weight-complex="normal"/>
    </style:style>
    <style:style style:name="T1182" style:family="text">
      <style:text-properties style:text-underline-style="none" fo:font-weight="normal" officeooo:rsid="08ad15c9" style:font-weight-asian="normal" style:font-weight-complex="normal"/>
    </style:style>
    <style:style style:name="T1183" style:family="text">
      <style:text-properties style:text-underline-style="none" fo:font-weight="normal" officeooo:rsid="00bbbf73" style:font-weight-asian="normal" style:font-weight-complex="normal"/>
    </style:style>
    <style:style style:name="T1184" style:family="text">
      <style:text-properties style:text-underline-style="none" fo:font-weight="normal" officeooo:rsid="08b30bdb" style:font-weight-asian="normal" style:font-weight-complex="normal"/>
    </style:style>
    <style:style style:name="T1185" style:family="text">
      <style:text-properties style:text-underline-style="none" fo:font-weight="bold" style:font-weight-asian="bold" style:font-weight-complex="bold"/>
    </style:style>
    <style:style style:name="T1186" style:family="text">
      <style:text-properties style:text-underline-style="none" fo:font-weight="bold" officeooo:rsid="00a75993" style:font-weight-asian="bold" style:font-weight-complex="bold"/>
    </style:style>
    <style:style style:name="T1187" style:family="text">
      <style:text-properties style:text-underline-style="none" fo:font-weight="bold" officeooo:rsid="013013d9" style:font-weight-asian="bold" style:font-weight-complex="bold"/>
    </style:style>
    <style:style style:name="T1188" style:family="text">
      <style:text-properties style:text-underline-style="none" fo:font-weight="bold" officeooo:rsid="01408f03" style:font-weight-asian="bold" style:font-weight-complex="bold"/>
    </style:style>
    <style:style style:name="T1189" style:family="text">
      <style:text-properties style:text-underline-style="none" fo:font-weight="bold" officeooo:rsid="08ad15c9" style:font-weight-asian="bold" style:font-weight-complex="bold"/>
    </style:style>
    <style:style style:name="T1190" style:family="text">
      <style:text-properties style:text-underline-style="none" officeooo:rsid="00bbbf73"/>
    </style:style>
    <style:style style:name="T1191" style:family="text">
      <style:text-properties style:text-underline-style="none" officeooo:rsid="00d40111"/>
    </style:style>
    <style:style style:name="T1192" style:family="text">
      <style:text-properties style:text-underline-style="none" officeooo:rsid="00d708a6"/>
    </style:style>
    <style:style style:name="T1193" style:family="text">
      <style:text-properties style:text-underline-style="none" officeooo:rsid="00d5826a"/>
    </style:style>
    <style:style style:name="T1194" style:family="text">
      <style:text-properties style:text-underline-style="none" officeooo:rsid="00fde6f2"/>
    </style:style>
    <style:style style:name="T1195" style:family="text">
      <style:text-properties style:text-underline-style="none" officeooo:rsid="013013d9"/>
    </style:style>
    <style:style style:name="T1196" style:family="text">
      <style:text-properties style:text-underline-style="none" officeooo:rsid="0137af9f"/>
    </style:style>
    <style:style style:name="T1197" style:family="text">
      <style:text-properties style:text-underline-style="none" officeooo:rsid="013282b3"/>
    </style:style>
    <style:style style:name="T1198" style:family="text">
      <style:text-properties style:text-underline-style="none" officeooo:rsid="01408f03"/>
    </style:style>
    <style:style style:name="T1199" style:family="text">
      <style:text-properties style:text-underline-style="none" officeooo:rsid="01416cb6"/>
    </style:style>
    <style:style style:name="T1200" style:family="text">
      <style:text-properties style:text-underline-style="none" officeooo:rsid="01435f2a"/>
    </style:style>
    <style:style style:name="T1201" style:family="text">
      <style:text-properties style:text-underline-style="none" officeooo:rsid="015f15fe"/>
    </style:style>
    <style:style style:name="T1202" style:family="text">
      <style:text-properties style:text-underline-style="none" officeooo:rsid="00ec1e8c"/>
    </style:style>
    <style:style style:name="T1203" style:family="text">
      <style:text-properties officeooo:rsid="00722a19"/>
    </style:style>
    <style:style style:name="T1204" style:family="text">
      <style:text-properties officeooo:rsid="0082538a"/>
    </style:style>
    <style:style style:name="T1205" style:family="text">
      <style:text-properties officeooo:rsid="008a06de"/>
    </style:style>
    <style:style style:name="T1206" style:family="text">
      <style:text-properties officeooo:rsid="00937b11"/>
    </style:style>
    <style:style style:name="T1207" style:family="text">
      <style:text-properties officeooo:rsid="0093b191"/>
    </style:style>
    <style:style style:name="T1208" style:family="text">
      <style:text-properties officeooo:rsid="00b502cc"/>
    </style:style>
    <style:style style:name="T1209" style:family="text">
      <style:text-properties officeooo:rsid="00ba4170"/>
    </style:style>
    <style:style style:name="T1210" style:family="text">
      <style:text-properties officeooo:rsid="00bbbf73"/>
    </style:style>
    <style:style style:name="T1211" style:family="text">
      <style:text-properties officeooo:rsid="00bd3f9d"/>
    </style:style>
    <style:style style:name="T1212" style:family="text">
      <style:text-properties officeooo:rsid="00beb82f"/>
    </style:style>
    <style:style style:name="T1213" style:family="text">
      <style:text-properties officeooo:rsid="00c2a166"/>
    </style:style>
    <style:style style:name="T1214" style:family="text">
      <style:text-properties officeooo:rsid="00c7406f"/>
    </style:style>
    <style:style style:name="T1215" style:family="text">
      <style:text-properties officeooo:rsid="00c93592"/>
    </style:style>
    <style:style style:name="T1216" style:family="text">
      <style:text-properties officeooo:rsid="00d83381"/>
    </style:style>
    <style:style style:name="T1217" style:family="text">
      <style:text-properties officeooo:rsid="00e09913"/>
    </style:style>
    <style:style style:name="T1218" style:family="text">
      <style:text-properties officeooo:rsid="00ed9297"/>
    </style:style>
    <style:style style:name="T1219" style:family="text">
      <style:text-properties officeooo:rsid="00ef4875"/>
    </style:style>
    <style:style style:name="T1220" style:family="text">
      <style:text-properties officeooo:rsid="00f0f7f8"/>
    </style:style>
    <style:style style:name="T1221" style:family="text">
      <style:text-properties officeooo:rsid="00f5260b"/>
    </style:style>
    <style:style style:name="T1222" style:family="text">
      <style:text-properties officeooo:rsid="010185dc"/>
    </style:style>
    <style:style style:name="T1223" style:family="text">
      <style:text-properties officeooo:rsid="01095847"/>
    </style:style>
    <style:style style:name="T1224" style:family="text">
      <style:text-properties officeooo:rsid="010f422a"/>
    </style:style>
    <style:style style:name="T1225" style:family="text">
      <style:text-properties officeooo:rsid="01113d34"/>
    </style:style>
    <style:style style:name="T1226" style:family="text">
      <style:text-properties officeooo:rsid="011bd541"/>
    </style:style>
    <style:style style:name="T1227" style:family="text">
      <style:text-properties style:text-line-through-style="none" style:text-line-through-type="none"/>
    </style:style>
    <style:style style:name="T122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29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30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31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32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33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34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35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36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37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38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39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40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41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4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4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4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4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46" style:family="text">
      <style:text-properties style:text-line-through-style="none" style:text-line-through-type="none" officeooo:rsid="03d52c7f"/>
    </style:style>
    <style:style style:name="T1247" style:family="text">
      <style:text-properties style:text-line-through-style="none" style:text-line-through-type="none" officeooo:rsid="03ef2dc7"/>
    </style:style>
    <style:style style:name="T1248" style:family="text">
      <style:text-properties style:text-line-through-style="none" style:text-line-through-type="none" officeooo:rsid="03ec3a95"/>
    </style:style>
    <style:style style:name="T1249" style:family="text">
      <style:text-properties style:text-line-through-style="none" style:text-line-through-type="none" officeooo:rsid="03f0c84b"/>
    </style:style>
    <style:style style:name="T1250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51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52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53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54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55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56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57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58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59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60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61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62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63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64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65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266" style:family="text">
      <style:text-properties style:text-line-through-style="none" style:text-line-through-type="none" officeooo:rsid="05a9b5b8"/>
    </style:style>
    <style:style style:name="T1267" style:family="text">
      <style:text-properties style:text-line-through-style="none" style:text-line-through-type="none" officeooo:rsid="05bb08e9"/>
    </style:style>
    <style:style style:name="T1268" style:family="text">
      <style:text-properties officeooo:rsid="0152f194"/>
    </style:style>
    <style:style style:name="T1269" style:family="text">
      <style:text-properties officeooo:rsid="016860b9"/>
    </style:style>
    <style:style style:name="T1270" style:family="text">
      <style:text-properties officeooo:rsid="01758a0f"/>
    </style:style>
    <style:style style:name="T1271" style:family="text">
      <style:text-properties officeooo:rsid="01871851"/>
    </style:style>
    <style:style style:name="T1272" style:family="text">
      <style:text-properties officeooo:rsid="0188ed42"/>
    </style:style>
    <style:style style:name="T1273" style:family="text">
      <style:text-properties officeooo:rsid="018c0d5b"/>
    </style:style>
    <style:style style:name="T1274" style:family="text">
      <style:text-properties officeooo:rsid="019479eb"/>
    </style:style>
    <style:style style:name="T1275" style:family="text">
      <style:text-properties officeooo:rsid="0198a2ea"/>
    </style:style>
    <style:style style:name="T1276" style:family="text">
      <style:text-properties officeooo:rsid="01c64853"/>
    </style:style>
    <style:style style:name="T1277" style:family="text">
      <style:text-properties officeooo:rsid="01d80854"/>
    </style:style>
    <style:style style:name="T1278" style:family="text">
      <style:text-properties officeooo:rsid="01d90cf6"/>
    </style:style>
    <style:style style:name="T1279" style:family="text">
      <style:text-properties officeooo:rsid="01d9cd4e"/>
    </style:style>
    <style:style style:name="T1280" style:family="text">
      <style:text-properties officeooo:rsid="01dc67de"/>
    </style:style>
    <style:style style:name="T1281" style:family="text">
      <style:text-properties officeooo:rsid="01df8731"/>
    </style:style>
    <style:style style:name="T1282" style:family="text">
      <style:text-properties officeooo:rsid="01e917c9"/>
    </style:style>
    <style:style style:name="T1283" style:family="text">
      <style:text-properties officeooo:rsid="01e5182b"/>
    </style:style>
    <style:style style:name="T1284" style:family="text">
      <style:text-properties officeooo:rsid="01e966ec"/>
    </style:style>
    <style:style style:name="T1285" style:family="text">
      <style:text-properties officeooo:rsid="01eb88a9"/>
    </style:style>
    <style:style style:name="T1286" style:family="text">
      <style:text-properties officeooo:rsid="01ec8e18"/>
    </style:style>
    <style:style style:name="T1287" style:family="text">
      <style:text-properties officeooo:rsid="01f79ca2"/>
    </style:style>
    <style:style style:name="T1288" style:family="text">
      <style:text-properties officeooo:rsid="01f9794d"/>
    </style:style>
    <style:style style:name="T1289" style:family="text">
      <style:text-properties officeooo:rsid="01fb1d79"/>
    </style:style>
    <style:style style:name="T1290" style:family="text">
      <style:text-properties officeooo:rsid="01fde08a"/>
    </style:style>
    <style:style style:name="T1291" style:family="text">
      <style:text-properties officeooo:rsid="0200b58e"/>
    </style:style>
    <style:style style:name="T1292" style:family="text">
      <style:text-properties officeooo:rsid="01c48a9e"/>
    </style:style>
    <style:style style:name="T1293" style:family="text">
      <style:text-properties officeooo:rsid="020294d1"/>
    </style:style>
    <style:style style:name="T1294" style:family="text">
      <style:text-properties officeooo:rsid="019e70b3"/>
    </style:style>
    <style:style style:name="T1295" style:family="text">
      <style:text-properties officeooo:rsid="020131ae"/>
    </style:style>
    <style:style style:name="T1296" style:family="text">
      <style:text-properties officeooo:rsid="01b08253"/>
    </style:style>
    <style:style style:name="T1297" style:family="text">
      <style:text-properties officeooo:rsid="01ffec25"/>
    </style:style>
    <style:style style:name="T1298" style:family="text">
      <style:text-properties officeooo:rsid="0212a48a"/>
    </style:style>
    <style:style style:name="T1299" style:family="text">
      <style:text-properties officeooo:rsid="021d76dd"/>
    </style:style>
    <style:style style:name="T1300" style:family="text">
      <style:text-properties officeooo:rsid="022053cd"/>
    </style:style>
    <style:style style:name="T1301" style:family="text">
      <style:text-properties officeooo:rsid="01e2b86d"/>
    </style:style>
    <style:style style:name="T1302" style:family="text">
      <style:text-properties officeooo:rsid="022dff2a"/>
    </style:style>
    <style:style style:name="T1303" style:family="text">
      <style:text-properties officeooo:rsid="02540cb9"/>
    </style:style>
    <style:style style:name="T1304" style:family="text">
      <style:text-properties officeooo:rsid="025798af"/>
    </style:style>
    <style:style style:name="T1305" style:family="text">
      <style:text-properties officeooo:rsid="0259f4ad"/>
    </style:style>
    <style:style style:name="T1306" style:family="text">
      <style:text-properties officeooo:rsid="025b11c7"/>
    </style:style>
    <style:style style:name="T1307" style:family="text">
      <style:text-properties officeooo:rsid="02685e01"/>
    </style:style>
    <style:style style:name="T1308" style:family="text">
      <style:text-properties officeooo:rsid="024d9b01"/>
    </style:style>
    <style:style style:name="T1309" style:family="text">
      <style:text-properties officeooo:rsid="026b5506"/>
    </style:style>
    <style:style style:name="T1310" style:family="text">
      <style:text-properties officeooo:rsid="02727518"/>
    </style:style>
    <style:style style:name="T1311" style:family="text">
      <style:text-properties officeooo:rsid="02743cef"/>
    </style:style>
    <style:style style:name="T131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31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314" style:family="text">
      <style:text-properties officeooo:rsid="02abf8f2"/>
    </style:style>
    <style:style style:name="T1315" style:family="text">
      <style:text-properties officeooo:rsid="02ac7db0"/>
    </style:style>
    <style:style style:name="T1316" style:family="text">
      <style:text-properties officeooo:rsid="02b14a1d"/>
    </style:style>
    <style:style style:name="T1317" style:family="text">
      <style:text-properties officeooo:rsid="02b245f2"/>
    </style:style>
    <style:style style:name="T1318" style:family="text">
      <style:text-properties officeooo:rsid="02b807dc"/>
    </style:style>
    <style:style style:name="T1319" style:family="text">
      <style:text-properties officeooo:rsid="0063f3c5"/>
    </style:style>
    <style:style style:name="T1320" style:family="text">
      <style:text-properties officeooo:rsid="00c0d7c6"/>
    </style:style>
    <style:style style:name="T1321" style:family="text">
      <style:text-properties officeooo:rsid="02bfe198"/>
    </style:style>
    <style:style style:name="T1322" style:family="text">
      <style:text-properties officeooo:rsid="02ccc8f6"/>
    </style:style>
    <style:style style:name="T1323" style:family="text">
      <style:text-properties officeooo:rsid="02e142ec"/>
    </style:style>
    <style:style style:name="T1324" style:family="text">
      <style:text-properties officeooo:rsid="02ec089f"/>
    </style:style>
    <style:style style:name="T1325" style:family="text">
      <style:text-properties officeooo:rsid="008d7148"/>
    </style:style>
    <style:style style:name="T1326" style:family="text">
      <style:text-properties officeooo:rsid="0069ae25"/>
    </style:style>
    <style:style style:name="T1327" style:family="text">
      <style:text-properties officeooo:rsid="03049b98"/>
    </style:style>
    <style:style style:name="T1328" style:family="text">
      <style:text-properties officeooo:rsid="0304fd19"/>
    </style:style>
    <style:style style:name="T1329" style:family="text">
      <style:text-properties officeooo:rsid="030f0c9b"/>
    </style:style>
    <style:style style:name="T1330" style:family="text">
      <style:text-properties style:text-underline-style="solid" style:text-underline-width="auto" style:text-underline-color="font-color"/>
    </style:style>
    <style:style style:name="T1331" style:family="text">
      <style:text-properties style:text-underline-style="solid" style:text-underline-width="auto" style:text-underline-color="font-color" officeooo:rsid="030f0c9b"/>
    </style:style>
    <style:style style:name="T1332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33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34" style:family="text">
      <style:text-properties officeooo:rsid="0329fac1"/>
    </style:style>
    <style:style style:name="T1335" style:family="text">
      <style:text-properties officeooo:rsid="032c4fdc"/>
    </style:style>
    <style:style style:name="T1336" style:family="text">
      <style:text-properties officeooo:rsid="032e6032"/>
    </style:style>
    <style:style style:name="T1337" style:family="text">
      <style:text-properties officeooo:rsid="033f17a3"/>
    </style:style>
    <style:style style:name="T1338" style:family="text">
      <style:text-properties officeooo:rsid="03182d82"/>
    </style:style>
    <style:style style:name="T1339" style:family="text">
      <style:text-properties officeooo:rsid="03153caa"/>
    </style:style>
    <style:style style:name="T1340" style:family="text">
      <style:text-properties officeooo:rsid="03429aa5"/>
    </style:style>
    <style:style style:name="T1341" style:family="text">
      <style:text-properties officeooo:rsid="0346a444"/>
    </style:style>
    <style:style style:name="T1342" style:family="text">
      <style:text-properties officeooo:rsid="034adc9b"/>
    </style:style>
    <style:style style:name="T1343" style:family="text">
      <style:text-properties officeooo:rsid="034c7df6"/>
    </style:style>
    <style:style style:name="T1344" style:family="text">
      <style:text-properties officeooo:rsid="034f33b6"/>
    </style:style>
    <style:style style:name="T1345" style:family="text">
      <style:text-properties officeooo:rsid="034f5b13"/>
    </style:style>
    <style:style style:name="T1346" style:family="text">
      <style:text-properties officeooo:rsid="034f680a"/>
    </style:style>
    <style:style style:name="T1347" style:family="text">
      <style:text-properties officeooo:rsid="031fc4b1"/>
    </style:style>
    <style:style style:name="T1348" style:family="text">
      <style:text-properties officeooo:rsid="0354d22d"/>
    </style:style>
    <style:style style:name="T1349" style:family="text">
      <style:text-properties officeooo:rsid="0356cf1b"/>
    </style:style>
    <style:style style:name="T1350" style:family="text">
      <style:text-properties officeooo:rsid="035fe67f"/>
    </style:style>
    <style:style style:name="T1351" style:family="text">
      <style:text-properties officeooo:rsid="035ffaa8"/>
    </style:style>
    <style:style style:name="T1352" style:family="text">
      <style:text-properties officeooo:rsid="036197c0"/>
    </style:style>
    <style:style style:name="T1353" style:family="text">
      <style:text-properties officeooo:rsid="037541ab"/>
    </style:style>
    <style:style style:name="T1354" style:family="text">
      <style:text-properties officeooo:rsid="037607bd"/>
    </style:style>
    <style:style style:name="T1355" style:family="text">
      <style:text-properties officeooo:rsid="03804bbd"/>
    </style:style>
    <style:style style:name="T1356" style:family="text">
      <style:text-properties officeooo:rsid="03886cfc"/>
    </style:style>
    <style:style style:name="T1357" style:family="text">
      <style:text-properties officeooo:rsid="03a24854"/>
    </style:style>
    <style:style style:name="T1358" style:family="text">
      <style:text-properties officeooo:rsid="03a27e76"/>
    </style:style>
    <style:style style:name="T1359" style:family="text">
      <style:text-properties officeooo:rsid="03a4e520"/>
    </style:style>
    <style:style style:name="T1360" style:family="text">
      <style:text-properties officeooo:rsid="03778af6"/>
    </style:style>
    <style:style style:name="T1361" style:family="text">
      <style:text-properties officeooo:rsid="03aaef44"/>
    </style:style>
    <style:style style:name="T1362" style:family="text">
      <style:text-properties officeooo:rsid="03bf675e"/>
    </style:style>
    <style:style style:name="T1363" style:family="text">
      <style:text-properties officeooo:rsid="03d26e6d"/>
    </style:style>
    <style:style style:name="T1364" style:family="text">
      <style:text-properties fo:color="#008000"/>
    </style:style>
    <style:style style:name="T1365" style:family="text">
      <style:text-properties fo:color="#008000" fo:font-style="italic" style:font-style-asian="italic" style:font-style-complex="italic"/>
    </style:style>
    <style:style style:name="T1366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67" style:family="text">
      <style:text-properties fo:color="#008000" officeooo:rsid="03153caa" fo:background-color="transparent" loext:char-shading-value="0"/>
    </style:style>
    <style:style style:name="T1368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69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70" style:family="text">
      <style:text-properties fo:color="#008000" officeooo:rsid="03429aa5"/>
    </style:style>
    <style:style style:name="T1371" style:family="text">
      <style:text-properties fo:color="#008000" officeooo:rsid="03886cfc"/>
    </style:style>
    <style:style style:name="T1372" style:family="text">
      <style:text-properties fo:color="#008000" officeooo:rsid="05d5c10e"/>
    </style:style>
    <style:style style:name="T1373" style:family="text">
      <style:text-properties fo:color="#008000" fo:font-weight="normal" officeooo:rsid="065f9c0e" style:font-weight-asian="normal" style:font-weight-complex="normal"/>
    </style:style>
    <style:style style:name="T1374" style:family="text">
      <style:text-properties officeooo:rsid="03e718ea"/>
    </style:style>
    <style:style style:name="T1375" style:family="text">
      <style:text-properties officeooo:rsid="03e90de3"/>
    </style:style>
    <style:style style:name="T1376" style:family="text">
      <style:text-properties officeooo:rsid="0015f1ff"/>
    </style:style>
    <style:style style:name="T1377" style:family="text">
      <style:text-properties officeooo:rsid="03e93625"/>
    </style:style>
    <style:style style:name="T1378" style:family="text">
      <style:text-properties officeooo:rsid="0019f535"/>
    </style:style>
    <style:style style:name="T1379" style:family="text">
      <style:text-properties officeooo:rsid="03ec3a95"/>
    </style:style>
    <style:style style:name="T1380" style:family="text">
      <style:text-properties officeooo:rsid="03ed0846"/>
    </style:style>
    <style:style style:name="T1381" style:family="text">
      <style:text-properties officeooo:rsid="03ee7eb1"/>
    </style:style>
    <style:style style:name="T1382" style:family="text">
      <style:text-properties officeooo:rsid="03f7049e"/>
    </style:style>
    <style:style style:name="T1383" style:family="text">
      <style:text-properties officeooo:rsid="04045fb5"/>
    </style:style>
    <style:style style:name="T1384" style:family="text">
      <style:text-properties officeooo:rsid="0411d16e"/>
    </style:style>
    <style:style style:name="T1385" style:family="text">
      <style:text-properties officeooo:rsid="0437fd59"/>
    </style:style>
    <style:style style:name="T1386" style:family="text">
      <style:text-properties officeooo:rsid="043c6125"/>
    </style:style>
    <style:style style:name="T1387" style:family="text">
      <style:text-properties officeooo:rsid="045019c0"/>
    </style:style>
    <style:style style:name="T1388" style:family="text">
      <style:text-properties officeooo:rsid="0455d30c"/>
    </style:style>
    <style:style style:name="T1389" style:family="text">
      <style:text-properties officeooo:rsid="046a1124"/>
    </style:style>
    <style:style style:name="T1390" style:family="text">
      <style:text-properties officeooo:rsid="046a9d46"/>
    </style:style>
    <style:style style:name="T1391" style:family="text">
      <style:text-properties officeooo:rsid="046fb62d"/>
    </style:style>
    <style:style style:name="T1392" style:family="text">
      <style:text-properties officeooo:rsid="04719231"/>
    </style:style>
    <style:style style:name="T1393" style:family="text">
      <style:text-properties officeooo:rsid="040ce935"/>
    </style:style>
    <style:style style:name="T1394" style:family="text">
      <style:text-properties officeooo:rsid="04a08898"/>
    </style:style>
    <style:style style:name="T1395" style:family="text">
      <style:text-properties officeooo:rsid="04a3c98b"/>
    </style:style>
    <style:style style:name="T1396" style:family="text">
      <style:text-properties officeooo:rsid="04a57ad8"/>
    </style:style>
    <style:style style:name="T1397" style:family="text">
      <style:text-properties officeooo:rsid="04a6595a"/>
    </style:style>
    <style:style style:name="T1398" style:family="text">
      <style:text-properties officeooo:rsid="04a6679a"/>
    </style:style>
    <style:style style:name="T1399" style:family="text">
      <style:text-properties officeooo:rsid="04bb11b5"/>
    </style:style>
    <style:style style:name="T1400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401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402" style:family="text">
      <style:text-properties officeooo:rsid="04bc7059"/>
    </style:style>
    <style:style style:name="T1403" style:family="text">
      <style:text-properties officeooo:rsid="04c36d3f"/>
    </style:style>
    <style:style style:name="T1404" style:family="text">
      <style:text-properties officeooo:rsid="04c627f1"/>
    </style:style>
    <style:style style:name="T1405" style:family="text">
      <style:text-properties officeooo:rsid="04cce5bf"/>
    </style:style>
    <style:style style:name="T1406" style:family="text">
      <style:text-properties officeooo:rsid="04cfcb47"/>
    </style:style>
    <style:style style:name="T1407" style:family="text">
      <style:text-properties officeooo:rsid="04e24210"/>
    </style:style>
    <style:style style:name="T1408" style:family="text">
      <style:text-properties officeooo:rsid="04ec533d"/>
    </style:style>
    <style:style style:name="T1409" style:family="text">
      <style:text-properties officeooo:rsid="04ed871b"/>
    </style:style>
    <style:style style:name="T1410" style:family="text">
      <style:text-properties officeooo:rsid="0508fe4c"/>
    </style:style>
    <style:style style:name="T1411" style:family="text">
      <style:text-properties officeooo:rsid="05115d8e"/>
    </style:style>
    <style:style style:name="T1412" style:family="text">
      <style:text-properties officeooo:rsid="051c4636"/>
    </style:style>
    <style:style style:name="T1413" style:family="text">
      <style:text-properties officeooo:rsid="0524ab2e"/>
    </style:style>
    <style:style style:name="T1414" style:family="text">
      <style:text-properties officeooo:rsid="05250d74"/>
    </style:style>
    <style:style style:name="T1415" style:family="text">
      <style:text-properties officeooo:rsid="052672fc"/>
    </style:style>
    <style:style style:name="T1416" style:family="text">
      <style:text-properties officeooo:rsid="0540f4db"/>
    </style:style>
    <style:style style:name="T1417" style:family="text">
      <style:text-properties officeooo:rsid="057b1a47"/>
    </style:style>
    <style:style style:name="T1418" style:family="text">
      <style:text-properties officeooo:rsid="057cbee6"/>
    </style:style>
    <style:style style:name="T1419" style:family="text">
      <style:text-properties officeooo:rsid="057e9023"/>
    </style:style>
    <style:style style:name="T1420" style:family="text">
      <style:text-properties officeooo:rsid="0585d555"/>
    </style:style>
    <style:style style:name="T1421" style:family="text">
      <style:text-properties officeooo:rsid="058a5955"/>
    </style:style>
    <style:style style:name="T1422" style:family="text">
      <style:text-properties officeooo:rsid="058bbc5e"/>
    </style:style>
    <style:style style:name="T1423" style:family="text">
      <style:text-properties officeooo:rsid="059df9ef"/>
    </style:style>
    <style:style style:name="T1424" style:family="text">
      <style:text-properties officeooo:rsid="05bc64d7"/>
    </style:style>
    <style:style style:name="T1425" style:family="text">
      <style:text-properties officeooo:rsid="05c413ac"/>
    </style:style>
    <style:style style:name="T1426" style:family="text">
      <style:text-properties officeooo:rsid="05ce73f5"/>
    </style:style>
    <style:style style:name="T1427" style:family="text">
      <style:text-properties officeooo:rsid="05d0a118"/>
    </style:style>
    <style:style style:name="T1428" style:family="text">
      <style:text-properties officeooo:rsid="05f3e7ac"/>
    </style:style>
    <style:style style:name="T1429" style:family="text">
      <style:text-properties officeooo:rsid="06063862"/>
    </style:style>
    <style:style style:name="T1430" style:family="text">
      <style:text-properties officeooo:rsid="0620bdc2"/>
    </style:style>
    <style:style style:name="T1431" style:family="text">
      <style:text-properties officeooo:rsid="06257b22"/>
    </style:style>
    <style:style style:name="T1432" style:family="text">
      <style:text-properties officeooo:rsid="0626dd8c"/>
    </style:style>
    <style:style style:name="T1433" style:family="text">
      <style:text-properties officeooo:rsid="062f0400"/>
    </style:style>
    <style:style style:name="T1434" style:family="text">
      <style:text-properties officeooo:rsid="0630fb9a"/>
    </style:style>
    <style:style style:name="T1435" style:family="text">
      <style:text-properties officeooo:rsid="06321a8e"/>
    </style:style>
    <style:style style:name="T1436" style:family="text">
      <style:text-properties officeooo:rsid="063d933e"/>
    </style:style>
    <style:style style:name="T1437" style:family="text">
      <style:text-properties officeooo:rsid="063fe71c"/>
    </style:style>
    <style:style style:name="T1438" style:family="text">
      <style:text-properties officeooo:rsid="06408df0"/>
    </style:style>
    <style:style style:name="T1439" style:family="text">
      <style:text-properties officeooo:rsid="06423390"/>
    </style:style>
    <style:style style:name="T1440" style:family="text">
      <style:text-properties officeooo:rsid="06440517"/>
    </style:style>
    <style:style style:name="T1441" style:family="text">
      <style:text-properties officeooo:rsid="0650c02a"/>
    </style:style>
    <style:style style:name="T1442" style:family="text">
      <style:text-properties officeooo:rsid="0652812f"/>
    </style:style>
    <style:style style:name="T1443" style:family="text">
      <style:text-properties officeooo:rsid="0655290f"/>
    </style:style>
    <style:style style:name="T1444" style:family="text">
      <style:text-properties officeooo:rsid="065a8b52"/>
    </style:style>
    <style:style style:name="T1445" style:family="text">
      <style:text-properties officeooo:rsid="065bcfd1"/>
    </style:style>
    <style:style style:name="T1446" style:family="text">
      <style:text-properties officeooo:rsid="066f3d61"/>
    </style:style>
    <style:style style:name="T1447" style:family="text">
      <style:text-properties officeooo:rsid="067106c6"/>
    </style:style>
    <style:style style:name="T1448" style:family="text">
      <style:text-properties officeooo:rsid="067e3ef2"/>
    </style:style>
    <style:style style:name="T1449" style:family="text">
      <style:text-properties officeooo:rsid="0680c4d5"/>
    </style:style>
    <style:style style:name="T1450" style:family="text">
      <style:text-properties officeooo:rsid="068e23f8"/>
    </style:style>
    <style:style style:name="T1451" style:family="text">
      <style:text-properties officeooo:rsid="068f8cfb"/>
    </style:style>
    <style:style style:name="T1452" style:family="text">
      <style:text-properties officeooo:rsid="063bda54"/>
    </style:style>
    <style:style style:name="T1453" style:family="text">
      <style:text-properties officeooo:rsid="069290ce"/>
    </style:style>
    <style:style style:name="T1454" style:family="text">
      <style:text-properties officeooo:rsid="069322af"/>
    </style:style>
    <style:style style:name="T1455" style:family="text">
      <style:text-properties officeooo:rsid="069bb3bd"/>
    </style:style>
    <style:style style:name="T1456" style:family="text">
      <style:text-properties officeooo:rsid="069e7007"/>
    </style:style>
    <style:style style:name="T1457" style:family="text">
      <style:text-properties officeooo:rsid="06afcb9f"/>
    </style:style>
    <style:style style:name="T1458" style:family="text">
      <style:text-properties officeooo:rsid="06c5c80d"/>
    </style:style>
    <style:style style:name="T1459" style:family="text">
      <style:text-properties officeooo:rsid="06d0b321"/>
    </style:style>
    <style:style style:name="T1460" style:family="text">
      <style:text-properties officeooo:rsid="06d92b57"/>
    </style:style>
    <style:style style:name="T1461" style:family="text">
      <style:text-properties officeooo:rsid="06d9b7d5"/>
    </style:style>
    <style:style style:name="T1462" style:family="text">
      <style:text-properties officeooo:rsid="06db2480"/>
    </style:style>
    <style:style style:name="T1463" style:family="text">
      <style:text-properties officeooo:rsid="06dc9bfd"/>
    </style:style>
    <style:style style:name="T1464" style:family="text">
      <style:text-properties officeooo:rsid="06dff81f"/>
    </style:style>
    <style:style style:name="T1465" style:family="text">
      <style:text-properties officeooo:rsid="06e34718"/>
    </style:style>
    <style:style style:name="T1466" style:family="text">
      <style:text-properties officeooo:rsid="06f2eb19"/>
    </style:style>
    <style:style style:name="T1467" style:family="text">
      <style:text-properties officeooo:rsid="06f4d25e"/>
    </style:style>
    <style:style style:name="T1468" style:family="text">
      <style:text-properties officeooo:rsid="07045199"/>
    </style:style>
    <style:style style:name="T1469" style:family="text">
      <style:text-properties officeooo:rsid="070b4184"/>
    </style:style>
    <style:style style:name="T1470" style:family="text">
      <style:text-properties officeooo:rsid="070c8d4a"/>
    </style:style>
    <style:style style:name="T1471" style:family="text">
      <style:text-properties officeooo:rsid="07140cfc"/>
    </style:style>
    <style:style style:name="T1472" style:family="text">
      <style:text-properties officeooo:rsid="071a29dd"/>
    </style:style>
    <style:style style:name="T1473" style:family="text">
      <style:text-properties officeooo:rsid="071be8ce"/>
    </style:style>
    <style:style style:name="T1474" style:family="text">
      <style:text-properties officeooo:rsid="072b8ac3"/>
    </style:style>
    <style:style style:name="T1475" style:family="text">
      <style:text-properties officeooo:rsid="0735889c"/>
    </style:style>
    <style:style style:name="T1476" style:family="text">
      <style:text-properties officeooo:rsid="0739531b"/>
    </style:style>
    <style:style style:name="T1477" style:family="text">
      <style:text-properties officeooo:rsid="073a77c9"/>
    </style:style>
    <style:style style:name="T1478" style:family="text">
      <style:text-properties officeooo:rsid="074a9a44"/>
    </style:style>
    <style:style style:name="T1479" style:family="text">
      <style:text-properties officeooo:rsid="075cae1c"/>
    </style:style>
    <style:style style:name="T1480" style:family="text">
      <style:text-properties officeooo:rsid="0764350e"/>
    </style:style>
    <style:style style:name="T1481" style:family="text">
      <style:text-properties officeooo:rsid="07674e6b"/>
    </style:style>
    <style:style style:name="T1482" style:family="text">
      <style:text-properties officeooo:rsid="076b9c38"/>
    </style:style>
    <style:style style:name="T1483" style:family="text">
      <style:text-properties officeooo:rsid="076fec72"/>
    </style:style>
    <style:style style:name="T1484" style:family="text">
      <style:text-properties officeooo:rsid="07730323"/>
    </style:style>
    <style:style style:name="T1485" style:family="text">
      <style:text-properties officeooo:rsid="0783fad4"/>
    </style:style>
    <style:style style:name="T1486" style:family="text">
      <style:text-properties officeooo:rsid="0785f435"/>
    </style:style>
    <style:style style:name="T1487" style:family="text">
      <style:text-properties officeooo:rsid="0428c8e2"/>
    </style:style>
    <style:style style:name="T1488" style:family="text">
      <style:text-properties officeooo:rsid="042824b8"/>
    </style:style>
    <style:style style:name="T1489" style:family="text">
      <style:text-properties officeooo:rsid="07f0a938"/>
    </style:style>
    <style:style style:name="T1490" style:family="text">
      <style:text-properties officeooo:rsid="07f1a180"/>
    </style:style>
    <style:style style:name="T1491" style:family="text">
      <style:text-properties officeooo:rsid="0801b8c8"/>
    </style:style>
    <style:style style:name="T1492" style:family="text">
      <style:text-properties officeooo:rsid="083a8435"/>
    </style:style>
    <style:style style:name="T1493" style:family="text">
      <style:text-properties officeooo:rsid="083c5597"/>
    </style:style>
    <style:style style:name="T1494" style:family="text">
      <style:text-properties officeooo:rsid="084441fc"/>
    </style:style>
    <style:style style:name="T1495" style:family="text">
      <style:text-properties officeooo:rsid="08521ba2"/>
    </style:style>
    <style:style style:name="T1496" style:family="text">
      <style:text-properties officeooo:rsid="0855b657"/>
    </style:style>
    <style:style style:name="T1497" style:family="text">
      <style:text-properties officeooo:rsid="086d3de6"/>
    </style:style>
    <style:style style:name="T1498" style:family="text">
      <style:text-properties officeooo:rsid="08787cff"/>
    </style:style>
    <style:style style:name="T1499" style:family="text">
      <style:text-properties officeooo:rsid="087898dd"/>
    </style:style>
    <style:style style:name="T1500" style:family="text">
      <style:text-properties officeooo:rsid="088ff0fa"/>
    </style:style>
    <style:style style:name="T1501" style:family="text">
      <style:text-properties officeooo:rsid="0892a5b7"/>
    </style:style>
    <style:style style:name="T1502" style:family="text">
      <style:text-properties officeooo:rsid="0895b16c"/>
    </style:style>
    <style:style style:name="T1503" style:family="text">
      <style:text-properties officeooo:rsid="08990ed9"/>
    </style:style>
    <style:style style:name="T1504" style:family="text">
      <style:text-properties officeooo:rsid="08a73764"/>
    </style:style>
    <style:style style:name="T1505" style:family="text">
      <style:text-properties officeooo:rsid="08aaee75"/>
    </style:style>
    <style:style style:name="T1506" style:family="text">
      <style:text-properties officeooo:rsid="08c36a54"/>
    </style:style>
    <style:style style:name="T1507" style:family="text">
      <style:text-properties officeooo:rsid="08cb2076"/>
    </style:style>
    <style:style style:name="T1508" style:family="text">
      <style:text-properties officeooo:rsid="066eeab0"/>
    </style:style>
    <style:style style:name="T1509" style:family="text">
      <style:text-properties officeooo:rsid="08d10b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9"><text:span text:style-name="T1137">А</text:span>нглийско<text:span text:style-name="T1137">е</text:span> предложени<text:span text:style-name="T1137">е</text:span></text:p>
      <text:p text:style-name="P1431"/>
      <text:p text:style-name="P765"><text:span text:style-name="T1133">Слова </text:span><text:span text:style-name="T1134">в предложении </text:span><text:span text:style-name="T1133">делятся на </text:span><text:span text:style-name="T1223">две</text:span><text:span text:style-name="T1133"> смысловые группы:</text:span></text:p>
      <text:list xml:id="list3710508962" text:style-name="L1">
        <text:list-item>
          <text:p text:style-name="P1596"><text:span text:style-name="T1133">главные члены предложения — подлежащее и сказуемое </text:span><text:span text:style-name="T1353">(</text:span><text:span text:style-name="T1377">основа</text:span><text:span text:style-name="T1353"> предложения)</text:span><text:span text:style-name="T1133">;</text:span></text:p>
        </text:list-item>
        <text:list-item>
          <text:p text:style-name="P1597">второстепенные члены предложения — определение, дополнение и обстоятельтсво.</text:p>
        </text:list-item>
      </text:list>
      <text:p text:style-name="P259"/>
      <text:p text:style-name="P1427">Подлежащее — эт<text:span text:style-name="T1270">о</text:span> автор действия (существительное <text:span text:style-name="T1489">в именительном падеже</text:span>).</text:p>
      <text:p text:style-name="P1146">Сказуемое — это действие совершенное автором (<text:span text:style-name="T1490">смысловой </text:span>глагол).</text:p>
      <text:p text:style-name="P258"/>
      <text:p text:style-name="P1428"><text:span text:style-name="T1376">Дополнение — это то, на </text:span><text:span text:style-name="T1375">кого </text:span><text:span text:style-name="T1377">или на что</text:span><text:span text:style-name="T1376"> направлено действие. </text:span><text:span text:style-name="T1377">В</text:span><text:span text:style-name="T1376">ыражено существительным, </text:span>перед которым может <text:span text:style-name="T1377">быть</text:span> предлог или глаголом <text:span text:style-name="T1377">с</text:span> частиц<text:span text:style-name="T1377">ей</text:span> <text:span text:style-name="T510">to</text:span><text:span text:style-name="T736">. </text:span>Обычно стоит <text:span text:style-name="T1363">во второй половине предложения, после </text:span><text:span text:style-name="T1377">сказуемого</text:span><text:span text:style-name="T1363">.</text:span></text:p>
      <text:p text:style-name="P258"/>
      <text:p text:style-name="P1429">Обстоятельство — это слово или группа слов, отвечающая на вопросы: как? когда? </text:p>
      <text:p text:style-name="P1428"><text:span text:style-name="T1378">каким образом? </text:span><text:span text:style-name="T1377">О</text:span><text:span text:style-name="T1378">бозначает: время, место, способ или причину действия.</text:span></text:p>
      <text:p text:style-name="P258"/>
      <text:p text:style-name="P761"><text:span text:style-name="T1136">В английском </text:span><text:span text:style-name="T1137">языке</text:span><text:span text:style-name="T1136"> не бывает предложений без подлежащего и сказуемого.</text:span></text:p>
      <text:p text:style-name="P1147">Исключение составляют разговорные фразы: <text:span text:style-name="T510">nice to meet you</text:span><text:span text:style-name="T529">, come here, have fun </text:span><text:span text:style-name="T847">и пр</text:span><text:span text:style-name="T833">.</text:span></text:p>
      <text:p text:style-name="P1"/>
      <text:p text:style-name="P260"><text:span text:style-name="T1213">Порядок слов в у</text:span>тведрдительны<text:span text:style-name="T1213">х</text:span> и отрицательны<text:span text:style-name="T1213">х</text:span> предложения<text:span text:style-name="T1213">х</text:span>:</text:p>
      <text:list xml:id="list262002905" text:style-name="L2">
        <text:list-item>
          <text:p text:style-name="P1598"><text:span text:style-name="T14">подлежащее</text:span><text:span text:style-name="T1">;</text:span></text:p>
        </text:list-item>
        <text:list-item>
          <text:p text:style-name="P1598"><text:span text:style-name="T27">сказуемое</text:span><text:span text:style-name="T2">;</text:span></text:p>
        </text:list-item>
        <text:list-item>
          <text:p text:style-name="P1599"><text:span text:style-name="T1364">дополнение</text:span>;</text:p>
        </text:list-item>
        <text:list-item>
          <text:p text:style-name="P1599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364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64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364">you money</text:span> — Я дам тебе деньги.</text:p>
      <text:p text:style-name="P23"/>
      <text:p text:style-name="P271"><text:span text:style-name="T1213">Порядок слов в в</text:span>опросительны<text:span text:style-name="T1213">х</text:span> предложения<text:span text:style-name="T1213">х</text:span>:</text:p>
      <text:list xml:id="list1486202176" text:style-name="L3">
        <text:list-item>
          <text:p text:style-name="P1642"><text:span text:style-name="T43">вопросительное слово</text:span>;</text:p>
        </text:list-item>
        <text:list-item>
          <text:p text:style-name="P1642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42"><text:span text:style-name="T13">подлежащее</text:span>;</text:p>
        </text:list-item>
        <text:list-item>
          <text:p text:style-name="P1642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42"><text:span text:style-name="T8">дополнение</text:span>;</text:p>
        </text:list-item>
        <text:list-item>
          <text:p text:style-name="P1642"><text:span text:style-name="T10">обстоятельство</text:span>.</text:p>
        </text:list-item>
      </text:list>
      <text:p text:style-name="P760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23">—</text:span> Что ты здесь делаешь?</text:p>
      <text:p text:style-name="P762"><text:span text:style-name="T4">Do</text:span><text:span text:style-name="T510"> </text:span><text:span text:style-name="T15">you</text:span><text:span text:style-name="T510"> </text:span><text:span text:style-name="T29">want</text:span><text:span text:style-name="T9"> </text:span><text:span text:style-name="T1365">to live</text:span><text:span text:style-name="T9"> </text:span><text:span text:style-name="T11">in Spain</text:span><text:span text:style-name="T510">? — Ты хочешь жить в Испании?</text:span></text:p>
      <text:p text:style-name="P219"/>
      <text:p text:style-name="P1819"><text:span text:style-name="T1126">Английское предложение </text:span><text:span text:style-name="T1127">иногда</text:span><text:span text:style-name="T1126"> удобнее переводить с конца. </text:span><text:span text:style-name="T1128">Для удобства можно использовать дополнительные, уточнаяющие слова.</text:span></text:p>
      <text:p text:style-name="P538"/>
      <text:p text:style-name="P1486"><text:span text:style-name="T691">I have something in my eye → in my eye (в моем глазу), something (что-то), I have (</text:span><text:span text:style-name="T692">есть</text:span><text:span text:style-name="T691">).</text:span></text:p>
      <text:p text:style-name="P1248"><text:span text:style-name="T150">There </text:span><text:span text:style-name="T151">was a cup on the table → on the table (на столе), was (была), a cup (чашка).</text:span></text:p>
      <text:p text:style-name="P1584"><text:span text:style-name="T1400">Глагол и </text:span><text:span text:style-name="T1401">времена</text:span></text:p>
      <text:p text:style-name="P666"/>
      <text:p text:style-name="P1112"><text:span text:style-name="T1319">С</text:span><text:span text:style-name="T724">казуемое </text:span><text:span text:style-name="T1319">п</text:span><text:span text:style-name="T724">очти всегда делится на </text:span><text:span text:style-name="T1223">две</text:span><text:span text:style-name="T724"> части: </text:span><text:span text:style-name="T1204">на </text:span><text:span text:style-name="T724">вспомогательный </text:span><text:span text:style-name="T1320">глагол </text:span><text:span text:style-name="T724">и смысловой.</text:span></text:p>
      <text:p text:style-name="P1112"><text:span text:style-name="T724">Вспомогательный глагол не переводится. Он </text:span><text:span text:style-name="T725">сообщает</text:span><text:span text:style-name="T724"> о том, в каком времени нужно переводить смысловой. Смысловой глогол передает суть действия.</text:span></text:p>
      <text:p text:style-name="P1112"/>
      <text:p text:style-name="P1111">Смысловой глагол имеет несколько форм:</text:p>
      <text:list xml:id="list370938430" text:style-name="L4">
        <text:list-item>
          <text:p text:style-name="P1600">начальная форма (инфинитив) — форма глагола, как в словаре;</text:p>
        </text:list-item>
        <text:list-item>
          <text:p text:style-name="P1600">с окончанием <text:span text:style-name="T510">-s (-es)</text:span> — в утверждениях <text:span text:style-name="T833">Present Simple</text:span> после <text:span text:style-name="T510">he/she/it</text:span>;</text:p>
        </text:list-item>
        <text:list-item>
          <text:p text:style-name="P1600">с окончанием <text:span text:style-name="T510">-ing</text:span> (причастие) — в основном для образования <text:span text:style-name="T833">Present Continuous</text:span>;</text:p>
        </text:list-item>
        <text:list-item>
          <text:p text:style-name="P1600">2я форма <text:span text:style-name="T1217">(с окончанием </text:span><text:span text:style-name="T513">-ed</text:span><text:span text:style-name="T1217">)</text:span> — для образования <text:span text:style-name="T833">Past Simple</text:span>;</text:p>
        </text:list-item>
        <text:list-item>
          <text:p text:style-name="P1601">3я форма (прошедшее причастие) — для времен группы Perfect и пассивного залога.</text:p>
        </text:list-item>
      </text:list>
      <text:p text:style-name="P155"/>
      <text:p text:style-name="P501">Самыми распорстраненными являются 2 формы — инфинитив и глагол с окончанием -ing.</text:p>
      <text:p text:style-name="P501">Они входят в состав разных времен и используются в связке с модальными глаголами.</text:p>
      <text:p text:style-name="P503"/>
      <text:p text:style-name="P502">Инфинитив используется в след. ситуациях:</text:p>
      <text:list xml:id="list84587620" text:style-name="L5">
        <text:list-item>
          <text:p text:style-name="P1643">после модальных глаголов;</text:p>
        </text:list-item>
        <text:list-item>
          <text:p text:style-name="P1643">после вспомогательных глаголов в Present <text:span text:style-name="T1334">Simple и </text:span>Past Simple;</text:p>
        </text:list-item>
        <text:list-item>
          <text:p text:style-name="P1643">в конструкциях going to, have to, used to, would like to.</text:p>
        </text:list-item>
      </text:list>
      <text:p text:style-name="P501"/>
      <text:p text:style-name="P502">Глагол с окончанием -ing используется:</text:p>
      <text:list xml:id="list3265896358" text:style-name="L6">
        <text:list-item>
          <text:p text:style-name="P1644">во временах группы Continuous;</text:p>
        </text:list-item>
        <text:list-item>
          <text:p text:style-name="P1645">в форме герундия.</text:p>
        </text:list-item>
      </text:list>
      <text:p text:style-name="P156"/>
      <text:p text:style-name="P1483"><text:span text:style-name="T1097">Г</text:span><text:span text:style-name="T1098">лагол с окончанием -ing грамматически является существительным.</text:span></text:p>
      <text:p text:style-name="P156"/>
      <text:p text:style-name="P5"><text:span text:style-name="T1219">Настоящее.</text:span> Present</text:p>
      <text:p text:style-name="P498"/>
      <text:p text:style-name="P498">Present Simple (я делаю это сейчас):</text:p>
      <text:p text:style-name="P158">I live in Spain — Я живу в испании (факт).</text:p>
      <text:p text:style-name="P499"/>
      <text:p text:style-name="P498">Present Continuous (я делаю это прямо сейчас):</text:p>
      <text:p text:style-name="P39">I am reading a book — Я читаю книгу (именно сейчас).</text:p>
      <text:p text:style-name="P500"/>
      <text:p text:style-name="P498">Present Perfect (я сделал это ранее, но именно сейчас это важно):</text:p>
      <text:p text:style-name="P157">I have lost the keys — Я потерял ключи (результат).</text:p>
      <text:p text:style-name="P157"/>
      <text:p text:style-name="P498">Present Perfect <text:span text:style-name="T1218">Continuous (я делаю это уже какое-то время):</text:span></text:p>
      <text:p text:style-name="P763"><text:span text:style-name="T511">I have been reading for 2 hours — </text:span><text:span text:style-name="T591">Я читаю уже 2 часа</text:span></text:p>
      <text:p text:style-name="P236"/>
      <text:p text:style-name="P40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39"/>
      <text:p text:style-name="P6">Present Simple</text:p>
      <text:p text:style-name="P692"/>
      <text:p text:style-name="P261">Используется чтобы:</text:p>
      <text:list xml:id="list1411004564" text:style-name="L7">
        <text:list-item>
          <text:p text:style-name="P1731">сообщить факты настоящего, описать текущую реальность;</text:p>
        </text:list-item>
        <text:list-item>
          <text:p text:style-name="P1731">говорить о событиях, которые происходят с какой-то регулярностью.</text:p>
        </text:list-item>
      </text:list>
      <text:p text:style-name="P295"><text:soft-page-break/>В утверждениях глагол используется в 2х вариантах:</text:p>
      <text:list xml:id="list2112552024" text:style-name="L8">
        <text:list-item>
          <text:p text:style-name="P1733">без изменений, если подлежащее в первом лице или множеств<text:span text:style-name="T1204">ен.</text:span> числе <text:span text:style-name="T510">(</text:span><text:span text:style-name="T514">I</text:span><text:span text:style-name="T510">, </text:span><text:span text:style-name="T514">you</text:span><text:span text:style-name="T510">, </text:span><text:span text:style-name="T514">we,</text:span><text:span text:style-name="T510"> </text:span><text:span text:style-name="T514">they</text:span><text:span text:style-name="T510">)</text:span>;</text:p>
        </text:list-item>
        <text:list-item>
          <text:p text:style-name="P1733"><text:span text:style-name="T726">с окончанием </text:span><text:span text:style-name="T515">-s </text:span><text:span text:style-name="T516">(-es)</text:span><text:span text:style-name="T726">, если подлежащ</text:span><text:span text:style-name="T1163">ее</text:span><text:span text:style-name="T726"> в третьем лице, единств</text:span><text:span text:style-name="T1164">ен</text:span><text:span text:style-name="T1204">ном</text:span><text:span text:style-name="T726"> числе </text:span><text:span text:style-name="T515">(</text:span><text:span text:style-name="T514">he</text:span><text:span text:style-name="T515">, </text:span><text:span text:style-name="T514">she</text:span><text:span text:style-name="T515">, </text:span><text:span text:style-name="T514">it</text:span><text:span text:style-name="T515">)</text:span></text:p>
        </text:list-item>
      </text:list>
      <text:p text:style-name="P1380"/>
      <text:p text:style-name="P1158"><text:span text:style-name="T1228">I </text:span><text:span text:style-name="T33">live</text:span><text:span text:style-name="T1228"> in New York — Я живу в Нью Йорке.</text:span></text:p>
      <text:p text:style-name="P1160"><text:span text:style-name="T1228">Peter </text:span><text:span text:style-name="T33">work</text:span><text:span text:style-name="T34">s</text:span><text:span text:style-name="T1228"> in New York — Питер работает в Нью Йорке;</text:span></text:p>
      <text:p text:style-name="P263"/>
      <text:p text:style-name="P262">Окончание <text:span text:style-name="T510">-es</text:span> ставится, если глагол заканчивается: на гласную букву, </text:p>
      <text:p text:style-name="P264">на шипящий звук <text:span text:style-name="T510">(sh, ch)</text:span> <text:span text:style-name="T1135">или</text:span> на букву <text:span text:style-name="T510">s/x</text:span>:</text:p>
      <text:list xml:id="list1011242983" text:style-name="L9">
        <text:list-item>
          <text:p text:style-name="P1735"><text:span text:style-name="T728">go — </text:span>goes;</text:p>
        </text:list-item>
        <text:list-item>
          <text:p text:style-name="P1735"><text:span text:style-name="T728">teach — </text:span>teaches;</text:p>
        </text:list-item>
        <text:list-item>
          <text:p text:style-name="P1734"><text:span text:style-name="T728">mix — </text:span><text:span text:style-name="T727">mixes.</text:span></text:p>
        </text:list-item>
      </text:list>
      <text:p text:style-name="P692"/>
      <text:p text:style-name="P266">Если глагол заканчивается на букву y, перед которой согласная, то вместо y </text:p>
      <text:p text:style-name="P265">пишется <text:span text:style-name="T510">i</text:span> <text:span text:style-name="T729">(помимо добавления </text:span><text:span text:style-name="T517">-es</text:span><text:span text:style-name="T729">)</text:span>:</text:p>
      <text:list xml:id="list1109934396" text:style-name="L10">
        <text:list-item>
          <text:p text:style-name="P1736">fly — flies; </text:p>
        </text:list-item>
        <text:list-item>
          <text:p text:style-name="P1736">cry — cries.</text:p>
        </text:list-item>
      </text:list>
      <text:p text:style-name="P692"/>
      <text:p text:style-name="P768"><text:span text:style-name="T834">П</text:span><text:span text:style-name="T835">еред сказуемым часто </text:span><text:span text:style-name="T837">стоят</text:span><text:span text:style-name="T835"> маячки времени </text:span><text:span text:style-name="T841">(</text:span><text:span text:style-name="T835">наречия частности</text:span><text:span text:style-name="T841">)</text:span><text:span text:style-name="T836">:</text:span></text:p>
      <text:list xml:id="list1956654145" text:style-name="L11">
        <text:list-item>
          <text:p text:style-name="P1732">always - <text:span text:style-name="T726">всегда</text:span>;</text:p>
        </text:list-item>
        <text:list-item>
          <text:p text:style-name="P1732">usually - <text:span text:style-name="T726">обычно</text:span>;</text:p>
        </text:list-item>
        <text:list-item>
          <text:p text:style-name="P1732">often - <text:span text:style-name="T726">часто</text:span>;</text:p>
        </text:list-item>
        <text:list-item>
          <text:p text:style-name="P1732">sometimes - <text:span text:style-name="T726">иногда</text:span>;</text:p>
        </text:list-item>
        <text:list-item>
          <text:p text:style-name="P1732">never — <text:span text:style-name="T726">никогда</text:span>.</text:p>
        </text:list-item>
      </text:list>
      <text:p text:style-name="P27"/>
      <text:p text:style-name="P693"><text:span text:style-name="T510">I </text:span><text:span text:style-name="T623">always</text:span><text:span text:style-name="T510"> wash my hands before eating — Я всегда мою руки перед едой.</text:span></text:p>
      <text:p text:style-name="P692"/>
      <text:p text:style-name="P2">Отрицания в Present Simple</text:p>
      <text:p text:style-name="P2"/>
      <text:p text:style-name="P766"><text:span text:style-name="T733">Использу</text:span><text:span text:style-name="T734">ю</text:span><text:span text:style-name="T733">тся чтобы сказать о том, что что-либо:</text:span></text:p>
      <text:list xml:id="list696226364" text:style-name="L12">
        <text:list-item>
          <text:p text:style-name="P1737">не является фактом настоящего <text:span text:style-name="T1164">или истиной</text:span>;</text:p>
        </text:list-item>
        <text:list-item>
          <text:p text:style-name="P1737">не происходит с какой-то регулярностью.</text:p>
        </text:list-item>
      </text:list>
      <text:p text:style-name="P759"/>
      <text:p text:style-name="P758">За отрицание отвечает частица <text:span text:style-name="T510">not</text:span>, которая идет в паре со вспомогательным глаголом <text:span text:style-name="T510">do</text:span>.</text:p>
      <text:p text:style-name="P758">Если подлежащее <text:span text:style-name="T510">he/she/it</text:span>, то испольузется <text:span text:style-name="T510">does</text:span>. <text:span text:style-name="T1132">Смысловой глагол без изменений.</text:span></text:p>
      <text:p text:style-name="P757"/>
      <text:p text:style-name="P225">People <text:span text:style-name="T3">do </text:span><text:span text:style-name="T48">not</text:span> <text:span text:style-name="T26">live</text:span> in space — Люди не живут в космосе.</text:p>
      <text:p text:style-name="P225">Water <text:span text:style-name="T3">does </text:span><text:span text:style-name="T48">not</text:span> <text:span text:style-name="T26">boil</text:span> at 50 degrees Celsius — Вода не кипит при 50 грудусах.</text:p>
      <text:p text:style-name="P225"/>
      <text:p text:style-name="P1322"><text:span text:style-name="T731">Практически всегда </text:span><text:span text:style-name="T593">do/</text:span><text:span text:style-name="T594">does</text:span><text:span text:style-name="T593"> not</text:span><text:span text:style-name="T731"> использу</text:span><text:span text:style-name="T732">е</text:span><text:span text:style-name="T731">тся в сокращении: </text:span></text:p>
      <text:p text:style-name="P419"/>
      <text:p text:style-name="P227">We don`t drink whisky — Мы не пьем виски. </text:p>
      <text:p text:style-name="P239">He doesn`t drink tea — Он не пьет чай.</text:p>
      <text:p text:style-name="P436"/>
      <text:p text:style-name="P436">Вопросы в Present Simple</text:p>
      <text:p text:style-name="P226"/>
      <text:p text:style-name="P385">Используюся чтобы:</text:p>
      <text:list xml:id="list1518083248" text:style-name="L13">
        <text:list-item>
          <text:p text:style-name="P1694">узнать о фактах настоящего;</text:p>
        </text:list-item>
        <text:list-item>
          <text:p text:style-name="P1694">о событиях, которые происходят с какой-то регулярностью.</text:p>
        </text:list-item>
      </text:list>
      <text:p text:style-name="P384"><text:soft-page-break/>Вопрос задается с помощью вспомогательного глагола <text:span text:style-name="T510">do/</text:span><text:span text:style-name="T518">does</text:span>, который ставится перед подлежащим. Смысловой глагол без изменений (в начальной форме).</text:p>
      <text:p text:style-name="P1400"/>
      <text:p text:style-name="P764"><text:span text:style-name="T5">Do</text:span><text:span text:style-name="T730"> you </text:span><text:span text:style-name="T32">like</text:span><text:span text:style-name="T730"> action movies? </text:span><text:span text:style-name="T579">— </text:span><text:span text:style-name="T730">Тебе нравятся экшен фильмы? </text:span></text:p>
      <text:p text:style-name="P84"><text:span text:style-name="T1167">What books </text:span><text:span text:style-name="T6">do</text:span><text:span text:style-name="T1167"> you </text:span><text:span text:style-name="T36">read</text:span><text:span text:style-name="T1167">? </text:span><text:span text:style-name="T1178">—</text:span><text:span text:style-name="T1167"> Какие книги тебе нравятся?</text:span></text:p>
      <text:p text:style-name="P234"/>
      <text:p text:style-name="P430">Present Continuous</text:p>
      <text:p text:style-name="P386"/>
      <text:p text:style-name="P386">Указывает на событие, происходящее именно сейчас и которое еще не закончилось.</text:p>
      <text:p text:style-name="P390">Состоит из связки вспомогательного глагола <text:span text:style-name="T510">be</text:span> и смыслового с окончанием <text:span text:style-name="T510">-ing</text:span>:</text:p>
      <text:p text:style-name="P387"/>
      <text:p text:style-name="P228">She <text:span text:style-name="T1138">is</text:span> driv<text:span text:style-name="T1138">ing</text:span> to work. <text:span text:style-name="T1203">—</text:span> Она (сейчас) едет на работу.</text:p>
      <text:p text:style-name="P230">You <text:span text:style-name="T1138">are</text:span> do<text:span text:style-name="T1138">ing</text:span> great! <text:span text:style-name="T1203">—</text:span> У тебя отлично получается!</text:p>
      <text:p text:style-name="P386"/>
      <text:p text:style-name="P803"><text:span text:style-name="T737">Если глагол заканчивается на </text:span><text:span text:style-name="T585">-e</text:span><text:span text:style-name="T737">, то при добавлении </text:span><text:span text:style-name="T585">-ing</text:span><text:span text:style-name="T737"> она выпадает: </text:span><text:span text:style-name="T585">make → making.</text:span></text:p>
      <text:p text:style-name="P389">Если глагол заканчивается на <text:span text:style-name="T510">-ie</text:span>, то при добавлении <text:span text:style-name="T510">-ing</text:span> оно меняется на <text:span text:style-name="T510">-y</text:span>: <text:span text:style-name="T510">lie → lying. </text:span></text:p>
      <text:p text:style-name="P229"/>
      <text:p text:style-name="P389">Если глагол из 1 слога, с одной гласной буквой, после которой солгасная, то при </text:p>
      <text:p text:style-name="P803"><text:span text:style-name="T737">добавлении </text:span><text:span text:style-name="T585">-ing</text:span><text:span text:style-name="T737"> согласная удваивается: </text:span><text:span text:style-name="T585">hit → hitting, sit → sitting.</text:span></text:p>
      <text:p text:style-name="P388"/>
      <text:p text:style-name="P804"><text:span text:style-name="T737">В </text:span><text:span text:style-name="T730">окончании </text:span><text:span text:style-name="T578">-ing</text:span><text:span text:style-name="T730"> буква </text:span><text:span text:style-name="T578">g</text:span><text:span text:style-name="T730"> не произносится. Сочетание </text:span><text:span text:style-name="T578">ng</text:span><text:span text:style-name="T730"> образет необычный звук, которого нет в русском языке — носовой </text:span><text:span text:style-name="T578">n</text:span><text:span text:style-name="T730"> (при произнесении пускается воздух через нос).</text:span></text:p>
      <text:p text:style-name="P390"/>
      <text:p text:style-name="P391"><text:span text:style-name="T1208">Слова-м</text:span>аячки Present Continuous:</text:p>
      <text:list xml:id="list957221165" text:style-name="L14">
        <text:list-item>
          <text:p text:style-name="P1695">look — смотри;</text:p>
        </text:list-item>
        <text:list-item>
          <text:p text:style-name="P1695">now — сейчас (обычно стоит в конце);</text:p>
        </text:list-item>
        <text:list-item>
          <text:p text:style-name="P1695">at the moment — в этот момент (обычно в конце).</text:p>
        </text:list-item>
      </text:list>
      <text:p text:style-name="P388"/>
      <text:p text:style-name="P230">I am working right <text:span text:style-name="T1138">now</text:span>. — Прямо сейчас я работаю.</text:p>
      <text:p text:style-name="P230"><text:span text:style-name="T1138">Look</text:span> out of the window! It`s raining. — Посмотри в окно. Идет дождь.</text:p>
      <text:p text:style-name="P392"/>
      <text:p text:style-name="P429">Отрицания в Present Continuous</text:p>
      <text:p text:style-name="P429"/>
      <text:p text:style-name="P393">Используется чтобы сказать, что что-то не происходит именно сейчас.</text:p>
      <text:p text:style-name="P393">Для этого к глаголу <text:span text:style-name="T510">be</text:span> добавляется частица <text:span text:style-name="T510">not</text:span>.</text:p>
      <text:p text:style-name="P393"/>
      <text:p text:style-name="P231">I`m not listening to you. <text:span text:style-name="T1205">—</text:span> Я не слушаю тебя.</text:p>
      <text:p text:style-name="P231">He isn`t cleaning the carpet. <text:span text:style-name="T1205">—</text:span> Он не чистит ковер.</text:p>
      <text:p text:style-name="P231"/>
      <text:p text:style-name="P433">Вопросы в Present Continuous</text:p>
      <text:p text:style-name="P232"/>
      <text:p text:style-name="P1595">Здесь использ<text:span text:style-name="T1207">уются</text:span> теже правила, что при составлении вопросов в </text:p>
      <text:p text:style-name="P1595">Present Simple, с глаголом <text:span text:style-name="T510">be</text:span>:</text:p>
      <text:p text:style-name="P1595"/>
      <text:p text:style-name="P232">Am I listening? <text:span text:style-name="T1205">—</text:span> Я слушаю?</text:p>
      <text:p text:style-name="P232">Are you playing? Yes, I am. <text:span text:style-name="T1205">—</text:span> Ты играешь? Да.</text:p>
      <text:p text:style-name="P232"/>
      <text:p text:style-name="P232">Where is he going? <text:span text:style-name="T1205">—</text:span> Куда он идет?</text:p>
      <text:p text:style-name="P233">What book is she reading? <text:span text:style-name="T1205">— </text:span>Какую книгу она читает? <text:span text:style-name="T1206">(сейчас)</text:span></text:p>
      <text:p text:style-name="P233"/>
      <text:p text:style-name="P444"/>
      <text:p text:style-name="P1593"><text:span text:style-name="T774">Глаголы, которые не использ</text:span><text:span text:style-name="T777">уются</text:span><text:span text:style-name="T774"> в </text:span><text:span text:style-name="T775">Continuous</text:span></text:p>
      <text:p text:style-name="P431"/>
      <text:p text:style-name="P394">Это глаголы, обозначающие состояние, которое не меняется под дейсвтием момента.</text:p>
      <text:p text:style-name="P1411"><text:span text:style-name="T742">Как правило это </text:span><text:span text:style-name="T743">описание</text:span><text:span text:style-name="T742"> чувств или мыслей. </text:span></text:p>
      <text:p text:style-name="P395"/>
      <text:p text:style-name="P1413"><text:span text:style-name="T743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58">(могут </text:span><text:span text:style-name="T759">встречаться </text:span><text:span text:style-name="T758">с </text:span><text:span text:style-name="T598">-ing </text:span><text:span text:style-name="T758">в форме герундия)</text:span><text:span text:style-name="T743">:</text:span></text:p>
      <text:p text:style-name="P396"/>
      <text:p text:style-name="P397">Глаголы восприятия:</text:p>
      <text:list xml:id="list739317802" text:style-name="L15">
        <text:list-item>
          <text:p text:style-name="P1696">see — видеть;</text:p>
        </text:list-item>
        <text:list-item>
          <text:p text:style-name="P1696">hear — слышать;</text:p>
        </text:list-item>
        <text:list-item>
          <text:p text:style-name="P1696">feel — чувствовать;</text:p>
        </text:list-item>
        <text:list-item>
          <text:p text:style-name="P1696">taste — чувствовать вкус (пробовать);</text:p>
        </text:list-item>
        <text:list-item>
          <text:p text:style-name="P1696">smell — чувствовать запах (нюхать).</text:p>
        </text:list-item>
      </text:list>
      <text:p text:style-name="P396"/>
      <text:p text:style-name="P397">Глаголы для выражения мнения:</text:p>
      <text:list xml:id="list981068015" text:style-name="L16">
        <text:list-item>
          <text:p text:style-name="P1697">belive — верить;</text:p>
        </text:list-item>
        <text:list-item>
          <text:p text:style-name="P1697">doubt — сомневаться;</text:p>
        </text:list-item>
        <text:list-item>
          <text:p text:style-name="P1697">think — думать.</text:p>
        </text:list-item>
      </text:list>
      <text:p text:style-name="P398"/>
      <text:p text:style-name="P397">Глаголы, показывающие состояние мыслей:</text:p>
      <text:list xml:id="list3763062325" text:style-name="L17">
        <text:list-item>
          <text:p text:style-name="P1698">forget — забывать;</text:p>
        </text:list-item>
        <text:list-item>
          <text:p text:style-name="P1698">imagine — представлять;</text:p>
        </text:list-item>
        <text:list-item>
          <text:p text:style-name="P1698">know — знать;</text:p>
        </text:list-item>
        <text:list-item>
          <text:p text:style-name="P1698">understand — понимать.</text:p>
        </text:list-item>
      </text:list>
      <text:p text:style-name="P396"/>
      <text:p text:style-name="P399">Глаголы, указывающие на эмоции и желания:</text:p>
      <text:list xml:id="list402945930" text:style-name="L18">
        <text:list-item>
          <text:p text:style-name="P1699">love — любить;</text:p>
        </text:list-item>
        <text:list-item>
          <text:p text:style-name="P1699">like — нравиться;</text:p>
        </text:list-item>
        <text:list-item>
          <text:p text:style-name="P1699">hate — ненавидеть;</text:p>
        </text:list-item>
        <text:list-item>
          <text:p text:style-name="P1699">hope — надеяться;</text:p>
        </text:list-item>
        <text:list-item>
          <text:p text:style-name="P1699">want — хотеть;</text:p>
        </text:list-item>
        <text:list-item>
          <text:p text:style-name="P1699">wish — желать.</text:p>
        </text:list-item>
      </text:list>
      <text:p text:style-name="P400"/>
      <text:p text:style-name="P399">Другие глаголы:</text:p>
      <text:list xml:id="list2591055775" text:style-name="L19">
        <text:list-item>
          <text:p text:style-name="P1700">look — выглядеть;</text:p>
        </text:list-item>
        <text:list-item>
          <text:p text:style-name="P1700">have — иметь.</text:p>
        </text:list-item>
      </text:list>
      <text:p text:style-name="P400"/>
      <text:p text:style-name="P237">I think Amy is a strange girl. - Я думаю, Эмми странная девушка.</text:p>
      <text:p text:style-name="P237">Do you know this man? - Вы знаете этого мужчину?</text:p>
      <text:p text:style-name="P237">You look great! - Ты выглядишь отлично!</text:p>
      <text:p text:style-name="P434"/>
      <text:p text:style-name="P434">Present Perfect</text:p>
      <text:p text:style-name="P401"/>
      <text:p text:style-name="P805"><text:span text:style-name="T750">У</text:span><text:span text:style-name="T746">казывает на дейсвтие совершенное когда-то в прошлом, но подчеркивает, что результат важен сейчас </text:span><text:span text:style-name="T747">(т. е. к какому результату в итоге это привело)</text:span><text:span text:style-name="T746">.</text:span></text:p>
      <text:p text:style-name="P402"/>
      <text:p text:style-name="P1406"><text:span text:style-name="T746">С</text:span><text:span text:style-name="T749">остоит и</text:span><text:span text:style-name="T751">з </text:span><text:span text:style-name="T752">2х частей:</text:span><text:span text:style-name="T749"> вспомогат</text:span><text:span text:style-name="T752">ельного</text:span><text:span text:style-name="T749"> глагола </text:span><text:span text:style-name="T595">have</text:span><text:span text:style-name="T749"> и смыслового глагола </text:span></text:p>
      <text:p text:style-name="P1406"><text:span text:style-name="T749">в 3й форме (</text:span><text:span text:style-name="T757">передает значение</text:span><text:span text:style-name="T753"> «сделанный»</text:span><text:span text:style-name="T749">).</text:span></text:p>
      <text:p text:style-name="P805"><text:soft-page-break/><text:span text:style-name="T746">На русский язык Present Perfect переводится в прошлом </text:span><text:span text:style-name="T748">(иногда настоящ</text:span><text:span text:style-name="T750">и</text:span><text:span text:style-name="T748">м, </text:span><text:span text:style-name="T750">для удобства</text:span><text:span text:style-name="T748">)</text:span><text:span text:style-name="T746">, </text:span></text:p>
      <text:p text:style-name="P403">а в английском принадлежит к катергории настоящих времен.</text:p>
      <text:p text:style-name="P403"/>
      <text:p text:style-name="P28"><text:span text:style-name="T1172">I </text:span><text:span text:style-name="T1185">have</text:span><text:span text:style-name="T1167"> already </text:span><text:span text:style-name="T1185">seen</text:span><text:span text:style-name="T1167"> this movie. </text:span><text:span text:style-name="T1173">—</text:span><text:span text:style-name="T1167"> Я уже видел этот фильм (просмотрел, т. е. опыт).</text:span></text:p>
      <text:p text:style-name="P28"><text:span text:style-name="T1167">You </text:span><text:span text:style-name="T1185">have</text:span><text:span text:style-name="T1167"> </text:span><text:span text:style-name="T1185">broken</text:span><text:span text:style-name="T1167"> the vase. </text:span><text:span text:style-name="T1173">— </text:span><text:span text:style-name="T1167">Ты разбил вазу. (есть очевидный результат, кот. случился ранее) </text:span></text:p>
      <text:p text:style-name="P29"><text:span text:style-name="T1174">It`s the fitst time I </text:span><text:span text:style-name="T1186">have</text:span><text:span text:style-name="T1174"> </text:span><text:span text:style-name="T1186">driven</text:span><text:span text:style-name="T1174"> a car — Это впервые, когда я веду машину. (в настоящем)</text:span></text:p>
      <text:p text:style-name="P410"/>
      <text:p text:style-name="P411">Как проявляется результат:</text:p>
      <text:list xml:id="list1989676722" text:style-name="L20">
        <text:list-item>
          <text:p text:style-name="P1739"><text:span text:style-name="T779">это </text:span><text:span text:style-name="T778">очевидные изменения;</text:span></text:p>
        </text:list-item>
        <text:list-item>
          <text:p text:style-name="P1738"><text:span text:style-name="T747">полученный </text:span><text:span text:style-name="T751">ранее</text:span><text:span text:style-name="T747"> опыт или впечатления;</text:span></text:p>
        </text:list-item>
        <text:list-item>
          <text:p text:style-name="P1701">недавно произошедшие события или новая информация.</text:p>
        </text:list-item>
      </text:list>
      <text:p text:style-name="P404"/>
      <text:p text:style-name="P404">Также Present Perfect используют, если что-то произошло впервые:</text:p>
      <text:p text:style-name="P404"/>
      <text:p text:style-name="P235">It`s the first time something has happend. - Этой первый раз, когда что-то произошло.</text:p>
      <text:p text:style-name="P235">(вместо first можно указать любое порядковое число: second, third)</text:p>
      <text:p text:style-name="P404"/>
      <text:p text:style-name="P404">Present Perferct — яркий пример того, что нельзя переводить английские </text:p>
      <text:p text:style-name="P283"><text:span text:style-name="T1171">предложения слово в слово: </text:span><text:span text:style-name="T607">I have done. </text:span><text:span text:style-name="T596">—</text:span><text:span text:style-name="T607"> Я сделал (</text:span><text:span text:style-name="T621">досл. </text:span><text:span text:style-name="T607">Я имею сделанным).</text:span></text:p>
      <text:p text:style-name="P495"/>
      <text:p text:style-name="P496">Есть 2 варианта образования 3й формы глагола:</text:p>
      <text:list xml:id="list3505146352" text:style-name="L21">
        <text:list-item>
          <text:p text:style-name="P1703">если глагол правильный, то добавляем к его начальной форме окончание <text:span text:style-name="T510">-ed</text:span>;</text:p>
        </text:list-item>
        <text:list-item>
          <text:p text:style-name="P1703">если неправильный, то находим в таблице неправильных глаголов.</text:p>
        </text:list-item>
      </text:list>
      <text:p text:style-name="P445"/>
      <text:p text:style-name="P1142"><text:span text:style-name="T780">Н</text:span><text:span text:style-name="T781">еправильны</text:span><text:span text:style-name="T780">й</text:span><text:span text:style-name="T781"> глагол </text:span><text:span text:style-name="T780">это </text:span><text:span text:style-name="T781">тот, который во 2й или 3й форме </text:span><text:span text:style-name="T795">записывается</text:span><text:span text:style-name="T781"> </text:span><text:span text:style-name="T795">по особенному</text:span><text:span text:style-name="T781">. </text:span></text:p>
      <text:p text:style-name="P446">Самые популярные неправильные глаголы нужно заучить (см. таблицу ниже).</text:p>
      <text:p text:style-name="P445"/>
      <text:p text:style-name="P448">Слова-маячки Present Perfect:</text:p>
      <text:list xml:id="list4150762731" text:style-name="L22">
        <text:list-item>
          <text:p text:style-name="P1704">just — только что;</text:p>
        </text:list-item>
        <text:list-item>
          <text:p text:style-name="P1704">already — уже;</text:p>
        </text:list-item>
        <text:list-item>
          <text:p text:style-name="P1704">yet — еще не;</text:p>
        </text:list-item>
      </text:list>
      <text:p text:style-name="P450"/>
      <text:p text:style-name="P1143"><text:span text:style-name="T608">Just</text:span><text:span text:style-name="T782"> и </text:span><text:span text:style-name="T608">already</text:span><text:span text:style-name="T782"> используются в утверждениях. </text:span><text:span text:style-name="T608">Yet</text:span><text:span text:style-name="T782"> — в вопросах и отрицаниях</text:span><text:span text:style-name="T783">. </text:span></text:p>
      <text:p text:style-name="P1378"><text:span text:style-name="T783">(</text:span><text:span text:style-name="T622">already</text:span><text:span text:style-name="T830"> также </text:span><text:span text:style-name="T829">иногда можно встретить</text:span><text:span text:style-name="T830"> в вопросах).</text:span></text:p>
      <text:p text:style-name="P452"/>
      <text:p text:style-name="P451">Место <text:span text:style-name="T510">just</text:span>, <text:span text:style-name="T510">already</text:span> в предложении — между <text:span text:style-name="T510">have</text:span> и 3й формой глагола. </text:p>
      <text:p text:style-name="P451">Слово <text:span text:style-name="T510">yet</text:span> стоит <text:span text:style-name="T1318">всегда </text:span>в конце предложения.</text:p>
      <text:p text:style-name="P449"/>
      <text:p text:style-name="P240">I have <text:span text:style-name="T1138">just</text:span> eaten a sandwich. <text:span text:style-name="T1209">—</text:span> Я только что съел бутерброд.</text:p>
      <text:p text:style-name="P240">We have n<text:span text:style-name="T1212">o</text:span>t finished <text:span text:style-name="T1138">yet</text:span>. <text:span text:style-name="T1209">—</text:span> Мы еще не закончили.</text:p>
      <text:p text:style-name="P447"/>
      <text:p text:style-name="P453">Другие указатели времени:</text:p>
      <text:list xml:id="list182231338" text:style-name="L23">
        <text:list-item>
          <text:p text:style-name="P1705">ever — когда либо;</text:p>
        </text:list-item>
        <text:list-item>
          <text:p text:style-name="P1705">never — никогда;</text:p>
        </text:list-item>
        <text:list-item>
          <text:p text:style-name="P1705">recently — в последнее время;</text:p>
        </text:list-item>
        <text:list-item>
          <text:p text:style-name="P1705">these days — в последние дни;</text:p>
        </text:list-item>
        <text:list-item>
          <text:p text:style-name="P1705">словосочетание с this (this mornig, this week).</text:p>
        </text:list-item>
      </text:list>
      <text:p text:style-name="P452"/>
      <text:p text:style-name="P452">Место <text:span text:style-name="T510">ever</text:span>, <text:span text:style-name="T510">never</text:span> — перед 3й формой глагола, <text:span text:style-name="T1211">а</text:span> <text:span text:style-name="T510">recently</text:span>, <text:span text:style-name="T510">these days</text:span> и </text:p>
      <text:p text:style-name="P452">словосочетания с <text:span text:style-name="T510">this</text:span> — в конце предложения.</text:p>
      <text:p text:style-name="P241"><text:soft-page-break/>I <text:span text:style-name="T1212">ha</text:span>ve <text:span text:style-name="T1138">never</text:span> been to New York. <text:span text:style-name="T1210">— </text:span>Я никогда не был в Нью Йорке.</text:p>
      <text:p text:style-name="P241">I <text:span text:style-name="T1212">ha</text:span>ve worked a lot <text:span text:style-name="T1138">these days</text:span>. <text:span text:style-name="T1210">—</text:span> Я много работал в эти дни.</text:p>
      <text:p text:style-name="P454"/>
      <text:p text:style-name="P442">Отрицания в Present Perfect</text:p>
      <text:p text:style-name="P455"/>
      <text:p text:style-name="P456">Используются, когда хотят сказать:</text:p>
      <text:list xml:id="list1662862110" text:style-name="L24">
        <text:list-item>
          <text:p text:style-name="P1706">об отсутствии ожидаемого результата;</text:p>
        </text:list-item>
        <text:list-item>
          <text:p text:style-name="P1706">о том, чего автор никогда не делал или не испытывал.</text:p>
        </text:list-item>
      </text:list>
      <text:p text:style-name="P455"/>
      <text:p text:style-name="P455">Для этого ставится частица <text:span text:style-name="T510">not</text:span> после вспомогательного глагола <text:span text:style-name="T510">have</text:span>.</text:p>
      <text:p text:style-name="P455"/>
      <text:p text:style-name="P455">Также отрицательным считается предложение со словом <text:span text:style-name="T510">never</text:span>, которое передает отрицательный контекст.</text:p>
      <text:p text:style-name="P455"/>
      <text:p text:style-name="P1144"><text:span text:style-name="T784">В </text:span><text:span text:style-name="T778">отрицаниях почти всегда используется сокращенная форма глагола </text:span><text:span text:style-name="T607">haven`t</text:span><text:span text:style-name="T778">.</text:span></text:p>
      <text:p text:style-name="P1145"><text:span text:style-name="T796">Сокращени</text:span><text:span text:style-name="T828">е</text:span><text:span text:style-name="T796"> </text:span><text:span text:style-name="T610">`ve not</text:span><text:span text:style-name="T796"> не используется.</text:span></text:p>
      <text:p text:style-name="P457"/>
      <text:p text:style-name="P242">I have<text:span text:style-name="T394">n</text:span><text:span text:style-name="T398">`</text:span><text:span text:style-name="T394">t</text:span> expected that. <text:span text:style-name="T1210">—</text:span> Я этого не ожидал.</text:p>
      <text:p text:style-name="P242">I<text:span text:style-name="T1212">`</text:span>ve <text:span text:style-name="T394">never</text:span> seen this movie before. <text:span text:style-name="T1210">— </text:span>Я до этого не видел этот фильм. </text:p>
      <text:p text:style-name="P441"/>
      <text:p text:style-name="P441">Вопросы в Present Perfect</text:p>
      <text:p text:style-name="P243"/>
      <text:p text:style-name="P458">Используются, если хоят узнать:</text:p>
      <text:list xml:id="list590718467" text:style-name="L25">
        <text:list-item>
          <text:p text:style-name="P1707">сделано ли дело к этом моменту, каким образом оно сделано;</text:p>
        </text:list-item>
        <text:list-item>
          <text:p text:style-name="P1749"><text:span text:style-name="T796">имеет ли человек определенный опыт </text:span><text:span text:style-name="T794">или совершил ли он </text:span><text:span text:style-name="T797">нужное</text:span><text:span text:style-name="T794"> действие</text:span><text:span text:style-name="T796">;</text:span></text:p>
        </text:list-item>
      </text:list>
      <text:p text:style-name="P457"/>
      <text:p text:style-name="P1145">Для этого используется уже знакомая схема. Глагол <text:span text:style-name="T510">have</text:span> ставится перед по<text:span text:style-name="T1216">д</text:span>л<text:span text:style-name="T1216">е</text:span>ж<text:span text:style-name="T1216">а</text:span>щим.</text:p>
      <text:p text:style-name="P1145"/>
      <text:p text:style-name="P244">Why have you done it? <text:span text:style-name="T1210">—</text:span> Зачем ты это сделал?</text:p>
      <text:p text:style-name="P1377"><text:span text:style-name="T618">Ha</text:span><text:span text:style-name="T619">s</text:span><text:span text:style-name="T618"> </text:span><text:span text:style-name="T619">he</text:span><text:span text:style-name="T618"> ever been to Rome? </text:span><text:span text:style-name="T620">—</text:span><text:span text:style-name="T618"> </text:span><text:span text:style-name="T619">Он</text:span><text:span text:style-name="T618"> бывал в Риме?</text:span></text:p>
      <text:p text:style-name="P244"/>
      <text:p text:style-name="P432">Present Perfect Continuous</text:p>
      <text:p text:style-name="P459"/>
      <text:p text:style-name="P461">Для того, чтобы использовать, нужно чтобы совпало сразу несколько условий:</text:p>
      <text:list xml:id="list1013935522" text:style-name="L26">
        <text:list-item>
          <text:p text:style-name="P1750"><text:span text:style-name="T785">действие не закончено либо закончено не</text:span><text:span text:style-name="T789">давно</text:span><text:span text:style-name="T785">;</text:span></text:p>
        </text:list-item>
        <text:list-item>
          <text:p text:style-name="P1750"><text:span text:style-name="T785">известн</text:span><text:span text:style-name="T789">а его продолжительность </text:span><text:span text:style-name="T803">(обычно из контекста предложения)</text:span><text:span text:style-name="T789">.</text:span></text:p>
        </text:list-item>
      </text:list>
      <text:p text:style-name="P460"/>
      <text:p text:style-name="P465">Схема состоит из 3х частей: вспомогательного глагола <text:span text:style-name="T510">have</text:span>, слова <text:span text:style-name="T510">been</text:span> <text:span text:style-name="T1322">(особая форма </text:span></text:p>
      <text:p text:style-name="P465"><text:span text:style-name="T1322">глагола </text:span><text:span text:style-name="T530">be</text:span><text:span text:style-name="T1322">) </text:span>и смыслового глагола с окончанием <text:span text:style-name="T510">-ing</text:span>. </text:p>
      <text:p text:style-name="P463"/>
      <text:p text:style-name="P1155"><text:span text:style-name="T778">На русский </text:span><text:span text:style-name="T787">язык </text:span><text:span text:style-name="T754">Present Perfect Continuous</text:span><text:span text:style-name="T776"> </text:span><text:span text:style-name="T778">переводится настоящим временем</text:span></text:p>
      <text:p text:style-name="P1148"><text:span text:style-name="T786">(редко в прошлом). </text:span><text:span text:style-name="T787">При этом все 3 части </text:span><text:span text:style-name="T788">переводятся</text:span><text:span text:style-name="T787"> одним словом.</text:span></text:p>
      <text:p text:style-name="P462"/>
      <text:p text:style-name="P30"><text:span text:style-name="T1166">I </text:span><text:span text:style-name="T1185">have been learning</text:span><text:span text:style-name="T1166"> English for 2 years. </text:span><text:span text:style-name="T1190">—</text:span><text:span text:style-name="T1166"> Я </text:span><text:span text:style-name="T1185">учу</text:span><text:span text:style-name="T1166"> английский уже 2 года (и еще не закончил).</text:span></text:p>
      <text:p text:style-name="P30"><text:span text:style-name="T1166">We </text:span><text:span text:style-name="T1185">have been cleaning</text:span><text:span text:style-name="T1166"> the flat the whole morning. </text:span><text:span text:style-name="T1190">— </text:span><text:span text:style-name="T1166">Мы </text:span><text:span text:style-name="T1185">убирали</text:span><text:span text:style-name="T1166"> </text:span><text:span text:style-name="T1191">квартиру все утро.</text:span></text:p>
      <text:p text:style-name="P464"/>
      <text:p text:style-name="P466">Формы глагола <text:span text:style-name="T510">have</text:span> <text:span text:style-name="T510">verb-ing</text:span> (подобно <text:span text:style-name="T510">am/is/are verb-ing</text:span>, как в Continuous) не существует.</text:p>
      <text:p text:style-name="P466">Если у смыслового глагола окончание<text:span text:style-name="T510"> -ing</text:span>, то <text:span text:style-name="T510">have</text:span> применяется только с <text:span text:style-name="T510">been</text:span>.</text:p>
      <text:p text:style-name="P466"/>
      <text:p text:style-name="P1487"><text:span text:style-name="T789">С</text:span><text:span text:style-name="T778">лова-маячки Present Perfect Continuous:</text:span></text:p>
      <text:list xml:id="list209771875" text:style-name="L27">
        <text:list-item>
          <text:p text:style-name="P1708"><text:soft-page-break/>for — в течении;</text:p>
        </text:list-item>
        <text:list-item>
          <text:p text:style-name="P1708">since — с какого-то времени;</text:p>
        </text:list-item>
        <text:list-item>
          <text:p text:style-name="P1708">how long — как долго.</text:p>
        </text:list-item>
      </text:list>
      <text:p text:style-name="P468"/>
      <text:p text:style-name="P467">Дополнительно могут использоваться указатели периода:</text:p>
      <text:list xml:id="list3162067858" text:style-name="L28">
        <text:list-item>
          <text:p text:style-name="P1709">all — весь (день/год);</text:p>
        </text:list-item>
        <text:list-item>
          <text:p text:style-name="P1709">the whole — целый (день/вечер); </text:p>
        </text:list-item>
      </text:list>
      <text:p text:style-name="P462"/>
      <text:p text:style-name="P32"><text:span text:style-name="T1166">He</text:span><text:span text:style-name="T1192">`</text:span><text:span text:style-name="T1167">s been playing</text:span><text:span text:style-name="T1166"> for an hour. — Он </text:span><text:span text:style-name="T1167">играет</text:span><text:span text:style-name="T1166"> уже час </text:span><text:span text:style-name="T1192">(в течении часа).</text:span></text:p>
      <text:p text:style-name="P33"><text:span text:style-name="T1192">W</text:span><text:span text:style-name="T1166">e`</text:span><text:span text:style-name="T1167">ve been staying</text:span><text:span text:style-name="T1166"> in this hotel since Tuesday. </text:span><text:span text:style-name="T1193">— </text:span><text:span text:style-name="T1166">Мы </text:span><text:span text:style-name="T1167">находимся</text:span><text:span text:style-name="T1166"> в этом отеле со вторника.</text:span></text:p>
      <text:p text:style-name="P469"/>
      <text:p text:style-name="P1151"><text:span text:style-name="T790">В утверждениях глагол </text:span><text:span text:style-name="T609">have</text:span><text:span text:style-name="T790"> </text:span><text:span text:style-name="T791">часто</text:span><text:span text:style-name="T790"> сокращают до </text:span><text:span text:style-name="T609">`ve</text:span><text:span text:style-name="T790">, а </text:span><text:span text:style-name="T609">has</text:span><text:span text:style-name="T790"> — до </text:span><text:span text:style-name="T609">`s</text:span><text:span text:style-name="T790"> (лего перепутать с </text:span><text:span text:style-name="T609">is</text:span><text:span text:style-name="T790">, посему здесь вспомогательный глагол можно понять только по контексту).</text:span></text:p>
      <text:p text:style-name="P470"/>
      <text:p text:style-name="P1150"><text:span text:style-name="T790">Е</text:span><text:span text:style-name="T778">сли используется глагол </text:span><text:span text:style-name="T607">be</text:span><text:span text:style-name="T778"> или глаголы состояния, которые не стоят в Continuous</text:span><text:span text:style-name="T800">,</text:span><text:span text:style-name="T778"> </text:span></text:p>
      <text:p text:style-name="P471">то предложение будет в Present Perfect. </text:p>
      <text:p text:style-name="P471"/>
      <text:p text:style-name="P35"><text:span text:style-name="T1167">I </text:span><text:span text:style-name="T1185">have known </text:span><text:span text:style-name="T1167">(</text:span><text:span text:style-name="T1175">а </text:span><text:span text:style-name="T1167">не have been knowing)</text:span><text:span text:style-name="T1166"> Alice for 3 years. </text:span><text:span text:style-name="T790">—</text:span><text:span text:style-name="T1166"> Я </text:span><text:span text:style-name="T1185">знаю</text:span><text:span text:style-name="T1166"> Алису уже 3 года </text:span></text:p>
      <text:p text:style-name="P37"><text:span text:style-name="T1166">I </text:span><text:span text:style-name="T1185">haven`t seen</text:span><text:span text:style-name="T1166"> Mary for years. </text:span><text:span text:style-name="T1192">— </text:span><text:span text:style-name="T1166">Я н</text:span><text:span text:style-name="T1185">е видел</text:span><text:span text:style-name="T1166"> Мэри много лет. </text:span></text:p>
      <text:p text:style-name="P471"/>
      <text:p text:style-name="P1152"><text:span text:style-name="T799">Present Perfect Continuous можно упрощать до Present Perfect с пом</text:span><text:span text:style-name="T798">.</text:span><text:span text:style-name="T799"> глаголов </text:span><text:span text:style-name="T611">live</text:span><text:span text:style-name="T799"> </text:span><text:span text:style-name="T798">и</text:span><text:span text:style-name="T799"> </text:span><text:span text:style-name="T611">work</text:span><text:span text:style-name="T799">:</text:span></text:p>
      <text:p text:style-name="P36"><text:span text:style-name="T1166">I`ve </text:span><text:span text:style-name="T1185">been working</text:span><text:span text:style-name="T1166"> here for 2 years → I`ve </text:span><text:span text:style-name="T1185">worked</text:span><text:span text:style-name="T1166"> here for 2 years. </text:span><text:span text:style-name="T1202">(смысл одинаковый)</text:span></text:p>
      <text:p text:style-name="P470"/>
      <text:p text:style-name="P3"><text:span text:style-name="T790">О</text:span><text:span text:style-name="T778">трицания в Present Perfect Continuous</text:span></text:p>
      <text:p text:style-name="P472"/>
      <text:p text:style-name="P1149"><text:span text:style-name="T791">Использу</text:span><text:span text:style-name="T792">ю</text:span><text:span text:style-name="T791">тся, чтобы сказать, что что-то не происходит в течении указанного времени.</text:span></text:p>
      <text:p text:style-name="P473">Для этого добавляется частица <text:span text:style-name="T510">not</text:span> после вспомогательного глагола <text:span text:style-name="T510">have</text:span>.</text:p>
      <text:p text:style-name="P473"/>
      <text:p text:style-name="P34"><text:span text:style-name="T1166">I </text:span><text:span text:style-name="T1167">have not been waiting</text:span><text:span text:style-name="T1166"> long. </text:span><text:span text:style-name="T1193">—</text:span><text:span text:style-name="T1166"> Я </text:span><text:span text:style-name="T1167">не жду</text:span><text:span text:style-name="T1166"> долго.</text:span></text:p>
      <text:p text:style-name="P462"/>
      <text:p text:style-name="P4"><text:span text:style-name="T778">Вопросы </text:span><text:span text:style-name="T793">в Present Perfect Continuous</text:span><text:span text:style-name="T778"> </text:span></text:p>
      <text:p text:style-name="P462"/>
      <text:p text:style-name="P47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74"/>
      <text:p text:style-name="P154"><text:span text:style-name="T1166">Have you been waiting long? </text:span><text:span text:style-name="T1193">— </text:span><text:span text:style-name="T1166">Вы давно ждете? </text:span></text:p>
      <text:p text:style-name="P154"><text:span text:style-name="T1166">How long have you been waiting? </text:span><text:span text:style-name="T1193">—</text:span><text:span text:style-name="T1166"> Как долго вы ждете?</text:span></text:p>
      <text:p text:style-name="P437"/>
      <text:p text:style-name="P437"><text:span text:style-name="T1219">Прошедшее. </text:span>Past</text:p>
      <text:p text:style-name="P475"/>
      <text:p text:style-name="P487">Past Perfect и Past Perfect Continuous относительно редки и <text:span text:style-name="T1226">в</text:span> рамках начального курса </text:p>
      <text:p text:style-name="P487">не проходятся. <text:span text:style-name="T1220">В художественной литературе почти всегда используется Past Simple.</text:span></text:p>
      <text:p text:style-name="P475"/>
      <text:p text:style-name="P435">Past Simple</text:p>
      <text:p text:style-name="P476"/>
      <text:p text:style-name="P478">Используется, чтобы:</text:p>
      <text:list xml:id="list694059818" text:style-name="L29">
        <text:list-item>
          <text:p text:style-name="P1751"><text:span text:style-name="T801">сообщить факты </text:span><text:span text:style-name="T802">прошлого,</text:span><text:span text:style-name="T801"> рассказать историю, </text:span><text:span text:style-name="T809">биографию</text:span><text:span text:style-name="T801">; </text:span></text:p>
        </text:list-item>
        <text:list-item>
          <text:p text:style-name="P1710">описать действие из прошлого, результат которого не важен в настоящем.</text:p>
        </text:list-item>
      </text:list>
      <text:p text:style-name="P477"/>
      <text:p text:style-name="P1156"><text:span text:style-name="T803">Для этого использются глаголы во 2й форме. </text:span><text:span text:style-name="T804">Вторая форма правильного глагола образуется добавлением окончания </text:span><text:span text:style-name="T612">-ed</text:span><text:span text:style-name="T804">. </text:span><text:span text:style-name="T812">Ф</text:span><text:span text:style-name="T804">орма </text:span><text:span text:style-name="T812">неправильного глагола </text:span><text:span text:style-name="T804">находится в таблице.</text:span></text:p>
      <text:p text:style-name="P38"><text:soft-page-break/><text:span text:style-name="T1166">Mozart </text:span><text:span text:style-name="T1185">lived</text:span><text:span text:style-name="T1166"> from 1756 to 1791 — Моцарт </text:span><text:span text:style-name="T1185">жил</text:span><text:span text:style-name="T1166"> с 1756 по 1791 год (факт прошлого). </text:span></text:p>
      <text:p text:style-name="P38"><text:span text:style-name="T1166">I </text:span><text:span text:style-name="T1185">visited</text:span><text:span text:style-name="T1166"> my parents yesterday — Вчера я </text:span><text:span text:style-name="T1185">навещал</text:span><text:span text:style-name="T1166"> родителей (действие из прошлого).</text:span></text:p>
      <text:p text:style-name="P807"/>
      <text:p text:style-name="P808">Если глагол заканчивается на глухой звук, то <text:span text:style-name="T510">-ed</text:span> читается как <text:span text:style-name="T510">t</text:span>, а если на звконкий </text:p>
      <text:p text:style-name="P808">согласный или на гласный звук — то как <text:span text:style-name="T510">d</text:span>: <text:span text:style-name="T510">worked [воркт], played [плэйд]</text:span>.</text:p>
      <text:p text:style-name="P1154"/>
      <text:p text:style-name="P806">Если глагол заканчивается на <text:span text:style-name="T510">d </text:span>или <text:span text:style-name="T510">t</text:span>, то <text:span text:style-name="T510">-ed</text:span> читается как <text:span text:style-name="T510">id</text:span>: <text:span text:style-name="T510">recorded [рикодид]</text:span>. </text:p>
      <text:p text:style-name="P809">Если глагол заканчивается на <text:span text:style-name="T510">-e</text:span>, то её не надо писать 2 раза: <text:span text:style-name="T510">chase</text:span> → <text:span text:style-name="T510">chased</text:span>.</text:p>
      <text:p text:style-name="P1154"/>
      <text:p text:style-name="P1153">Слова-маячки Past Simple:</text:p>
      <text:list xml:id="list285879220" text:style-name="L30">
        <text:list-item>
          <text:p text:style-name="P1752">ago — <text:span text:style-name="T1221">тому назад</text:span>;</text:p>
        </text:list-item>
        <text:list-item>
          <text:p text:style-name="P1753">last — <text:span text:style-name="T1221">прошлый</text:span>;</text:p>
        </text:list-item>
        <text:list-item>
          <text:p text:style-name="P1711">yesterday — вчера;</text:p>
        </text:list-item>
      </text:list>
      <text:p text:style-name="P497"/>
      <text:p text:style-name="P1157"><text:span text:style-name="T810">Past Simple часто путают с Present Perfect, потому что на русский они переводятся </text:span><text:span text:style-name="T811">почти</text:span><text:span text:style-name="T810"> одинаково. Главное отличие в том, что Present Perfect всегда будет сообщать доп</text:span><text:span text:style-name="T811">олнительную</text:span><text:span text:style-name="T810"> информацию, указывающ</text:span><text:span text:style-name="T811">ую </text:span><text:span text:style-name="T810">на настоящее время </text:span><text:span text:style-name="T811">(</text:span><text:span text:style-name="T812">чтобы сообщить</text:span><text:span text:style-name="T811"> результат).</text:span></text:p>
      <text:p text:style-name="P484"/>
      <text:p text:style-name="P485">Past Simple используется когда известен момент в прошлом. Если мы знаешь, </text:p>
      <text:p text:style-name="P485">когда произошло событие, то Present Perfect использовать нельзя.</text:p>
      <text:p text:style-name="P485"/>
      <text:p text:style-name="P250">Tom has lost his key — Том потерал ключ </text:p>
      <text:p text:style-name="P250">(у него сейчас нет ключа, потому что он его потерян).</text:p>
      <text:p text:style-name="P249"/>
      <text:p text:style-name="P249">Tom lost his key last weak — Том потерял ключ на прошлой неделе </text:p>
      <text:p text:style-name="P249">(не важно, есть у него ключ или нет).</text:p>
      <text:p text:style-name="P480"/>
      <text:p text:style-name="P482">В английском, если вопрос задается в настоящем, то и ответ должен быть в настоящем. </text:p>
      <text:p text:style-name="P482">Если вопрос в прошлом, то ответ также должен быть в прошлом.</text:p>
      <text:p text:style-name="P482"/>
      <text:p text:style-name="P482">Но если вопрос был в Present Perfect, а в ответе дается информация, когда именно это случилось, тогда необходимо отвечать в Past Simple.</text:p>
      <text:p text:style-name="P482"/>
      <text:p text:style-name="P247">Have you already started to learn English? Yes, I started to learn it 3 month ago — </text:p>
      <text:p text:style-name="P247">Ты уже начал учить английский? Да, 3 месяца назад (информация о времени).</text:p>
      <text:p text:style-name="P246"/>
      <text:p text:style-name="P483">Если вопрос содержит слово <text:span text:style-name="T510">when</text:span>, то он автоматически привязывает нас к моменту </text:p>
      <text:p text:style-name="P483">в прошлом. <text:span text:style-name="T1225">Поэтому Present Perfect в вопросах с </text:span><text:span text:style-name="T520">when</text:span><text:span text:style-name="T1225"> не используется.</text:span></text:p>
      <text:p text:style-name="P483"/>
      <text:p text:style-name="P248">Have you met him before? <text:span text:style-name="T1224">—</text:span> Вы раньше с ним встречались?</text:p>
      <text:p text:style-name="P248">When did you meet him? <text:span text:style-name="T1224">—</text:span> Когда вы встречались с ним?</text:p>
      <text:p text:style-name="P480"/>
      <text:p text:style-name="P438">Отрицания и вопросы в Past Simple</text:p>
      <text:p text:style-name="P479"/>
      <text:p text:style-name="P1159"><text:span text:style-name="T804">Отрицание представляет связку </text:span><text:span text:style-name="T612">did</text:span><text:span text:style-name="T804"> с частицей </text:span><text:span text:style-name="T612">not</text:span><text:span text:style-name="T804">, </text:span><text:span text:style-name="T814">которая ставится перед смысловым глаголом в начальной форме. </text:span><text:span text:style-name="T805">Обычно </text:span><text:span text:style-name="T814">эта связка</text:span><text:span text:style-name="T805"> сокращается до </text:span><text:span text:style-name="T613">didn`t</text:span><text:span text:style-name="T805">.</text:span></text:p>
      <text:p text:style-name="P490"/>
      <text:p text:style-name="P1159"><text:span text:style-name="T813">В вопросах </text:span><text:span text:style-name="T804">вспомогательный глагол </text:span><text:span text:style-name="T612">did</text:span><text:span text:style-name="T804"> используется </text:span><text:span text:style-name="T814">по тем же грамматическим </text:span></text:p>
      <text:p text:style-name="P1484"><text:span text:style-name="T814">правилам</text:span><text:span text:style-name="T804">, </text:span><text:span text:style-name="T805">как</text:span><text:span text:style-name="T804"> </text:span><text:span text:style-name="T612">do</text:span><text:span text:style-name="T804"> для Present Simple. </text:span></text:p>
      <text:p text:style-name="P481"/>
      <text:p text:style-name="P1484"><text:span text:style-name="T606">Did</text:span><text:span text:style-name="T613"> you </text:span><text:span text:style-name="T606">go</text:span><text:span text:style-name="T613"> to Los Angeles last week? - Ты </text:span><text:span text:style-name="T606">ездил</text:span><text:span text:style-name="T613"> в Лос Анжелес на прошлой неделе?</text:span></text:p>
      <text:p text:style-name="P245">I <text:span text:style-name="T1138">didn`t go</text:span> to Los Angeles, I <text:span text:style-name="T1138">went</text:span> to Bostom — Я <text:span text:style-name="T1138">не ездил</text:span> в Лос Анжелес, я <text:span text:style-name="T1138">ездил</text:span> в Бостон.</text:p>
      <text:p text:style-name="P443"><text:soft-page-break/>Past Continuous</text:p>
      <text:p text:style-name="P486"/>
      <text:p text:style-name="P1162"><text:span text:style-name="T816">О</text:span><text:span text:style-name="T815">значает процесс или незаконченное действие, которое привязано к точному моменту </text:span></text:p>
      <text:p text:style-name="P1162"><text:span text:style-name="T815">в </text:span><text:span text:style-name="T949">прошлом</text:span><text:span text:style-name="T815"> (т. е. действие происходило и не было закончено).</text:span></text:p>
      <text:p text:style-name="P488"/>
      <text:p text:style-name="P1161"><text:span text:style-name="T81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19">обсуждаемая ситуация</text:span><text:span text:style-name="T815">).</text:span></text:p>
      <text:p text:style-name="P488"/>
      <text:p text:style-name="P1163"><text:span text:style-name="T816">Состоит из 2х частей: вспомогательного глагола </text:span><text:span text:style-name="T615">be</text:span><text:span text:style-name="T816"> (</text:span><text:span text:style-name="T817">формы как в Past Simple</text:span><text:span text:style-name="T816">) и смыслового глагола с окончанием </text:span><text:span text:style-name="T615">-ing</text:span><text:span text:style-name="T816">. </text:span><text:span text:style-name="T815">На русский переводится глаголом в прошедшем времени.</text:span></text:p>
      <text:p text:style-name="P489"/>
      <text:p text:style-name="P251">Last Sunday at 5 I <text:span text:style-name="T1138">was having</text:span> dinner with my friends — В прошлое воскресенье в 5 </text:p>
      <text:p text:style-name="P251">я <text:span text:style-name="T1138">ужинал</text:span> со своими друзьями (привязка к точному моменту в прошлом).</text:p>
      <text:p text:style-name="P252"/>
      <text:p text:style-name="P40"><text:span text:style-name="T1195">My parents </text:span><text:span text:style-name="T1187">were watching</text:span><text:span text:style-name="T1195"> TV when I came home yesterday — Мои родители </text:span><text:span text:style-name="T1187">смотрели</text:span><text:span text:style-name="T1195"> телевизор, когда я пришел вчера домой (незаконченное действие </text:span><text:span text:style-name="T1196">в тот момент</text:span><text:span text:style-name="T1195">).</text:span></text:p>
      <text:p text:style-name="P252"/>
      <text:p text:style-name="P1163"><text:span text:style-name="T817">В отрицаниях и вопросах </text:span><text:span text:style-name="T818">глагол </text:span><text:span text:style-name="T616">be</text:span><text:span text:style-name="T817"> ведет себя точно так же, как и </text:span><text:span text:style-name="T818">для</text:span><text:span text:style-name="T817"> Past Simple:</text:span></text:p>
      <text:p text:style-name="P41"><text:span text:style-name="T1197">W</text:span><text:span text:style-name="T1166">e weren`t reading — Мы не читали (именно тогда). Was I running? — Я бежал?</text:span></text:p>
      <text:p text:style-name="P254"/>
      <text:p text:style-name="P493">В одном предложении часто используются Past Continuous и Past Simple одновременно.</text:p>
      <text:p text:style-name="P1166"><text:span text:style-name="T820">Действие, длящееся какое-то время (</text:span><text:span text:style-name="T821">Past Continuous</text:span><text:span text:style-name="T820">) может прерываться более коротким действием (</text:span><text:span text:style-name="T821">Past Simple</text:span><text:span text:style-name="T826">)</text:span><text:span text:style-name="T820"> </text:span><text:span text:style-name="T824">либо другим Past Continuous </text:span><text:span text:style-name="T827">(смотреть по контексту)</text:span><text:span text:style-name="T824">.</text:span></text:p>
      <text:p text:style-name="P491"/>
      <text:p text:style-name="P1164"><text:span text:style-name="T820">В этом случае предложение может содержать слово </text:span><text:span text:style-name="T617">while</text:span><text:span text:style-name="T820"> </text:span><text:span text:style-name="T822">(в то время, как)</text:span><text:span text:style-name="T820"> в той части, которая относится к <text:s/></text:span><text:span text:style-name="T821">Past Continuous, </text:span><text:span text:style-name="T820">либо </text:span><text:span text:style-name="T617">when</text:span><text:span text:style-name="T820">, там, где используется Past Simple.</text:span></text:p>
      <text:p text:style-name="P491"/>
      <text:p text:style-name="P42"><text:span text:style-name="T1188">While</text:span><text:span text:style-name="T1198"> I was working in the garden, I </text:span><text:span text:style-name="T1199">kicked</text:span><text:span text:style-name="T1198"> my leg — Пока я работал в саду, я </text:span><text:span text:style-name="T1200">пнул</text:span><text:span text:style-name="T1198"> ногу.</text:span></text:p>
      <text:p text:style-name="P43"><text:span text:style-name="T1166">I was working in the garden </text:span><text:span text:style-name="T1185">when</text:span><text:span text:style-name="T1166"> I kicked my leg — </text:span><text:span text:style-name="T1199">Я работал в саду, когда </text:span><text:span text:style-name="T1200">пнул</text:span><text:span text:style-name="T1199"> ногу</text:span><text:span text:style-name="T1166">.</text:span></text:p>
      <text:p text:style-name="P255"/>
      <text:p text:style-name="P44"><text:span text:style-name="T1185">While</text:span><text:span text:style-name="T1166"> Tom was reading, Amely was watching a documentary on TV — Пока </text:span><text:span text:style-name="T1201">Т</text:span><text:span text:style-name="T1166">ом читал, </text:span></text:p>
      <text:p text:style-name="P256">Эмили смотрела документальный фильм по телевизору.</text:p>
      <text:p text:style-name="P494"/>
      <text:p text:style-name="P1165"><text:span text:style-name="T825">Если действия происходят не одновременно, а следуют одно за другим</text:span><text:span text:style-name="T823">, то в этом </text:span></text:p>
      <text:p text:style-name="P492">случае нужно использовать <text:span text:style-name="T1268">только</text:span> Past Simple.</text:p>
      <text:p text:style-name="P492"/>
      <text:p text:style-name="P253">I saw Jane in the street yesterday. I stopped and said hello — Я увидел Джейн вчера на улице. </text:p>
      <text:p text:style-name="P253">Я остановился и поздоровался (сказал «привет»).</text:p>
      <text:p text:style-name="P440"/>
      <text:p text:style-name="P440">Будущие. Future</text:p>
      <text:p text:style-name="P268"/>
      <text:p text:style-name="P273">В английском языке о будущем можно говорить не только с помощью формы Future, но и </text:p>
      <text:p text:style-name="P1171"><text:span text:style-name="T842">с помощью </text:span><text:span text:style-name="T846">формы</text:span><text:span text:style-name="T842"> </text:span><text:span text:style-name="T844">Present</text:span><text:span text:style-name="T84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72"/>
      <text:p text:style-name="P1170"><text:span text:style-name="T843">Другие варианты Future (кроме </text:span><text:span text:style-name="T845">Future </text:span><text:span text:style-name="T843">Simple) используются редко, </text:span><text:span text:style-name="T845">т. к.</text:span><text:span text:style-name="T843"> они громоздкие и довольно неудобные. В современном английском можно обойтись без них.</text:span></text:p>
      <text:p text:style-name="P272"/>
      <text:p text:style-name="P1336"><text:span text:style-name="T243">На будущ</text:span><text:span text:style-name="T244">и</text:span><text:span text:style-name="T243">е могут также указы</text:span><text:span text:style-name="T244">вать</text:span><text:span text:style-name="T243"> модальные глаголы </text:span><text:span text:style-name="T245">и оборот </text:span><text:span text:style-name="T155">be going to</text:span><text:span text:style-name="T246">, </text:span><text:span text:style-name="T245">который </text:span></text:p>
      <text:p text:style-name="P1324"><text:span text:style-name="T245">в основном</text:span><text:span text:style-name="T246"> встречается </text:span><text:span text:style-name="T245">в разговорной речи и нередко используется вместо Future Simple.</text:span></text:p>
      <text:p text:style-name="P919"/>
      <text:p text:style-name="P688"/>
      <text:p text:style-name="P1578">Present Continuous в значении будущего</text:p>
      <text:p text:style-name="P274"/>
      <text:p text:style-name="P274">Используется, чтобы сказать о личных планах. В предложении обычно указывается дата </text:p>
      <text:p text:style-name="P274">или время, связанные с будущим. Переводить можно как будущим так и настоящим.</text:p>
      <text:p text:style-name="P274"/>
      <text:p text:style-name="P1009">What are you doing on Satureday? <text:span text:style-name="T399">—</text:span> Что ты делаешь в субботу? (какие у тебя планы?)</text:p>
      <text:p text:style-name="P1019">I am flying to London tomorrow — <text:span text:style-name="T1269">Завтра я лечу в Лондон (личный план)</text:span></text:p>
      <text:p text:style-name="P1019"/>
      <text:p text:style-name="P909">Present Simple в значении будущего</text:p>
      <text:p text:style-name="P1020"/>
      <text:p text:style-name="P275"><text:span text:style-name="T344">Используется, чтобы сказать о том, что </text:span><text:span text:style-name="T346">что-то </text:span><text:span text:style-name="T344">должно произойти по рассписанию, либо </text:span></text:p>
      <text:p text:style-name="P275"><text:span text:style-name="T344">о собственном графике. </text:span><text:span text:style-name="T345">Переводить можно как будущим так и настоящим.</text:span></text:p>
      <text:p text:style-name="P922"/>
      <text:p text:style-name="P922">Ключевое отличие от Present Continuous в том, что расписание не зависит от говорящего, </text:p>
      <text:p text:style-name="P1167"><text:span text:style-name="T163">т. е. речь может идти </text:span><text:span text:style-name="T164">о </text:span><text:span text:style-name="T163">рассписании транспорта, сеансов в кино и т. </text:span><text:span text:style-name="T164">п</text:span><text:span text:style-name="T163">.</text:span></text:p>
      <text:p text:style-name="P922"/>
      <text:p text:style-name="P1021">My airplane flies at 6 o`clock tomorrow — Мой самолет летит завтра в 6 (рассписание)</text:p>
      <text:p text:style-name="P1361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23"/>
      <text:p text:style-name="P910">Оборот <text:span text:style-name="T510">be going to</text:span></text:p>
      <text:p text:style-name="P923"/>
      <text:p text:style-name="P1168"><text:span text:style-name="T165">Подразумевает, что человек говорит не о спонтанном решении что-либо сделать, </text:span><text:span text:style-name="T168">а о заранее </text:span><text:span text:style-name="T169">продуманных</text:span><text:span text:style-name="T168"> действиях. </text:span><text:span text:style-name="T165">На русский переводится как «собираюсь сделать».</text:span></text:p>
      <text:p text:style-name="P923"/>
      <text:p text:style-name="P277"><text:span text:style-name="T343">Чтобы использовать, нужно поставить глагол </text:span><text:span text:style-name="T112">be</text:span><text:span text:style-name="T343"> в форму </text:span><text:span text:style-name="T112">am/is/are</text:span><text:span text:style-name="T343">, а смысловой глагол оставить в начальной форме, после </text:span><text:span text:style-name="T112">going to</text:span><text:span text:style-name="T343">.</text:span></text:p>
      <text:p text:style-name="P923"/>
      <text:p text:style-name="P1022">I`m going to meet my friends tomorrow — Я собираюсь встретиться с друзьями завтра.</text:p>
      <text:p text:style-name="P1353"><text:span text:style-name="T46">I`m going to go</text:span><text:span text:style-name="T353"> out after I finish my work — Я собираюсь погулять после, как закончу работу.</text:span></text:p>
      <text:p text:style-name="P923"/>
      <text:p text:style-name="P1169"><text:span text:style-name="T165">В разговорной </text:span><text:span text:style-name="T169">стиле</text:span><text:span text:style-name="T166"> </text:span><text:span text:style-name="T167">этот </text:span><text:span text:style-name="T166">оборот </text:span><text:span text:style-name="T165">очень часто </text:span><text:span text:style-name="T169">записывается</text:span><text:span text:style-name="T165"> как </text:span><text:span text:style-name="T114">gonna</text:span><text:span text:style-name="T165"> </text:span><text:span text:style-name="T114">[гона].</text:span></text:p>
      <text:p text:style-name="P1024"/>
      <text:p text:style-name="P278"><text:span text:style-name="T343">Также его используют, когда очевидно, что вот-вот случится какое-то действие. В этом случае </text:span><text:span text:style-name="T112">be goin to </text:span><text:span text:style-name="T343">передает оттенок неизбежности происходящего и применяется по отношению </text:span></text:p>
      <text:p text:style-name="P924">к постороннему человеку или объетку.</text:p>
      <text:p text:style-name="P924"/>
      <text:p text:style-name="P1025">Look! He`s going to fall — Смотри! Он сейчас упадет.</text:p>
      <text:p text:style-name="P1025">The sky is dark. It`s going to rain — Небо темное. Сейчас пойдет дождь.</text:p>
      <text:p text:style-name="P912"/>
      <text:p text:style-name="P911">Future Simple</text:p>
      <text:p text:style-name="P925"/>
      <text:p text:style-name="P1172"><text:span text:style-name="T170">Сообщает о будущих, еще не случившихся событиях. </text:span><text:span text:style-name="T171">Эта форма говорит о том, что человек сделает что-то в будущем, но решение он принял в момент речи, </text:span><text:span text:style-name="T172">т. е. описывает не спланированные, а спонтанные дейсвтия. </text:span></text:p>
      <text:p text:style-name="P928"/>
      <text:p text:style-name="P1172"><text:span text:style-name="T173">В</text:span><text:span text:style-name="T172"> предложени</text:span><text:span text:style-name="T173">ях</text:span><text:span text:style-name="T172"> </text:span><text:span text:style-name="T173">будут </text:span><text:span text:style-name="T172">часто </text:span><text:span text:style-name="T173">попадаться слова</text:span><text:span text:style-name="T172">, </text:span><text:span text:style-name="T173">выражающие</text:span><text:span text:style-name="T172"> мнение: <text:s/></text:span><text:span text:style-name="T115">I think </text:span><text:span text:style-name="T116">(я думаю)</text:span><text:span text:style-name="T115">, </text:span></text:p>
      <text:p text:style-name="P1172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32"/>
      <text:p text:style-name="P927">Схема состоит из 2х частей: вспомогательного глагола <text:span text:style-name="T510">will </text:span><text:span text:style-name="T1273">(заменяет </text:span><text:span text:style-name="T521">do</text:span><text:span text:style-name="T1273">)</text:span> </text:p>
      <text:p text:style-name="P927">и смыслового глагола в начальной форме. </text:p>
      <text:p text:style-name="P1027"/>
      <text:p text:style-name="P927"><text:soft-page-break/><text:span text:style-name="T51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10">not</text:span>.</text:p>
      <text:p text:style-name="P926"/>
      <text:p text:style-name="P926">В речи и на письме <text:span text:style-name="T510">will</text:span> обычно сокращается до <text:span text:style-name="T510">`ll</text:span>, а отрицание <text:span text:style-name="T510">will</text:span> <text:span text:style-name="T510">not</text:span> д<text:span text:style-name="T1272">о</text:span> <text:span text:style-name="T510">won`t</text:span>.</text:p>
      <text:p text:style-name="P926"/>
      <text:p text:style-name="P1026">We <text:span text:style-name="T1138">will</text:span> proobably <text:span text:style-name="T1138">meet</text:span> soon — Мы, возможно, скоро <text:span text:style-name="T1138">встретимся</text:span>.</text:p>
      <text:p text:style-name="P1026">I hope everything <text:span text:style-name="T1138">will be</text:span> fine — Надеюсь, все <text:span text:style-name="T1138">будет </text:span>хорошо.</text:p>
      <text:p text:style-name="P1026"><text:span text:style-name="T1138">Will</text:span> you <text:span text:style-name="T1138">be</text:span> at home toworrow? No, I won`t — <text:span text:style-name="T1271">Ты </text:span><text:span text:style-name="T1140">будешь</text:span><text:span text:style-name="T1271"> завтра дома? Нет</text:span>.</text:p>
      <text:p text:style-name="P926"/>
      <text:p text:style-name="P931">Чтобы правильно подобрать нужную форму, нужно отталкиваться от контекста:</text:p>
      <text:list xml:id="list75424341" text:style-name="L31">
        <text:list-item>
          <text:p text:style-name="P1602">I will do — я сделаю (считаю/верю, что сделаю это);</text:p>
        </text:list-item>
        <text:list-item>
          <text:p text:style-name="P1603">I am doing — я сделаю (потому что уже спланировал это);</text:p>
        </text:list-item>
        <text:list-item>
          <text:p text:style-name="P1603">I am going to do — я собираюсь сделать (ключевое слово «собираюсь»).</text:p>
        </text:list-item>
      </text:list>
      <text:p text:style-name="P929"/>
      <text:p text:style-name="P930">Нередко, вместо <text:span text:style-name="T510">will</text:span> используется модальный глагол <text:span text:style-name="T510">might</text:span>:</text:p>
      <text:p text:style-name="P1029">I might do it — Наверное, я сделаю это.</text:p>
      <text:p text:style-name="P1028"/>
      <text:p text:style-name="P1132">Модальные глаголы</text:p>
      <text:p text:style-name="P1030"/>
      <text:p text:style-name="P935">Это особенные глаголы, которые одновременно:</text:p>
      <text:list xml:id="list1433937952" text:style-name="L32">
        <text:list-item>
          <text:p text:style-name="P1604">передают смысл (используются как смысловые глаголы);</text:p>
        </text:list-item>
        <text:list-item>
          <text:p text:style-name="P1604">передают время (привязывают дейсвтие к какому-то времени);</text:p>
        </text:list-item>
        <text:list-item>
          <text:p text:style-name="P1604">используются по тем же правилами, что и вспомогательные глаголы.</text:p>
        </text:list-item>
      </text:list>
      <text:p text:style-name="P933"/>
      <text:p text:style-name="P93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33">а в отрицаниях используются вместе с частицей <text:span text:style-name="T510">not</text:span>.</text:p>
      <text:p text:style-name="P933"/>
      <text:p text:style-name="P1179"><text:span text:style-name="T176">Модальные глаголы не имеют окончаний и дополнительных форм. </text:span><text:span text:style-name="T198">Т. е. </text:span><text:span text:style-name="T176">не меняются в зависимости от подлежащего </text:span><text:span text:style-name="T198">(нет окончания -s, если подлежащее he/she/it и </text:span><text:span text:style-name="T199">пр</text:span><text:span text:style-name="T198">)</text:span><text:span text:style-name="T176">. </text:span></text:p>
      <text:p text:style-name="P934"/>
      <text:p text:style-name="P94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41"/>
      <text:p text:style-name="P942"><text:span text:style-name="T1294">После модального глагола почти всегда </text:span><text:span text:style-name="T1296">идет</text:span><text:span text:style-name="T1294"> смысловой глагол в начальной форме, </text:span><text:span text:style-name="T1297">но </text:span><text:span text:style-name="T1294">без частицы </text:span><text:span text:style-name="T526">to. </text:span><text:span text:style-name="T1295">Также смысловой глагол в начальной форме идет после модальных кострукций.</text:span></text:p>
      <text:p text:style-name="P941"/>
      <text:p text:style-name="P1362"><text:span text:style-name="T198">М</text:span><text:span text:style-name="T162">одальные глаголы: </text:span><text:span text:style-name="T112">can, could, must, might, may, should, would, will, shall</text:span><text:span text:style-name="T162">.</text:span></text:p>
      <text:p text:style-name="P1204"><text:span text:style-name="T188">М</text:span><text:span text:style-name="T234">одальные конструкции: </text:span><text:span text:style-name="T146">be able to, have to, used to</text:span><text:span text:style-name="T234">.</text:span></text:p>
      <text:p text:style-name="P943"/>
      <text:p text:style-name="P1204"><text:span text:style-name="T340">Глаголы </text:span><text:span text:style-name="T158">w</text:span><text:span text:style-name="T159">ill</text:span><text:span text:style-name="T341"> и </text:span><text:span text:style-name="T158">s</text:span><text:span text:style-name="T159">hall</text:span></text:p>
      <text:p text:style-name="P944"/>
      <text:p text:style-name="P1363"><text:span text:style-name="T162">В Future Simple </text:span><text:span text:style-name="T112">will</text:span><text:span text:style-name="T162"> используется как вспомогательный глагол. Но иногда он также</text:span></text:p>
      <text:p text:style-name="P1363"><text:span text:style-name="T162">используется как модальный глагол. Это касается ситуац</text:span><text:span text:style-name="T174">и</text:span><text:span text:style-name="T162">й, когда нужно предложить свою помощь либо обратиться за помощью самому.</text:span></text:p>
      <text:p text:style-name="P945"/>
      <text:p text:style-name="P1031">You luggage is heavy. I`ll help you — У вас тяжелый багаж. Я помогу вам.</text:p>
      <text:p text:style-name="P1031">Will you help me? — Ты мне поможешь?</text:p>
      <text:p text:style-name="P937"/>
      <text:p text:style-name="P937"/>
      <text:p text:style-name="P1592"><text:span text:style-name="T174">Ситуации с </text:span><text:span text:style-name="T117">will</text:span><text:span text:style-name="T174"> переводятся будущим, а с </text:span><text:span text:style-name="T117">won`t </text:span><text:span text:style-name="T174">— настоящим. </text:span><text:span text:style-name="T117">Won`t</text:span><text:span text:style-name="T174"> означает </text:span></text:p>
      <text:p text:style-name="P937">«отказывается» (не смотря на мои ожидание, действие не происходит).</text:p>
      <text:p text:style-name="P936"/>
      <text:p text:style-name="P1032">What`s wrong? My Car won`t start — Что случилось? Моя машина не заводится. </text:p>
      <text:p text:style-name="P1032">(отказывается заводиться)</text:p>
      <text:p text:style-name="P936"/>
      <text:p text:style-name="P1173"><text:span text:style-name="T175">Модальный глагол </text:span><text:span text:style-name="T118">shall</text:span><text:span text:style-name="T175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5">.</text:span></text:p>
      <text:p text:style-name="P938"/>
      <text:p text:style-name="P1173"><text:span text:style-name="T175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5"> или </text:span><text:span text:style-name="T118">we</text:span><text:span text:style-name="T175">.</text:span></text:p>
      <text:p text:style-name="P938"/>
      <text:p text:style-name="P1033">Shall I close the door? - Я закрою дверь? (вы не против, если я закрою дверь?)</text:p>
      <text:p text:style-name="P45"><text:span text:style-name="T347">S</text:span><text:span text:style-name="T343">hall we dance? - Потанцуем? (вы не против потанцевать?)</text:span></text:p>
      <text:p text:style-name="P936"/>
      <text:p text:style-name="P913"><text:span text:style-name="T1279">Глаголы </text:span><text:span text:style-name="T523">c</text:span><text:span text:style-name="T510">an</text:span> и <text:span text:style-name="T523">c</text:span><text:span text:style-name="T510">ould</text:span></text:p>
      <text:p text:style-name="P938"/>
      <text:p text:style-name="P1178"><text:span text:style-name="T130">Can</text:span><text:span text:style-name="T177"> переводится как «умею», «могу», «смогу». </text:span><text:span text:style-name="T196">С</text:span><text:span text:style-name="T177"> частицей </text:span><text:span text:style-name="T130">not</text:span><text:span text:style-name="T177"> в пишется либо </text:span></text:p>
      <text:p text:style-name="P770"><text:span text:style-name="T177">слитно — </text:span><text:span text:style-name="T130">cannot</text:span><text:span text:style-name="T177">, либо сокращенно — </text:span><text:span text:style-name="T130">can`t</text:span><text:span text:style-name="T177">. </text:span><text:span text:style-name="T196">М</text:span><text:span text:style-name="T178">ожет передавать следующие значения:</text:span></text:p>
      <text:list xml:id="list986707283" text:style-name="L33">
        <text:list-item>
          <text:p text:style-name="P1754"><text:span text:style-name="T177">у</text:span><text:span text:style-name="T178">мственные или физические возможности, умение что-то сделать;</text:span></text:p>
        </text:list-item>
        <text:list-item>
          <text:p text:style-name="P1605">разрешение или запрет что-то cделать;</text:p>
        </text:list-item>
        <text:list-item>
          <text:p text:style-name="P1605">просьба или предложение о помощи;</text:p>
        </text:list-item>
        <text:list-item>
          <text:p text:style-name="P1605">неуверенность в совершении действия (в вопросах).</text:p>
        </text:list-item>
      </text:list>
      <text:p text:style-name="P940"/>
      <text:p text:style-name="P46"><text:span text:style-name="T348">H</text:span><text:span text:style-name="T343">e can understand my English — Он может понимать мой английский.</text:span></text:p>
      <text:p text:style-name="P1034">You can`t smoke here — Ты не можешь сдесь курить.</text:p>
      <text:p text:style-name="P1034">Can I help you? - Я могу вам помочь?</text:p>
      <text:p text:style-name="P946"/>
      <text:p text:style-name="P1364"><text:span text:style-name="T177">В </text:span><text:span text:style-name="T162">разговорной речи </text:span><text:span text:style-name="T112">can</text:span><text:span text:style-name="T162"> широко используется именно, когда нужно спросить разрешение </text:span></text:p>
      <text:p text:style-name="P1365"><text:span text:style-name="T162">что-то сделать. </text:span><text:span text:style-name="T202">Е</text:span><text:span text:style-name="T200">сли нужно спросить разрешение вежливо, то используется may.</text:span></text:p>
      <text:p text:style-name="P980"/>
      <text:p text:style-name="P1180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80"><text:span text:style-name="T132">твоим/</text:span><text:span text:style-name="T133">вашим телефоном?</text:span></text:p>
      <text:p text:style-name="P939"/>
      <text:p text:style-name="P1366"><text:span text:style-name="T112">Could [куд] </text:span><text:span text:style-name="T162">переводится как «мог», «мог бы» и является прошедшей формой от </text:span><text:span text:style-name="T112">can</text:span><text:span text:style-name="T162">. </text:span></text:p>
      <text:p text:style-name="P947">Его следует использовать, когда мы говорим о том, что что-то умели или могли в прошлом.</text:p>
      <text:p text:style-name="P979">Также <text:span text:style-name="T510">could</text:span> <text:span text:style-name="T1298">применяется</text:span> в качестве официальной формы обращения.</text:p>
      <text:p text:style-name="P947"/>
      <text:p text:style-name="P1035">I could read at the age of 4 — Я мог читать в 4 года.</text:p>
      <text:p text:style-name="P1035">This story could be true — Эта история могла бы быть правдой.</text:p>
      <text:p text:style-name="P917"/>
      <text:p text:style-name="P917"><text:span text:style-name="T1277">К</text:span>онструкция <text:span text:style-name="T510">be able to</text:span></text:p>
      <text:p text:style-name="P948"/>
      <text:p text:style-name="P949">Дублирует по значению модальные глаголы <text:span text:style-name="T510">can/could</text:span>. Говорит о возможности </text:p>
      <text:p text:style-name="P949">соверишить действие. <text:span text:style-name="T1292">В настоящем времени </text:span><text:span text:style-name="T1276">заменяется модальным глаголом </text:span><text:span text:style-name="T522">can</text:span><text:span text:style-name="T1292">.</text:span></text:p>
      <text:p text:style-name="P949"/>
      <text:p text:style-name="P950">В этой конструкции глагол <text:span text:style-name="T510">be</text:span> передает время:</text:p>
      <text:list xml:id="list2246741500" text:style-name="L34">
        <text:list-item>
          <text:p text:style-name="P1606">am/is/are able to — могу/может/могут (есть возможность);</text:p>
        </text:list-item>
        <text:list-item>
          <text:p text:style-name="P1606">was/were able to — смог/смогли;</text:p>
        </text:list-item>
        <text:list-item>
          <text:p text:style-name="P1606">will be able to — смогу/сможет/смогут.</text:p>
        </text:list-item>
      </text:list>
      <text:p text:style-name="P951"/>
      <text:p text:style-name="P1174"><text:soft-page-break/><text:span text:style-name="T119">B</text:span><text:span text:style-name="T120">e able to</text:span><text:span text:style-name="T179"> передает оттенок </text:span><text:span text:style-name="T180">того, что </text:span><text:span text:style-name="T183">человек</text:span><text:span text:style-name="T180"> обычно не может сделать, но именно тогда </text:span></text:p>
      <text:p text:style-name="P1174"><text:span text:style-name="T180">смог (в прошедшем) или сможет (в будущем).</text:span><text:span text:style-name="T179"> </text:span><text:span text:style-name="T180">Т</text:span><text:span text:style-name="T179">. е. не «мог</text:span><text:span text:style-name="T180">у</text:span><text:span text:style-name="T179">», а «</text:span><text:span text:style-name="T180">смогу</text:span><text:span text:style-name="T179">».</text:span></text:p>
      <text:p text:style-name="P1036"/>
      <text:p text:style-name="P1037">Stacey talked rather quickly, but I was able to understand her — </text:p>
      <text:p text:style-name="P1037">Стэйси говорила довольно быстро, но я смог понять её.</text:p>
      <text:p text:style-name="P1036"/>
      <text:p text:style-name="P1037">If I learn French, I will be able to understand it — </text:p>
      <text:p text:style-name="P1037">Если я буду учить французский, я смогу понимать его.</text:p>
      <text:p text:style-name="P1036"/>
      <text:p text:style-name="P914"><text:span text:style-name="T1279">Глаголы </text:span><text:span text:style-name="T523">m</text:span><text:span text:style-name="T510">ight</text:span> и <text:span text:style-name="T523">m</text:span><text:span text:style-name="T510">ay</text:span></text:p>
      <text:p text:style-name="P1036"/>
      <text:p text:style-name="P1328"><text:span text:style-name="T197">M</text:span><text:span text:style-name="T123">ight [майт]</text:span><text:span text:style-name="T181"> переводится как «может» или «мог бы», </text:span><text:span text:style-name="T188">а</text:span><text:span text:style-name="T1281"> т</text:span>акже <text:span text:style-name="T181">наречием </text:span></text:p>
      <text:p text:style-name="P1328"><text:span text:style-name="T186">«возможно», «вероятно», </text:span><text:span text:style-name="T187">«должно быть», </text:span><text:span text:style-name="T186">«наверное»</text:span><text:span text:style-name="T181">. </text:span></text:p>
      <text:p text:style-name="P976"/>
      <text:p text:style-name="P952">Он указывает на вероятность того, что ситуация может происходить сейчас или произойти </text:p>
      <text:p text:style-name="P952">в ближайшем будущем. Является синонимом фразе <text:span text:style-name="T510">it is possible that</text:span> (возможно, что).</text:p>
      <text:p text:style-name="P1054"/>
      <text:p text:style-name="P1367"><text:span text:style-name="T112">Look at the sky. It might rain — Посмотри на небо. Возможно </text:span><text:span text:style-name="T122">пойдет дождь.</text:span></text:p>
      <text:p text:style-name="P1368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36"/>
      <text:p text:style-name="P1211"><text:span text:style-name="T197">Отрицание</text:span><text:span text:style-name="T182"> </text:span><text:span text:style-name="T121">might</text:span><text:span text:style-name="T182"> </text:span><text:span text:style-name="T121">not</text:span><text:span text:style-name="T182"> </text:span><text:span text:style-name="T197">сокращается до</text:span><text:span text:style-name="T182"> </text:span><text:span text:style-name="T121">mightn`t [майтэнт]</text:span><text:span text:style-name="T182">.</text:span></text:p>
      <text:p text:style-name="P977"/>
      <text:p text:style-name="P1211"><text:span text:style-name="T181">Модальный глагол </text:span><text:span text:style-name="T123">may</text:span><text:span text:style-name="T181"> в современном английском используется </text:span><text:span text:style-name="T182">редко</text:span><text:span text:style-name="T181">. Но его часто применяют, когда нужно предложить помощь незнакомому человеку. </text:span><text:span text:style-name="T201">Он п</text:span><text:span text:style-name="T181">ереводится как «иметь возможность» и по сути </text:span><text:span text:style-name="T182">взаимозаменяем с</text:span><text:span text:style-name="T181"> </text:span><text:span text:style-name="T123">might</text:span><text:span text:style-name="T181">.</text:span></text:p>
      <text:p text:style-name="P1038"/>
      <text:p text:style-name="P1038">May I help you, sir? Я могу вам помочь, сэр? (имею ли я возможность вам помочь?)</text:p>
      <text:p text:style-name="P978"/>
      <text:p text:style-name="P915"><text:span text:style-name="T1280">Глагол </text:span><text:span text:style-name="T524">m</text:span><text:span text:style-name="T510">ust</text:span></text:p>
      <text:p text:style-name="P953"/>
      <text:p text:style-name="P1181"><text:span text:style-name="T203">О</text:span><text:span text:style-name="T187">дин из самых распространенных в речи модальных глаголов. </text:span><text:span text:style-name="T204">И</text:span><text:span text:style-name="T187">спользуется в настоящем времени. Переводится как «должен», «обязан» или «должно быть», «</text:span><text:span text:style-name="T184">наверное»</text:span><text:span text:style-name="T187">.</text:span></text:p>
      <text:p text:style-name="P954"/>
      <text:p text:style-name="P769"><text:span text:style-name="T184">П</text:span><text:span text:style-name="T178">ереда</text:span><text:span text:style-name="T184">ет</text:span><text:span text:style-name="T178"> следующие значения</text:span><text:span text:style-name="T185">:</text:span></text:p>
      <text:list xml:id="list2342857684" text:style-name="L35">
        <text:list-item>
          <text:p text:style-name="P1607">необходимость, обязанность, долг;</text:p>
        </text:list-item>
        <text:list-item>
          <text:p text:style-name="P1608">настойчивый совет, приказ, запрет (в отрицаниях);</text:p>
        </text:list-item>
      </text:list>
      <text:p text:style-name="P1055"/>
      <text:p text:style-name="P1055">I must go — Я должен идти. </text:p>
      <text:p text:style-name="P1041">He must not be at home now — <text:s/><text:span text:style-name="T1291">О</text:span>н не должен сейчас быть дома.</text:p>
      <text:p text:style-name="P1204"><text:span text:style-name="T147">Must we hurry? — Нам нужно торопиться? </text:span><text:span text:style-name="T148">(должны ли мы торопиться?)</text:span></text:p>
      <text:p text:style-name="P1041"/>
      <text:p text:style-name="P1323"><text:span text:style-name="T185">Отрицание </text:span><text:span text:style-name="T131">must not</text:span><text:span text:style-name="T185"> </text:span><text:span text:style-name="T197">означает</text:span><text:span text:style-name="T185"> «нельзя», «запрещено». </text:span></text:p>
      <text:p text:style-name="P1323"><text:span text:style-name="T185">Сокращается до </text:span><text:span text:style-name="T131">musn`t [мазнт]</text:span><text:span text:style-name="T185">.</text:span></text:p>
      <text:p text:style-name="P1039"/>
      <text:p text:style-name="P1039">You musn`t park here — Здесь нельзя парковаться.</text:p>
      <text:p text:style-name="P954"/>
      <text:p text:style-name="P955">Когда <text:span text:style-name="T51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40"/>
      <text:p text:style-name="P1040">She has worked so hard these days. She must<text:span text:style-name="T1138"> </text:span>be very tired — </text:p>
      <text:p text:style-name="P1040">Она так много работала в эти дни. Она, наверное, очень <text:span text:style-name="T1278">уставшая.</text:span></text:p>
      <text:p text:style-name="P920"/>
      <text:p text:style-name="P920"><text:soft-page-break/>Конструкция <text:span text:style-name="T510">have to</text:span></text:p>
      <text:p text:style-name="P956"/>
      <text:p text:style-name="P958">Дублирует по значению модальный глагол <text:span text:style-name="T510">must</text:span>. Говорит об обязанностях, </text:p>
      <text:p text:style-name="P958">которые человек вынежден выполнять <text:span text:style-name="T1293">не по свое воле</text:span>. </text:p>
      <text:p text:style-name="P957"/>
      <text:p text:style-name="P957">В настоящем времени <text:span text:style-name="T510">have to</text:span> и <text:span text:style-name="T510">must</text:span> взаимозаменяемы и часто разницы между ними нет.</text:p>
      <text:p text:style-name="P957">Однако <text:span text:style-name="T510">must</text:span> означает необходимость, которая исходит от самого человека, </text:p>
      <text:p text:style-name="P957">а <text:span text:style-name="T510">have to</text:span> говорит о необходимости, исходящей извне.</text:p>
      <text:p text:style-name="P957"/>
      <text:p text:style-name="P1042">I must do it — Я должен это сделать (это мой долг).</text:p>
      <text:p text:style-name="P1042">I have to do it — Я должен это сделать (того требуют обстоятельства).</text:p>
      <text:p text:style-name="P957"/>
      <text:p text:style-name="P1175"><text:span text:style-name="T125">Have to</text:span><text:span text:style-name="T189">, в отличие от </text:span><text:span text:style-name="T125">must</text:span><text:span text:style-name="T189">, может употребляться во всех временах. Форма в будущем </text:span></text:p>
      <text:p text:style-name="P959">времени используется редко и ее предпочитают заменять на форму настоящего.</text:p>
      <text:p text:style-name="P959"/>
      <text:p text:style-name="P959">Отрицательная и вопросительная форма образуется с помощью вспомогательных </text:p>
      <text:p text:style-name="P1175"><text:span text:style-name="T189">глаголов </text:span><text:span text:style-name="T125">do/did/will</text:span><text:span text:style-name="T189">. (</text:span><text:span text:style-name="T205">здесь </text:span><text:span text:style-name="T125">have</text:span><text:span text:style-name="T189"> ведет себя как смысловой глагол).</text:span></text:p>
      <text:p text:style-name="P1044"/>
      <text:p text:style-name="P1043"><text:span text:style-name="T1301">I </text:span><text:span text:style-name="T343">had to go — Я должен был идти.</text:span></text:p>
      <text:p text:style-name="P1042">He doesn`t have to go — Он не должен идти.</text:p>
      <text:p text:style-name="P1056">Will they have to go? — Они должны будут идти?</text:p>
      <text:p text:style-name="P960"/>
      <text:p text:style-name="P1369"><text:span text:style-name="T189">В </text:span><text:span text:style-name="T162">отрицательных предложениях </text:span><text:span text:style-name="T112">have to</text:span><text:span text:style-name="T162"> и </text:span><text:span text:style-name="T112">must</text:span><text:span text:style-name="T162"> передают разный смысл. </text:span></text:p>
      <text:p text:style-name="P1369"><text:span text:style-name="T112">Must not</text:span><text:span text:style-name="T162"> выражает запрет, а </text:span><text:span text:style-name="T112">heve to</text:span><text:span text:style-name="T162"> — отсутсвие обязанности.</text:span></text:p>
      <text:p text:style-name="P1004"/>
      <text:p text:style-name="P1042">You mustn`t tell anyone — Ты не должен рассказывать никому.</text:p>
      <text:p text:style-name="P1042">You don`t have to tell me everything — Можешь не рассказывать мне всего.</text:p>
      <text:p text:style-name="P959"/>
      <text:p text:style-name="P1182"><text:span text:style-name="T126">Have</text:span><text:span text:style-name="T190"> в значении «должен» всегда используется с частицей </text:span><text:span text:style-name="T126">to</text:span><text:span text:style-name="T190">. Если не поставить </text:span><text:span text:style-name="T126">to</text:span><text:span text:style-name="T190"> </text:span></text:p>
      <text:p text:style-name="P1182"><text:span text:style-name="T190">после </text:span><text:span text:style-name="T126">have</text:span><text:span text:style-name="T190">, то этот глагол будет ознать «иметь». </text:span></text:p>
      <text:p text:style-name="P959"/>
      <text:p text:style-name="P7"><text:span text:style-name="T247">Г</text:span><text:span text:style-name="T248">лагол </text:span><text:span text:style-name="T156">should</text:span></text:p>
      <text:p text:style-name="P961"/>
      <text:p text:style-name="P1183"><text:span text:style-name="T134">Should [шуд] </text:span><text:span text:style-name="T206">подходит</text:span><text:span text:style-name="T190">, чтобы дать</text:span><text:span text:style-name="T206"> вежливый</text:span><text:span text:style-name="T190"> совет. Переводится как «</text:span><text:span text:style-name="T207">следует сделать</text:span><text:span text:style-name="T190">» </text:span></text:p>
      <text:p text:style-name="P1183"><text:span text:style-name="T207">или «нужно (так поступить)». </text:span><text:span text:style-name="T209">С</text:span><text:span text:style-name="T207">вязан с на</text:span><text:span text:style-name="T209">с</text:span><text:span text:style-name="T207">тоящим и будущим временем. Грамматически использ</text:span><text:span text:style-name="T206">уется</text:span><text:span text:style-name="T207"> по тем же правилами, что и другие модальные глаголы.</text:span></text:p>
      <text:p text:style-name="P964"/>
      <text:p text:style-name="P73">You should be more attentive — Вам следует быть более внимательным.</text:p>
      <text:p text:style-name="P962"/>
      <text:p text:style-name="P1184"><text:span text:style-name="T208">Для</text:span><text:span text:style-name="T207"> совет</text:span><text:span text:style-name="T208">а</text:span><text:span text:style-name="T207">, помимо </text:span><text:span text:style-name="T134">should,</text:span><text:span text:style-name="T207"> можно также использовать обороты, помогающие </text:span></text:p>
      <text:p text:style-name="P1184"><text:span text:style-name="T207">выразить мненеие, например </text:span><text:span text:style-name="T134">I think, I don`t think</text:span><text:span text:style-name="T207">.</text:span></text:p>
      <text:p text:style-name="P963"/>
      <text:p text:style-name="P1045">I think you should leave — Думаю, вам пора уйти.</text:p>
      <text:p text:style-name="P1046"/>
      <text:p text:style-name="P1176"><text:span text:style-name="T127">Should</text:span><text:span text:style-name="T191"> также выражает: недоумение, удивление, возмущение. В этом случае </text:span><text:span text:style-name="T208">он</text:span><text:span text:style-name="T191"> передает эмоциональную окраску высказыванию. Отрицательная форма говорит о плохой зате</text:span><text:span text:style-name="T192">е</text:span><text:span text:style-name="T191">.</text:span></text:p>
      <text:p text:style-name="P962"/>
      <text:p text:style-name="P1045">Why should I go there? - Скакой стати мне туда идти?</text:p>
      <text:p text:style-name="P1045">You shouldn`t go there — Не нужно туда идти <text:span text:style-name="T1299">(это плохая идея)</text:span>.</text:p>
      <text:p text:style-name="P921"/>
      <text:p text:style-name="P921"/>
      <text:p text:style-name="P1587"><text:span text:style-name="T242">Глагол </text:span><text:span text:style-name="T154">would</text:span></text:p>
      <text:p text:style-name="P1008"/>
      <text:p text:style-name="P96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83">Грамматически использ</text:span><text:span text:style-name="T1284">уется</text:span><text:span text:style-name="T1283"> по тем же правилами, что и другие модальные глаголы.</text:span></text:p>
      <text:p text:style-name="P965"/>
      <text:p text:style-name="P969">При переводе <text:span text:style-name="T510">would</text:span>, <text:span text:style-name="T1284">по сути, </text:span>выпадает, а идущий после него смысловой глагол, используется с частицей<text:span text:style-name="T525"> </text:span><text:span text:style-name="T510">to</text:span>. <text:span text:style-name="T525">Would</text:span><text:span text:style-name="T1286"> часто сокращается до </text:span><text:span text:style-name="T525">`d</text:span><text:span text:style-name="T1286"> и произносится как одна буква (поэтому поначалу расслышать </text:span><text:span text:style-name="T525">would</text:span><text:span text:style-name="T1286"> в предложении довольно сложно).</text:span></text:p>
      <text:p text:style-name="P965"/>
      <text:p text:style-name="P967"><text:span text:style-name="T1282">В</text:span>стречается в вариантах, <text:span text:style-name="T1300">когда</text:span>:</text:p>
      <text:list xml:id="list1114971402" text:style-name="L36">
        <text:list-item>
          <text:p text:style-name="P1609">соответствует русской частице «бы» (когда представляют ситуацию);</text:p>
        </text:list-item>
        <text:list-item>
          <text:p text:style-name="P1609">сообщает о привычках прошлого (в этом случае может заменяться на <text:span text:style-name="T510">used to</text:span>).</text:p>
        </text:list-item>
      </text:list>
      <text:p text:style-name="P968"/>
      <text:p text:style-name="P1047">I would like to live in New Your — Я бы хотел жить в Нью Йорке <text:span text:style-name="T1282">(представил)</text:span>.</text:p>
      <text:p text:style-name="P1048">I wouldn`t watch this film with my child — Я бы не смотрела этот фильм с моим ребенком.</text:p>
      <text:p text:style-name="P1049">Would you like to go <text:span text:style-name="T1285">to the party with us? </text:span>—<text:span text:style-name="T1285"> Ты бы хотел пойти с нами на вечеринку?</text:span></text:p>
      <text:p text:style-name="P970"/>
      <text:p text:style-name="P1212"><text:span text:style-name="T193">Фраза </text:span><text:span text:style-name="T128">would you like</text:span><text:span text:style-name="T193"> часто используется, когда хотят предложить человеку услугу</text:span><text:span text:style-name="T211">, </text:span><text:span text:style-name="T193">предмет </text:span></text:p>
      <text:p text:style-name="P1212"><text:span text:style-name="T193">и т. п. Если человек согласен, то он отвечает </text:span><text:span text:style-name="T128">I`d like to</text:span><text:span text:style-name="T193"> (</text:span><text:span text:style-name="T210">я бы хотел</text:span><text:span text:style-name="T193">) </text:span><text:span text:style-name="T210">или </text:span><text:span text:style-name="T136">I`d love to</text:span></text:p>
      <text:p text:style-name="P1212"><text:span text:style-name="T193">(с удовольствием). <text:s/></text:span><text:span text:style-name="T128">I`d like to </text:span><text:span text:style-name="T233">можно использовать вместо</text:span><text:span text:style-name="T145"> I want </text:span><text:span text:style-name="T149">(уточнить)</text:span><text:span text:style-name="T145">.</text:span></text:p>
      <text:p text:style-name="P971"/>
      <text:p text:style-name="P1185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71"/>
      <text:p text:style-name="P1050">What would you like, coffee or tea? I`d like some cofee — Чтобы вы хотели, </text:p>
      <text:p text:style-name="P1050">кофе или чай? Я бы хотел кофе.</text:p>
      <text:p text:style-name="P971"/>
      <text:p text:style-name="P1007"><text:span text:style-name="T510">Would</text:span> — это <text:span text:style-name="T510">will</text:span> в прошедшей форме. Поэтому и предложения с ним как бы </text:p>
      <text:p text:style-name="P1007">в прошедшем времени (хочу → хотел бы).</text:p>
      <text:p text:style-name="P971"/>
      <text:p text:style-name="P916">Конструкция <text:span text:style-name="T510">used to</text:span></text:p>
      <text:p text:style-name="P971"/>
      <text:p text:style-name="P972">Используется, когда говорят о регулярных вещах, происходящих в прошлом. </text:p>
      <text:p text:style-name="P1177"><text:span text:style-name="T194">Британцы </text:span><text:span text:style-name="T195">предпочитают</text:span><text:span text:style-name="T194"> </text:span><text:span text:style-name="T129">used to</text:span><text:span text:style-name="T194">, американцы чаще использую </text:span><text:span text:style-name="T129">would</text:span><text:span text:style-name="T194">.</text:span></text:p>
      <text:p text:style-name="P972"/>
      <text:p text:style-name="P972">На русский <text:span text:style-name="T510">would/used to</text:span> можно перевести как «имел привычку делать» <text:span text:style-name="T1288">или</text:span> «раньше».</text:p>
      <text:p text:style-name="P973"><text:span text:style-name="T1288">Также </text:span><text:span text:style-name="T510">would/used to</text:span> <text:span text:style-name="T1288">подразумевает, что сейчас человек уже не делает того, что делал раньше.</text:span></text:p>
      <text:p text:style-name="P973"/>
      <text:p text:style-name="P974">Как правило <text:span text:style-name="T510">would</text:span> используется в ситуациях, когда указан период во время которого </text:p>
      <text:p text:style-name="P974">человек так не поступал. </text:p>
      <text:p text:style-name="P974"/>
      <text:p text:style-name="P975">После <text:span text:style-name="T510">used to</text:span> стоит глагол в начальной форме. В настоящем времени эта констуркция </text:p>
      <text:p text:style-name="P975">не используется <text:span text:style-name="T1289">(для этого есть Present Simple) </text:span>и<text:span text:style-name="T1287"> </text:span>часто <text:span text:style-name="T1287">выпадает при переводе.</text:span></text:p>
      <text:p text:style-name="P975"/>
      <text:p text:style-name="P1051">I used to live in Bristol — Раньше я жил <text:span text:style-name="T1290">в Бристоле (а сейчас нет).</text:span></text:p>
      <text:p text:style-name="P1052">I didn`t use to drink tea — Раньше я не пил чай (а теперь пью).</text:p>
      <text:p text:style-name="P1053">Did you use to play tennis? — Ты раньше играл в теннис?</text:p>
      <text:p text:style-name="P918"/>
      <text:p text:style-name="P1134"/>
      <text:p text:style-name="P1585">Повелительно наклонение. Imperative</text:p>
      <text:p text:style-name="P981"/>
      <text:p text:style-name="P982">Это способ озвучить распоряжение, приказ, <text:span text:style-name="T1302">просьбу</text:span> или призыв к действию.</text:p>
      <text:p text:style-name="P982">В речи очень часто используются предложения в форме повелительного наклонения.</text:p>
      <text:p text:style-name="P982"/>
      <text:p text:style-name="P1186"><text:span text:style-name="T212">Чтобы выразить приказ или просьбу (</text:span><text:span text:style-name="T213">настойчиво</text:span><text:span text:style-name="T212">), нужно начать предложение с глагола </text:span></text:p>
      <text:p text:style-name="P983">в начальной форме (форма повелительного наклонения только одна).</text:p>
      <text:p text:style-name="P982"/>
      <text:p text:style-name="P74"><text:span text:style-name="T349">C</text:span><text:span text:style-name="T343">ome here — Подойдите сюда ( призыв к действию).</text:span></text:p>
      <text:p text:style-name="P1057">Put your gun down! — Опусти оружие! (приказ).</text:p>
      <text:p text:style-name="P1057">Help! — Помогите! (настойчивая просьба).</text:p>
      <text:p text:style-name="P984"/>
      <text:p text:style-name="P1370"><text:span text:style-name="T162">Чтобы просьба звучала вежливее, </text:span><text:span text:style-name="T214">используют слово please: </text:span><text:span text:style-name="T137">Come here, please</text:span><text:span text:style-name="T214">.</text:span></text:p>
      <text:p text:style-name="P1371"><text:span text:style-name="T214">Е</text:span><text:span text:style-name="T162">сли </text:span><text:span text:style-name="T215">человеку предлагают угоститься едой, то часто начинают предложение с </text:span><text:span text:style-name="T138">have</text:span><text:span text:style-name="T215">.</text:span></text:p>
      <text:p text:style-name="P986"/>
      <text:p text:style-name="P1058">Have a cake, please — Угощайтесь тортом, пожалуйста.</text:p>
      <text:p text:style-name="P985"/>
      <text:p text:style-name="P1410"><text:span text:style-name="T162">Глагол </text:span><text:span text:style-name="T112">have</text:span><text:span text:style-name="T162"> может входить в устойчивые обороты, связанные с пожеланием. </text:span></text:p>
      <text:p text:style-name="P985">В этом случае он обычно выпадает при переводе.</text:p>
      <text:p text:style-name="P987"/>
      <text:p text:style-name="P75"><text:span text:style-name="T350">H</text:span><text:span text:style-name="T343">ave a nice time — Приятно провести время.</text:span></text:p>
      <text:p text:style-name="P1059">Have fun — Повеселитесь.</text:p>
      <text:p text:style-name="P1059"/>
      <text:p text:style-name="P279"><text:span text:style-name="T343">Если нужно призвать человека или группу людей совершить что-то вместе, то нужно использовать </text:span><text:span text:style-name="T112">let`s (let us)</text:span><text:span text:style-name="T343"> перед глаголом. Это еще один способ говорить вежливее </text:span></text:p>
      <text:p text:style-name="P988">в повелительном наклонении.</text:p>
      <text:p text:style-name="P988"/>
      <text:p text:style-name="P1059">Let`s do it — Давай сделаем это (досл. Позволь нам сделать это).</text:p>
      <text:p text:style-name="P1059">Let`s not watch this movie — Давай не будем смотреть этот фильм.</text:p>
      <text:p text:style-name="P988"/>
      <text:p text:style-name="P279"><text:span text:style-name="T343">Если нужно попросить человека не делать что-либо, то нужно начать с </text:span><text:span text:style-name="T112">don`t</text:span><text:span text:style-name="T343">.</text:span></text:p>
      <text:p text:style-name="P1059"/>
      <text:p text:style-name="P1061">Don`t do it — Не делай этого.</text:p>
      <text:p text:style-name="P1060">Don`t come here — Не подходи сюда. </text:p>
      <text:p text:style-name="P1060"/>
      <text:p text:style-name="P1133">Пассивный<text:span text:style-name="T1310"> </text:span>залог. <text:span text:style-name="T1311">Passive Voice</text:span></text:p>
      <text:p text:style-name="P989"/>
      <text:p text:style-name="P280"><text:span text:style-name="T343">В английском языке, как и в русском, </text:span><text:span text:style-name="T351">есть 2</text:span><text:span text:style-name="T343"> вида залога: активный и пассивный.</text:span></text:p>
      <text:p text:style-name="P1187"><text:span text:style-name="T216">Активный залог </text:span><text:span text:style-name="T217">по другому</text:span><text:span text:style-name="T216"> называется действительным (я сам совершаю действие), </text:span></text:p>
      <text:p text:style-name="P990">а пассивный — страдательным (надо мной совершают действие.)</text:p>
      <text:p text:style-name="P991"/>
      <text:p text:style-name="P992">Порядок слов у предложения в пассивном залоге: </text:p>
      <text:list xml:id="list3928914145" text:style-name="L37">
        <text:list-item>
          <text:p text:style-name="P1610">подлежащее;</text:p>
        </text:list-item>
        <text:list-item>
          <text:p text:style-name="P1610">сказуемое в пассивном залоге (что сделано?);</text:p>
        </text:list-item>
        <text:list-item>
          <text:p text:style-name="P1610">дополнение;</text:p>
        </text:list-item>
        <text:list-item>
          <text:p text:style-name="P1610">обстоятельство.</text:p>
        </text:list-item>
      </text:list>
      <text:p text:style-name="P993"/>
      <text:p text:style-name="P1188"><text:span text:style-name="T218">Сказуемое в пассивном залоге состоит из 2х частей: вспомогательного глагола </text:span><text:span text:style-name="T142">be</text:span><text:span text:style-name="T218"> </text:span></text:p>
      <text:p text:style-name="P1188"><text:span text:style-name="T218">и смыслового глагола в 3й форме </text:span><text:span text:style-name="T231">(для </text:span><text:span text:style-name="T232">группы </text:span><text:span text:style-name="T231">Simple)</text:span><text:span text:style-name="T218">.</text:span></text:p>
      <text:p text:style-name="P994"/>
      <text:p text:style-name="P76"><text:span text:style-name="T354">I finished my work</text:span><text:span text:style-name="T343"> yesterday — </text:span><text:span text:style-name="T354">Я закончил работу</text:span><text:span text:style-name="T343"> вчера (активный залог).</text:span></text:p>
      <text:p text:style-name="P76"><text:soft-page-break/><text:span text:style-name="T354">The work was finished</text:span><text:span text:style-name="T343"> yesterday — </text:span><text:span text:style-name="T354">Работа была закончена</text:span><text:span text:style-name="T343"> вчера (пассивный залог).</text:span></text:p>
      <text:p text:style-name="P1005"/>
      <text:p text:style-name="P1193"><text:span text:style-name="T229">П</text:span><text:span text:style-name="T228">ассивный залог </text:span><text:span text:style-name="T229">обычно </text:span><text:span text:style-name="T228">используется, когда автор действия неизвестен, не важен </text:span></text:p>
      <text:p text:style-name="P281"><text:span text:style-name="T343">или намеренно скрыт. </text:span><text:span text:style-name="T352">Пассивный залог часто применяется в деловой речи.</text:span></text:p>
      <text:p text:style-name="P1062"/>
      <text:p text:style-name="P1063">This house is quite old. It was buil in 1990 — Дом старый. Он был простроен в 1990 году.</text:p>
      <text:p text:style-name="P1063">(кто построил дом — неизвестно; известен только дом, и что с ним сделали — построили).</text:p>
      <text:p text:style-name="P1064"/>
      <text:p text:style-name="P1189"><text:span text:style-name="T219">Если нужно указать </text:span><text:span text:style-name="T220">автора</text:span><text:span text:style-name="T219"> действи</text:span><text:span text:style-name="T220">я</text:span><text:span text:style-name="T219">, то это можно сделать в дополнении с использованием предлога </text:span><text:span text:style-name="T143">by</text:span><text:span text:style-name="T219"> (кем). </text:span><text:span text:style-name="T240">Автор действия стоит в конце предложения.</text:span></text:p>
      <text:p text:style-name="P995"/>
      <text:p text:style-name="P1063">Ann Karenina was written by Leo Tolstoy — Анна Каренина была написана Львом Толстым.</text:p>
      <text:p text:style-name="P1190"><text:span text:style-name="T139">(</text:span><text:span text:style-name="T140">над книгой совершили действие — ее написали</text:span><text:span text:style-name="T139">)</text:span></text:p>
      <text:p text:style-name="P1065"/>
      <text:p text:style-name="P1329"><text:span text:style-name="T221">Подлежащие </text:span><text:span text:style-name="T141">I</text:span><text:span text:style-name="T221">, в предложении с пассивным залогом, часто переводится не как «я», </text:span></text:p>
      <text:p text:style-name="P997">а как «мне/мной/меня».</text:p>
      <text:p text:style-name="P996"/>
      <text:p text:style-name="P1066">I am ignored all the time — Меня игнорируют все время.</text:p>
      <text:p text:style-name="P1066">I was born in 1990 — Я родился в 1990 году (Меня родили в 1990 году).</text:p>
      <text:p text:style-name="P1066"/>
      <text:p text:style-name="P1194"><text:span text:style-name="T221">При переводе </text:span><text:span text:style-name="T141">I was born</text:span><text:span text:style-name="T221">, не совсем понятно, что это пассивный залог </text:span><text:span text:style-name="T227">(</text:span><text:span text:style-name="T144">I</text:span><text:span text:style-name="T227"> переводится как «я»)</text:span><text:span text:style-name="T221">.</text:span></text:p>
      <text:p text:style-name="P771"><text:span text:style-name="T221">В английском таких фраз мног. </text:span><text:span text:style-name="T230">Их</text:span><text:span text:style-name="T221"> нужно просто </text:span><text:span text:style-name="T230">запомнить</text:span><text:span text:style-name="T221">, </text:span><text:span text:style-name="T222">например:</text:span></text:p>
      <text:list xml:id="list3668857659" text:style-name="L38">
        <text:list-item>
          <text:p text:style-name="P1611">be born — родился (в Past Simple);</text:p>
        </text:list-item>
        <text:list-item>
          <text:p text:style-name="P1611">be gone — умер (в Present Simple).</text:p>
        </text:list-item>
      </text:list>
      <text:p text:style-name="P998"/>
      <text:p text:style-name="P1001">Present Simple Passive: </text:p>
      <text:p text:style-name="P1069">Children are taught at school — Детей учат в школе.</text:p>
      <text:p text:style-name="P999"/>
      <text:p text:style-name="P1001">Past Simple Passive: </text:p>
      <text:p text:style-name="P1069">I was taught to ride a bike by my dadschool — Меня научил ездить на велосипеде папа.</text:p>
      <text:p text:style-name="P999"/>
      <text:p text:style-name="P1001">Future Simple Passive: </text:p>
      <text:p text:style-name="P1069">I will be taught English at university — Меня будут учить английскому в универе.</text:p>
      <text:p text:style-name="P1067"/>
      <text:p text:style-name="P1000">Present Perfect Passive <text:span text:style-name="T1307">требует дополнительно</text:span><text:span text:style-name="T1309">го</text:span><text:span text:style-name="T1307"> слов</text:span><text:span text:style-name="T1309">а</text:span><text:span text:style-name="T1307"> </text:span><text:span text:style-name="T527">been, </text:span><text:span text:style-name="T1309">после</text:span><text:span text:style-name="T528"> have</text:span><text:span text:style-name="T1307">. </text:span></text:p>
      <text:p text:style-name="P1002"><text:span text:style-name="T1348">Е</text:span>сли его не указать, то предложение будет в форме активного залога (Present Perfect).</text:p>
      <text:p text:style-name="P1068"/>
      <text:p text:style-name="P1068">I have been taught an important lesson — Мне преподали важный урок.</text:p>
      <text:p text:style-name="P1070">I have <text:span text:style-name="T1308">taught an important lesson — </text:span>Я преподал важный урок.</text:p>
      <text:p text:style-name="P1003"/>
      <text:p text:style-name="P999">Предложение в Present Perfect Passive можно перепутать с Present Perfect Continuous.</text:p>
      <text:p text:style-name="P999">Здесь главное в том, что в Passive смысловой глагол стоит в 3й форме, </text:p>
      <text:p text:style-name="P282"><text:span text:style-name="T343">а в Continuous — с окончанием </text:span><text:span text:style-name="T112">ing</text:span><text:span text:style-name="T343">.</text:span></text:p>
      <text:p text:style-name="P999"/>
      <text:p text:style-name="P1191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91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73"/>
      <text:p text:style-name="P1192"><text:span text:style-name="T250">Т</text:span><text:span text:style-name="T251">акже можно легко перепутать ситуации, когда be используется с прилагательным </text:span><text:span text:style-name="T252">и</text:span><text:span text:style-name="T251"> когда </text:span></text:p>
      <text:p text:style-name="P1192"><text:span text:style-name="T252">с</text:span><text:span text:style-name="T251"> пассивн</text:span><text:span text:style-name="T252">ым</text:span><text:span text:style-name="T251"> залог</text:span><text:span text:style-name="T252">ом</text:span><text:span text:style-name="T251">. Здесь важно отлич</text:span><text:span text:style-name="T252">а</text:span><text:span text:style-name="T251">ть прилагательное от глагола.</text:span></text:p>
      <text:p text:style-name="P1074"/>
      <text:p text:style-name="P694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79"><text:span text:style-name="T74">I </text:span><text:span text:style-name="T71">am ignored all the time — Меня игнорируют все время (ignored — глагол в 3й форме).</text:span></text:p>
      <text:p text:style-name="P1137"><text:soft-page-break/>Вопросительные предложения</text:p>
      <text:p text:style-name="P810"/>
      <text:p text:style-name="P812">Чтобы задать вопрос, нужно придерживаться обратного порядка слов, когда </text:p>
      <text:p text:style-name="P812">вспомогательный глагол стоит перед подлежащим (см. выше).</text:p>
      <text:p text:style-name="P812"/>
      <text:p text:style-name="P812">В вопросе может не быть вопросительного слова, смыслового глагола, дополнения, </text:p>
      <text:p text:style-name="P812">но в нем всегда есть вспомогательный глагол и подлежащее.</text:p>
      <text:p text:style-name="P812"/>
      <text:p text:style-name="P1257">В английском есть 5 типов вопросов: <text:span text:style-name="T1399">общий, разделительный, </text:span><text:span text:style-name="T1402">специальный, </text:span></text:p>
      <text:p text:style-name="P1450">вопрос к подлежащему и вопрос с альтернативой.</text:p>
      <text:p text:style-name="P814"/>
      <text:p text:style-name="P902">Общий вопрос</text:p>
      <text:p text:style-name="P813"/>
      <text:p text:style-name="P81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813"/>
      <text:p text:style-name="P1372"><text:span text:style-name="T253">Чтобы коротко ответить на </text:span><text:span text:style-name="T254">такой </text:span><text:span text:style-name="T253">вопрос, недостаточно просто написать </text:span><text:span text:style-name="T77">yes/no</text:span><text:span text:style-name="T253">. Нужно также добавить корешок — местоимение со вспомогательным глаголом. </text:span><text:span text:style-name="T255">Корешок</text:span><text:span text:style-name="T253"> будет указыват</text:span><text:span text:style-name="T255">ь</text:span><text:span text:style-name="T253"> на мысль, которая была сказана в предыдушем предложении:</text:span></text:p>
      <text:p text:style-name="P1110"/>
      <text:p text:style-name="P1106"><text:span text:style-name="T1138">Do you play</text:span> the piano? <text:span text:style-name="T723">—</text:span> Yes, <text:span text:style-name="T1139">I do</text:span><text:span text:style-name="T1165">.</text:span></text:p>
      <text:p text:style-name="P1107"><text:span text:style-name="T1139">Does Rita play</text:span><text:span text:style-name="T1165"> football? </text:span><text:span text:style-name="T723">— </text:span><text:span text:style-name="T1165">No, </text:span><text:span text:style-name="T1139">she doesn`t</text:span><text:span text:style-name="T1165">.</text:span> </text:p>
      <text:p text:style-name="P811"/>
      <text:p text:style-name="P902">Разделительный вопрос</text:p>
      <text:p text:style-name="P813"/>
      <text:p text:style-name="P1197"><text:span text:style-name="T256">Вопрос, который часто используется в разговорной речи, когда собеседник пытается </text:span><text:span text:style-name="T262">начать или поддержать беседу. Также с помощью таких вопросов можно </text:span><text:span text:style-name="T256">выяснить какую-то информацию на основе имеющихся фактов.</text:span></text:p>
      <text:p text:style-name="P815"/>
      <text:p text:style-name="P1195"><text:span text:style-name="T256">С</text:span><text:span text:style-name="T257">остоит из 2х частей, разделенных запятой: утверждения и противоположного корешка. </text:span></text:p>
      <text:p text:style-name="P816">Корешок можно переводить словами: «правда?» «да?», «не так ли?», «верно?»</text:p>
      <text:p text:style-name="P77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16"/>
      <text:p text:style-name="P1195"><text:span text:style-name="T257">В </text:span><text:span text:style-name="T258">корешке </text:span><text:span text:style-name="T25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17"/>
      <text:p text:style-name="P818">Если в главной части отрицание, то в корешке должно быть утверждение (и наоборот). </text:p>
      <text:p text:style-name="P47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18"/>
      <text:p text:style-name="P1324"><text:span text:style-name="T259">Если в гланой части используется </text:span><text:span text:style-name="T78">I am</text:span><text:span text:style-name="T259">, то в корешке нужно говорить </text:span><text:span text:style-name="T78">aren`t I</text:span><text:span text:style-name="T259">, а не </text:span><text:span text:style-name="T78">amn`t I</text:span><text:span text:style-name="T324">.</text:span></text:p>
      <text:p text:style-name="P153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18"/>
      <text:p text:style-name="P81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19"/>
      <text:p text:style-name="P1196"><text:span text:style-name="T260">П</text:span><text:span text:style-name="T261">осему на такие вопросы лучше отвечать так, чтобы ответ отражал реальное </text:span></text:p>
      <text:p text:style-name="P820">положение дел, а не форму вопроса.</text:p>
      <text:p text:style-name="P820"/>
      <text:p text:style-name="P48"><text:span text:style-name="T55">T</text:span><text:span text:style-name="T50">hat isn`t your car, is it? Yes, it is — Это не твоя машина, да? Нет, моя</text:span></text:p>
      <text:p text:style-name="P1203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904"><text:soft-page-break/>Специальный вопрос</text:p>
      <text:p text:style-name="P821"/>
      <text:p text:style-name="P822">Самый популярный тип вопроса. Используется для получения доп. информации, </text:p>
      <text:p text:style-name="P1373"><text:span text:style-name="T249">поэтому всегда начинается с вопросительного слова </text:span><text:span text:style-name="T264">или связки</text:span><text:span text:style-name="T249">.</text:span></text:p>
      <text:p text:style-name="P823"/>
      <text:p text:style-name="P824">Вопросительные слова:</text:p>
      <text:list xml:id="list2824493614" text:style-name="L39">
        <text:list-item>
          <text:p text:style-name="P1768"><text:span text:style-name="T249">who [ху] — </text:span><text:span text:style-name="T263">кто</text:span><text:span text:style-name="T249">;</text:span></text:p>
        </text:list-item>
        <text:list-item>
          <text:p text:style-name="P1768"><text:span text:style-name="T249">whom [хум] — </text:span><text:span text:style-name="T263">кого</text:span><text:span text:style-name="T249">;</text:span></text:p>
        </text:list-item>
        <text:list-item>
          <text:p text:style-name="P1768"><text:span text:style-name="T249">whose [хуз] — </text:span><text:span text:style-name="T263">чей</text:span><text:span text:style-name="T249">;</text:span></text:p>
        </text:list-item>
        <text:list-item>
          <text:p text:style-name="P1768"><text:span text:style-name="T249">what — </text:span><text:span text:style-name="T263">что, какой</text:span><text:span text:style-name="T249">;</text:span></text:p>
        </text:list-item>
        <text:list-item>
          <text:p text:style-name="P1768"><text:span text:style-name="T249">which — </text:span><text:span text:style-name="T263">который</text:span><text:span text:style-name="T249">;</text:span></text:p>
        </text:list-item>
        <text:list-item>
          <text:p text:style-name="P1768"><text:span text:style-name="T249">where [</text:span><text:span text:style-name="T263">вэа</text:span><text:span text:style-name="T249">] — </text:span><text:span text:style-name="T263">где, куда</text:span><text:span text:style-name="T249">;</text:span></text:p>
        </text:list-item>
        <text:list-item>
          <text:p text:style-name="P1768"><text:span text:style-name="T249">when — </text:span><text:span text:style-name="T263">когда</text:span><text:span text:style-name="T249">;</text:span></text:p>
        </text:list-item>
        <text:list-item>
          <text:p text:style-name="P1768"><text:span text:style-name="T249">why [</text:span><text:span text:style-name="T263">вай</text:span><text:span text:style-name="T249">] — </text:span><text:span text:style-name="T263">зачем, почему</text:span><text:span text:style-name="T249">;</text:span></text:p>
        </text:list-item>
        <text:list-item>
          <text:p text:style-name="P1613">how [хау] — как;</text:p>
        </text:list-item>
        <text:list-item>
          <text:p text:style-name="P1768"><text:span text:style-name="T249">how often [хау офэн] — </text:span><text:span text:style-name="T263">как часто</text:span><text:span text:style-name="T249">;</text:span></text:p>
        </text:list-item>
        <text:list-item>
          <text:p text:style-name="P1768"><text:span text:style-name="T249">how many — </text:span><text:span text:style-name="T263">сколько (исчисляемые существительные)</text:span><text:span text:style-name="T249">;</text:span></text:p>
        </text:list-item>
        <text:list-item>
          <text:p text:style-name="P1768"><text:span text:style-name="T249">how much — </text:span><text:span text:style-name="T263">сколько (неисчесляемые существительные)</text:span><text:span text:style-name="T249">;</text:span></text:p>
        </text:list-item>
        <text:list-item>
          <text:p text:style-name="P1768"><text:span text:style-name="T249">how long [хау лон] — </text:span><text:span text:style-name="T263">как долго</text:span><text:span text:style-name="T249">;</text:span></text:p>
        </text:list-item>
        <text:list-item>
          <text:p text:style-name="P1768"><text:span text:style-name="T249">how long ago — </text:span><text:span text:style-name="T263">как давно</text:span><text:span text:style-name="T249">;</text:span></text:p>
        </text:list-item>
        <text:list-item>
          <text:p text:style-name="P1768"><text:span text:style-name="T249">how old — </text:span><text:span text:style-name="T263">сколько лет</text:span><text:span text:style-name="T249">.</text:span></text:p>
        </text:list-item>
      </text:list>
      <text:p text:style-name="P817"/>
      <text:p text:style-name="P1374"><text:span text:style-name="T79">W</text:span><text:span text:style-name="T71">hat</text:span><text:span text:style-name="T249"> и </text:span><text:span text:style-name="T71">which</text:span><text:span text:style-name="T249"> могут использоваться отдельно или с уточняющим словом, обычно, существительным, и тогда переводятся как «какой» и «какой из» </text:span><text:span text:style-name="T264">соотв</text:span><text:span text:style-name="T249">. </text:span></text:p>
      <text:p text:style-name="P825"/>
      <text:p text:style-name="P1075">What do you like? — Что ты любишь?</text:p>
      <text:p text:style-name="P1075">What car have you got? — Какая у тебя машина?</text:p>
      <text:p text:style-name="P1075">Which car is yours? — Какая из машин твоя? </text:p>
      <text:p text:style-name="P1075"/>
      <text:p text:style-name="P1319"><text:span text:style-name="T99">Which</text:span><text:span text:style-name="T264"> подразумевает выбор из нескольких вариантов. </text:span><text:span text:style-name="T265">Слово </text:span><text:span text:style-name="T80">how</text:span><text:span text:style-name="T265"> чаще присутствует в </text:span><text:span text:style-name="T267">связке</text:span><text:span text:style-name="T265"> с прилагательным или наречием, но может употребляться и самостоятельно.</text:span></text:p>
      <text:p text:style-name="P826"/>
      <text:p text:style-name="P1076">How old are you? — Сколько тебе лет?</text:p>
      <text:p text:style-name="P1076">How are you? — Как ты?</text:p>
      <text:p text:style-name="P827"/>
      <text:p text:style-name="P78"><text:span text:style-name="T249">Вопрос с </text:span><text:span text:style-name="T50">how much</text:span><text:span text:style-name="T249"> задают, когда спрашивают о веществах, жидкостях или абстрактных понятиях </text:span><text:span text:style-name="T266">(что нельзя количественно посчитать)</text:span><text:span text:style-name="T249">. А с </text:span><text:span text:style-name="T50">how many</text:span><text:span text:style-name="T249">, когда спрашивают </text:span></text:p>
      <text:p text:style-name="P827">о нескольких предметах. </text:p>
      <text:p text:style-name="P826"/>
      <text:p text:style-name="P1076">How much money have you got? — Сколько у тебя денег? (<text:span text:style-name="T1314">много, </text:span>абстракция).</text:p>
      <text:p text:style-name="P1076">How many friends have you got? — Сколько у тебя друзей? (<text:span text:style-name="T1315">10, </text:span>количество).</text:p>
      <text:p text:style-name="P1076"/>
      <text:p text:style-name="P903">Вопрос к подлежащему</text:p>
      <text:p text:style-name="P828"/>
      <text:p text:style-name="P1198"><text:span text:style-name="T268">Задается, когда хотят узнать кто или что совершает действие. Начинается со слова </text:span><text:span text:style-name="T81">who</text:span><text:span text:style-name="T268"> </text:span></text:p>
      <text:p text:style-name="P1198"><text:span text:style-name="T268">или </text:span><text:span text:style-name="T81">what</text:span><text:span text:style-name="T268">, которое заменяют собой подлежащее. При этом порядок слов остается таким же, что и в утрверждении. В</text:span><text:span text:style-name="T269">спомогательный глагол часто отсутсвует в таком вопросе.</text:span></text:p>
      <text:p text:style-name="P829"/>
      <text:p text:style-name="P1078">Who is in the Room? — Кто в комнате?</text:p>
      <text:p text:style-name="P1077">What was that? — Что это было?</text:p>
      <text:p text:style-name="P1077"/>
      <text:p text:style-name="P1204"><text:span text:style-name="T325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9"> </text:span><text:span text:style-name="T270">условно </text:span><text:span text:style-name="T249">являются 3м лицом единственного числа — т. е. </text:span><text:span text:style-name="T71">he/she/it</text:span><text:span text:style-name="T249">.</text:span></text:p>
      <text:p text:style-name="P1199"><text:soft-page-break/><text:span text:style-name="T249">Если подлежащее предполагается во множественном числе, то </text:span><text:span text:style-name="T269">в форму множественного числа нужно поставить глагол.</text:span></text:p>
      <text:p text:style-name="P830"/>
      <text:p text:style-name="P79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30"/>
      <text:p text:style-name="P905">Вопрос с альтернативой</text:p>
      <text:p text:style-name="P831"/>
      <text:p text:style-name="P1375"><text:span text:style-name="T24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9"> (в подлежащем, сказуемоем, дополнении или даже в слове </text:span><text:span text:style-name="T71">not</text:span><text:span text:style-name="T249">).</text:span></text:p>
      <text:p text:style-name="P1113"/>
      <text:p text:style-name="P1200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200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200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200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34"/>
      <text:p text:style-name="P668"><text:span text:style-name="T70">В</text:span><text:span text:style-name="T49">опросы с предлогами</text:span></text:p>
      <text:p text:style-name="P832"/>
      <text:p text:style-name="P835">По началу вызывают много трудностей, т. к. в русском языке предлог и вопросительное </text:p>
      <text:p text:style-name="P835">слово стоят рядом, а в английском они находятся в разных местах. </text:p>
      <text:p text:style-name="P836"/>
      <text:p text:style-name="P836">В английском вопросе предлог стоит в самом конце, но при переводе </text:p>
      <text:p text:style-name="P836">относится к началу предложения.</text:p>
      <text:p text:style-name="P836"/>
      <text:p text:style-name="P1376"><text:span text:style-name="T45">W</text:span><text:span text:style-name="T44">ho</text:span><text:span text:style-name="T249"> do you meet </text:span><text:span text:style-name="T1312">with</text:span><text:span text:style-name="T249">? — </text:span><text:span text:style-name="T1312">С</text:span><text:span text:style-name="T249"> </text:span><text:span text:style-name="T44">кем</text:span><text:span text:style-name="T249"> ты встречаешься?</text:span></text:p>
      <text:p text:style-name="P1376"><text:span text:style-name="T45">W</text:span><text:span text:style-name="T44">hat</text:span><text:span text:style-name="T249"> are you looking </text:span><text:span text:style-name="T1312">at</text:span><text:span text:style-name="T249">? — </text:span><text:span text:style-name="T1312">На</text:span><text:span text:style-name="T249"> </text:span><text:span text:style-name="T44">что</text:span><text:span text:style-name="T249"> ты смотришь?</text:span></text:p>
      <text:p text:style-name="P837"/>
      <text:p text:style-name="P1201"><text:span text:style-name="T272">Ч</text:span><text:span text:style-name="T271">асто логика использования предлогов в русском и английском не совпадают. </text:span></text:p>
      <text:p text:style-name="P838">Поэтому лучше запомнить некоторые устойчивые сочетания предлогов с глаголами, </text:p>
      <text:p text:style-name="P839">которые встречаются достаточно часто:</text:p>
      <text:list xml:id="list2468749744" text:style-name="L40">
        <text:list-item>
          <text:p text:style-name="P1769"><text:span text:style-name="T249">what … like — на что похож (здесь </text:span><text:span text:style-name="T71">like</text:span><text:span text:style-name="T249"> не глагол, а предлог);</text:span></text:p>
        </text:list-item>
        <text:list-item>
          <text:p text:style-name="P1614">look at — стмотреть на;</text:p>
        </text:list-item>
        <text:list-item>
          <text:p text:style-name="P1614">look for — искать;</text:p>
        </text:list-item>
        <text:list-item>
          <text:p text:style-name="P1614">listen to — слушать;</text:p>
        </text:list-item>
        <text:list-item>
          <text:p text:style-name="P1614">wait for — ждать;</text:p>
        </text:list-item>
        <text:list-item>
          <text:p text:style-name="P1614">stay at — останавливаться (например, в отеле).</text:p>
        </text:list-item>
      </text:list>
      <text:p text:style-name="P1376"/>
      <text:p text:style-name="P1079">What does he look like? — Как он выглядит?</text:p>
      <text:p text:style-name="P1079">What are you looking at? — На что ты смотришь?</text:p>
      <text:p text:style-name="P837"/>
      <text:p text:style-name="P1202"><text:span text:style-name="T271">П</text:span><text:span text:style-name="T274">римеры </text:span><text:span text:style-name="T273">5</text:span><text:span text:style-name="T274"> типов вопросов во всех временах, а также с модальными глаголами </text:span></text:p>
      <text:p text:style-name="P841">можно найти на стр. 146.</text:p>
      <text:p text:style-name="P840"/>
      <text:p text:style-name="P1135"/>
      <text:p text:style-name="P1586">Отрицательные предложения</text:p>
      <text:p text:style-name="P833"/>
      <text:p text:style-name="P843">Чтобы придать мысли отрицательное значение, используются 2 способа:</text:p>
      <text:list xml:id="list1783858482" text:style-name="L41">
        <text:list-item>
          <text:p text:style-name="P1615">отрицательная частица <text:span text:style-name="T510">not</text:span>;</text:p>
        </text:list-item>
        <text:list-item>
          <text:p text:style-name="P1615">слово <text:span text:style-name="T510">never</text:span> (и другие слова, придающие отрицательное значение).</text:p>
        </text:list-item>
      </text:list>
      <text:p text:style-name="P842"/>
      <text:p text:style-name="P844">Частица <text:span text:style-name="T510">not</text:span> стоит всегда в связке либо со вспомогательным глаголом, либо с модальным.</text:p>
      <text:p text:style-name="P844">Она является частью сказуемого. Переводится как «не».</text:p>
      <text:p text:style-name="P844"/>
      <text:p text:style-name="P1080">I not like horror movies (неправильно, остуствует вспомогательный глагол)</text:p>
      <text:p text:style-name="P1080">I do n<text:span text:style-name="T1316">o</text:span>t like horror movies (правильно <text:span text:style-name="T1317">для простых предложений</text:span>)</text:p>
      <text:p text:style-name="P844"/>
      <text:p text:style-name="P845">В сложных предложениях, где несколько глаголов, используются другие правила.</text:p>
      <text:p text:style-name="P847"><text:span text:style-name="T1321">C</text:span>казуемым обычно является самый первый глагол. Если отрицатульную мысль сообщить </text:p>
      <text:p text:style-name="P847">в дополнении, то not будет стоять самостоятельно.</text:p>
      <text:p text:style-name="P846"/>
      <text:p text:style-name="P1109">It`s quite impolite not to call me back — Очень не вежливо не перезванивать мне.</text:p>
      <text:p text:style-name="P1109">(здесь сказуемым является первый глагол — is)</text:p>
      <text:p text:style-name="P848"/>
      <text:p text:style-name="P1440"><text:span text:style-name="T336">С</text:span><text:span text:style-name="T335">амые важные глаголы</text:span></text:p>
      <text:p text:style-name="P849"/>
      <text:p text:style-name="P850">Это <text:span text:style-name="T510">be</text:span>, <text:span text:style-name="T510">do</text:span>, <text:span text:style-name="T510">have</text:span> и <text:span text:style-name="T510">get</text:span>. Они могут быть как смысловыми, так и вспомогательными <text:span text:style-name="T1324">(кроме </text:span><text:span text:style-name="T534">get</text:span><text:span text:style-name="T1324">)</text:span>.</text:p>
      <text:p text:style-name="P850">Они могут входить в устойчивые сочетания, где меняют свое значение.</text:p>
      <text:p text:style-name="P850"/>
      <text:p text:style-name="P895">Глагол <text:span text:style-name="T510">be</text:span></text:p>
      <text:p text:style-name="P850"/>
      <text:p text:style-name="P778"><text:span text:style-name="T356">Э</text:span><text:span text:style-name="T357">то начальная форма глагола</text:span><text:span text:style-name="T358"> «быть». </text:span><text:span text:style-name="T363">В </text:span><text:span text:style-name="T356">Present Simple </text:span><text:span text:style-name="T374">be</text:span><text:span text:style-name="T356"> </text:span><text:span text:style-name="T355">изменяется</text:span><text:span text:style-name="T356"> на</text:span><text:span text:style-name="T358">: </text:span></text:p>
      <text:list xml:id="list781225761" text:style-name="L42">
        <text:list-item>
          <text:p text:style-name="P1637"><text:span text:style-name="T735">a</text:span><text:span text:style-name="T730">m — если подлежащее в первом лице (</text:span><text:span text:style-name="T578">I</text:span><text:span text:style-name="T730">);</text:span></text:p>
        </text:list-item>
        <text:list-item>
          <text:p text:style-name="P1638">is — если подлежащее в третьем лице, единственном числе (<text:span text:style-name="T510">he/she/it</text:span>);</text:p>
        </text:list-item>
        <text:list-item>
          <text:p text:style-name="P1638">are — если подлежащее во множественном числе (<text:span text:style-name="T510">you/we/they</text:span>).</text:p>
        </text:list-item>
      </text:list>
      <text:p text:style-name="P1115"/>
      <text:p text:style-name="P1356"><text:span text:style-name="T380">Г</text:span><text:span text:style-name="T381">лагол </text:span><text:span text:style-name="T157">be</text:span><text:span text:style-name="T381"> в форме </text:span><text:span text:style-name="T157">am/is/are</text:span><text:span text:style-name="T381"> является смысловым, но при переводе на русский выпадает. </text:span></text:p>
      <text:p text:style-name="P1325"><text:span text:style-name="T366">После </text:span><text:span text:style-name="T375">be</text:span><text:span text:style-name="T366"> обычно указывается характеристика (</text:span><text:span text:style-name="T367">какой</text:span><text:span text:style-name="T366">) или место (где).</text:span></text:p>
      <text:p text:style-name="P1115"/>
      <text:p text:style-name="P1114"><text:span text:style-name="T512">This dress is blue — </text:span><text:span text:style-name="T533">Это платье синие.</text:span></text:p>
      <text:p text:style-name="P1208"><text:span text:style-name="T368">I</text:span><text:span text:style-name="T369"> </text:span><text:span text:style-name="T368">am</text:span><text:span text:style-name="T369"> in </text:span><text:span text:style-name="T368">my</text:span><text:span text:style-name="T369"> office now — </text:span><text:span text:style-name="T368">Я</text:span><text:span text:style-name="T370"> у себя в офисе сейчас.</text:span></text:p>
      <text:p text:style-name="P1116"/>
      <text:p text:style-name="P1407"><text:span text:style-name="T360">В русском языке предложение может </text:span><text:span text:style-name="T359">не иметь</text:span><text:span text:style-name="T360"> сказуемого. </text:span><text:span text:style-name="T359">Там где в русском сказуемое отсутсвует, в английском будет стоять глагол </text:span><text:span text:style-name="T368">be</text:span><text:span text:style-name="T359"> в форме </text:span><text:span text:style-name="T373">am/is/are</text:span><text:span text:style-name="T356"> </text:span><text:span text:style-name="T359">(т. к. для английского не характерно, когда в предложении нет сказуемого)</text:span><text:span text:style-name="T356">. </text:span></text:p>
      <text:p text:style-name="P1115"/>
      <text:p text:style-name="P1125"><text:span text:style-name="T597">I </text:span><text:span text:style-name="T580">am a doctor — Я (</text:span><text:span text:style-name="T581">есть</text:span><text:span text:style-name="T580">) доктор.</text:span></text:p>
      <text:p text:style-name="P1126"><text:span text:style-name="T1167">We are happy </text:span><text:span text:style-name="T1170">— </text:span><text:span text:style-name="T1167">Мы (есть) счастливы.</text:span></text:p>
      <text:p text:style-name="P1124"/>
      <text:p text:style-name="P1123">Глагол be в связке с прилагательным может переводиться глаголом:</text:p>
      <text:p text:style-name="P1119"/>
      <text:p text:style-name="P1141"><text:span text:style-name="T582">I </text:span><text:span text:style-name="T604">am interested</text:span><text:span text:style-name="T582"> in art — Я</text:span><text:span text:style-name="T583"> </text:span><text:span text:style-name="T605">интересуюсь</text:span><text:span text:style-name="T592"> (есть заинтересованный) </text:span><text:span text:style-name="T583">искусством.</text:span></text:p>
      <text:p text:style-name="P1130"><text:span text:style-name="T583">My hands </text:span><text:span text:style-name="T605">are cold</text:span><text:span text:style-name="T583"> — Мои руки</text:span><text:span text:style-name="T584"> </text:span><text:span text:style-name="T605">замерзли </text:span><text:span text:style-name="T592">(есть замерзшие)</text:span><text:span text:style-name="T584">.</text:span></text:p>
      <text:p text:style-name="P1081"/>
      <text:p text:style-name="P876">В вопросительных предложениях глагол <text:span text:style-name="T510">be</text:span> меняется местами с подлежащим, </text:p>
      <text:p text:style-name="P876">а в отрицательных, используется с частицей <text:span text:style-name="T510">not</text:span>:</text:p>
      <text:p text:style-name="P1010"><text:soft-page-break/><text:span text:style-name="T1168">I </text:span><text:span text:style-name="T1167">am not a student — Я не студент.</text:span></text:p>
      <text:p text:style-name="P1082">We are not English speakers — Они не англоговорящие люди.</text:p>
      <text:p text:style-name="P1082"/>
      <text:p text:style-name="P1010"><text:span text:style-name="T1168">I</text:span><text:span text:style-name="T1167">s it dark? — Сейчас темно?</text:span></text:p>
      <text:p text:style-name="P1082">Are they hungry? — Они голодны?</text:p>
      <text:p text:style-name="P1082"/>
      <text:p text:style-name="P877">Если перед <text:span text:style-name="T519">am/is/are</text:span> нет вопросительного слова, то это общий вопрос. </text:p>
      <text:p text:style-name="P877">В корешке ответа вместо <text:span text:style-name="T510">do/does</text:span> используется <text:span text:style-name="T510">am/is/are</text:span>:</text:p>
      <text:p text:style-name="P877"/>
      <text:p text:style-name="P1011"><text:span text:style-name="T1167">Am I in danger? Yes, you are. </text:span><text:span text:style-name="T1169">—</text:span><text:span text:style-name="T1167"> Я в опасности? Да.</text:span></text:p>
      <text:p text:style-name="P1012"><text:span text:style-name="T1167">Is John married? No, he isn`t. </text:span><text:span text:style-name="T1169">— </text:span><text:span text:style-name="T1167">Джон женат? Нет.</text:span></text:p>
      <text:p text:style-name="P877"/>
      <text:p text:style-name="P1083"><text:span text:style-name="T833">Специальный вопрос начинается с вопросительного слова </text:span><text:span text:style-name="T838">или связки</text:span><text:span text:style-name="T833">:</text:span> </text:p>
      <text:p text:style-name="P1083">Where is Jill?<text:span text:style-name="T1203"> </text:span>She is at school <text:span text:style-name="T1203">— </text:span>Где Джил? Она в школе.</text:p>
      <text:p text:style-name="P1083"/>
      <text:p text:style-name="P1140"><text:span text:style-name="T738">Очень часто </text:span><text:span text:style-name="T586">am/is/are</text:span><text:span text:style-name="T738"> сокращаются: </text:span></text:p>
      <text:p text:style-name="P1140"><text:span text:style-name="T586">I am → I`m, he is → he`s, <text:s/>you are → you`re, John is → John`s, </text:span><text:span text:style-name="T588">t</text:span><text:span text:style-name="T586">hey are → </text:span><text:span text:style-name="T588">t</text:span><text:span text:style-name="T586">hey`re</text:span><text:span text:style-name="T587">. </text:span></text:p>
      <text:p text:style-name="P1084"/>
      <text:p text:style-name="P1130"><text:span text:style-name="T739">С</text:span><text:span text:style-name="T740">окращать можно как по </text:span><text:span text:style-name="T741">вспом.</text:span><text:span text:style-name="T740"> глаголу, так и по частице </text:span><text:span text:style-name="T589">not</text:span><text:span text:style-name="T740">: </text:span><text:span text:style-name="T589">he is not → he`s not</text:span><text:span text:style-name="T590"> или</text:span><text:span text:style-name="T589"> he isn`t.</text:span></text:p>
      <text:p text:style-name="P1117"><text:span text:style-name="T1325">П</text:span>ри этом <text:span text:style-name="T510">am</text:span> сокращается только по <text:span text:style-name="T510">am</text:span> → <text:span text:style-name="T510">I`m not (I amn`t не существует).</text:span></text:p>
      <text:p text:style-name="P908"/>
      <text:p text:style-name="P1131"><text:span text:style-name="T806">Глагол be</text:span><text:span text:style-name="T808"> </text:span><text:span text:style-name="T806">в Past Simple имеет 2 формы: </text:span></text:p>
      <text:list xml:id="list2265120865" text:style-name="L43">
        <text:list-item>
          <text:p text:style-name="P1770"><text:span text:style-name="T337">was — </text:span><text:span text:style-name="T338">если подлежащее </text:span><text:span text:style-name="T339">в единственном числе</text:span><text:span text:style-name="T338"> (</text:span><text:span text:style-name="T110">I/he/she/it</text:span><text:span text:style-name="T338">);</text:span></text:p>
        </text:list-item>
        <text:list-item>
          <text:p text:style-name="P1641"><text:span text:style-name="T807">were <text:s/>— если подлежащее в</text:span><text:span text:style-name="T832">о множественном числе</text:span><text:span text:style-name="T831"> </text:span><text:span text:style-name="T807">(</text:span><text:span text:style-name="T614">you/we/they</text:span><text:span text:style-name="T807">).</text:span></text:p>
        </text:list-item>
      </text:list>
      <text:p text:style-name="P906"/>
      <text:p text:style-name="P1013"><text:span text:style-name="T1194">I </text:span><text:span text:style-name="T1167">was</text:span><text:span text:style-name="T1166"> satisfied with my work — Я </text:span><text:span text:style-name="T1167">был</text:span><text:span text:style-name="T1166"> доволен своей работой.</text:span></text:p>
      <text:p text:style-name="P1013"><text:span text:style-name="T1167">Was</text:span><text:span text:style-name="T1166"> the weather good? No, it </text:span><text:span text:style-name="T1167">wasn`t</text:span><text:span text:style-name="T1166"> — </text:span><text:span text:style-name="T1167">Погода была хорош</text:span><text:span text:style-name="T1176">ая</text:span><text:span text:style-name="T1167">? Нет.</text:span></text:p>
      <text:p text:style-name="P851"/>
      <text:p text:style-name="P893">В Future Simple принимает только одну форму <text:span text:style-name="T510">will be</text:span>.</text:p>
      <text:p text:style-name="P1232"><text:span text:style-name="T97">I will be happy to eat — Я буду </text:span><text:span text:style-name="T98">рад </text:span><text:span text:style-name="T97">поесть.</text:span></text:p>
      <text:p text:style-name="P851"/>
      <text:p text:style-name="P897">Глагол <text:span text:style-name="T510">do</text:span></text:p>
      <text:p text:style-name="P852"/>
      <text:p text:style-name="P1129"><text:span text:style-name="T954">Переводится как </text:span><text:span text:style-name="T953">«делать». В </text:span><text:span text:style-name="T955">одном предложении </text:span><text:span text:style-name="T953">может встречаться несколько раз, </text:span></text:p>
      <text:p text:style-name="P1357"><text:span text:style-name="T384">в качестве вспомогательного </text:span><text:span text:style-name="T385">глагола </text:span><text:span text:style-name="T384">и смыслового.</text:span><text:span text:style-name="T1326"> </text:span><text:span text:style-name="T382">Вспомогательным глаголом </text:span><text:span text:style-name="T383">он </text:span><text:span text:style-name="T382">может быть только в отрицаниях и вопросах, времен группы Simple.</text:span></text:p>
      <text:p text:style-name="P1359"/>
      <text:p text:style-name="P1118"><text:span text:style-name="T531">What do you do? </text:span><text:span text:style-name="T532">— </text:span><text:span text:style-name="T531">Что ты делаешь?</text:span></text:p>
      <text:p text:style-name="P1358"><text:span text:style-name="T382">D</text:span><text:span text:style-name="T46">o you like pets? No, I don`t — </text:span><text:span text:style-name="T393">Ты любишь домашних животних? Нет.</text:span></text:p>
      <text:p text:style-name="P1360"/>
      <text:p text:style-name="P276"><text:span text:style-name="T376">В</text:span><text:span text:style-name="T377"> </text:span><text:span text:style-name="T378">прошедшем времени</text:span><text:span text:style-name="T379"> преорбазуется в </text:span><text:span text:style-name="T372">did</text:span><text:span text:style-name="T379"> — «</text:span><text:span text:style-name="T377">делал» (2я форма </text:span><text:span text:style-name="T371">do</text:span><text:span text:style-name="T377">)</text:span><text:span text:style-name="T379">.</text:span></text:p>
      <text:p text:style-name="P907">Если в предложении появляется <text:span text:style-name="T510">was/were</text:span>, <text:span text:style-name="T1239">то </text:span><text:span text:style-name="T1229">did</text:span><text:span text:style-name="T1239"> уже не нужно использовать.</text:span></text:p>
      <text:p text:style-name="P899"/>
      <text:p text:style-name="P898">Глагол <text:span text:style-name="T510">have</text:span></text:p>
      <text:p text:style-name="P878"/>
      <text:p text:style-name="P1331"><text:span text:style-name="T289">Переводится как «иметь», «</text:span><text:span text:style-name="T326">владеть</text:span><text:span text:style-name="T289">». </text:span><text:span text:style-name="T291">Д</text:span><text:span text:style-name="T289">ля времен группы Perfect </text:span><text:span text:style-name="T291">выступает в </text:span></text:p>
      <text:p text:style-name="P1331"><text:span text:style-name="T291">роли вспомогательного глагола</text:span><text:span text:style-name="T289">. </text:span><text:span text:style-name="T275">Также </text:span><text:span text:style-name="T289">может быть</text:span><text:span text:style-name="T275"> частью устойчивых словосотечаний. </text:span></text:p>
      <text:p text:style-name="P1330"><text:span text:style-name="T275">В </text:span><text:span text:style-name="T292">прошедшем времени</text:span><text:span text:style-name="T275"> преобразуется в </text:span><text:span text:style-name="T85">had</text:span><text:span text:style-name="T275"> </text:span><text:span text:style-name="T372">—</text:span><text:span text:style-name="T275"> «</text:span><text:span text:style-name="T292">имел</text:span><text:span text:style-name="T275">».</text:span></text:p>
      <text:p text:style-name="P880"/>
      <text:p text:style-name="P1205"><text:span text:style-name="T275">В некоторых ситуациях его можно не переводить (когда он смысловой). </text:span><text:span text:style-name="T276">Но при этом в предложении он обязан быть. </text:span><text:span text:style-name="T289">Это </text:span><text:span text:style-name="T276">из-за особенностей английской грамматики, которая требует, обязательного наличия подлежащего и сказуемого.</text:span></text:p>
      <text:p text:style-name="P1085"><text:soft-page-break/>I have a lot of friends — У меня (есть) много друзей.</text:p>
      <text:p text:style-name="P1086">We heave a big house — У нас (есть) большой дом.</text:p>
      <text:p text:style-name="P879"/>
      <text:p text:style-name="P1209"><text:span text:style-name="T293">Когда </text:span><text:span text:style-name="T88">have</text:span><text:span text:style-name="T293"> является смысловым глаголом, он </text:span><text:span text:style-name="T279">работает по тем же правилам что и </text:span><text:span text:style-name="T280">другие</text:span><text:span text:style-name="T279"> </text:span><text:span text:style-name="T293">смысловые </text:span><text:span text:style-name="T279">глаголы, т. е. требует вспомогательного </text:span><text:span text:style-name="T86">do</text:span><text:span text:style-name="T279"> для отрицаний и вопросов. </text:span></text:p>
      <text:p text:style-name="P1209"><text:span text:style-name="T291">В утверждениях </text:span><text:span text:style-name="T88">have</text:span><text:span text:style-name="T293"> </text:span><text:span text:style-name="T291">не пишется с окончанием </text:span><text:span text:style-name="T87">-s</text:span><text:span text:style-name="T291">, а преобразуется в </text:span><text:span text:style-name="T87">has</text:span><text:span text:style-name="T291">.</text:span></text:p>
      <text:p text:style-name="P853"/>
      <text:p text:style-name="P49"><text:span text:style-name="T57">Mike has </text:span><text:span text:style-name="T58">many friends</text:span><text:span text:style-name="T57"> — У Майка много друзей.</text:span></text:p>
      <text:p text:style-name="P50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80"><text:span text:style-name="T50">Do you have many friends? </text:span><text:span text:style-name="T59">—</text:span><text:span text:style-name="T50"> У тебя много друзей?</text:span></text:p>
      <text:p text:style-name="P1095"/>
      <text:p text:style-name="P284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81">He hasn`t lost his keys — Он не потерял свои ключи <text:span text:style-name="T1327">(has в отрицании)</text:span>.</text:p>
      <text:p text:style-name="P1096"/>
      <text:p text:style-name="P854">Have в значении «иметь» не употребляется во временах группы Continuous.</text:p>
      <text:p text:style-name="P854"/>
      <text:p text:style-name="P1087">I am having many friends now <text:span text:style-name="T1430">(н</text:span>еправильно<text:span text:style-name="T1430">)</text:span></text:p>
      <text:p text:style-name="P1087">I have many friends <text:span text:style-name="T1430">(п</text:span>равильно<text:span text:style-name="T1430">)</text:span></text:p>
      <text:p text:style-name="P853"/>
      <text:p text:style-name="P1401"><text:span text:style-name="T249">В разговорной речи очесть часто используется оборот </text:span><text:span text:style-name="T71">have got</text:span><text:span text:style-name="T249">. </text:span><text:span text:style-name="T277">Он обозначает тоже самое, что и </text:span><text:span text:style-name="T89">have</text:span><text:span text:style-name="T277"> </text:span><text:span text:style-name="T249">(иметь/владеть)</text:span><text:span text:style-name="T277">, но используется только в настоящем времени.</text:span></text:p>
      <text:p text:style-name="P860"/>
      <text:p text:style-name="P1401"><text:span text:style-name="T277">Г</text:span><text:span text:style-name="T249">рамматически, </text:span><text:span text:style-name="T71">have got</text:span><text:span text:style-name="T249"> — это Present Perfect, т. е. </text:span><text:span text:style-name="T71">have</text:span><text:span text:style-name="T249"> здесь вспомогательный глагол, </text:span></text:p>
      <text:p text:style-name="P1233"><text:span text:style-name="T290">а основное значение «</text:span><text:span text:style-name="T327">иметь</text:span><text:span text:style-name="T290">» передает </text:span><text:span text:style-name="T90">got</text:span><text:span text:style-name="T290"> </text:span><text:span text:style-name="T278">(3я форма get)</text:span><text:span text:style-name="T290">. </text:span></text:p>
      <text:p text:style-name="P855"/>
      <text:p text:style-name="P1088">Have you got a Mercedes? / Do you have a Mercedes? — У тебя есть мерседес?</text:p>
      <text:p text:style-name="P1088">I haven`t got a Mercedes / I don`t have a Mercedes — У меня нет мерседеса.</text:p>
      <text:p text:style-name="P856"/>
      <text:p text:style-name="P1210"><text:span text:style-name="T281">Глагол </text:span><text:span text:style-name="T91">have</text:span><text:span text:style-name="T282"> может входить в состав устойчивых выражений и словосочетаний. </text:span></text:p>
      <text:p text:style-name="P858">В этом случае он может переводится по другому. Также здесь отменяется правило, </text:p>
      <text:p text:style-name="P857">по которому <text:span text:style-name="T510">have</text:span> нельзя употребять в Continuous:</text:p>
      <text:p text:style-name="P857"/>
      <text:list xml:id="list2889275113" text:style-name="L44">
        <text:list-item>
          <text:p text:style-name="P1616"><text:span text:style-name="T1349">в</text:span>ыражения, связанные с приемом пищи:</text:p>
        </text:list-item>
      </text:list>
      <text:list xml:id="list1580776120" text:style-name="L45">
        <text:list-item>
          <text:list>
            <text:list-item>
              <text:p text:style-name="P1617">have a coffee/tea/<text:span text:style-name="T1323">drink</text:span> — пить кофе/чай/<text:span text:style-name="T1323">напиток</text:span>;</text:p>
            </text:list-item>
            <text:list-item>
              <text:p text:style-name="P1617">have a meal — принимать пищу;</text:p>
            </text:list-item>
            <text:list-item>
              <text:p text:style-name="P1617">have a breakfast/luch/dinner — завтракать/обедать/ужинать.</text:p>
            </text:list-item>
          </text:list>
        </text:list-item>
      </text:list>
      <text:p text:style-name="P857"/>
      <text:list xml:id="list132759877381845" text:continue-list="list2889275113" text:style-name="L44">
        <text:list-item>
          <text:p text:style-name="P1771"><text:span text:style-name="T317">в</text:span><text:span text:style-name="T282">ыражения, связанные с времяпровождением:</text:span></text:p>
        </text:list-item>
      </text:list>
      <text:list xml:id="list259134049" text:style-name="L46">
        <text:list-item>
          <text:list>
            <text:list-item>
              <text:p text:style-name="P1618">have a date — ходить на свидание;</text:p>
            </text:list-item>
            <text:list-item>
              <text:p text:style-name="P1618">have a good time — хорошо проводить время;</text:p>
            </text:list-item>
            <text:list-item>
              <text:p text:style-name="P1618">have a meeting / an appointment — назначать встречу;</text:p>
            </text:list-item>
            <text:list-item>
              <text:p text:style-name="P1618">have a nice day — удачного дня (пожелание);</text:p>
            </text:list-item>
            <text:list-item>
              <text:p text:style-name="P1618">have fun — веселиться.</text:p>
            </text:list-item>
          </text:list>
        </text:list-item>
      </text:list>
      <text:p text:style-name="P857"/>
      <text:list xml:id="list132758681711858" text:continue-list="list132759877381845" text:style-name="L44">
        <text:list-item>
          <text:p text:style-name="P1771"><text:span text:style-name="T317">в</text:span><text:span text:style-name="T282">ыражения, связанные </text:span><text:span text:style-name="T318">с внешностью:</text:span></text:p>
        </text:list-item>
      </text:list>
      <text:list xml:id="list1569757101" text:style-name="L47">
        <text:list-item>
          <text:list>
            <text:list-item>
              <text:p text:style-name="P1619">have a bath/shower— принимать ванну/душ;</text:p>
            </text:list-item>
            <text:list-item>
              <text:p text:style-name="P1620">have a <text:s/>shave — побриться;</text:p>
            </text:list-item>
            <text:list-item>
              <text:p text:style-name="P1619">have a haircat — постричься.</text:p>
            </text:list-item>
          </text:list>
        </text:list-item>
      </text:list>
      <text:p text:style-name="P859"/>
      <text:list xml:id="list132759816223751" text:continue-list="list132758681711858" text:style-name="L44">
        <text:list-item>
          <text:p text:style-name="P1772"><text:span text:style-name="T317">в</text:span><text:span text:style-name="T318">ыражения, связанные с общением:</text:span></text:p>
        </text:list-item>
      </text:list>
      <text:list xml:id="list64170257" text:style-name="L48">
        <text:list-item>
          <text:list>
            <text:list-item>
              <text:p text:style-name="P1621"><text:soft-page-break/>have a guess — угадывать, догадываться;</text:p>
            </text:list-item>
            <text:list-item>
              <text:p text:style-name="P1622">have a talk/discussion/chat — беседовать/обсуждать/болтать;</text:p>
            </text:list-item>
            <text:list-item>
              <text:p text:style-name="P1621">have a call — позвонить.</text:p>
            </text:list-item>
          </text:list>
        </text:list-item>
      </text:list>
      <text:p text:style-name="P859"/>
      <text:list xml:id="list132760673958160" text:continue-list="list132759816223751" text:style-name="L44">
        <text:list-item>
          <text:p text:style-name="P1772"><text:span text:style-name="T317">в</text:span><text:span text:style-name="T318">ыражения связанные со здоровьем:</text:span></text:p>
        </text:list-item>
      </text:list>
      <text:list xml:id="list2172822961" text:style-name="L49">
        <text:list-item>
          <text:list>
            <text:list-item>
              <text:p text:style-name="P1623">have a baby — родить;</text:p>
            </text:list-item>
            <text:list-item>
              <text:p text:style-name="P1623">have a cold — простудиться;</text:p>
            </text:list-item>
            <text:list-item>
              <text:p text:style-name="P1623">have a cough — кашлять;</text:p>
            </text:list-item>
            <text:list-item>
              <text:p text:style-name="P1623">have a headache — болит голова.</text:p>
            </text:list-item>
          </text:list>
        </text:list-item>
      </text:list>
      <text:p text:style-name="P859"/>
      <text:list xml:id="list132758768553007" text:continue-list="list132760673958160" text:style-name="L44">
        <text:list-item>
          <text:p text:style-name="P1772"><text:span text:style-name="T317">в</text:span><text:span text:style-name="T318">ыражения, связанные с отдыхом:</text:span></text:p>
          <text:list>
            <text:list-item>
              <text:p text:style-name="P1624">have a day off — взять выходной;</text:p>
            </text:list-item>
            <text:list-item>
              <text:p text:style-name="P1625">have a dream/nightmare — видеть сон/кошмар;</text:p>
            </text:list-item>
            <text:list-item>
              <text:p text:style-name="P1624">have a rest — отдыхать;</text:p>
            </text:list-item>
            <text:list-item>
              <text:p text:style-name="P1624">have a sleep — спать.</text:p>
            </text:list-item>
          </text:list>
        </text:list-item>
      </text:list>
      <text:p text:style-name="P859"/>
      <text:list xml:id="list132759780773265" text:continue-numbering="true" text:style-name="L44">
        <text:list-item>
          <text:p text:style-name="P1772"><text:span text:style-name="T317">в</text:span><text:span text:style-name="T318">ыражения, свяханые с физической активностью:</text:span></text:p>
        </text:list-item>
      </text:list>
      <text:list xml:id="list988993768" text:style-name="L50">
        <text:list-item>
          <text:list>
            <text:list-item>
              <text:p text:style-name="P1626">have a good journey — добраться без проблем (пожелание);</text:p>
            </text:list-item>
            <text:list-item>
              <text:p text:style-name="P1626">have a good flight — хорошо долететь (пожелание);</text:p>
            </text:list-item>
            <text:list-item>
              <text:p text:style-name="P1626">have a lift — подвести (на машине);</text:p>
            </text:list-item>
            <text:list-item>
              <text:p text:style-name="P1627">have a ride — проехаться;</text:p>
            </text:list-item>
            <text:list-item>
              <text:p text:style-name="P1627">have a walk — пройтись (прогуляться);</text:p>
            </text:list-item>
            <text:list-item>
              <text:p text:style-name="P1627">have a swim — поплавать;</text:p>
            </text:list-item>
            <text:list-item>
              <text:p text:style-name="P1627">have a hug — обняться;</text:p>
            </text:list-item>
            <text:list-item>
              <text:p text:style-name="P1627">have a kiss — поцеловаться.</text:p>
            </text:list-item>
          </text:list>
        </text:list-item>
      </text:list>
      <text:p text:style-name="P859"/>
      <text:p text:style-name="P900">Глагол <text:span text:style-name="T510">get</text:span></text:p>
      <text:p text:style-name="P861"/>
      <text:p text:style-name="P1206"><text:span text:style-name="T284">Один и самых запутанных глаголов, который может переводится по разному,</text:span><text:span text:style-name="T283"> в записимости </text:span></text:p>
      <text:p text:style-name="P862">от слов, идущих после него. Поэтому его нужно переводить в связке с соседними словами.</text:p>
      <text:p text:style-name="P863"/>
      <text:p text:style-name="P1206"><text:span text:style-name="T284">Если после </text:span><text:span text:style-name="T92">get</text:span><text:span text:style-name="T284"> идет существительное, то он передает значение </text:span><text:span text:style-name="T283">«</text:span><text:span text:style-name="T284">получать, покупать</text:span><text:span text:style-name="T283">».</text:span></text:p>
      <text:p text:style-name="P862"/>
      <text:p text:style-name="P82"><text:span text:style-name="T60">I </text:span><text:span text:style-name="T50">got a new car — Я купил новую машину.</text:span></text:p>
      <text:p text:style-name="P1089">I got an A today — Я получил пятерку сегодня. (A — <text:span text:style-name="T1327">это </text:span>оценка)</text:p>
      <text:p text:style-name="P862"/>
      <text:p text:style-name="P1402"><text:span text:style-name="T283">Е</text:span><text:span text:style-name="T249">сли </text:span><text:span text:style-name="T71">get</text:span><text:span text:style-name="T249"> используется со средством передвижения, то он приобретает значение </text:span></text:p>
      <text:p text:style-name="P864">«сесть в транспорт». В этом случае он может использоваться с предлогом <text:span text:style-name="T510">on</text:span>.</text:p>
      <text:p text:style-name="P864"/>
      <text:p text:style-name="P1089">I got on a bus at 5 o`clock — Я сел в автобус в 5 часов.</text:p>
      <text:p text:style-name="P1089">I got a taxi — Я взял такси.</text:p>
      <text:p text:style-name="P862"/>
      <text:p text:style-name="P1402"><text:span text:style-name="T283">Е</text:span><text:span text:style-name="T249">сли после get идет прилагательное, то это означает «прийти к этому состоянию», </text:span></text:p>
      <text:p text:style-name="P864">например: <text:span text:style-name="T510">get hungry (проголодаться), get better (стать лучше), get cold (замерзнуть)</text:span> и т. д.</text:p>
      <text:p text:style-name="P864"/>
      <text:p text:style-name="P1089">He got dressed quickly and left — Он оделся быстро и ушел.</text:p>
      <text:p text:style-name="P864"/>
      <text:p text:style-name="P865">Если <text:span text:style-name="T510">get</text:span> используется с частицей <text:span text:style-name="T510">to</text:span>, то это означает «прибывать в такое-то место».</text:p>
      <text:p text:style-name="P864"/>
      <text:p text:style-name="P1089">I got to work late — Я приехал на работу поздно.</text:p>
      <text:p text:style-name="P1089">I got to the airport by train — Я приехал в аэропорт на поезде.</text:p>
      <text:p text:style-name="P862"><text:soft-page-break/>В пассивном залоге может заменять глагол <text:span text:style-name="T510">be</text:span>. </text:p>
      <text:p text:style-name="P862"/>
      <text:p text:style-name="P862">Если <text:span text:style-name="T510">be</text:span> означает «быть в состоянии / обладать качеством», то <text:span text:style-name="T510">get</text:span> означает </text:p>
      <text:p text:style-name="P863">«входить в состояние / приобретать качество».</text:p>
      <text:p text:style-name="P863"/>
      <text:p text:style-name="P863">В отличии от <text:span text:style-name="T510">be, do, have</text:span>, этот глагол не может быть вспомогательным.</text:p>
      <text:p text:style-name="P866">Почти для любого предложения с <text:span text:style-name="T510">get</text:span> можно найти замену с другим глаголом.</text:p>
      <text:p text:style-name="P863"/>
      <text:p text:style-name="P1408"><text:span text:style-name="T249">После </text:span><text:span text:style-name="T71">get</text:span><text:span text:style-name="T249"> могут стоять разные предлоги, в зависимости от которых он может сильно</text:span></text:p>
      <text:p text:style-name="P1409"><text:span text:style-name="T249">меняться. Такие измененя не всегда поддаются логике</text:span><text:span text:style-name="T285">:</text:span></text:p>
      <text:list xml:id="list389993750" text:style-name="L51">
        <text:list-item>
          <text:p text:style-name="P1628">get along — ладить друг с другом;</text:p>
        </text:list-item>
        <text:list-item>
          <text:p text:style-name="P1755"><text:span text:style-name="T285">get away — </text:span><text:span text:style-name="T328">удирать</text:span><text:span text:style-name="T285">;</text:span></text:p>
        </text:list-item>
        <text:list-item>
          <text:p text:style-name="P1628">get back — вернуться;</text:p>
        </text:list-item>
        <text:list-item>
          <text:p text:style-name="P1628">get in — попасть внутрь;</text:p>
        </text:list-item>
        <text:list-item>
          <text:p text:style-name="P1628">get on — справиться с ситуацией.</text:p>
        </text:list-item>
      </text:list>
      <text:p text:style-name="P867"/>
      <text:p text:style-name="P1014"><text:span text:style-name="T1177">W</text:span><text:span text:style-name="T1167">e get along well — Мы хорошо ладим.</text:span></text:p>
      <text:p text:style-name="P1332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90">Get in the car quickly! — Быстро садись в машину!</text:p>
      <text:p text:style-name="P1091">How are you getting on with your new job? — Как дела на новой работе?</text:p>
      <text:p text:style-name="P1355"/>
      <text:p text:style-name="P135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54">Такие сочетания нельзя переводить по отдельности, а только в связке.</text:p>
      <text:p text:style-name="P1354">Один и тот же фразовый глагол может иметь несколько значений.</text:p>
      <text:p text:style-name="P863"/>
      <text:p text:style-name="P896">Глаголы, в которых все путаются</text:p>
      <text:p text:style-name="P868"/>
      <text:p text:style-name="P869"><text:span text:style-name="T704">Tell и say</text:span> можно перевести как «сказать». Только первый означатает «рассказать», </text:p>
      <text:p text:style-name="P869">а второй - «сказать/говорить». </text:p>
      <text:p text:style-name="P869"/>
      <text:p text:style-name="P869">После <text:span text:style-name="T510">tell</text:span> нужно обязательно указать, кому адресована фраза, либо что именно </text:p>
      <text:p text:style-name="P869">говорится. После <text:span text:style-name="T510">tell</text:span> не нужен предлог.</text:p>
      <text:p text:style-name="P869"/>
      <text:p text:style-name="P1092">Tell me the truth — Скажи мне правду.</text:p>
      <text:p text:style-name="P1092">Tell Michael that I will be late — Скажи Майклу, что я опоздаю.</text:p>
      <text:p text:style-name="P869"/>
      <text:p text:style-name="P1333"><text:span text:style-name="T329">После </text:span><text:span text:style-name="T105">say</text:span><text:span text:style-name="T329"> можно ничего не указывать, либо указать того, </text:span><text:span text:style-name="T330">кому</text:span><text:span text:style-name="T329"> </text:span><text:span text:style-name="T330">принадлежит </text:span><text:span text:style-name="T329">фраз</text:span><text:span text:style-name="T330">а</text:span><text:span text:style-name="T329">.</text:span></text:p>
      <text:p text:style-name="P869">Если мы говорим, кому адресована фраза, то после <text:span text:style-name="T510">say</text:span> нужен предлог <text:span text:style-name="T510">to</text:span>.</text:p>
      <text:p text:style-name="P869"/>
      <text:p text:style-name="P1092">«You deserve more than this», I said to myself — Ты заслуживаешь большего, я сказал себе.</text:p>
      <text:p text:style-name="P869"/>
      <text:p text:style-name="P1403"><text:span text:style-name="T161">See, l</text:span><text:span text:style-name="T160">ook, watch</text:span><text:span text:style-name="T249"> передают значение «видеть», но с разными смысловыми оттенками.</text:span></text:p>
      <text:p text:style-name="P869"/>
      <text:p text:style-name="P870">Глагол <text:span text:style-name="T510">see</text:span> означает «видеть», как физическую возможность. </text:p>
      <text:p text:style-name="P870">Обычно <text:span text:style-name="T1328">он </text:span>не употребляется во временах Continuous.</text:p>
      <text:p text:style-name="P869"/>
      <text:p text:style-name="P1092">I see a bird in the tree — Я вижу птицу на дереве.</text:p>
      <text:p text:style-name="P1092"/>
      <text:p text:style-name="P1334"><text:span text:style-name="T105">Look</text:span><text:span text:style-name="T329"> означает «смотреть». Если мы хотим </text:span><text:span text:style-name="T332">указать</text:span><text:span text:style-name="T329"> </text:span><text:span text:style-name="T342">на</text:span><text:span text:style-name="T329"> какой объе</text:span><text:span text:style-name="T333">к</text:span><text:span text:style-name="T329">т смотрим, </text:span><text:span text:style-name="T331">то </text:span><text:span text:style-name="T329">используе</text:span><text:span text:style-name="T331">м</text:span><text:span text:style-name="T329"> предлог </text:span><text:span text:style-name="T105">at</text:span><text:span text:style-name="T329">. В отличии от </text:span><text:span text:style-name="T105">see</text:span><text:span text:style-name="T329">, можно использовать в Continuous.</text:span></text:p>
      <text:p text:style-name="P869"/>
      <text:p text:style-name="P1092"><text:soft-page-break/>Don`t worry, I`m not looking — Не волнуйся, я не смотрю.</text:p>
      <text:p text:style-name="P1092">I`m looking at the dog — Я смотрю на собаку.</text:p>
      <text:p text:style-name="P869"/>
      <text:p text:style-name="P1207"><text:span text:style-name="T71">Watch</text:span><text:span text:style-name="T249"> означает «</text:span><text:span text:style-name="T287">следить (взором)</text:span><text:span text:style-name="T249">» или «наблюдать» </text:span><text:span text:style-name="T286">за объектом</text:span><text:span text:style-name="T249">.</text:span></text:p>
      <text:p text:style-name="P871"/>
      <text:p text:style-name="P51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3"><text:span text:style-name="T63">I </text:span><text:span text:style-name="T50">like watching birds — Мне нравится наблюдать за птицами.</text:span></text:p>
      <text:p text:style-name="P871"/>
      <text:p text:style-name="P1207"><text:span text:style-name="T160">Hear, listen</text:span><text:span text:style-name="T249"> можно перевести как «слышать» и «слушать». Первый означает физическую возможность, а второй — осознанное действие </text:span><text:span text:style-name="T334">(подобно see/look)</text:span><text:span text:style-name="T249">.</text:span></text:p>
      <text:p text:style-name="P871"/>
      <text:p text:style-name="P1093">Can you hear some noise? — Ты слышишь шум?</text:p>
      <text:p text:style-name="P1093">I think I heard something — Кажется, я что-то слышал.</text:p>
      <text:p text:style-name="P871"/>
      <text:p text:style-name="P1404"><text:span text:style-name="T287">Когда мы говорим о том, что именно слушаем, то</text:span><text:span text:style-name="T249"> </text:span><text:span text:style-name="T287">п</text:span><text:span text:style-name="T249">осле </text:span><text:span text:style-name="T71">listen</text:span><text:span text:style-name="T249"> </text:span><text:span text:style-name="T287">ставится предлог </text:span><text:span text:style-name="T93">to</text:span><text:span text:style-name="T287">.</text:span></text:p>
      <text:p text:style-name="P872">При переводе на русский предлог выпадает.</text:p>
      <text:p text:style-name="P872"/>
      <text:p text:style-name="P1093">Listen to me, please — Пожалуйста, послушай меня.</text:p>
      <text:p text:style-name="P1093">What music do you listen to? - Какую музыку ты слушает?</text:p>
      <text:p text:style-name="P872"/>
      <text:p text:style-name="P1405"><text:span text:style-name="T160">Do, make</text:span><text:span text:style-name="T24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72"/>
      <text:p text:style-name="P873">Устойчивые выражения с do:</text:p>
      <text:list xml:id="list3663183978" text:style-name="L52">
        <text:list-item>
          <text:p text:style-name="P1629">do an exam/test — сдавать экзамен/тест;</text:p>
        </text:list-item>
        <text:list-item>
          <text:p text:style-name="P1629">do a course — пройти курс;</text:p>
        </text:list-item>
        <text:list-item>
          <text:p text:style-name="P1629">do work/homework/housework — делать работу / домашнюю работу / работу по дому;</text:p>
        </text:list-item>
        <text:list-item>
          <text:p text:style-name="P1629">do a favour — оказывать услугу;</text:p>
        </text:list-item>
        <text:list-item>
          <text:p text:style-name="P1629">do business — заниматься бизнесом;</text:p>
        </text:list-item>
        <text:list-item>
          <text:p text:style-name="P1629">do right/wrong — поступать правильно/неправильно;</text:p>
        </text:list-item>
        <text:list-item>
          <text:p text:style-name="P1631">do the shopping — делать покупки;</text:p>
        </text:list-item>
        <text:list-item>
          <text:p text:style-name="P1629">do the wassing up — мыть посуду;</text:p>
        </text:list-item>
      </text:list>
      <text:p text:style-name="P872"/>
      <text:p text:style-name="P873">Устойчивые выражения с make:</text:p>
      <text:list xml:id="list3468760810" text:style-name="L53">
        <text:list-item>
          <text:p text:style-name="P1630">make a noise — шуметь;</text:p>
        </text:list-item>
        <text:list-item>
          <text:p text:style-name="P1630">make a bed — застилать постель;</text:p>
        </text:list-item>
        <text:list-item>
          <text:p text:style-name="P1630">make a cake/tea/dinner — приготовить торт/чай/ужин;</text:p>
        </text:list-item>
        <text:list-item>
          <text:p text:style-name="P1773"><text:span text:style-name="T249">make a choice — сделать </text:span><text:span text:style-name="T288">выбор;</text:span></text:p>
        </text:list-item>
        <text:list-item>
          <text:p text:style-name="P1632">make a scision — принять решение;</text:p>
        </text:list-item>
        <text:list-item>
          <text:p text:style-name="P1632">make a promise — обещать, дать обещание;</text:p>
        </text:list-item>
        <text:list-item>
          <text:p text:style-name="P1632">make a friends — подружиться.</text:p>
        </text:list-item>
      </text:list>
      <text:p text:style-name="P874"/>
      <text:p text:style-name="P1094">Could you do me a favour — Не мог бы ты оказать мне услугу? </text:p>
      <text:p text:style-name="P1094">I belive she`ll make the right choice — Я верю, что она сделает правильный выбор.</text:p>
      <text:p text:style-name="P874"/>
      <text:p text:style-name="P1136"/>
      <text:p text:style-name="P1591"><text:span text:style-name="T387">Про и</text:span><text:span text:style-name="T388">нфинитив и герундий</text:span></text:p>
      <text:p text:style-name="P875"/>
      <text:p text:style-name="P882">Когда в английском предложении идет несколько глаголов <text:span text:style-name="T1330">подря</text:span><text:span text:style-name="T1331">д</text:span>, то первый является сказуемым<text:span text:style-name="T1329">, а следующий, свободный от времени, стоит в форме инфинитива </text:span></text:p>
      <text:p text:style-name="P1214"><text:span text:style-name="T307">или герундия </text:span><text:span text:style-name="T308">(</text:span><text:span text:style-name="T319">после сказуемоего</text:span><text:span text:style-name="T309"> </text:span><text:span text:style-name="T307">может быть несколько </text:span><text:span text:style-name="T319">глаголов</text:span><text:span text:style-name="T308">)</text:span><text:span text:style-name="T307">.</text:span></text:p>
      <text:p text:style-name="P881"/>
      <text:p text:style-name="P1103">What do you want <text:span text:style-name="T1138">to do</text:span>? — Что ты хочешь <text:span text:style-name="T1138">делать</text:span>?</text:p>
      <text:p text:style-name="P1103">I like <text:span text:style-name="T1138">playing</text:span> cards — Я люблю <text:span text:style-name="T1138">играть</text:span> в карты.</text:p>
      <text:p text:style-name="P1104">Please don`t make me <text:span text:style-name="T1138">worry</text:span> — Пожалуйста, не заставляй меня <text:span text:style-name="T1138">волноваться</text:span>.</text:p>
      <text:p text:style-name="P1105">I don`t mind <text:span text:style-name="T1138">doing</text:span> it on my own — Я не против <text:span text:style-name="T1138">сделать</text:span> это в одиночку.</text:p>
      <text:p text:style-name="P883"/>
      <text:p text:style-name="P1215"><text:span text:style-name="T294">И</text:span><text:span text:style-name="T295">нфинитив и герундий дополняют по смыслу </text:span><text:span text:style-name="T310">сказуемое</text:span><text:span text:style-name="T295">. </text:span><text:span text:style-name="T296">Они являются взаимозаменяемы </text:span></text:p>
      <text:p text:style-name="P1215"><text:span text:style-name="T303">и</text:span><text:span text:style-name="T296"> </text:span><text:span text:style-name="T303">в</text:span><text:span text:style-name="T296"> основном </text:span><text:span text:style-name="T303">и</text:span><text:span text:style-name="T296">спользуют</text:span><text:span text:style-name="T303">ся</text:span><text:span text:style-name="T296"> по наитию </text:span><text:span text:style-name="T310">либо</text:span><text:span text:style-name="T296"> в зависимости от диалекта.</text:span></text:p>
      <text:p text:style-name="P884"/>
      <text:p text:style-name="P885">На русский инфинитив и герундий переводятся несколькими способами:</text:p>
      <text:list xml:id="list339293825" text:style-name="L54">
        <text:list-item>
          <text:p text:style-name="P1633">начальной формой глагола (делать);</text:p>
        </text:list-item>
        <text:list-item>
          <text:p text:style-name="P1633">причастием (делая);</text:p>
        </text:list-item>
        <text:list-item>
          <text:p text:style-name="P1633">придаточным предложением (чтобы сделать).</text:p>
        </text:list-item>
      </text:list>
      <text:p text:style-name="P884"/>
      <text:p text:style-name="P901">Инфинитив </text:p>
      <text:p text:style-name="P891"/>
      <text:p text:style-name="P1220"><text:span text:style-name="T316">Э</text:span><text:span text:style-name="T303">то глагол в начальной форме, </text:span><text:span text:style-name="T310">который </text:span><text:span text:style-name="T311">обычно </text:span><text:span text:style-name="T312">идет</text:span><text:span text:style-name="T310"> </text:span><text:span text:style-name="T303">с частицей </text:span><text:span text:style-name="T95">to</text:span><text:span text:style-name="T303">.</text:span></text:p>
      <text:p text:style-name="P1098"><text:span text:style-name="T69">I don`t want </text:span><text:span text:style-name="T1347">to interface</text:span><text:span text:style-name="T69"> — Я не хочу </text:span><text:span text:style-name="T1347">вмешиваться</text:span><text:span text:style-name="T69">.</text:span></text:p>
      <text:p text:style-name="P892"/>
      <text:p text:style-name="P773"><text:span text:style-name="T303">Г</text:span><text:span text:style-name="T297">лаголы, после которых инфинитив всегда </text:span><text:span text:style-name="T304">с частицей </text:span><text:span text:style-name="T94">to</text:span><text:span text:style-name="T297">:</text:span></text:p>
      <text:list xml:id="list4073996228" text:style-name="L55">
        <text:list-item>
          <text:p text:style-name="P1634">want — хотеть;</text:p>
        </text:list-item>
        <text:list-item>
          <text:p text:style-name="P1634">need — нуждаться;</text:p>
        </text:list-item>
        <text:list-item>
          <text:p text:style-name="P1634">plan — планировать;</text:p>
        </text:list-item>
        <text:list-item>
          <text:p text:style-name="P1634">decide — принимать решение;</text:p>
        </text:list-item>
        <text:list-item>
          <text:p text:style-name="P1634">offer — предлагать;</text:p>
        </text:list-item>
        <text:list-item>
          <text:p text:style-name="P1634">hope — надеяться;</text:p>
        </text:list-item>
        <text:list-item>
          <text:p text:style-name="P1634">promise — обещать;</text:p>
        </text:list-item>
        <text:list-item>
          <text:p text:style-name="P1634">try — пытаться;</text:p>
        </text:list-item>
        <text:list-item>
          <text:p text:style-name="P1634">forget — забывать;</text:p>
        </text:list-item>
        <text:list-item>
          <text:p text:style-name="P1634">learn — изучать;</text:p>
        </text:list-item>
        <text:list-item>
          <text:p text:style-name="P1634">would like — хотел бы.</text:p>
        </text:list-item>
      </text:list>
      <text:p text:style-name="P1097"/>
      <text:p text:style-name="P1097">We promise <text:span text:style-name="T1138">to get</text:span> the money — Мы обещали <text:span text:style-name="T1138">достать</text:span> денег.</text:p>
      <text:p text:style-name="P1097">Don`t forget <text:span text:style-name="T1138">to write</text:span> importang things — Не забывай <text:span text:style-name="T1138">записывать</text:span> самое главное.</text:p>
      <text:p text:style-name="P886"/>
      <text:p text:style-name="P1213"><text:span text:style-name="T298">Между смысловым глаголом и идущим за ним инфинитивом часто </text:span><text:span text:style-name="T314">стоит</text:span><text:span text:style-name="T298"> дополнение.</text:span></text:p>
      <text:p text:style-name="P774"><text:span text:style-name="T314">Обычно</text:span><text:span text:style-name="T315"> </text:span><text:span text:style-name="T301">дополнение указывает</text:span><text:span text:style-name="T302">ся</text:span><text:span text:style-name="T301"> после </text:span><text:span text:style-name="T314">следующих </text:span><text:span text:style-name="T301">глаголов:</text:span></text:p>
      <text:list xml:id="list3568560945" text:style-name="L56">
        <text:list-item>
          <text:p text:style-name="P1635">ask — спрашивать;</text:p>
        </text:list-item>
        <text:list-item>
          <text:p text:style-name="P1635">tell — говорить;</text:p>
        </text:list-item>
        <text:list-item>
          <text:p text:style-name="P1635">advice — советовать;</text:p>
        </text:list-item>
        <text:list-item>
          <text:p text:style-name="P1635">expect — ожидать;</text:p>
        </text:list-item>
        <text:list-item>
          <text:p text:style-name="P1635">pesuade — убеждать;</text:p>
        </text:list-item>
        <text:list-item>
          <text:p text:style-name="P1635">teach — обучать.</text:p>
        </text:list-item>
      </text:list>
      <text:p text:style-name="P889"/>
      <text:p text:style-name="P1102"><text:span text:style-name="T1338">I </text:span><text:span text:style-name="T38">asked</text:span><text:span text:style-name="T1339"> </text:span><text:span text:style-name="T1367">Mike</text:span><text:span text:style-name="T1339"> </text:span><text:span text:style-name="T1143">to come</text:span><text:span text:style-name="T1339"> in — Я просила Майка войти.</text:span></text:p>
      <text:p text:style-name="P85"><text:span text:style-name="T36">Tell</text:span><text:span text:style-name="T50"> </text:span><text:span text:style-name="T1368">them</text:span><text:span text:style-name="T50"> </text:span><text:span text:style-name="T67">to leave</text:span><text:span text:style-name="T50"> us alone — Попроси их оставить нас в покое.</text:span></text:p>
      <text:p text:style-name="P1216"><text:soft-page-break/><text:span text:style-name="T298">Если после смыслового глагола </text:span><text:span text:style-name="T313">указано</text:span><text:span text:style-name="T299"> </text:span><text:span text:style-name="T298">дополне</text:span><text:span text:style-name="T299">ние, </text:span><text:span text:style-name="T300">то такие предложения удобней переводить с использованием придаточного предложения </text:span><text:span text:style-name="T320">(о них позже)</text:span><text:span text:style-name="T300">.</text:span></text:p>
      <text:p text:style-name="P890"/>
      <text:p text:style-name="P89"><text:span text:style-name="T64">I </text:span><text:span text:style-name="T37">promise</text:span><text:span text:style-name="T64"> </text:span><text:span text:style-name="T1369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99"/>
      <text:p text:style-name="P1216"><text:span text:style-name="T300">Т</text:span><text:span text:style-name="T305">акже придаточное предложение используется, когда вторая часть объясняет причину действия из главной части. </text:span><text:span text:style-name="T306">В этом случае инфинитив всегда используется с </text:span><text:span text:style-name="T96">to</text:span><text:span text:style-name="T306">.</text:span></text:p>
      <text:p text:style-name="P887"/>
      <text:p text:style-name="P90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91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100"/>
      <text:p text:style-name="P293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88"/>
      <text:p text:style-name="P1101">I <text:span text:style-name="T26">went out</text:span> <text:span text:style-name="T1138">for food</text:span> — Я <text:span text:style-name="T26">вышел</text:span><text:span text:style-name="T1337"> </text:span><text:span text:style-name="T1138">за едой</text:span>.</text:p>
      <text:p text:style-name="P287"/>
      <text:p text:style-name="P287">Ес<text:span text:style-name="T1337">ть</text:span> глаголы, после которых инфинитив используется без частицы <text:span text:style-name="T510">to</text:span> («голый» инфитив). Таких глаголов немного. Самыми распространенные: <text:span text:style-name="T510">let </text:span>(позволять) и <text:span text:style-name="T510">make</text:span>.</text:p>
      <text:p text:style-name="P285"/>
      <text:p text:style-name="P87"><text:span text:style-name="T26">Let</text:span> <text:span text:style-name="T1364">Peter</text:span> <text:span text:style-name="T1138">explain</text:span> himself — Позволь Питеру объясниться.</text:p>
      <text:p text:style-name="P88"><text:span text:style-name="T26">Let</text:span> <text:span text:style-name="T1364">us</text:span> (let`s) <text:span text:style-name="T1138">watch</text:span> this movie — Давай<text:span text:style-name="T1334"> </text:span>посмотрим этот фильм.</text:p>
      <text:p text:style-name="P286"/>
      <text:p text:style-name="P288">Если после <text:span text:style-name="T510">make</text:span> стоит еще один глагол, то в этом случае <text:span text:style-name="T510">make</text:span> переводится не как «делать», </text:p>
      <text:p text:style-name="P288">а как «заставлять». После <text:span text:style-name="T510">make</text:span> нужно также указать дополнение.</text:p>
      <text:p text:style-name="P288"/>
      <text:p text:style-name="P257">I <text:span text:style-name="T3">can`t</text:span> <text:span text:style-name="T26">make</text:span> <text:span text:style-name="T1364">John</text:span> <text:span text:style-name="T1138">work</text:span> — Я не могу заставить Джона работать.</text:p>
      <text:p text:style-name="P289"/>
      <text:p text:style-name="P291"><text:span text:style-name="T1335">Если инфинитив стоит после связки </text:span><text:span text:style-name="T538">it</text:span><text:span text:style-name="T1357"> + </text:span><text:span text:style-name="T535">be </text:span><text:span text:style-name="T1335">+ прилагательно</text:span><text:span text:style-name="T1336">е</text:span><text:span text:style-name="T1335">, то </text:span><text:span text:style-name="T1357">он </text:span><text:span text:style-name="T1335">используется </text:span></text:p>
      <text:p text:style-name="P291"><text:span text:style-name="T1335">с частицей </text:span><text:span text:style-name="T535">to</text:span><text:span text:style-name="T1335">. </text:span><text:span text:style-name="T1357">Такая связка выражает отношение к делу.</text:span></text:p>
      <text:p text:style-name="P290"/>
      <text:p text:style-name="P86">It <text:span text:style-name="T386">is difficult</text:span> to understand him — Его<text:span text:style-name="T1357"> </text:span>сложно понять.</text:p>
      <text:p text:style-name="P94">It was difficult to find a good job — Было трудно найти хорошую работу.</text:p>
      <text:p text:style-name="P53"><text:span text:style-name="T1357">It is nice to live here — Здесь </text:span><text:span text:style-name="T1358">приятно жить.</text:span></text:p>
      <text:p text:style-name="P290"/>
      <text:p text:style-name="P1419">По правилам английского языка после <text:span text:style-name="T510">be</text:span> всегда используется прилалагательное, при этом на русский, <text:span text:style-name="T510">be</text:span> + прилагательное будет переводиться наречием (где, куда, зачем, как).</text:p>
      <text:p text:style-name="P292"/>
      <text:p text:style-name="P1220"><text:span text:style-name="T1130">Г</text:span><text:span text:style-name="T1131">ерундий</text:span><text:span text:style-name="T852"> </text:span></text:p>
      <text:p text:style-name="P296"/>
      <text:p text:style-name="P1220"><text:span text:style-name="T855">Э</text:span><text:span text:style-name="T848">то нечно среднее между глаголом и существительным, </text:span><text:span text:style-name="T853">потому что м</text:span><text:span text:style-name="T848">ожет переводит</text:span><text:span text:style-name="T853">ь</text:span><text:span text:style-name="T848">ся </text:span></text:p>
      <text:p text:style-name="P1220"><text:span text:style-name="T853">и так и этак </text:span><text:span text:style-name="T856">(в зависимости от места)</text:span><text:span text:style-name="T848">.</text:span><text:span text:style-name="T854"> </text:span><text:span text:style-name="T849">Выглядит как глагол c окончанием </text:span><text:span text:style-name="T536">-ing</text:span><text:span text:style-name="T849">.</text:span></text:p>
      <text:p text:style-name="P299"/>
      <text:p text:style-name="P1221"><text:span text:style-name="T857">Герундий используется после предлогов </text:span><text:span text:style-name="T860">и</text:span><text:span text:style-name="T857"> некоторых глаголов. </text:span><text:span text:style-name="T859">Т</text:span><text:span text:style-name="T860">акже</text:span><text:span text:style-name="T857"> е</text:span><text:span text:style-name="T858">сли после </text:span></text:p>
      <text:p text:style-name="P300">первого глагола идет предлог, то второй всегда пишется в форме герундия.</text:p>
      <text:p text:style-name="P301"/>
      <text:p text:style-name="P298">Если герундий стоит в конце предложения, то он переводится глаголом.</text:p>
      <text:p text:style-name="P1120"/>
      <text:p text:style-name="P1015"><text:span text:style-name="T1243">I </text:span><text:span text:style-name="T35">ran</text:span><text:span text:style-name="T1242"> for a long time </text:span><text:span text:style-name="T1313">without</text:span><text:span text:style-name="T1242"> </text:span><text:span text:style-name="T1245">stopping</text:span><text:span text:style-name="T1242"> — Я долго бежал, не останавливаясь.</text:span></text:p>
      <text:p text:style-name="P1015"><text:span text:style-name="T1243">D</text:span><text:span text:style-name="T1242">on`t stop. </text:span><text:span text:style-name="T35">Keep</text:span><text:span text:style-name="T1242"> </text:span><text:span text:style-name="T1313">on</text:span><text:span text:style-name="T1242"> </text:span><text:span text:style-name="T1245">running</text:span><text:span text:style-name="T1242">! </text:span><text:span text:style-name="T1244">— </text:span><text:span text:style-name="T1242">Не останавливайся. Продолжай бежать!</text:span></text:p>
      <text:p text:style-name="P1016"><text:span text:style-name="T1313">Before</text:span><text:span text:style-name="T1242"> </text:span><text:span text:style-name="T1245">going</text:span><text:span text:style-name="T1242"> </text:span><text:span text:style-name="T1245">out</text:span><text:span text:style-name="T1242">, I phoned Jerry — Перед выходом я позвонил Джерри.</text:span></text:p>
      <text:p text:style-name="P1120"/>
      <text:p text:style-name="P1335"><text:span text:style-name="T361">Глаголы, после которых </text:span><text:span text:style-name="T362">принято использовать</text:span><text:span text:style-name="T361"> герундий:</text:span></text:p>
      <text:list xml:id="list1221653875" text:style-name="L57">
        <text:list-item>
          <text:p text:style-name="P1639"><text:soft-page-break/>обозначающие начало, продолжительность или конец процесса:</text:p>
          <text:list>
            <text:list-item>
              <text:p text:style-name="P1640">stop — прекращать;</text:p>
            </text:list-item>
            <text:list-item>
              <text:p text:style-name="P1640">finish — заканчивать;</text:p>
            </text:list-item>
            <text:list-item>
              <text:p text:style-name="P1640">give up — прекращать;</text:p>
            </text:list-item>
            <text:list-item>
              <text:p text:style-name="P1640">carry on / go on / keep on — продолжать;</text:p>
            </text:list-item>
          </text:list>
        </text:list-item>
      </text:list>
      <text:p text:style-name="P1122"/>
      <text:list xml:id="list132760595401130" text:continue-numbering="true" text:style-name="L57">
        <text:list-item>
          <text:p text:style-name="P1639">обозначающие отношение к чему-то:</text:p>
          <text:list>
            <text:list-item>
              <text:p text:style-name="P1640">dislike — нелюбить;</text:p>
            </text:list-item>
            <text:list-item>
              <text:p text:style-name="P1640">enjoy — нравиться;</text:p>
            </text:list-item>
          </text:list>
        </text:list-item>
      </text:list>
      <text:p text:style-name="P1122"/>
      <text:list xml:id="list132760834505178" text:continue-numbering="true" text:style-name="L57">
        <text:list-item>
          <text:p text:style-name="P1639">глаголы чувственного восприятия:</text:p>
          <text:list>
            <text:list-item>
              <text:p text:style-name="P1640">see — видеть;</text:p>
            </text:list-item>
            <text:list-item>
              <text:p text:style-name="P1640">watch — смотреть;</text:p>
            </text:list-item>
            <text:list-item>
              <text:p text:style-name="P1640">hear — слышать;</text:p>
            </text:list-item>
            <text:list-item>
              <text:p text:style-name="P1640">listen to — слушать.</text:p>
            </text:list-item>
          </text:list>
        </text:list-item>
      </text:list>
      <text:p text:style-name="P1122"/>
      <text:list xml:id="list132759401009877" text:continue-numbering="true" text:style-name="L57">
        <text:list-item>
          <text:p text:style-name="P1639">другие глаголы и словосочетания:</text:p>
          <text:list>
            <text:list-item>
              <text:p text:style-name="P1640">suggest — предлагать;</text:p>
            </text:list-item>
            <text:list-item>
              <text:p text:style-name="P1640">mind — иметь ввиду, возражать;</text:p>
            </text:list-item>
            <text:list-item>
              <text:p text:style-name="P1640">avoid — избегать;</text:p>
            </text:list-item>
            <text:list-item>
              <text:p text:style-name="P1640">practice — практиковаться;</text:p>
            </text:list-item>
            <text:list-item>
              <text:p text:style-name="P1640">can`t help — не мочь не делать;</text:p>
            </text:list-item>
            <text:list-item>
              <text:p text:style-name="P1640">can`t stand — не выносить, ненавидеть;</text:p>
            </text:list-item>
            <text:list-item>
              <text:p text:style-name="P1640">look forward to — ждать с нетерпением.</text:p>
            </text:list-item>
          </text:list>
        </text:list-item>
      </text:list>
      <text:p text:style-name="P1121"/>
      <text:p text:style-name="P1017">I enjoy <text:span text:style-name="T1138">reading</text:span> very much — Я очень люблю читать.</text:p>
      <text:p text:style-name="P1017">I can`t help <text:span text:style-name="T1138">feeling</text:span> responsible — Я не могу не чувствовать ответственности.</text:p>
      <text:p text:style-name="P1017">I look forward to <text:span text:style-name="T1138">meeting</text:span> John — Я жд<text:span text:style-name="T1350">у</text:span> с нетерпением встечи с Джоном.</text:p>
      <text:p text:style-name="P294"/>
      <text:p text:style-name="P294">Сочетание сказуемого и герундия можно расш<text:span text:style-name="T1351">и</text:span>рить, добавив между ними дополнение.</text:p>
      <text:p text:style-name="P294"/>
      <text:p text:style-name="P52"><text:span text:style-name="T1340">I </text:span><text:span text:style-name="T39">saw</text:span><text:span text:style-name="T1340"> </text:span><text:span text:style-name="T1370">John</text:span><text:span text:style-name="T1340"> </text:span><text:span text:style-name="T1144">working</text:span><text:span text:style-name="T1340"> in the garden — Я видел, как Джон работает в саду.</text:span></text:p>
      <text:p text:style-name="P92">He <text:span text:style-name="T3">can`t</text:span> <text:span text:style-name="T26">stand</text:span> <text:span text:style-name="T1364">his father</text:span> <text:span text:style-name="T1138">drinking</text:span> — Он не может вынести того, что его отец пьет.</text:p>
      <text:p text:style-name="P285"/>
      <text:p text:style-name="P297">Когда нужно сказать про дейсвтие, которое регулярно совершается, то для этого используется</text:p>
      <text:p text:style-name="P775"><text:span text:style-name="T850">связка </text:span><text:span text:style-name="T537">go</text:span><text:span text:style-name="T850"> + герундий. Глагол </text:span><text:span text:style-name="T537">go</text:span><text:span text:style-name="T850"> в этом случае переводится как «занимаюсь этим делом»:</text:span></text:p>
      <text:list xml:id="list3570460653" text:style-name="L58">
        <text:list-item>
          <text:p text:style-name="P1756"><text:span text:style-name="T850">go swimming — занима</text:span><text:span text:style-name="T851">ться</text:span><text:span text:style-name="T850"> плаваньем;</text:span></text:p>
        </text:list-item>
        <text:list-item>
          <text:p text:style-name="P1712">go running — бегать;</text:p>
        </text:list-item>
        <text:list-item>
          <text:p text:style-name="P1712">go fishing — рыбачить;</text:p>
        </text:list-item>
        <text:list-item>
          <text:p text:style-name="P1756">go skiing — кататься на лыжах;</text:p>
        </text:list-item>
        <text:list-item>
          <text:p text:style-name="P1774">go shopping — ходить по магазинам.</text:p>
        </text:list-item>
      </text:list>
      <text:p text:style-name="P1412"/>
      <text:p text:style-name="P1217"><text:span text:style-name="T1341">А связка </text:span><text:span text:style-name="T537">like</text:span><text:span text:style-name="T1341"> + герундий означает «</text:span><text:span text:style-name="T1342">люблю</text:span><text:span text:style-name="T1341"> заниматься этим </text:span><text:span text:style-name="T1342">делом</text:span><text:span text:style-name="T1341">».</text:span></text:p>
      <text:p text:style-name="P1412"/>
      <text:p text:style-name="P93">Would you like to <text:span text:style-name="T1138">go skiing</text:span> this weekend? — Ты хочешь <text:span text:style-name="T1138">покататься на лыжах</text:span> на выходных?</text:p>
      <text:p text:style-name="P93">I would rather <text:span text:style-name="T1138">go shopp</text:span><text:span text:style-name="T1145">i</text:span><text:span text:style-name="T1138">ng</text:span> — Нет, я лучше <text:span text:style-name="T1138">пойду по магазинам</text:span>.</text:p>
      <text:p text:style-name="P93">I <text:span text:style-name="T1138">like shopping</text:span> with my girlfriends! — Я <text:span text:style-name="T1138">люблю ходить по магазинам</text:span> с подру<text:span text:style-name="T1352">ж</text:span>ками!</text:p>
      <text:p text:style-name="P1412"/>
      <text:p text:style-name="P1219"><text:span text:style-name="T1344">Если герундий стоит в начале предложения, то он </text:span><text:span text:style-name="T1346">переводится не как глагол, а</text:span><text:span text:style-name="T1345"> как сущестительное </text:span><text:span text:style-name="T1346">(т. е. в этом случае он является подлежащим)</text:span><text:span text:style-name="T1344">.</text:span></text:p>
      <text:p text:style-name="P1218"><text:soft-page-break/></text:p>
      <text:p text:style-name="P159">Swimming is very good for your health — Плаванье хорошо для здоровья</text:p>
      <text:p text:style-name="P159"><text:span text:style-name="T1343">L</text:span>earning English is not easy — Изучение английского — это нелегко.</text:p>
      <text:p text:style-name="P1218"/>
      <text:p text:style-name="P695">Глаголы, после который можно использовать как инфинитив так и герундий:</text:p>
      <text:p text:style-name="P695"/>
      <text:list xml:id="list1128577535" text:style-name="L59">
        <text:list-item>
          <text:p text:style-name="P1740">обозначающие процесс:</text:p>
          <text:list>
            <text:list-item>
              <text:p text:style-name="P1741">start, begin — начинать;</text:p>
            </text:list-item>
            <text:list-item>
              <text:p text:style-name="P1741">continue — продолжать;</text:p>
            </text:list-item>
          </text:list>
        </text:list-item>
      </text:list>
      <text:p text:style-name="P695"/>
      <text:list xml:id="list132759416589779" text:continue-numbering="true" text:style-name="L59">
        <text:list-item>
          <text:p text:style-name="P1740">обозначающие отношение к чему-то:</text:p>
          <text:list>
            <text:list-item>
              <text:p text:style-name="P1742">love — любить;</text:p>
            </text:list-item>
            <text:list-item>
              <text:p text:style-name="P1742">like — нравиться;</text:p>
            </text:list-item>
            <text:list-item>
              <text:p text:style-name="P1742">hate — ненавидеть;</text:p>
            </text:list-item>
            <text:list-item>
              <text:p text:style-name="P1742">prefer — предпочитать;</text:p>
            </text:list-item>
          </text:list>
        </text:list-item>
      </text:list>
      <text:p text:style-name="P696"/>
      <text:p text:style-name="P160">I started to leart English at school / I started learning English at school.</text:p>
      <text:p text:style-name="P160">I love to play the piano / I love playing the piano.</text:p>
      <text:p text:style-name="P697"/>
      <text:p text:style-name="P1441">Формальное подлежащее. <text:span text:style-name="T1354">Dummy subject</text:span></text:p>
      <text:p text:style-name="P698"/>
      <text:p text:style-name="P699">В английском предложении обязательно должно присутствовать подлежащее и сказуемое.</text:p>
      <text:p text:style-name="P700">Это его грамматическая основа. В русском предложении подлежащее может отсутствовать.</text:p>
      <text:p text:style-name="P699">Из-за этого могут возн<text:span text:style-name="T1354">и</text:span>кать некоторые трудности при переводе.</text:p>
      <text:p text:style-name="P699"/>
      <text:p text:style-name="P701">Когда в русском предложении подлежащее отсутствует, в английском используется формальное подлежащее. Их всего 2: <text:span text:style-name="T510">there</text:span> и <text:span text:style-name="T510">it</text:span>, <text:span text:style-name="T1355">но </text:span><text:span text:style-name="T1359">еще </text:span><text:span text:style-name="T1355">могут</text:span><text:span text:style-name="T1359"> </text:span><text:span text:style-name="T1355">встретиться: </text:span><text:span text:style-name="T539">t</text:span><text:span text:style-name="T510">hey</text:span>, <text:span text:style-name="T510">this</text:span>, <text:span text:style-name="T510">that</text:span>.</text:p>
      <text:p text:style-name="P1247"><text:span text:style-name="T509">Именно т</text:span><text:span text:style-name="T403">акие предложения удобнее переводить с конца. </text:span></text:p>
      <text:p text:style-name="P702"/>
      <text:p text:style-name="P1225"><text:span text:style-name="T410">П</text:span><text:span text:style-name="T408">одлежащее </text:span><text:span text:style-name="T625">there</text:span><text:span text:style-name="T408"> </text:span><text:span text:style-name="T410">всегда идет</text:span><text:span text:style-name="T408"> в связке с глаголом </text:span><text:span text:style-name="T625">be</text:span><text:span text:style-name="T408">. Оно необходимо, чтобы сказать </text:span></text:p>
      <text:p text:style-name="P1225"><text:span text:style-name="T408">о местоположении </text:span><text:span text:style-name="T1333">существительного</text:span><text:span text:style-name="T408">, которое идет после </text:span><text:span text:style-name="T625">be</text:span><text:span text:style-name="T408"> </text:span><text:span text:style-name="T410">(как указатель)</text:span><text:span text:style-name="T408">.</text:span></text:p>
      <text:p text:style-name="P705"/>
      <text:p text:style-name="P161"><text:span text:style-name="T24">There</text:span><text:span text:style-name="T1356"> </text:span><text:span text:style-name="T41">is</text:span><text:span text:style-name="T1356"> </text:span><text:span text:style-name="T1371">a new restaurant</text:span><text:span text:style-name="T1356"> </text:span><text:span text:style-name="T12">in King Street</text:span><text:span text:style-name="T1356"> — На Кинг-стрит есть новый ресторан.</text:span></text:p>
      <text:p text:style-name="P162"><text:span text:style-name="T13">There</text:span> <text:span text:style-name="T26">was</text:span> <text:span text:style-name="T1364">a fight</text:span> <text:span text:style-name="T10">in the street today</text:span> — На улице сегодня была драка.</text:p>
      <text:p text:style-name="P706"/>
      <text:p text:style-name="P1223"><text:span text:style-name="T408">Иногда с помощью </text:span><text:span text:style-name="T625">there</text:span><text:span text:style-name="T408"> + </text:span><text:span text:style-name="T625">be</text:span><text:span text:style-name="T408"> говорят о существительном, которое не может совершать действий, но с которым связана дополнительная информация.</text:span></text:p>
      <text:p text:style-name="P706"/>
      <text:p text:style-name="P95"><text:span text:style-name="T402">T</text:span><text:span text:style-name="T408">here is something I want to tell you — Есть, кое-что, что я должен сказать тебе.</text:span></text:p>
      <text:p text:style-name="P707"/>
      <text:p text:style-name="P1224"><text:span text:style-name="T403">Связка </text:span><text:span text:style-name="T626">there</text:span><text:span text:style-name="T403"> + </text:span><text:span text:style-name="T626">be</text:span><text:span text:style-name="T403"> переводится по глаголу </text:span><text:span text:style-name="T626">be</text:span><text:span text:style-name="T403">, либо полностью выпадает при переводе.</text:span></text:p>
      <text:p text:style-name="P1414"><text:span text:style-name="T404">В Present Perfect, </text:span><text:span text:style-name="T627">be</text:span><text:span text:style-name="T404"> преобразуется в </text:span><text:span text:style-name="T627">have been</text:span><text:span text:style-name="T404">.</text:span></text:p>
      <text:p text:style-name="P707"/>
      <text:p text:style-name="P1222"><text:span text:style-name="T404">В вопросах </text:span><text:span text:style-name="T627">be</text:span><text:span text:style-name="T404"> </text:span><text:span text:style-name="T405">ставится</text:span><text:span text:style-name="T404"> перед </text:span><text:span text:style-name="T627">there</text:span><text:span text:style-name="T404">. Вопрос не обязательно </text:span><text:span text:style-name="T409">должен быть </text:span><text:span text:style-name="T404">общи</text:span><text:span text:style-name="T409">м</text:span><text:span text:style-name="T404">. </text:span></text:p>
      <text:p text:style-name="P704">Он может начинаться и с вопросительного слова. </text:p>
      <text:p text:style-name="P709"/>
      <text:p text:style-name="P163">What is there in the box? — Что находится в коробке? (Что есть в коробке?)</text:p>
      <text:p text:style-name="P709"/>
      <text:p text:style-name="P1346"><text:span text:style-name="T405">Отрицание образуется</text:span><text:span text:style-name="T404"> </text:span><text:span text:style-name="T405">с помощью частицы </text:span><text:span text:style-name="T628">not</text:span><text:span text:style-name="T405"> после </text:span><text:span text:style-name="T628">be</text:span><text:span text:style-name="T405">. </text:span></text:p>
      <text:p text:style-name="P1346"><text:span text:style-name="T405">Также </text:span><text:span text:style-name="T507">его </text:span><text:span text:style-name="T407">можно</text:span><text:span text:style-name="T405"> </text:span><text:span text:style-name="T507">задать</text:span><text:span text:style-name="T405"> </text:span><text:span text:style-name="T507">с помощью </text:span><text:span text:style-name="T405">отрицательно</text:span><text:span text:style-name="T507">го</text:span><text:span text:style-name="T405"> местоимени</text:span><text:span text:style-name="T507">я</text:span><text:span text:style-name="T405"> </text:span><text:span text:style-name="T628">no.</text:span></text:p>
      <text:p text:style-name="P1594"/>
      <text:p text:style-name="P1488"><text:span text:style-name="T623">There </text:span><text:span text:style-name="T710">aren`t</text:span><text:span text:style-name="T623"> any challenges in his life / T</text:span><text:span text:style-name="T693">here are </text:span><text:span text:style-name="T721">no</text:span><text:span text:style-name="T693"> challenges in his life</text:span><text:span text:style-name="T623"> — </text:span></text:p>
      <text:p text:style-name="P163">В его жизни <text:span text:style-name="T1138">нет</text:span> испытаний.</text:p>
      <text:p text:style-name="P709"/>
      <text:p text:style-name="P1225"><text:span text:style-name="T410">Подлежащее </text:span><text:span text:style-name="T629">it</text:span><text:span text:style-name="T410"> </text:span><text:span text:style-name="T419">обычно </text:span><text:span text:style-name="T410">используется, когда надо сообщить время или сказать о погоде.</text:span></text:p>
      <text:p text:style-name="P713"/>
      <text:p text:style-name="P1226"><text:span text:style-name="T413">После </text:span><text:span text:style-name="T630">it</text:span><text:span text:style-name="T413"> может идти не только существительное </text:span><text:span text:style-name="T415">(в отличие от </text:span><text:span text:style-name="T632">there</text:span><text:span text:style-name="T415">)</text:span><text:span text:style-name="T413">, но </text:span><text:span text:style-name="T415">также </text:span><text:span text:style-name="T413">прилагательное </text:span><text:span text:style-name="T415">или глагол</text:span><text:span text:style-name="T413"> </text:span><text:span text:style-name="T415">(обычно идет прилагательное).</text:span></text:p>
      <text:p text:style-name="P164"/>
      <text:p text:style-name="P712"><text:span text:style-name="T540">It</text:span><text:span text:style-name="T1361"> может идти в связке с любым глаголом, а не только с </text:span><text:span text:style-name="T540">be</text:span><text:span text:style-name="T1361">.</text:span></text:p>
      <text:p text:style-name="P713"/>
      <text:p text:style-name="P1426"><text:span text:style-name="T17">It</text:span><text:span text:style-name="T623"> </text:span><text:span text:style-name="T31">is</text:span><text:span text:style-name="T623"> 5 o`clock — Сейчас 5 часов.</text:span></text:p>
      <text:p text:style-name="P96"><text:span text:style-name="T18">It</text:span><text:span text:style-name="T394"> </text:span><text:span text:style-name="T40">is</text:span><text:span text:style-name="T394"> warm — Тепло.</text:span></text:p>
      <text:p text:style-name="P96"><text:span text:style-name="T18">It</text:span><text:span text:style-name="T394"> often </text:span><text:span text:style-name="T40">snows</text:span><text:span text:style-name="T394"> </text:span><text:span text:style-name="T411">in the winter — Зимой часто идет снег.</text:span></text:p>
      <text:p text:style-name="P754"/>
      <text:p text:style-name="P776"><text:span text:style-name="T411">Е</text:span><text:span text:style-name="T414">ще </text:span><text:span text:style-name="T631">it</text:span><text:span text:style-name="T414"> является подлежащим в таких конструкциях:</text:span></text:p>
      <text:list xml:id="list2603763352" text:style-name="L60">
        <text:list-item>
          <text:p text:style-name="P1775"><text:span text:style-name="T623">It`s time</text:span><text:span text:style-name="T394"> — пора (после используется инфинитив для указания действия, </text:span></text:p>
          <text:p text:style-name="P1743">которое пришло время сделать);</text:p>
        </text:list-item>
        <text:list-item>
          <text:p text:style-name="P1776"><text:span text:style-name="T628">I</text:span><text:span text:style-name="T623">t</text:span><text:span text:style-name="T394"> + </text:span><text:span text:style-name="T623">be</text:span><text:span text:style-name="T394"> + прилагательное + инфинитив</text:span><text:span text:style-name="T412"> (отношение к делу);</text:span></text:p>
        </text:list-item>
        <text:list-item>
          <text:p text:style-name="P1777"><text:span text:style-name="T412">в </text:span><text:span text:style-name="T394">пассивном залоге, в оборотах </text:span><text:span text:style-name="T623">it is known</text:span><text:span text:style-name="T394"> (известно) и </text:span><text:span text:style-name="T623">it is said</text:span><text:span text:style-name="T394"> (говорят).</text:span></text:p>
        </text:list-item>
      </text:list>
      <text:p text:style-name="P710"/>
      <text:p text:style-name="P1236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710"/>
      <text:p text:style-name="P1424"><text:span text:style-name="T418">It — </text:span><text:span text:style-name="T451">переводится как «</text:span><text:span text:style-name="T418">это» </text:span><text:span text:style-name="T452">(</text:span><text:span text:style-name="T418">I</text:span><text:span text:style-name="T453">t</text:span><text:span text:style-name="T418"> is in the garden — Это в саду</text:span><text:span text:style-name="T452">)</text:span><text:span text:style-name="T418">.</text:span></text:p>
      <text:p text:style-name="P1422">(<text:span text:style-name="T1487">после it может стоять указание на место, где происходит ситуация, стр. 192</text:span><text:span text:style-name="T1488">)</text:span></text:p>
      <text:p text:style-name="P710"/>
      <text:p text:style-name="P1425"><text:span text:style-name="T406">Т</text:span><text:span text:style-name="T39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11"/>
      <text:p text:style-name="P1127"><text:span text:style-name="T401">They say this film is interesting / </text:span><text:span text:style-name="T400">This film is said to be interesting</text:span><text:span text:style-name="T401"> — </text:span></text:p>
      <text:p text:style-name="P1128">Говорят, этот фильминтересный.</text:p>
      <text:p text:style-name="P1415"/>
      <text:p text:style-name="P1389"><text:span text:style-name="T1360">М</text:span>естоимение. Pronoun</text:p>
      <text:p text:style-name="P708"/>
      <text:p text:style-name="P1388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14"/>
      <text:p text:style-name="P715">Все местоимения можно разбить на несколько группы:</text:p>
      <text:list xml:id="list374413875" text:style-name="L61">
        <text:list-item>
          <text:p text:style-name="P1744">личные местоимения (Personal Pronouns);</text:p>
        </text:list-item>
        <text:list-item>
          <text:p text:style-name="P1744">притяжательные местоимения (Possessive Pronouns);</text:p>
        </text:list-item>
        <text:list-item>
          <text:p text:style-name="P1744">возвратные местоимения (Reflexive Pronouns);</text:p>
        </text:list-item>
        <text:list-item>
          <text:p text:style-name="P1744">указательные местоимения (Demonstrative Pronouns);</text:p>
        </text:list-item>
        <text:list-item>
          <text:p text:style-name="P1744"><text:span text:style-name="T1387">неопределенные </text:span>местоимения <text:span text:style-name="T1391">(</text:span>some, any, no и их производные<text:span text:style-name="T1391">)</text:span>.</text:p>
        </text:list-item>
      </text:list>
      <text:p text:style-name="P703"/>
      <text:p text:style-name="P21">Личные местоимения</text:p>
      <text:p text:style-name="P716"/>
      <text:p text:style-name="P1321"><text:span text:style-name="T416">Имеют только 2 формы: </text:span>именительный паде<text:span text:style-name="T1392">ж и </text:span><text:span text:style-name="T416">объектные падеж.</text:span></text:p>
      <text:p text:style-name="P717"/>
      <text:p text:style-name="P1489"><text:soft-page-break/><text:span text:style-name="T416">В </text:span><text:span text:style-name="T394">английском всего 2 падежа: именительный и объектный. </text:span><text:span text:style-name="T416">Объектный падеж соответсвует любому косвенному падежу русского языка </text:span><text:span text:style-name="T505">(</text:span><text:span text:style-name="T506">косвенные — </text:span><text:span text:style-name="T505">это все, кроме именительного)</text:span><text:span text:style-name="T416">.</text:span></text:p>
      <text:p text:style-name="P718"/>
      <text:p text:style-name="P797"><text:span text:style-name="T416">Личные местоимения в именительном падеже </text:span><text:span text:style-name="T429">заменяют</text:span><text:span text:style-name="T425"> подлежащее </text:span><text:span text:style-name="T433">(кто/</text:span><text:span text:style-name="T434">что</text:span><text:span text:style-name="T433">)</text:span><text:span text:style-name="T425">:</text:span></text:p>
      <text:p text:style-name="P752">I — я;</text:p>
      <text:p text:style-name="P752">you — ты/вы;</text:p>
      <text:p text:style-name="P752">he — он;</text:p>
      <text:p text:style-name="P752">she — она;</text:p>
      <text:p text:style-name="P752">it — он/она/оно;</text:p>
      <text:p text:style-name="P752">we — мы;</text:p>
      <text:p text:style-name="P752">they — они.</text:p>
      <text:p text:style-name="P751"/>
      <text:p text:style-name="P1320"><text:span text:style-name="T322">Местоимение </text:span><text:span text:style-name="T100">I</text:span><text:span text:style-name="T323"> заменяет первое лицо. В</text:span><text:span text:style-name="T322">сегда пишется с большой буквы.</text:span></text:p>
      <text:p text:style-name="P720"/>
      <text:p text:style-name="P721">Местоимения <text:span text:style-name="T510">he</text:span> и <text:span text:style-name="T510">she</text:span> заменяют <text:span text:style-name="T1330">человека</text:span>. Они не могут заменить неодушевленный </text:p>
      <text:p text:style-name="P721">предмет или животное.</text:p>
      <text:p text:style-name="P719"/>
      <text:p text:style-name="P1230">Местоимение you <text:span text:style-name="T1486">заменяет второе лицо.</text:span> <text:span text:style-name="T1486">П</text:span>о умолчанию означает «вы» <text:span text:style-name="T417">и лишь </text:span></text:p>
      <text:p text:style-name="P1230"><text:span text:style-name="T417">по тону и </text:span><text:span text:style-name="T418">словам</text:span><text:span text:style-name="T417"> можно догадаться что вместо «вы», хотят сказать «ты».</text:span></text:p>
      <text:p text:style-name="P719"/>
      <text:p text:style-name="P165">Hey you, kid! Come to me — Эй ты, пацан, подойди сюда. (грубо)</text:p>
      <text:p text:style-name="P165">Would you like some tea? — Не хотите ли вы чаю? (вежливо)</text:p>
      <text:p text:style-name="P719"/>
      <text:p text:style-name="P1320"><text:span text:style-name="T418">Местоимение </text:span><text:span text:style-name="T690">it</text:span><text:span text:style-name="T418"> </text:span><text:span text:style-name="T501">з</text:span><text:span text:style-name="T418">аменяет все неодушевленный предметы </text:span><text:span text:style-name="T502">(</text:span><text:span text:style-name="T418">независимо от их рода</text:span><text:span text:style-name="T502">)</text:span><text:span text:style-name="T418">, </text:span></text:p>
      <text:p text:style-name="P724">а также животных.</text:p>
      <text:p text:style-name="P722"/>
      <text:p text:style-name="P166">Where is the <text:span text:style-name="T1138">book</text:span>? <text:span text:style-name="T1138">It</text:span> is on the table — Где <text:span text:style-name="T1138">книга</text:span>? <text:span text:style-name="T1138">Она</text:span> на столе.</text:p>
      <text:p text:style-name="P166">My <text:span text:style-name="T1138">cat</text:span> is funny. <text:span text:style-name="T1138">It</text:span> plays all day long — Мой <text:span text:style-name="T1138">кот</text:span> смешной. <text:span text:style-name="T1138">Он</text:span> играет целый день.</text:p>
      <text:p text:style-name="P722"/>
      <text:p text:style-name="P1337"><text:span text:style-name="T418">Местоимение </text:span><text:span text:style-name="T690">they</text:span><text:span text:style-name="T418"> </text:span><text:span text:style-name="T503">м</text:span><text:span text:style-name="T420">ожет заменять как людей,</text:span><text:span text:style-name="T418"> </text:span><text:span text:style-name="T420">так и </text:span><text:span text:style-name="T418">неодушевленные предметы.</text:span></text:p>
      <text:p text:style-name="P220">Where are the <text:span text:style-name="T1138">keys</text:span>? <text:span text:style-name="T1138">They</text:span> are on the table — Где <text:span text:style-name="T1138">ключи</text:span>? <text:span text:style-name="T1138">Они</text:span> на столе.</text:p>
      <text:p text:style-name="P723"/>
      <text:p text:style-name="P1326"><text:span text:style-name="T423">И </text:span><text:span text:style-name="T633">they</text:span><text:span text:style-name="T423">, и </text:span><text:span text:style-name="T633">we</text:span><text:span text:style-name="T420"> </text:span><text:span text:style-name="T423">могут </text:span><text:span text:style-name="T420">заменять связки из нескольких слов, которые </text:span></text:p>
      <text:p text:style-name="P727">используются как одно подлежащее.</text:p>
      <text:p text:style-name="P726"/>
      <text:p text:style-name="P54"><text:span text:style-name="T1146">S</text:span><text:span text:style-name="T1147">ue and I</text:span><text:span text:style-name="T421"> are good friends — </text:span><text:span text:style-name="T1148">Мы со Сью</text:span><text:span text:style-name="T422"> хорошие друзья </text:span><text:span text:style-name="T424">(</text:span><text:span text:style-name="T426">я</text:span><text:span text:style-name="T424"> </text:span><text:span text:style-name="T426">+</text:span><text:span text:style-name="T424"> Сью = we)</text:span><text:span text:style-name="T421">.</text:span></text:p>
      <text:p text:style-name="P218">Where are <text:span text:style-name="T1138">Tom and Jerry</text:span>? <text:span text:style-name="T1138">They</text:span> are in the garden — Где <text:span text:style-name="T1138">Том и Джерри</text:span>? <text:span text:style-name="T1138">Они</text:span> в саду.</text:p>
      <text:p text:style-name="P218"/>
      <text:p text:style-name="P1138"><text:span text:style-name="T396">В предложениях, которые используют глаголы: </text:span><text:span text:style-name="T624">like, have, enjoy, need</text:span><text:span text:style-name="T395">, </text:span><text:span text:style-name="T396">подлежащие </text:span></text:p>
      <text:p text:style-name="P1138"><text:span text:style-name="T396">не переводятся на русский в именительном падеже</text:span><text:span text:style-name="T397">:</text:span></text:p>
      <text:p text:style-name="P1139"/>
      <text:p text:style-name="P1072">I like my job — Мне нравится моя работа (а не «Я нравится моя работа»).</text:p>
      <text:p text:style-name="P753"/>
      <text:p text:style-name="P777"><text:span text:style-name="T427">Личные местоимения в объектном падеже </text:span><text:span text:style-name="T429">заменяют</text:span><text:span text:style-name="T427"> дополнени</text:span><text:span text:style-name="T428">е </text:span><text:span text:style-name="T433">(кого, кому, кем)</text:span><text:span text:style-name="T427">:</text:span></text:p>
      <text:list xml:id="list3858400844" text:style-name="L62">
        <text:list-item>
          <text:p text:style-name="P1820">me — меня, мне, мной;</text:p>
        </text:list-item>
        <text:list-item>
          <text:p text:style-name="P1820">you — тебя, тебе, тобой / вас, вам, вами;</text:p>
        </text:list-item>
        <text:list-item>
          <text:p text:style-name="P1821">him — его, ему, <text:span text:style-name="T1379">им;</text:span></text:p>
        </text:list-item>
        <text:list-item>
          <text:p text:style-name="P1821">her — ее, ей;</text:p>
        </text:list-item>
        <text:list-item>
          <text:p text:style-name="P1822"><text:span text:style-name="T1246">it — </text:span><text:span text:style-name="T1247">этого</text:span><text:span text:style-name="T1246">, </text:span><text:span text:style-name="T1247">этому, этим </text:span><text:span text:style-name="T1249">(неодушевлен.)</text:span><text:span text:style-name="T1248">;</text:span></text:p>
        </text:list-item>
        <text:list-item>
          <text:p text:style-name="P1821">us — нас, нам, нами;</text:p>
        </text:list-item>
        <text:list-item>
          <text:p text:style-name="P1821">them — их, им, ими.</text:p>
        </text:list-item>
      </text:list>
      <text:p text:style-name="P167"><text:soft-page-break/><text:span text:style-name="T13">I</text:span> <text:span text:style-name="T26">love</text:span> <text:span text:style-name="T1364">Jave</text:span> — Я люблю Джейн</text:p>
      <text:p text:style-name="P167"><text:span text:style-name="T13">Jane</text:span> <text:span text:style-name="T26">loves</text:span> <text:span text:style-name="T1364">me</text:span> — Джейн любит меня</text:p>
      <text:p text:style-name="P728"/>
      <text:p text:style-name="P8">Притяжательные местоимения</text:p>
      <text:p text:style-name="P729"/>
      <text:p text:style-name="P1228"><text:span text:style-name="T430">Овечают на вопрос «чей?». </text:span><text:span text:style-name="T431">И</text:span><text:span text:style-name="T441">х особенность </text:span><text:span text:style-name="T440">в</text:span><text:span text:style-name="T441"> то</text:span><text:span text:style-name="T440">м</text:span><text:span text:style-name="T441">, что они заменяют артикли.</text:span></text:p>
      <text:p text:style-name="P168">The dress is blue →<text:span text:style-name="T1383"> </text:span>Her dress is blue.</text:p>
      <text:p text:style-name="P730"/>
      <text:p text:style-name="P1485"><text:span text:style-name="T23">А</text:span><text:span text:style-name="T18">ртикли и местоимения претендуют на одну и ту же позицию в предложении, </text:span></text:p>
      <text:p text:style-name="P1423">т. к. передают, по сути, один вид информации — краткую характеристику предмета.</text:p>
      <text:p text:style-name="P735"/>
      <text:p text:style-name="P1227"><text:span text:style-name="T436">П</text:span><text:span text:style-name="T432">ритяжательные местоимения первого типа — это местоимен</text:span><text:span text:style-name="T435">ия</text:span><text:span text:style-name="T432">, </text:span><text:span text:style-name="T435">которые </text:span><text:span text:style-name="T430">употребляются</text:span><text:span text:style-name="T435"> </text:span></text:p>
      <text:p text:style-name="P737">в связке с существительным (существительное обязательно идет после):</text:p>
      <text:list xml:id="list3504223259" text:style-name="L63">
        <text:list-item>
          <text:p text:style-name="P1745">my — <text:span text:style-name="T1374">мо</text:span><text:span text:style-name="T1375">й</text:span>; </text:p>
        </text:list-item>
        <text:list-item>
          <text:p text:style-name="P1745">your — <text:span text:style-name="T1374">твой/ваш</text:span>; </text:p>
        </text:list-item>
        <text:list-item>
          <text:p text:style-name="P1745">his — <text:span text:style-name="T1375">его</text:span>;</text:p>
        </text:list-item>
        <text:list-item>
          <text:p text:style-name="P1745">her — <text:span text:style-name="T1375">ее</text:span>;</text:p>
        </text:list-item>
        <text:list-item>
          <text:p text:style-name="P1757"><text:span text:style-name="T432">its — </text:span><text:span text:style-name="T445">этого</text:span><text:span text:style-name="T432">.</text:span></text:p>
        </text:list-item>
        <text:list-item>
          <text:p text:style-name="P1746">our — <text:span text:style-name="T1374">наш</text:span>; </text:p>
        </text:list-item>
        <text:list-item>
          <text:p text:style-name="P1745">their — <text:span text:style-name="T1375">их</text:span>; </text:p>
        </text:list-item>
      </text:list>
      <text:p text:style-name="P732"/>
      <text:p text:style-name="P55"><text:span text:style-name="T1149">I</text:span><text:span text:style-name="T435"> like </text:span><text:span text:style-name="T1149">my</text:span><text:span text:style-name="T435"> </text:span><text:span text:style-name="T448">work</text:span><text:span text:style-name="T435"> — Мне нравится моя </text:span><text:span text:style-name="T448">работа</text:span><text:span text:style-name="T435">.</text:span></text:p>
      <text:p text:style-name="P56"><text:span text:style-name="T1149">He</text:span><text:span text:style-name="T435"> likes </text:span><text:span text:style-name="T1149">his</text:span><text:span text:style-name="T435"> </text:span><text:span text:style-name="T448">work</text:span><text:span text:style-name="T435"> — Ему нравится его </text:span><text:span text:style-name="T448">работа</text:span><text:span text:style-name="T435">.</text:span></text:p>
      <text:p text:style-name="P739"/>
      <text:p text:style-name="P1231"><text:span text:style-name="T447">С</text:span><text:span text:style-name="T449">ледует обратить внимание, в каком контексте используется </text:span><text:span text:style-name="T634">its</text:span><text:span text:style-name="T449">.</text:span></text:p>
      <text:p text:style-name="P740"/>
      <text:p text:style-name="P97"><text:span text:style-name="T444">T</text:span><text:span text:style-name="T394">he </text:span><text:span text:style-name="T1150">plant</text:span><text:span text:style-name="T446"> likes </text:span><text:span text:style-name="T1150">its</text:span><text:span text:style-name="T446"> soil — Растению нравится его почва.</text:span></text:p>
      <text:p text:style-name="P1246"><text:span text:style-name="T648">The</text:span><text:span text:style-name="T711"> </text:span><text:span text:style-name="T712">dog</text:span><text:span text:style-name="T649"> likes </text:span><text:span text:style-name="T711">his</text:span><text:span text:style-name="T649"> food — </text:span><text:span text:style-name="T650">Собаке</text:span><text:span text:style-name="T649"> нратися е</text:span><text:span text:style-name="T650">е</text:span><text:span text:style-name="T649"> </text:span><text:span text:style-name="T651">корм </text:span><text:span text:style-name="T652">(так выдает google-переводчик)</text:span><text:span text:style-name="T649">.</text:span></text:p>
      <text:p text:style-name="P731"/>
      <text:p text:style-name="P1229"><text:span text:style-name="T433">Иногда </text:span><text:span text:style-name="T442">такие</text:span><text:span text:style-name="T435"> местоимения удобнее переводить словом «свой» </text:span><text:span text:style-name="T436">и его вариантами</text:span><text:span text:style-name="T435">.</text:span></text:p>
      <text:p text:style-name="P734"/>
      <text:p text:style-name="P169">I love <text:span text:style-name="T1138">my</text:span> native town — Я люблю <text:span text:style-name="T1138">свой</text:span> родной город.</text:p>
      <text:p text:style-name="P169">He loves <text:span text:style-name="T1138">his</text:span> native town — Он любит <text:span text:style-name="T1138">свой</text:span> родной город.</text:p>
      <text:p text:style-name="P733"/>
      <text:p text:style-name="P735">Бывают ситуации, когда после притяжательного местоимения существительного нет.</text:p>
      <text:p text:style-name="P736">В этом случае используются притяжательные местоимения второго типа. </text:p>
      <text:p text:style-name="P736"/>
      <text:p text:style-name="P741">Они употребляются самостоятельно, в конце предложения:</text:p>
      <text:list xml:id="list3043481057" text:style-name="L64">
        <text:list-item>
          <text:p text:style-name="P1747"><text:span text:style-name="T1380">m</text:span>ine — <text:span text:style-name="T1380">мой</text:span>;</text:p>
        </text:list-item>
        <text:list-item>
          <text:p text:style-name="P1747">yours — <text:span text:style-name="T1380">твой/ваш</text:span>;</text:p>
        </text:list-item>
        <text:list-item>
          <text:p text:style-name="P1747">his — <text:span text:style-name="T1380">его</text:span>;</text:p>
        </text:list-item>
        <text:list-item>
          <text:p text:style-name="P1747">hers — <text:span text:style-name="T1380">ее</text:span>;</text:p>
        </text:list-item>
        <text:list-item>
          <text:p text:style-name="P1758"><text:span text:style-name="T437">its — </text:span><text:span text:style-name="T443">э</text:span><text:span text:style-name="T438">того</text:span><text:span text:style-name="T437">;</text:span></text:p>
        </text:list-item>
        <text:list-item>
          <text:p text:style-name="P1747">ours — <text:span text:style-name="T1380">наш</text:span>; </text:p>
        </text:list-item>
        <text:list-item>
          <text:p text:style-name="P1748">theirs — их.</text:p>
        </text:list-item>
      </text:list>
      <text:p text:style-name="P171"/>
      <text:p text:style-name="P57"><text:span text:style-name="T438">Don`t touch it. It`s </text:span><text:span text:style-name="T442">mine</text:span><text:span text:style-name="T438"> — </text:span><text:span text:style-name="T439">Не трогай это. Это </text:span><text:span text:style-name="T442">мое</text:span><text:span text:style-name="T439">.</text:span></text:p>
      <text:p text:style-name="P170">It`s my money (это мои деньги) → It`s mine (они мои).</text:p>
      <text:p text:style-name="P725"/>
      <text:p text:style-name="P22"/>
      <text:p text:style-name="P1588">Возвратные местоимения</text:p>
      <text:p text:style-name="P738"/>
      <text:p text:style-name="P1234"><text:span text:style-name="T450">Показывают, что человек совершает действие по отношению к самому себе. </text:span><text:span text:style-name="T956">С</text:span><text:span text:style-name="T958">остоят из </text:span></text:p>
      <text:p text:style-name="P1351"><text:span text:style-name="T958">2х частей: слова </text:span><text:span text:style-name="T635">my/your/him/her/it/our/them</text:span><text:span text:style-name="T958"> и хвостика </text:span><text:span text:style-name="T635">-self</text:span><text:span text:style-name="T958"> или </text:span><text:span text:style-name="T635">-selves</text:span><text:span text:style-name="T958"> </text:span><text:span text:style-name="T973">(</text:span><text:span text:style-name="T958">для множеств. </text:span><text:span text:style-name="T1123">ч</text:span><text:span text:style-name="T958">исла</text:span><text:span text:style-name="T973">)</text:span><text:span text:style-name="T958">.</text:span></text:p>
      <text:p text:style-name="P755"><text:s/></text:p>
      <text:p text:style-name="P1241"><text:span text:style-name="T956">В</text:span><text:span text:style-name="T957">сегда </text:span><text:span text:style-name="T958">идут</text:span><text:span text:style-name="T957"> после глаголов. </text:span><text:span text:style-name="T861">На русский переводятся словами «себя, себе, собой», </text:span></text:p>
      <text:p text:style-name="P303">либо появляются у глаголов в виде окончания -сь, -ся.</text:p>
      <text:p text:style-name="P302"/>
      <text:p text:style-name="P98"><text:span text:style-name="T1393">I </text:span>looked at <text:span text:style-name="T1138">myself</text:span> in the mirror — Я посмотрела на <text:span text:style-name="T1138">себя</text:span> в зеркало.</text:p>
      <text:p text:style-name="P172">He had to explain <text:span text:style-name="T1138">himself</text:span> — Ему пришлось объяснить<text:span text:style-name="T1138">ся</text:span></text:p>
      <text:p text:style-name="P504"/>
      <text:p text:style-name="P742"><text:span text:style-name="T833">Местоимение, образованное от </text:span><text:span text:style-name="T510">you</text:span><text:span text:style-name="T833"> имеет 2 варианта: </text:span><text:span text:style-name="T510">yourself</text:span><text:span text:style-name="T833"> и </text:span><text:span text:style-name="T510">yourselves</text:span><text:span text:style-name="T833">. Это практически единственный слу</text:span><text:span text:style-name="T862">ч</text:span><text:span text:style-name="T833">ай в английском, когда видны отличия между «ты» и «вы».</text:span></text:p>
      <text:p text:style-name="P504"/>
      <text:p text:style-name="P173">You talk to yourself when you sleep — Ты говоришь с собой, когда спишь.</text:p>
      <text:p text:style-name="P173">You should belive in yourselves — Вы должны верить в себя. (во множественном)</text:p>
      <text:p text:style-name="P505"/>
      <text:p text:style-name="P505">Местоимение <text:span text:style-name="T51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505"/>
      <text:p text:style-name="P173">I hope crisis resolves itself — Я надеюсь, кризис разрешится сам собой.</text:p>
      <text:p text:style-name="P505"/>
      <text:p text:style-name="P507">Глаголы, после которых возвратные местоимения не используются:</text:p>
      <text:list xml:id="list3953079544" text:style-name="L65">
        <text:list-item>
          <text:p text:style-name="P1646">concentrate — сконцентрироваться;</text:p>
        </text:list-item>
        <text:list-item>
          <text:p text:style-name="P1646">relax — расслабиться;</text:p>
        </text:list-item>
        <text:list-item>
          <text:p text:style-name="P1646">feel — чувствовать (себя);</text:p>
        </text:list-item>
        <text:list-item>
          <text:p text:style-name="P1646">meet — встретиться.</text:p>
        </text:list-item>
      </text:list>
      <text:p text:style-name="P506"/>
      <text:p text:style-name="P174">I can`t concentrate — Я не могу сконцентрировать<text:span text:style-name="T1138">ся</text:span>.</text:p>
      <text:p text:style-name="P174">I feel good — Я чувствую <text:span text:style-name="T1138">себя</text:span> хорошо.</text:p>
      <text:p text:style-name="P175">You need to relax — Тебе нужно расслабить<text:span text:style-name="T1138">ся</text:span>.</text:p>
      <text:p text:style-name="P508"/>
      <text:p text:style-name="P50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508"/>
      <text:p text:style-name="P99">I did it <text:span text:style-name="T1138">myself</text:span> — Я <text:span text:style-name="T1138">сам</text:span> это сделал.</text:p>
      <text:p text:style-name="P58"><text:span text:style-name="T1384">If you want to do it well, do it </text:span><text:span text:style-name="T1151">yourself</text:span><text:span text:style-name="T1384"> — Хочешь сделать хорошо, делай это </text:span><text:span text:style-name="T1151">сам</text:span><text:span text:style-name="T1384">.</text:span></text:p>
      <text:p text:style-name="P508"/>
      <text:p text:style-name="P1242"><text:span text:style-name="T979">Также, в этом случае перед местоимением можно поставить предлог </text:span><text:span text:style-name="T636">by</text:span><text:span text:style-name="T979">. </text:span><text:span text:style-name="T977">Он лишь указывает на то, кто же сделал это самостоятельно </text:span><text:span text:style-name="T978">(здесь </text:span><text:span text:style-name="T637">by</text:span><text:span text:style-name="T978"> — это отсылка к пассивному залогу)</text:span><text:span text:style-name="T977">.</text:span></text:p>
      <text:p text:style-name="P509"/>
      <text:p text:style-name="P221">I did it by myself — Я сам это сделал (обратите на меня внимание).</text:p>
      <text:p text:style-name="P509"/>
      <text:p text:style-name="P667">Указательные местоимения</text:p>
      <text:p text:style-name="P510"/>
      <text:p text:style-name="P779"><text:span text:style-name="T952">Нужны, чтобы указать на человека, предмет </text:span><text:span text:style-name="T959">или идею</text:span><text:span text:style-name="T964">.</text:span></text:p>
      <text:list xml:id="list3613528789" text:style-name="L66">
        <text:list-item>
          <text:p text:style-name="P1647">this — этот;</text:p>
        </text:list-item>
        <text:list-item>
          <text:p text:style-name="P1648">that — тот;</text:p>
        </text:list-item>
        <text:list-item>
          <text:p text:style-name="P1647">these — эти;</text:p>
        </text:list-item>
        <text:list-item>
          <text:p text:style-name="P1647">those — те.</text:p>
        </text:list-item>
      </text:list>
      <text:p text:style-name="P511"/>
      <text:p text:style-name="P512"><text:soft-page-break/>Они связаны с расстоянием и показывают близко ли объект или далеко. Если объект близко, </text:p>
      <text:p text:style-name="P512">то используют <text:span text:style-name="T510">this</text:span> и <text:span text:style-name="T510">these</text:span>. Если объект далеко, и до него не дотянуться — то <text:span text:style-name="T510">that</text:span> и <text:span text:style-name="T510">th</text:span><text:span text:style-name="T573">o</text:span><text:span text:style-name="T510">s</text:span><text:span text:style-name="T573">e</text:span>. </text:p>
      <text:p text:style-name="P512">После <text:span text:style-name="T510">these</text:span> и <text:span text:style-name="T510">those</text:span> нужно использовать глагол во множественном числе.</text:p>
      <text:p text:style-name="P512"/>
      <text:p text:style-name="P59"><text:span text:style-name="T456">T</text:span><text:span text:style-name="T457">his is my friend Joe — Это мой друг Джо (</text:span><text:span text:style-name="T458">досл. </text:span><text:span text:style-name="T459">Этот есть мой друг</text:span><text:span text:style-name="T457">).</text:span></text:p>
      <text:p text:style-name="P176">Those pictures on the wall are very beautiful — Те картины на стене очень красивые.</text:p>
      <text:p text:style-name="P512"/>
      <text:p text:style-name="P1243"><text:span text:style-name="T980">Данные</text:span><text:span text:style-name="T959"> местоимения могут использоватьс в связке с существительным или самостоятельно.</text:span></text:p>
      <text:p text:style-name="P513">Если используются самостоятельно, то могут быть как подлежащим, так и дополнением.</text:p>
      <text:p text:style-name="P513"/>
      <text:p text:style-name="P1235"><text:span text:style-name="T961">Очень часто </text:span><text:span text:style-name="T638">this</text:span><text:span text:style-name="T961"> и </text:span><text:span text:style-name="T638">that</text:span><text:span text:style-name="T961"> указывают именно на идею, </text:span><text:span text:style-name="T962">выступа</text:span><text:span text:style-name="T963">я</text:span><text:span text:style-name="T960"> формальн</text:span><text:span text:style-name="T962">ым</text:span><text:span text:style-name="T960"> подлежа</text:span><text:span text:style-name="T962">щим</text:span><text:span text:style-name="T961">. </text:span></text:p>
      <text:p text:style-name="P514">В этом случае <text:span text:style-name="T510">this</text:span> соответствует тому, что человек видит сейчас, а <text:span text:style-name="T510">that</text:span> — тому, что человек видел или слышал раньше. Также <text:span text:style-name="T510">that</text:span> может указывать на событие прошлого.</text:p>
      <text:p text:style-name="P515"/>
      <text:p text:style-name="P100"><text:span text:style-name="T460">T</text:span><text:span text:style-name="T394">hanks for help. That was really nice of you — Спасибо за помощь. Это было мило </text:span></text:p>
      <text:p text:style-name="P177">с вашей стороны (that указывает на ранее произошедшее событие).</text:p>
      <text:p text:style-name="P517"/>
      <text:p text:style-name="P177">I`ve got a new job! That`s good news — Я получил работу. Это хорошие новости </text:p>
      <text:p text:style-name="P177">(that указывает на озвученную ранее мысл).</text:p>
      <text:p text:style-name="P517"/>
      <text:p text:style-name="P178">That`s OK — Все в порядке (формальное подлежащее, </text:p>
      <text:p text:style-name="P60"><text:span text:style-name="T461">я </text:span><text:span text:style-name="T1332">вижу</text:span><text:span text:style-name="T461"> что все хорошо / </text:span><text:span text:style-name="T1179">идея</text:span><text:span text:style-name="T461"> хороша</text:span><text:span text:style-name="T462">).</text:span></text:p>
      <text:p text:style-name="P518"/>
      <text:p text:style-name="P177">This is Kerry — Это Кэри (подлежащее).</text:p>
      <text:p text:style-name="P515"/>
      <text:p text:style-name="P516">Указательные местоимения можно заменить определенным артиклем <text:span text:style-name="T510">the</text:span>.</text:p>
      <text:p text:style-name="P179">This food is delicious → The food is delicious (Эта еда очень вкусная).</text:p>
      <text:p text:style-name="P519"/>
      <text:p text:style-name="P520">Когда необходимо указать на человека или предмет, то это можно сделать и через <text:span text:style-name="T510">it is</text:span>. Разницы между <text:span text:style-name="T510">this is</text:span> и <text:span text:style-name="T510">it is</text:span> в этом случае нет. Но обычно используют <text:span text:style-name="T510">it </text:span><text:span text:style-name="T574">is</text:span>, </text:p>
      <text:p text:style-name="P521">т. к. <text:span text:style-name="T1491">этот вариант</text:span> короче и является более разговорным:</text:p>
      <text:p text:style-name="P521"/>
      <text:p text:style-name="P61"><text:span text:style-name="T463">T</text:span><text:span text:style-name="T452">his is my book / </text:span><text:span text:style-name="T463">I</text:span><text:span text:style-name="T452">t is my book — </text:span><text:span text:style-name="T463">Это моя книга</text:span><text:span text:style-name="T452">. </text:span></text:p>
      <text:p text:style-name="P520"/>
      <text:p text:style-name="P9"><text:span text:style-name="T863">Н</text:span><text:span text:style-name="T833">еопределенные местоимения</text:span></text:p>
      <text:p text:style-name="P522"/>
      <text:p text:style-name="P523">Местоимения <text:span text:style-name="T510">some</text:span> и <text:span text:style-name="T510">any</text:span> означают «какой-то», «какое-то количество», «некоторый». </text:p>
      <text:p text:style-name="P523">Они связаны с чем-то неопределенным и часто выпадают при переводе.</text:p>
      <text:p text:style-name="P1417"/>
      <text:p text:style-name="P1238"><text:span text:style-name="T971">Они стоят перед существительном во множественно числе или перед неисчисляемым существительным: </text:span><text:span text:style-name="T639">s</text:span><text:span text:style-name="T640">ome water</text:span><text:span text:style-name="T965">, </text:span><text:span text:style-name="T639">some</text:span><text:span text:style-name="T640"> friends</text:span><text:span text:style-name="T965"> </text:span><text:span text:style-name="T970">и т. д.</text:span></text:p>
      <text:p text:style-name="P524"/>
      <text:p text:style-name="P525">Разница между <text:span text:style-name="T510">some</text:span> и <text:span text:style-name="T510">any</text:span> в том, что <text:span text:style-name="T510">some</text:span> используется в утверждениях, а <text:span text:style-name="T510">any</text:span> — </text:p>
      <text:p text:style-name="P525">в отрицаниях (в связке с <text:span text:style-name="T510">not</text:span>). Связка <text:span text:style-name="T510">not + any</text:span> <text:span text:style-name="T1390">обычно </text:span>переводится двойным отрицанием.</text:p>
      <text:p text:style-name="P523"/>
      <text:p text:style-name="P180">I have some friends — У меня есть друзья. (какое-то количество)</text:p>
      <text:p text:style-name="P180">I haven`t got any friends — У меня нет (никаких) друзей.</text:p>
      <text:p text:style-name="P524"/>
      <text:p text:style-name="P526">В утвержениях <text:span text:style-name="T510">some</text:span> ставить не обязательно. Его часто не указывают.</text:p>
      <text:p text:style-name="P181">I have some friends / I have friends (одно и тоже).</text:p>
      <text:p text:style-name="P526"/>
      <text:p text:style-name="P526">В вопросах можно использовать оба местоимения, но смысл они будут передавать разный.</text:p>
      <text:p text:style-name="P528"><text:soft-page-break/><text:span text:style-name="T510">Some</text:span> имеет позитивный оттенок <text:span text:style-name="T138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28"/>
      <text:p text:style-name="P1244"><text:span text:style-name="T641">Would you like some </text:span><text:span text:style-name="T642">milk</text:span><text:span text:style-name="T641">? </text:span><text:span text:style-name="T640">—</text:span><text:span text:style-name="T641"> Вы хотите </text:span><text:span text:style-name="T642">молока</text:span><text:span text:style-name="T641">? (он</text:span><text:span text:style-name="T643">о</text:span><text:span text:style-name="T641"> у нас есть)</text:span></text:p>
      <text:p text:style-name="P62"><text:span text:style-name="T464">Could you give me some </text:span><text:span text:style-name="T465">milk</text:span><text:span text:style-name="T464">? </text:span><text:span text:style-name="T466">— </text:span><text:span text:style-name="T464">Я могу попросить </text:span><text:span text:style-name="T465">молока</text:span><text:span text:style-name="T464">? (поделитесь </text:span><text:span text:style-name="T467">пожалуйста</text:span><text:span text:style-name="T464">)</text:span></text:p>
      <text:p text:style-name="P529"/>
      <text:p text:style-name="P1237"><text:span text:style-name="T644">Any</text:span><text:span text:style-name="T966"> передает сомнение </text:span><text:span text:style-name="T967">в наличии объектов, о которых спрашивают, поэтому обычно используется в вопросах, </text:span><text:span text:style-name="T968">где нужно получить </text:span><text:span text:style-name="T980">дополнительную</text:span><text:span text:style-name="T968"> информаци</text:span><text:span text:style-name="T969">ю</text:span><text:span text:style-name="T967">.</text:span></text:p>
      <text:p text:style-name="P530"/>
      <text:p text:style-name="P101"><text:span text:style-name="T468">H</text:span><text:span text:style-name="T394">ave you </text:span><text:span text:style-name="T467">got any milk in the fridge? </text:span><text:span text:style-name="T469">—</text:span><text:span text:style-name="T467"> У тебя есть молоко в холодильнике?</text:span></text:p>
      <text:p text:style-name="P102"><text:span text:style-name="T467">H</text:span><text:span text:style-name="T394">ave you bought </text:span><text:span text:style-name="T1138">any</text:span><text:span text:style-name="T394"> new closes? — Ты купила </text:span><text:span text:style-name="T1138">какую-нибудь</text:span><text:span text:style-name="T394"> новую одежду?</text:span></text:p>
      <text:p text:style-name="P527"/>
      <text:p text:style-name="P1245"><text:span text:style-name="T968">Если зада</text:span><text:span text:style-name="T970">ется вопрос и ожидается положительный ответ, то используется </text:span><text:span text:style-name="T639">some</text:span><text:span text:style-name="T970">.</text:span></text:p>
      <text:p text:style-name="P69"><text:span text:style-name="T1240">Are you waiting for some </text:span><text:span text:style-name="T1241">people</text:span><text:span text:style-name="T1240">? — Ты ждешь </text:span><text:span text:style-name="T1241">каких-то людей</text:span><text:span text:style-name="T1240">? (не так ли?).</text:span></text:p>
      <text:p text:style-name="P1416"/>
      <text:p text:style-name="P1239"><text:span text:style-name="T972">Местоимение </text:span><text:span text:style-name="T645">no</text:span><text:span text:style-name="T972"> </text:span><text:span text:style-name="T976">также </text:span><text:span text:style-name="T972">используется в отрицаниях. </text:span><text:span text:style-name="T1100">Этим местоимением</text:span><text:span text:style-name="T972"> можно заменить связку </text:span><text:span text:style-name="T645">not</text:span><text:span text:style-name="T972"> + </text:span><text:span text:style-name="T645">any</text:span><text:span text:style-name="T972">. В предложениях с </text:span><text:span text:style-name="T645">no</text:span><text:span text:style-name="T972"> первая половина выглядит, как утверждение. </text:span></text:p>
      <text:p text:style-name="P531"/>
      <text:p text:style-name="P661">Местоимение <text:span text:style-name="T510">no</text:span> стоит перед существительным, а частица <text:span text:style-name="T510">not</text:span> идет вместе со вспомогательны<text:span text:style-name="T1388">м</text:span> глаголом. <text:span text:style-name="T1388">Они не могут использоваться вместе в одном предложении.</text:span></text:p>
      <text:p text:style-name="P662"/>
      <text:p text:style-name="P222">There are no shops here / There aren`t any shops here — Здесь нет<text:span text:style-name="T1389"> </text:span>магазинов.</text:p>
      <text:p text:style-name="P222"/>
      <text:p text:style-name="P1340"><text:span text:style-name="T1101">(</text:span><text:span text:style-name="T1111">На самом деле </text:span><text:span text:style-name="T698">no</text:span><text:span text:style-name="T1102"> — </text:span><text:span text:style-name="T1103">это </text:span><text:span text:style-name="T1124">вместо </text:span><text:span text:style-name="T1103">артикл</text:span><text:span text:style-name="T1124">я.</text:span><text:span text:style-name="T1103"> </text:span><text:span text:style-name="T1125">Оно </text:span><text:span text:style-name="T1103">усилива</text:span><text:span text:style-name="T1125">ет</text:span><text:span text:style-name="T1103"> отрицание; например </text:span><text:span text:style-name="T1111">предложение</text:span></text:p>
      <text:p text:style-name="P1340"><text:span text:style-name="T1103">«</text:span><text:span text:style-name="T696">з</text:span><text:span text:style-name="T694">десь нет</text:span><text:span text:style-name="T695"> </text:span><text:span text:style-name="T694">магазинов</text:span><text:span text:style-name="T1103">» он перефр</text:span><text:span text:style-name="T1111">а</text:span><text:span text:style-name="T1103">зирует на «</text:span><text:span text:style-name="T699">не</text:span><text:span text:style-name="T696">т</text:span><text:span text:style-name="T699"> </text:span><text:span text:style-name="T696">здесь магазинов</text:span><text:span text:style-name="T1103">»</text:span><text:span text:style-name="T1101">).</text:span></text:p>
      <text:p text:style-name="P532"/>
      <text:p text:style-name="P1338"><text:span text:style-name="T973">Неопределенные местоимения </text:span><text:span text:style-name="T1105">(</text:span><text:span text:style-name="T975">как и</text:span><text:span text:style-name="T973"> возвратны</text:span><text:span text:style-name="T975">е</text:span><text:span text:style-name="T1105">)</text:span><text:span text:style-name="T973"> могут объединяться с некоторыми словами. </text:span><text:span text:style-name="T974"><text:s/></text:span><text:span text:style-name="T1104">П</text:span><text:span text:style-name="T973">ервой половиной будет: </text:span><text:span text:style-name="T646">some</text:span><text:span text:style-name="T973">, </text:span><text:span text:style-name="T646">any</text:span><text:span text:style-name="T973">, </text:span><text:span text:style-name="T646">no</text:span><text:span text:style-name="T973">, а второй — </text:span><text:span text:style-name="T646">b</text:span><text:span text:style-name="T647">ody/one</text:span><text:span text:style-name="T974">, </text:span><text:span text:style-name="T647">thing</text:span><text:span text:style-name="T974"> или </text:span><text:span text:style-name="T647">where</text:span><text:span text:style-name="T974">.</text:span></text:p>
      <text:p text:style-name="P533"/>
      <text:p text:style-name="P1339"><text:span text:style-name="T974">Переводятся как: «кто-то», «что-то», «где-то» </text:span><text:span text:style-name="T1108">и</text:span><text:span text:style-name="T974"> «никто», «ничто», «нигде». Могут заменять как подлежащее, так и дополнение. </text:span><text:span text:style-name="T1107">Использ</text:span><text:span text:style-name="T1109">уют</text:span><text:span text:style-name="T1107"> те же правила, что и </text:span><text:span text:style-name="T1110">для</text:span><text:span text:style-name="T1107"> </text:span><text:span text:style-name="T697">some</text:span><text:span text:style-name="T1107">, </text:span><text:span text:style-name="T697">any</text:span><text:span text:style-name="T1107">, </text:span><text:span text:style-name="T697">no</text:span><text:span text:style-name="T1107">.</text:span></text:p>
      <text:p text:style-name="P534"/>
      <text:p text:style-name="P103"><text:span text:style-name="T470">T</text:span><text:span text:style-name="T394">here is </text:span><text:span text:style-name="T1138">somebody</text:span><text:span text:style-name="T394"> in the street — </text:span><text:span text:style-name="T1138">Кто-то</text:span><text:span text:style-name="T394"> на улице.</text:span></text:p>
      <text:p text:style-name="P182">Is there <text:span text:style-name="T1138">anybody</text:span> in the street? — Есть <text:span text:style-name="T1138">кто</text:span> на улице?</text:p>
      <text:p text:style-name="P182">There is <text:span text:style-name="T1138">nobody</text:span> in the street / There isn`t <text:span text:style-name="T1138">anybody</text:span> in the street — <text:span text:style-name="T1138">Никого</text:span> нет на улице.</text:p>
      <text:p text:style-name="P533"/>
      <text:p text:style-name="P533">Если в предложении стоит <text:span text:style-name="T510">nobody</text:span>/<text:span text:style-name="T510">nothing</text:span>/<text:span text:style-name="T510">nowthere</text:span>, то отрицательная частица <text:span text:style-name="T510">not</text:span> уже </text:p>
      <text:p text:style-name="P1240"><text:span text:style-name="T974">не нужна, подобно тому как она не используется, </text:span><text:span text:style-name="T1106">когда есть</text:span><text:span text:style-name="T974"> </text:span><text:span text:style-name="T647">no</text:span><text:span text:style-name="T974">.</text:span></text:p>
      <text:p text:style-name="P533"/>
      <text:p text:style-name="P1430"><text:span text:style-name="T974">М</text:span><text:span text:style-name="T952">естоимения с окончанием </text:span><text:span text:style-name="T623">-body</text:span><text:span text:style-name="T952"> и </text:span><text:span text:style-name="T623">-one</text:span><text:span text:style-name="T952"> взаимозаменяемы.</text:span></text:p>
      <text:p text:style-name="P535"/>
      <text:p text:style-name="P1443">Притяжательный падеж. Possessive Case</text:p>
      <text:p text:style-name="P539"/>
      <text:p text:style-name="P1251"><text:span text:style-name="T981">Сообщает информацию о том, </text:span><text:span text:style-name="T951">кому</text:span><text:span text:style-name="T981"> принадлежит </text:span><text:span text:style-name="T985">объект</text:span><text:span text:style-name="T981">, </text:span><text:span text:style-name="T982">т. е. указывает на владельца.</text:span></text:p>
      <text:p text:style-name="P541"/>
      <text:p text:style-name="P1432"><text:span text:style-name="T952">Существительно</text:span><text:span text:style-name="T1112">е</text:span><text:span text:style-name="T952"> в притяжательном падеже, как и </text:span><text:span text:style-name="T982">притяжательное</text:span><text:span text:style-name="T952"> местоимение, </text:span></text:p>
      <text:p text:style-name="P1249"><text:span text:style-name="T981">отвечает </text:span><text:span text:style-name="T952">на вопрос «чей?». </text:span><text:span text:style-name="T982">Они взаимозаменяемы.</text:span></text:p>
      <text:p text:style-name="P542"/>
      <text:p text:style-name="P543"><text:span text:style-name="T982">Чтобы поставить существительное в этот падеж, нужно добавить к нему окончание </text:span><text:span text:style-name="T510">`s</text:span><text:span text:style-name="T982">.</text:span></text:p>
      <text:p text:style-name="P540"/>
      <text:p text:style-name="P63"><text:span text:style-name="T471">This is </text:span><text:span text:style-name="T1152">Tom`s</text:span><text:span text:style-name="T472"> friend — </text:span><text:span text:style-name="T471">Это друг </text:span><text:span text:style-name="T1153">Тома</text:span><text:span text:style-name="T471"> (существительное в притяжательном падеже)</text:span></text:p>
      <text:p text:style-name="P184">This is <text:span text:style-name="T1138">his</text:span> friend — Это <text:span text:style-name="T1138">его</text:span> друг (притяжательное местоимение)</text:p>
      <text:p text:style-name="P184"><text:soft-page-break/><text:span text:style-name="T833">Если существительное </text:span><text:span text:style-name="T947">только </text:span><text:span text:style-name="T833">подразумевается, то его можно не указывать.</text:span></text:p>
      <text:p text:style-name="P183">This isn`t my car. It`s my brothers`s — Это не моя машина. Она брата.</text:p>
      <text:p text:style-name="P542"/>
      <text:p text:style-name="P544">Если существительное идет в связке с прилагательным или местоимением, то <text:span text:style-name="T510">`s</text:span> </text:p>
      <text:p text:style-name="P544">ставиться в концей всей связки: <text:span text:style-name="T510">a </text:span><text:span text:style-name="T710">big dog`s</text:span><text:span text:style-name="T510"> owner</text:span>, <text:span text:style-name="T710">my friend`s</text:span><text:span text:style-name="T510"> house</text:span>.</text:p>
      <text:p text:style-name="P544"/>
      <text:p text:style-name="P544">Если владельцев несколько, то <text:span text:style-name="T510">`s</text:span> ставится в конце словосочетания: </text:p>
      <text:p text:style-name="P185"><text:span text:style-name="T1138">Rick and Kate`s</text:span> wedding — Свадьба Рика и Кейт.</text:p>
      <text:p text:style-name="P544"/>
      <text:p text:style-name="P544">Если существительное во множественном числе, то в конце пишется только апостроф, </text:p>
      <text:p text:style-name="P1250"><text:span text:style-name="T983">без </text:span><text:span text:style-name="T653">s</text:span><text:span text:style-name="T983">: </text:span><text:span text:style-name="T653">my </text:span><text:span text:style-name="T713">friends`</text:span><text:span text:style-name="T653"> school</text:span><text:span text:style-name="T983">. Но если во множественном числе слово-исключение, </text:span></text:p>
      <text:p text:style-name="P1250"><text:span text:style-name="T983">то применяются обычные правила: </text:span><text:span text:style-name="T713">men`s</text:span><text:span text:style-name="T653"> clothes</text:span><text:span text:style-name="T983"> (мужская одежда).</text:span></text:p>
      <text:p text:style-name="P544"/>
      <text:p text:style-name="P1341"><text:span text:style-name="T983">П</text:span><text:span text:style-name="T984">орядок слов </text:span><text:span text:style-name="T1113">такой</text:span><text:span text:style-name="T984">: сначала указывается владелец в притяжательном падеже, </text:span></text:p>
      <text:p text:style-name="P545">а потом то, чем он владеет (в русском языке все наоборот).</text:p>
      <text:p text:style-name="P545"/>
      <text:p text:style-name="P1251"><text:span text:style-name="T984">Если </text:span><text:span text:style-name="T985">предмет</text:span><text:span text:style-name="T984"> является частью другого </text:span><text:span text:style-name="T985">предмета</text:span><text:span text:style-name="T984">, то вместо притяжательного падежа используется предлог </text:span><text:span text:style-name="T654">of</text:span><text:span text:style-name="T984">. Т. к. владельцем может быть кто-то живой.</text:span></text:p>
      <text:p text:style-name="P545"/>
      <text:p text:style-name="P104"><text:span text:style-name="T473">T</text:span><text:span text:style-name="T394">he wheel of the car — Колесо машины (Car`s wheel неправильно).</text:span></text:p>
      <text:p text:style-name="P64"><text:span text:style-name="T473">The door of the house — Двер дома </text:span><text:span text:style-name="T474">(предмет + of + больший предмет)</text:span><text:span text:style-name="T473">.</text:span></text:p>
      <text:p text:style-name="P546"/>
      <text:p text:style-name="P1434"><text:span text:style-name="T984">С</text:span><text:span text:style-name="T952">ловосочетания с предлогом </text:span><text:span text:style-name="T623">of</text:span><text:span text:style-name="T952">:</text:span></text:p>
      <text:list xml:id="list4144515842" text:style-name="L67">
        <text:list-item>
          <text:p text:style-name="P1649">the beginning/end of — начало/конец чего-то;</text:p>
        </text:list-item>
        <text:list-item>
          <text:p text:style-name="P1649">the top/middle/bottom of — вершина/середина/дно чего-то;</text:p>
        </text:list-item>
        <text:list-item>
          <text:p text:style-name="P1649">the side of — сторона чего-то.</text:p>
        </text:list-item>
      </text:list>
      <text:p text:style-name="P1433"/>
      <text:p text:style-name="P1442">Существительное. Noun</text:p>
      <text:p text:style-name="P1435"/>
      <text:p text:style-name="P1252"><text:span text:style-name="T1403">Ч</text:span>асть речи, обознача<text:span text:style-name="T1403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94">в предложении. </text:span></text:p>
      <text:p text:style-name="P1436"/>
      <text:p text:style-name="P1253"><text:span text:style-name="T1394">В русском языке существительное меняется по падежам. В английском </text:span><text:span text:style-name="T1398">все</text:span><text:span text:style-name="T1394"> по другому. </text:span></text:p>
      <text:p text:style-name="P1253"><text:span text:style-name="T1394">Там за падежи отвечают предлоги, а не окончания:</text:span><text:span text:style-name="T1154"> </text:span><text:span text:style-name="T716">to</text:span><text:span text:style-name="T543"> the table </text:span><text:span text:style-name="T658">—</text:span><text:span text:style-name="T543"> </text:span><text:span text:style-name="T716">к</text:span><text:span text:style-name="T543"> стол</text:span><text:span text:style-name="T716">у</text:span><text:span text:style-name="T1394">.</text:span></text:p>
      <text:p text:style-name="P1253"/>
      <text:p text:style-name="P1282"><text:span text:style-name="T390">И</text:span><text:span text:style-name="T391">менительным и объектный падеж </text:span><text:span text:style-name="T392">распростанаются</text:span><text:span text:style-name="T391"> только </text:span><text:span text:style-name="T392">на</text:span><text:span text:style-name="T391"> местоимения!</text:span></text:p>
      <text:p text:style-name="P1436"/>
      <text:p text:style-name="P10">Множественное <text:span text:style-name="T1395">число. Plural</text:span></text:p>
      <text:p text:style-name="P1436"/>
      <text:p text:style-name="P1451">Распространяется только на существительные, и не касается прилагательных.</text:p>
      <text:p text:style-name="P1256"><text:span text:style-name="T1396">Образуется с помощью окончания </text:span><text:span text:style-name="T541">-s</text:span><text:span text:style-name="T1396"> или </text:span><text:span text:style-name="T541">-es.</text:span></text:p>
      <text:p text:style-name="P107"/>
      <text:p text:style-name="P1256"><text:span text:style-name="T542">a </text:span><text:span text:style-name="T541">blue ballon</text:span><text:span text:style-name="T715">s</text:span><text:span text:style-name="T541"> — </text:span><text:span text:style-name="T542">г</text:span><text:span text:style-name="T541">олуб</text:span><text:span text:style-name="T715">ые</text:span><text:span text:style-name="T541"> шарик</text:span><text:span text:style-name="T715">и</text:span><text:span text:style-name="T541">.</text:span></text:p>
      <text:p text:style-name="P1433"/>
      <text:p text:style-name="P547">Окончание <text:span text:style-name="T510">-es</text:span> ставится, когда:</text:p>
      <text:p text:style-name="P547"/>
      <text:list xml:id="list4107492882" text:style-name="L68">
        <text:list-item>
          <text:p text:style-name="P1650">слово заканчивается на <text:span text:style-name="T510">-s</text:span> или шипящий <text:span text:style-name="T510">-sh</text:span>, <text:span text:style-name="T510">-ch</text:span>, <text:span text:style-name="T510">-x</text:span>:</text:p>
          <text:p text:style-name="P1778">box/boxes, watch/watches, dish/dishes, bus/buses;</text:p>
          <text:p text:style-name="P1650"/>
        </text:list-item>
        <text:list-item>
          <text:p text:style-name="P1650">слово заканчивается на <text:span text:style-name="T510">-o</text:span> <text:span text:style-name="T1397">(</text:span>кроме исключений<text:span text:style-name="T1397">)</text:span>:</text:p>
          <text:p text:style-name="P1778">potato/potatoes, piano/pianos;</text:p>
          <text:p text:style-name="P1650"/>
        </text:list-item>
        <text:list-item>
          <text:p text:style-name="P1759"><text:soft-page-break/><text:span text:style-name="T986">слово заканчивается на </text:span><text:span text:style-name="T659">-f</text:span><text:span text:style-name="T986"> или </text:span><text:span text:style-name="T659">-fe</text:span><text:span text:style-name="T986">, </text:span><text:span text:style-name="T987">где</text:span><text:span text:style-name="T986"> </text:span><text:span text:style-name="T659">-f</text:span><text:span text:style-name="T986"> </text:span><text:span text:style-name="T987">также </text:span><text:span text:style-name="T986">заменяется на </text:span><text:span text:style-name="T659">-v</text:span><text:span text:style-name="T986"> </text:span><text:span text:style-name="T987">(кроме исключений)</text:span><text:span text:style-name="T986">:</text:span></text:p>
          <text:p text:style-name="P1785"><text:span text:style-name="T475">s</text:span><text:span text:style-name="T394">helf/shelves, wife/wives, proof/proofs.</text:span></text:p>
        </text:list-item>
      </text:list>
      <text:p text:style-name="P548"/>
      <text:p text:style-name="P549">Слова-исключения, которые меняются не по правилам:</text:p>
      <text:list xml:id="list1091449557" text:style-name="L69">
        <text:list-item>
          <text:p text:style-name="P1651">man/men — мужчина/мужчины;</text:p>
        </text:list-item>
        <text:list-item>
          <text:p text:style-name="P1651">child/children — ребенок/дети;</text:p>
        </text:list-item>
        <text:list-item>
          <text:p text:style-name="P1651">woman/women [вимен] — женщина/женщины;</text:p>
        </text:list-item>
        <text:list-item>
          <text:p text:style-name="P1651">foot/feet — нога/ноги;</text:p>
        </text:list-item>
        <text:list-item>
          <text:p text:style-name="P1651">mouse/mice — мышь/мыши;</text:p>
        </text:list-item>
        <text:list-item>
          <text:p text:style-name="P1651">sheep/sheep — овца/овцы;</text:p>
        </text:list-item>
        <text:list-item>
          <text:p text:style-name="P1787"><text:span text:style-name="T952">tooth/teeth — </text:span><text:span text:style-name="T988">зуб/</text:span><text:span text:style-name="T952">зубы;</text:span></text:p>
        </text:list-item>
        <text:list-item>
          <text:p text:style-name="P1652">fish/fish — рыба/рыбы;</text:p>
        </text:list-item>
        <text:list-item>
          <text:p text:style-name="P1787"><text:span text:style-name="T988">goose/geese — гусь/гуси.</text:span><text:span text:style-name="T952"> </text:span></text:p>
        </text:list-item>
      </text:list>
      <text:p text:style-name="P686"/>
      <text:p text:style-name="P11"><text:span text:style-name="T864">И</text:span><text:span text:style-name="T833">счисляемые и неисчисляемые существительные</text:span></text:p>
      <text:p text:style-name="P550"/>
      <text:p text:style-name="P551">Исчисляемые существительные можно пересчитать. У них есть форма единственного </text:p>
      <text:p text:style-name="P1255"><text:span text:style-name="T989">и множественного числа. Количество можно указать числом, наречием </text:span><text:span text:style-name="T991">или артиклем </text:span><text:span text:style-name="T656">a</text:span><text:span text:style-name="T991"> (one).</text:span></text:p>
      <text:p text:style-name="P552"/>
      <text:p text:style-name="P186"><text:span text:style-name="T1138">3</text:span> apples — 3 яблока;</text:p>
      <text:p text:style-name="P186"><text:span text:style-name="T1138">many</text:span> books — много книг;</text:p>
      <text:p text:style-name="P1254"><text:span text:style-name="T655">I want </text:span><text:span text:style-name="T714">a</text:span><text:span text:style-name="T655"> banana — </text:span><text:span text:style-name="T657">я</text:span><text:span text:style-name="T655"> хочу банан.</text:span></text:p>
      <text:p text:style-name="P552"/>
      <text:p text:style-name="P1437"><text:span text:style-name="T952">Неисчисляемые существительные невозможно посчитать. К ним относятся вещества, жидкости, явления, ощущуне</text:span><text:span text:style-name="T991">н</text:span><text:span text:style-name="T952">ия, </text:span><text:span text:style-name="T992">абстрактные </text:span><text:span text:style-name="T952">понятия. </text:span><text:span text:style-name="T994">Они и</text:span><text:span text:style-name="T952">меют только форму единственного числа и заменяются местоимнием </text:span><text:span text:style-name="T623">it</text:span><text:span text:style-name="T952">.</text:span></text:p>
      <text:p text:style-name="P552"/>
      <text:p text:style-name="P552">Чтобы выразить количество, используется дополнительная мерка: </text:p>
      <text:p text:style-name="P552"/>
      <text:list xml:id="list1447736018" text:style-name="L70">
        <text:list-item>
          <text:p text:style-name="P1653">для жидкостей:</text:p>
          <text:list>
            <text:list-item>
              <text:p text:style-name="P1655"><text:span text:style-name="T1405">a </text:span>glass of — стакан;</text:p>
            </text:list-item>
            <text:list-item>
              <text:p text:style-name="P1655"><text:span text:style-name="T1405">a </text:span>cup of — чашка;</text:p>
            </text:list-item>
            <text:list-item>
              <text:p text:style-name="P1655"><text:span text:style-name="T1405">a</text:span> jar of — банка;</text:p>
            </text:list-item>
            <text:list-item>
              <text:p text:style-name="P1655"><text:span text:style-name="T1405">a </text:span>jug of — кувшин;</text:p>
            </text:list-item>
            <text:list-item>
              <text:p text:style-name="P1655"><text:span text:style-name="T1405">a </text:span>bottle of — бутылка;</text:p>
            </text:list-item>
          </text:list>
          <text:p text:style-name="P1654"/>
        </text:list-item>
        <text:list-item>
          <text:p text:style-name="P1653">для сыпучих веществ:</text:p>
          <text:list>
            <text:list-item>
              <text:p text:style-name="P1655"><text:span text:style-name="T1405">a </text:span>packet of — упаковка;</text:p>
            </text:list-item>
            <text:list-item>
              <text:p text:style-name="P1655"><text:span text:style-name="T1405">a </text:span>bowl of — миска;</text:p>
            </text:list-item>
            <text:list-item>
              <text:p text:style-name="P1655"><text:span text:style-name="T1405">a </text:span>bag of — мешок;</text:p>
            </text:list-item>
            <text:list-item>
              <text:p text:style-name="P1655"><text:span text:style-name="T1405">a </text:span>kilo of — килограм;</text:p>
            </text:list-item>
          </text:list>
          <text:p text:style-name="P1658"/>
        </text:list-item>
        <text:list-item>
          <text:p text:style-name="P1657">для продуктов, которые режут:</text:p>
          <text:list>
            <text:list-item>
              <text:p text:style-name="P1788"><text:span text:style-name="T996">a </text:span><text:span text:style-name="T952">piece/</text:span><text:span text:style-name="T990">slice</text:span><text:span text:style-name="T952"> of — кусо</text:span><text:span text:style-name="T990">чек</text:span><text:span text:style-name="T952">;</text:span></text:p>
            </text:list-item>
            <text:list-item>
              <text:p text:style-name="P1655"><text:span text:style-name="T1405">a </text:span>loaf of — буханка;</text:p>
            </text:list-item>
          </text:list>
        </text:list-item>
      </text:list>
      <text:p text:style-name="P553"/>
      <text:p text:style-name="P70"><text:span text:style-name="T476">2 loafs of bread — </text:span><text:span text:style-name="T477">д</text:span><text:span text:style-name="T476">ве буханки хлеба.</text:span></text:p>
      <text:p text:style-name="P108"><text:span text:style-name="T479">a </text:span><text:span text:style-name="T476">c</text:span><text:span text:style-name="T394">up of tea — (одна) чашка чая</text:span></text:p>
      <text:p text:style-name="P553"/>
      <text:p text:style-name="P554">Существительные, которые всегда неислисляемые:</text:p>
      <text:list xml:id="list1847121368" text:style-name="L71">
        <text:list-item>
          <text:p text:style-name="P1656"><text:soft-page-break/>news — новости;</text:p>
        </text:list-item>
        <text:list-item>
          <text:p text:style-name="P1656">money — деньги;</text:p>
        </text:list-item>
        <text:list-item>
          <text:p text:style-name="P1656">bad luck — неудача;</text:p>
        </text:list-item>
        <text:list-item>
          <text:p text:style-name="P1656">traffic — транспорт на дороге;</text:p>
        </text:list-item>
        <text:list-item>
          <text:p text:style-name="P1656">f<text:span text:style-name="T1404">u</text:span>rniture — мебель;</text:p>
        </text:list-item>
        <text:list-item>
          <text:p text:style-name="P1656">progress — прогресс;</text:p>
        </text:list-item>
        <text:list-item>
          <text:p text:style-name="P1656">information — информация;</text:p>
        </text:list-item>
        <text:list-item>
          <text:p text:style-name="P1656">advice — совет;</text:p>
        </text:list-item>
        <text:list-item>
          <text:p text:style-name="P1656">hair — волосы;</text:p>
        </text:list-item>
        <text:list-item>
          <text:p text:style-name="P1656">paper — бумага;</text:p>
        </text:list-item>
        <text:list-item>
          <text:p text:style-name="P1656">food — еда;</text:p>
        </text:list-item>
      </text:list>
      <text:p text:style-name="P553"/>
      <text:p text:style-name="P105"><text:span text:style-name="T394">It is good news — Это хорошие новости </text:span><text:span text:style-name="T478">(без артикля)</text:span><text:span text:style-name="T394">.</text:span></text:p>
      <text:p text:style-name="P106"><text:span text:style-name="T394">I need good advice — Мне нужен хороший совет </text:span><text:span text:style-name="T478">(без артикля)</text:span><text:span text:style-name="T394">.</text:span></text:p>
      <text:p text:style-name="P687"/>
      <text:p text:style-name="P12"><text:span text:style-name="T833">Два </text:span><text:span text:style-name="T865">(и более) </text:span><text:span text:style-name="T833">существительный рядом</text:span></text:p>
      <text:p text:style-name="P555"/>
      <text:p text:style-name="P1258"><text:span text:style-name="T993">Такая цепочка обозначает один предмет, идею </text:span><text:span text:style-name="T995">или </text:span><text:span text:style-name="T99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97">ь</text:span><text:span text:style-name="T993">ся прилагательным </text:span><text:span text:style-name="T995">или</text:span><text:span text:style-name="T993"> существительным с предлогом).</text:span></text:p>
      <text:p text:style-name="P556"/>
      <text:p text:style-name="P187">a tennis ball — теннисный мяч / мяч для тенниса;</text:p>
      <text:p text:style-name="P187">a income tax — подоходный налог / налог на прибыль;</text:p>
      <text:p text:style-name="P557"/>
      <text:p text:style-name="P559">Первое существительное всегда стоит в единственном числе.</text:p>
      <text:p text:style-name="P559"/>
      <text:p text:style-name="P188">tennis balls — теннисные мячи;</text:p>
      <text:p text:style-name="P189">two part question (question of two parts) — <text:span text:style-name="T1406">вопрос из 2х частей;</text:span></text:p>
      <text:p text:style-name="P557"/>
      <text:p text:style-name="P1438"><text:span text:style-name="T993">И</text:span><text:span text:style-name="T952">ногда первое существительное имеет окончание </text:span><text:span text:style-name="T623">-ing</text:span><text:span text:style-name="T952">.</text:span></text:p>
      <text:p text:style-name="P558"/>
      <text:p text:style-name="P187">a swimming pool — плавательный бассейн;</text:p>
      <text:p text:style-name="P189">working hours — рабочие часы;</text:p>
      <text:p text:style-name="P558"/>
      <text:p text:style-name="P1444">Артикли. Articles</text:p>
      <text:p text:style-name="P560"/>
      <text:p text:style-name="P561">Это маленькие слова перед существительными, которые передают оттенки смысла.</text:p>
      <text:p text:style-name="P561">Есть 2 вида артикля: неопределенный <text:span text:style-name="T1409">(</text:span><text:span text:style-name="T510">a/an</text:span><text:span text:style-name="T1409">)</text:span> и определенный <text:span text:style-name="T1409">(</text:span><text:span text:style-name="T510">the</text:span><text:span text:style-name="T1409">)</text:span>.</text:p>
      <text:p text:style-name="P561"/>
      <text:p text:style-name="P669">Неопределенный артикль</text:p>
      <text:p text:style-name="P561"/>
      <text:p text:style-name="P1342"><text:span text:style-name="T998">Артикль </text:span><text:span text:style-name="T660">a</text:span><text:span text:style-name="T998"> </text:span><text:span text:style-name="T1006">указывает на</text:span><text:span text:style-name="T998"> </text:span><text:span text:style-name="T999">один </text:span><text:span text:style-name="T998">предмет. Причем не </text:span><text:span text:style-name="T1114">на</text:span><text:span text:style-name="T998"> конкретный предмет, а</text:span><text:span text:style-name="T999"> </text:span></text:p>
      <text:p text:style-name="P1342"><text:span text:style-name="T1114">на </text:span><text:span text:style-name="T998">неопределенный. </text:span><text:span text:style-name="T999">К</text:span><text:span text:style-name="T998">аждый </text:span><text:span text:style-name="T999">человек </text:span><text:span text:style-name="T998">может представлять </text:span><text:span text:style-name="T999">такой предмет </text:span><text:span text:style-name="T998">по своему.</text:span></text:p>
      <text:p text:style-name="P562"/>
      <text:p text:style-name="P190">a house — дом (один представит большой особняк, другой — маленький домик).</text:p>
      <text:p text:style-name="P562"/>
      <text:p text:style-name="P1343"><text:span text:style-name="T999">Его можно заменить на числительное </text:span><text:span text:style-name="T666">one </text:span><text:span text:style-name="T1005">(какой-то один)</text:span><text:span text:style-name="T999">. </text:span><text:span text:style-name="T760">Поэтому о</text:span><text:span text:style-name="T761">н ставится </text:span></text:p>
      <text:p text:style-name="P420">перед исчисляемыми существительными в единственном числе.</text:p>
      <text:p text:style-name="P563"/>
      <text:p text:style-name="P1261"><text:span text:style-name="T661">I have </text:span><text:span text:style-name="T717">a</text:span><text:span text:style-name="T661"> cat / I have </text:span><text:span text:style-name="T717">one</text:span><text:span text:style-name="T661"> cat — У меня есть </text:span><text:span text:style-name="T668">(одна такая </text:span><text:span text:style-name="T674">прикольная</text:span><text:span text:style-name="T668">) </text:span><text:span text:style-name="T661">кошка.</text:span></text:p>
      <text:p text:style-name="P567"/>
      <text:p text:style-name="P663"><text:span text:style-name="T510">A</text:span> ставится перед согласными, а <text:span text:style-name="T510">an</text:span> — перед гласными. Оба означают одно и тоже.</text:p>
      <text:p text:style-name="P756"><text:soft-page-break/><text:span text:style-name="T948">Если гласная читается как двойной звук с первым [</text:span>йи<text:span text:style-name="T948">], то ставится </text:span><text:span text:style-name="T577">a</text:span><text:span text:style-name="T948">: </text:span><text:span text:style-name="T577">a union</text:span><text:span text:style-name="T948">, </text:span><text:span text:style-name="T577">a European</text:span><text:span text:style-name="T948">.</text:span></text:p>
      <text:p text:style-name="P664"/>
      <text:p text:style-name="P1259"><text:span text:style-name="T1001">Если первая согласная (после которой гласная) не произносится, то ставится </text:span><text:span text:style-name="T664">an</text:span><text:span text:style-name="T1001">: </text:span></text:p>
      <text:p text:style-name="P1259"><text:span text:style-name="T664">an hour </text:span><text:span text:style-name="T1001">(аувер), </text:span><text:span text:style-name="T664">an honesty </text:span><text:span text:style-name="T1001">(анэсти).</text:span></text:p>
      <text:p text:style-name="P664"/>
      <text:p text:style-name="P780"><text:span text:style-name="T1001">Т</text:span><text:span text:style-name="T1002">акже артикль </text:span><text:span text:style-name="T665">a</text:span><text:span text:style-name="T1002"> </text:span><text:span text:style-name="T1004">ставится</text:span><text:span text:style-name="T1002">, когда:</text:span></text:p>
      <text:list xml:id="list2662143847" text:style-name="L72">
        <text:list-item>
          <text:p text:style-name="P1789"><text:span text:style-name="T952">говорят о профессии (</text:span><text:span text:style-name="T623">I`m a doctor)</text:span><text:span text:style-name="T952">;</text:span></text:p>
        </text:list-item>
        <text:list-item>
          <text:p text:style-name="P1790"><text:span text:style-name="T952">впервые упоминяют человека или предмет в разговоре </text:span><text:span text:style-name="T1003">(</text:span><text:span text:style-name="T661">I have a cat</text:span><text:span text:style-name="T1003">);</text:span></text:p>
        </text:list-item>
        <text:list-item>
          <text:p text:style-name="P1760"><text:span text:style-name="T1003">дается определение предмету (</text:span><text:span text:style-name="T662">He is a good man «</text:span><text:span text:style-name="T663">О</text:span><text:span text:style-name="T662">н относится к хорошим людям»</text:span><text:span text:style-name="T1003">)</text:span></text:p>
        </text:list-item>
      </text:list>
      <text:p text:style-name="P568"/>
      <text:p text:style-name="P1344">Если перед существительным сто<text:span text:style-name="T1408">и</text:span>т <text:span text:style-name="T1493">одно или несколько </text:span>прилагательн<text:span text:style-name="T1493">ых,</text:span><text:span text:style-name="T1492"> </text:span></text:p>
      <text:p text:style-name="P1344">то артикль <text:span text:style-name="T544">a</text:span><text:span text:style-name="T1412"> </text:span>ставится перед ним/<text:span text:style-name="T1493">ними</text:span>.</text:p>
      <text:p text:style-name="P566"/>
      <text:p text:style-name="P71">a big old house — большой старый дом.</text:p>
      <text:p text:style-name="P191">a black and white cat — черно-белый кот.</text:p>
      <text:p text:style-name="P563"/>
      <text:p text:style-name="P564">При этом перед прилагательным без существительного артикль <text:span text:style-name="T544">a</text:span><text:span text:style-name="T1412"> </text:span>не ставится.</text:p>
      <text:p text:style-name="P564"/>
      <text:p text:style-name="P192">This book is a good (неправильно).</text:p>
      <text:p text:style-name="P192">Th<text:span text:style-name="T1407">i</text:span>s book is good (правильно).</text:p>
      <text:p text:style-name="P563"/>
      <text:p text:style-name="P670">Определенный артикль</text:p>
      <text:p text:style-name="P565"/>
      <text:p text:style-name="P570">Артикль <text:span text:style-name="T510">the</text:span> указывает на конкретный предмет или понятие.</text:p>
      <text:p text:style-name="P570">Т. е. на то, что выделяется из общей массы.</text:p>
      <text:p text:style-name="P571"/>
      <text:p text:style-name="P572">Его можно заменить указательным местоимением (<text:span text:style-name="T510">this, that, these, those</text:span>) </text:p>
      <text:p text:style-name="P1265"><text:span text:style-name="T1007">и</text:span><text:span text:style-name="T1006"> часто удобнее </text:span><text:span text:style-name="T1009">им же </text:span><text:span text:style-name="T1018">и </text:span><text:span text:style-name="T1006">переводить.</text:span></text:p>
      <text:p text:style-name="P571"/>
      <text:p text:style-name="P571">Он может стоять как перед единственным числом, так и перед множественным; </text:p>
      <text:p text:style-name="P571">как перед исчисляемыми, так и неисчисляемыми существительными.</text:p>
      <text:p text:style-name="P573"/>
      <text:p text:style-name="P1260"><text:span text:style-name="T1007">Е</text:span><text:span text:style-name="T1000">сли предмет или человек упоминаются в </text:span><text:span text:style-name="T1010">речи </text:span><text:span text:style-name="T1000">впервые, то обычно о них ничего не известно, поэтому </text:span><text:span text:style-name="T1008">сначала</text:span><text:span text:style-name="T1000"> использ</text:span><text:span text:style-name="T1008">уется</text:span><text:span text:style-name="T1000"> неопределенный артикль </text:span><text:span text:style-name="T667">a/an</text:span><text:span text:style-name="T1000"> </text:span><text:span text:style-name="T1007">(при условии, что он нужен</text:span><text:span text:style-name="T1000">).</text:span></text:p>
      <text:p text:style-name="P1454"><text:span text:style-name="T1000">Н</text:span><text:span text:style-name="T952">о если </text:span><text:span text:style-name="T1019">этот </text:span><text:span text:style-name="T952">предмет или человек упоминаются в речи повторно, то уже используется определенный артикль </text:span><text:span text:style-name="T623">the</text:span><text:span text:style-name="T952">.</text:span></text:p>
      <text:p text:style-name="P569"/>
      <text:p text:style-name="P1345"><text:span text:style-name="T700">I </text:span><text:span text:style-name="T701">have got </text:span><text:span text:style-name="T720">a</text:span><text:span text:style-name="T701"> puppy. </text:span><text:span text:style-name="T720">The</text:span><text:span text:style-name="T701"> puppy is white — У меня есть щенок. (Этот) </text:span><text:span text:style-name="T702">Щ</text:span><text:span text:style-name="T701">енок белый.</text:span></text:p>
      <text:p text:style-name="P574"/>
      <text:p text:style-name="P574">Определенный артикль может стоять не только перед существительным, но и перед прилагательным. <text:span text:style-name="T1413">В этом случае прилагательное становится существительным.</text:span></text:p>
      <text:p text:style-name="P574"/>
      <text:p text:style-name="P195">rich people — богатые люди.</text:p>
      <text:p text:style-name="P109"><text:span text:style-name="T482">t</text:span><text:span text:style-name="T394">he rich — богачи.</text:span></text:p>
      <text:p text:style-name="P574"/>
      <text:p text:style-name="P575">Также артикль <text:span text:style-name="T510">the</text:span> ставится, когда:</text:p>
      <text:p text:style-name="P575"/>
      <text:list xml:id="list2594483957" text:style-name="L73">
        <text:list-item>
          <text:p text:style-name="P1659">говорят о части помещения:</text:p>
          <text:list>
            <text:list-item>
              <text:p text:style-name="P1663">in the room — в комнате;</text:p>
            </text:list-item>
            <text:list-item>
              <text:p text:style-name="P1663">on the floor — на полу;</text:p>
            </text:list-item>
          </text:list>
          <text:p text:style-name="P1661"/>
        </text:list-item>
        <text:list-item>
          <text:p text:style-name="P1660"><text:soft-page-break/>говорят, на каком музыкальном инструменте играют:</text:p>
          <text:list>
            <text:list-item>
              <text:p text:style-name="P1664">play the piano — играть на фортепиано;</text:p>
              <text:p text:style-name="P1664"/>
            </text:list-item>
          </text:list>
        </text:list-item>
        <text:list-item>
          <text:p text:style-name="P1659">человек напрявляется в конкретное место:</text:p>
          <text:list>
            <text:list-item>
              <text:p text:style-name="P1663">go to the bank — идти в банк;</text:p>
            </text:list-item>
            <text:list-item>
              <text:p text:style-name="P1663">drive to the shop — поехать на машине в магазин;</text:p>
            </text:list-item>
          </text:list>
          <text:p text:style-name="P1661"/>
        </text:list-item>
        <text:list-item>
          <text:p text:style-name="P1668">объект, о котором идет речь, уникальный (другого такого нет):</text:p>
          <text:list>
            <text:list-item>
              <text:p text:style-name="P1667">природные объекты или явления:</text:p>
              <text:list>
                <text:list-item>
                  <text:p text:style-name="P1664">the equator — экватор;</text:p>
                </text:list-item>
                <text:list-item>
                  <text:p text:style-name="P1664">the sky — небо;</text:p>
                </text:list-item>
                <text:list-item>
                  <text:p text:style-name="P1667">the moon — луна;</text:p>
                </text:list-item>
              </text:list>
            </text:list-item>
            <text:list-item>
              <text:p text:style-name="P1667">объекты созданные человеком</text:p>
              <text:list>
                <text:list-item>
                  <text:p text:style-name="P1664">the Bible (the Book) — Библия;</text:p>
                </text:list-item>
                <text:list-item>
                  <text:p text:style-name="P1664">the Internet — Интернет;</text:p>
                </text:list-item>
                <text:list-item>
                  <text:p text:style-name="P1667">the radio — радио;</text:p>
                </text:list-item>
              </text:list>
            </text:list-item>
            <text:list-item>
              <text:p text:style-name="P1667"><text:span text:style-name="T1414">с </text:span>превосходн<text:span text:style-name="T1414">ой</text:span> степень<text:span text:style-name="T1414">ю</text:span> прилагательных:</text:p>
              <text:list>
                <text:list-item>
                  <text:p text:style-name="P1664">the longest — самый длинный;</text:p>
                </text:list-item>
                <text:list-item>
                  <text:p text:style-name="P1667">the hottest — самый жаркий;</text:p>
                </text:list-item>
              </text:list>
            </text:list-item>
            <text:list-item>
              <text:p text:style-name="P1665"><text:span text:style-name="T1415">со </text:span>словосочетани<text:span text:style-name="T1415">ем</text:span><text:span text:style-name="T510"> the same</text:span> (такой же, одинаковый):</text:p>
              <text:p text:style-name="P1779">These two photos are the same — Эти 2 фото одинаковые;</text:p>
            </text:list-item>
          </text:list>
          <text:p text:style-name="P1666"/>
        </text:list-item>
        <text:list-item>
          <text:p text:style-name="P1659">перед порядковым числительным:</text:p>
          <text:list>
            <text:list-item>
              <text:p text:style-name="P1669">the first — первый;</text:p>
            </text:list-item>
            <text:list-item>
              <text:p text:style-name="P1669">the second — второй;</text:p>
            </text:list-item>
          </text:list>
          <text:p text:style-name="P1661"/>
        </text:list-item>
        <text:list-item>
          <text:p text:style-name="P1662">перед фамилией (чтобы показать что люди принадлежат одной семье):</text:p>
          <text:p text:style-name="P1786"><text:span text:style-name="T480">The Jachsons </text:span><text:span text:style-name="T481">are very nice people — Джексоны очень милые люди;</text:span></text:p>
          <text:p text:style-name="P1661"/>
        </text:list-item>
        <text:list-item>
          <text:p text:style-name="P1670">в словосочетаниях, касающихся сторон:</text:p>
          <text:list>
            <text:list-item>
              <text:p text:style-name="P1671">the top of — верхушка (чего-то);</text:p>
            </text:list-item>
            <text:list-item>
              <text:p text:style-name="P1671">on the left — слева.</text:p>
            </text:list-item>
          </text:list>
        </text:list-item>
      </text:list>
      <text:p text:style-name="P576"/>
      <text:p text:style-name="P673">Случаи, когда артикли не используются</text:p>
      <text:p text:style-name="P576"/>
      <text:p text:style-name="P577">Такие ситуации зачастую не имеют логического объяснения и их нужно просто запомнить.</text:p>
      <text:p text:style-name="P577"/>
      <text:list xml:id="list4284823273" text:style-name="L74">
        <text:list-item>
          <text:p text:style-name="P1672">в выражениях со словами <text:span text:style-name="T510">breakfast</text:span>, <text:span text:style-name="T510">lunch</text:span>, <text:span text:style-name="T510">dinner</text:span>:</text:p>
          <text:p text:style-name="P1780">When do you usually have breakfast? — Когда ты обычно завтракаешь?</text:p>
          <text:p text:style-name="P1673"/>
        </text:list-item>
        <text:list-item>
          <text:p text:style-name="P1674">когда говорят о направлении или местонахождении словами:</text:p>
          <text:list>
            <text:list-item>
              <text:p text:style-name="P1673">work <text:span text:style-name="T1425">(</text:span><text:span text:style-name="T510">go to work, start work</text:span><text:span text:style-name="T1425">)</text:span>;</text:p>
            </text:list-item>
            <text:list-item>
              <text:p text:style-name="P1673">school, university, college <text:span text:style-name="T1425">(</text:span><text:span text:style-name="T510">go to school, start school</text:span>);</text:p>
            </text:list-item>
            <text:list-item>
              <text:p text:style-name="P1673">church, hospital, prison <text:span text:style-name="T1425">(</text:span><text:span text:style-name="T510">go to church, be at hospital</text:span><text:span text:style-name="T1425">)</text:span>;</text:p>
            </text:list-item>
            <text:list-item>
              <text:p text:style-name="P1673">home, bed <text:span text:style-name="T1425">(</text:span><text:span text:style-name="T510">go home, go to bed</text:span><text:span text:style-name="T1425">)</text:span>;</text:p>
            </text:list-item>
          </text:list>
          <text:p text:style-name="P1673"/>
        </text:list-item>
        <text:list-item>
          <text:p text:style-name="P1672"><text:soft-page-break/>в словосочетаниях <text:span text:style-name="T510">play</text:span> + вид спорта/игры:</text:p>
          <text:p text:style-name="P1780">I play football — Я играю в футбол;</text:p>
          <text:p text:style-name="P1673"/>
        </text:list-item>
        <text:list-item>
          <text:p text:style-name="P1672">перед названием языков или учебных дисциплин (котор. всегда с большой буквы):</text:p>
          <text:p text:style-name="P1780">I want to speak <text:span text:style-name="T1410">English well — Я хочу хорошо говорить по-английски;</text:span></text:p>
          <text:p text:style-name="P1673"/>
        </text:list-item>
        <text:list-item>
          <text:p text:style-name="P1675">перед именами людей и фамил<text:span text:style-name="T1494">и</text:span>ями:</text:p>
          <text:p text:style-name="P1781">My name is Bond, James Bond — Меня зовут Бонд, Джеймс Бонд.</text:p>
        </text:list-item>
      </text:list>
      <text:p text:style-name="P578"/>
      <text:p text:style-name="P671">Артикли в географических названиях</text:p>
      <text:p text:style-name="P579"/>
      <text:p text:style-name="P1262"><text:span text:style-name="T1011">Артикли не </text:span><text:span text:style-name="T1013">ставятся</text:span><text:span text:style-name="T1011"> </text:span><text:span text:style-name="T1013">с</text:span><text:span text:style-name="T1011"> названиями континентов:</text:span></text:p>
      <text:p text:style-name="P193">I live in Western Europe — Я живу в западной Европе.</text:p>
      <text:p text:style-name="P580"/>
      <text:p text:style-name="P580">Артикли не ставятся с названиям<text:span text:style-name="T1411">и</text:span> стран из 1 слова и с названиями городов:</text:p>
      <text:p text:style-name="P193">Washington is the capital of America — Вашингтон столица Америки.</text:p>
      <text:p text:style-name="P193"/>
      <text:p text:style-name="P194"><text:span text:style-name="T83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80"/>
      <text:p text:style-name="P1262"><text:span text:style-name="T1011">Артикли не нужны в названиях горных вершин, а также там, где присутсв</text:span><text:span text:style-name="T1012">ует</text:span><text:span text:style-name="T1011"> слово </text:span><text:span text:style-name="T669">Mount</text:span><text:span text:style-name="T1011">: </text:span></text:p>
      <text:p text:style-name="P1262"><text:span text:style-name="T669">Everest / Mount Everest, Makalu</text:span><text:span text:style-name="T1011">. Но </text:span><text:span text:style-name="T1012">в</text:span><text:span text:style-name="T1011"> названия</text:span><text:span text:style-name="T1012">х</text:span><text:span text:style-name="T1011"> горных цепей ставится </text:span><text:span text:style-name="T669">the</text:span><text:span text:style-name="T1011">: </text:span><text:span text:style-name="T669">the Himalayas</text:span><text:span text:style-name="T1011">.</text:span></text:p>
      <text:p text:style-name="P580"/>
      <text:p text:style-name="P1452"><text:span text:style-name="T952">Артикль </text:span><text:span text:style-name="T623">the</text:span><text:span text:style-name="T952"> не нужен с прилагательными, образованными от частей света или когда часть света указана вместе с названием страны: </text:span><text:span text:style-name="T623">North America, Eastern Europe.</text:span></text:p>
      <text:p text:style-name="P583"/>
      <text:p text:style-name="P1452"><text:span text:style-name="T952">Артикль </text:span><text:span text:style-name="T623">the</text:span><text:span text:style-name="T952"> не нужен в названиях улиц, дорог, скверов, парков:</text:span></text:p>
      <text:p text:style-name="P197">Fifth Avenue (5я Авеню), Broadway, Times Square.</text:p>
      <text:p text:style-name="P580"/>
      <text:p text:style-name="P1262"><text:span text:style-name="T1011">А</text:span><text:span text:style-name="T1014">ртикль </text:span><text:span text:style-name="T671">the</text:span><text:span text:style-name="T1014"> нужен в названиях водных объектов (океан, море, река, канал): </text:span><text:span text:style-name="T671">the Thames River, the Amazon (Амазонка), the Pacific (Тихий океан), the Baltic Sea. </text:span><text:span text:style-name="T1013">Но с названиями озер он </text:span></text:p>
      <text:p text:style-name="P1262"><text:span text:style-name="T1013">не используется: </text:span><text:span text:style-name="T670">Lake Superior (Верхнее озеро).</text:span></text:p>
      <text:p text:style-name="P585"/>
      <text:p text:style-name="P581">Также <text:span text:style-name="T510">the</text:span> нужен в названиях частей света: <text:span text:style-name="T510">the north, the south, the east, the west</text:span>.</text:p>
      <text:p text:style-name="P194">We should go to the north — Нам нужно идти на север.</text:p>
      <text:p text:style-name="P582"/>
      <text:p text:style-name="P1262"><text:span text:style-name="T1020">Следует</text:span><text:span text:style-name="T1021"> </text:span><text:span text:style-name="T1020">знать</text:span><text:span text:style-name="T1021">, что на картах не печатают артикль </text:span><text:span text:style-name="T675">the</text:span><text:span text:style-name="T1021">, даже когда он нужен.</text:span></text:p>
      <text:p text:style-name="P582"/>
      <text:p text:style-name="P672">Артикли в других названиях</text:p>
      <text:p text:style-name="P582"/>
      <text:p text:style-name="P584">Артикль не ставится в названиях административных зданий или комплексов из 2х слов.</text:p>
      <text:p text:style-name="P196"/>
      <text:p text:style-name="P196">Cambridge University, JFK Airport, Buckingham Palace.</text:p>
      <text:p text:style-name="P196">(порядок слов: сначала уникальное название, а затем категория объекта).</text:p>
      <text:p text:style-name="P584"/>
      <text:p text:style-name="P1263"><text:span text:style-name="T1015">Артикль </text:span><text:span text:style-name="T672">the</text:span><text:span text:style-name="T1015"> ставится в названиях отелей, театров, галерей, а также в названиях всемирно известных зданий:</text:span><text:span text:style-name="T672"> the Hilton Hotel, the Red Lion (бар), the White House.</text:span></text:p>
      <text:p text:style-name="P584"/>
      <text:p text:style-name="P1453"><text:span text:style-name="T952">В названиях, где присутствует предлог </text:span><text:span text:style-name="T623">of</text:span><text:span text:style-name="T952">, артикль </text:span><text:span text:style-name="T623">the</text:span><text:span text:style-name="T952"> ставится всегда: </text:span></text:p>
      <text:p text:style-name="P196">the Bank of England, the Great Wall of China, the Tower of London.</text:p>
      <text:p text:style-name="P584"/>
      <text:p text:style-name="P689"/>
      <text:p text:style-name="P1579">Какой артикль выбрать</text:p>
      <text:p text:style-name="P586"/>
      <text:p text:style-name="P1264"><text:span text:style-name="T1016">Мысленно предсавить перед существительным слово «один», «один такой (</text:span><text:span text:style-name="T1017">прикольный</text:span><text:span text:style-name="T1016">)», </text:span></text:p>
      <text:p text:style-name="P1264"><text:span text:style-name="T1016">«один из» и т. д. Если логика предложения не нарушена, то скорее всего нужен </text:span><text:span text:style-name="T673">a/an</text:span><text:span text:style-name="T1016">.</text:span></text:p>
      <text:p text:style-name="P586"/>
      <text:p text:style-name="P224">I`ve got a window in my room — У меня в комнате есть окно. (обычное окно, каких много)</text:p>
      <text:p text:style-name="P586"/>
      <text:p text:style-name="P1264"><text:span text:style-name="T1016">Мысленно представить перед существительным слова: </text:span><text:span text:style-name="T673">this, that, these, those</text:span><text:span text:style-name="T1016"> или «тот самый», «именно тот», «конкретное этот» и т. д. Если смысл предложения в целом не изменился, </text:span></text:p>
      <text:p text:style-name="P1264"><text:span text:style-name="T1016">то можно ставить </text:span><text:span text:style-name="T673">the</text:span><text:span text:style-name="T1016">.</text:span></text:p>
      <text:p text:style-name="P586"/>
      <text:p text:style-name="P223">Look at the window. It`s broken — Посмотри на<text:span text:style-name="T1495"> </text:span>окно. Оно разбито. </text:p>
      <text:p text:style-name="P223">(посмотри на это конкретное окно, именно оно разбито).</text:p>
      <text:p text:style-name="P1449"/>
      <text:p text:style-name="P1449">Прилагательное. Adjective</text:p>
      <text:p text:style-name="P587"/>
      <text:p text:style-name="P1266"><text:span text:style-name="T1023">Ч</text:span><text:span text:style-name="T1022">асть речи, которая описывает качества и свойства объектов, и отвечает на вопрос «какой?».</text:span></text:p>
      <text:p text:style-name="P588"/>
      <text:p text:style-name="P1267"><text:span text:style-name="T1022">П</text:span><text:span text:style-name="T1023">рилагательное стоит перед существительным, но может появиться и без него если используется после глагола </text:span><text:span text:style-name="T676">be</text:span><text:span text:style-name="T1023">. В этом случае </text:span><text:span text:style-name="T1031">оно</text:span><text:span text:style-name="T1023"> </text:span><text:span text:style-name="T1031">обычно</text:span><text:span text:style-name="T1023"> переводиться глаголом.</text:span></text:p>
      <text:p text:style-name="P589"/>
      <text:p text:style-name="P1267"><text:span text:style-name="T1023">Если перед прилагательным стоит артикль </text:span><text:span text:style-name="T676">the</text:span><text:span text:style-name="T1023">, то оно </text:span><text:span text:style-name="T1024">становится</text:span><text:span text:style-name="T1023"> существительным.</text:span></text:p>
      <text:p text:style-name="P1268"><text:span text:style-name="T1023">Прилагательн</text:span><text:span text:style-name="T1025">ые</text:span><text:span text:style-name="T1023"> не меняется по родам, числам и падежам.</text:span></text:p>
      <text:p text:style-name="P589"/>
      <text:p text:style-name="P1455"><text:span text:style-name="T1023">П</text:span><text:span text:style-name="T952">рилагательные делятся на 2 группы:</text:span></text:p>
      <text:p text:style-name="P591"/>
      <text:list xml:id="list3722282120" text:style-name="L75">
        <text:list-item>
          <text:p text:style-name="P1676">оценочные прилагательные; они выражают личное мнение человека о предмете:</text:p>
          <text:p text:style-name="P1782">a funny cat — смешной кот (мнение, с которым можно не соглашаться)</text:p>
          <text:p text:style-name="P1676"/>
        </text:list-item>
        <text:list-item>
          <text:p text:style-name="P1676">фактовые прилагательные; они указывают на визуальную информацию, либо факты, </text:p>
          <text:p text:style-name="P1676">которые известны об объекте: размер, возраст, цвет, происхождение, и пр<text:span text:style-name="T1496">очее</text:span>:</text:p>
          <text:p text:style-name="P1782">a gray cat — серый кот (характеристика, которая не зависит от мнения)</text:p>
        </text:list-item>
      </text:list>
      <text:p text:style-name="P591"/>
      <text:p text:style-name="P591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91"/>
      <text:p text:style-name="P198">a gray funny cat (неправильно)</text:p>
      <text:p text:style-name="P198">a funny gray cat (правильно)</text:p>
      <text:p text:style-name="P591"/>
      <text:p text:style-name="P781"><text:span text:style-name="T1027">Глаголы, после которых </text:span><text:span text:style-name="T1043">всегда</text:span><text:span text:style-name="T1027"> </text:span><text:span text:style-name="T1043">идут</text:span><text:span text:style-name="T1027"> прилагательн</text:span><text:span text:style-name="T1026">ые</text:span><text:span text:style-name="T1027">:</text:span></text:p>
      <text:list xml:id="list130663983" text:style-name="L76">
        <text:list-item>
          <text:p text:style-name="P1677">be — быть;</text:p>
        </text:list-item>
        <text:list-item>
          <text:p text:style-name="P1677">get — становиться;</text:p>
        </text:list-item>
        <text:list-item>
          <text:p text:style-name="P1677">become — становиться;</text:p>
        </text:list-item>
        <text:list-item>
          <text:p text:style-name="P1677">seem — казаться;</text:p>
        </text:list-item>
        <text:list-item>
          <text:p text:style-name="P1677">look — выглядеть;</text:p>
        </text:list-item>
        <text:list-item>
          <text:p text:style-name="P1677">feel — чувствовать (себя);</text:p>
        </text:list-item>
        <text:list-item>
          <text:p text:style-name="P1677">sound — звучать;</text:p>
        </text:list-item>
        <text:list-item>
          <text:p text:style-name="P1761"><text:span text:style-name="T1027">taste — </text:span><text:span text:style-name="T1026">иметь вкус </text:span><text:span text:style-name="T1115">(</text:span><text:span text:style-name="T1116">отведать</text:span><text:span text:style-name="T1115">)</text:span><text:span text:style-name="T1027">;</text:span></text:p>
        </text:list-item>
        <text:list-item>
          <text:p text:style-name="P1791"><text:span text:style-name="T952">smell — </text:span><text:span text:style-name="T1026">иметь запах </text:span><text:span text:style-name="T1115">(пахнуть)</text:span><text:span text:style-name="T952">;</text:span></text:p>
        </text:list-item>
      </text:list>
      <text:p text:style-name="P1006"/>
      <text:p text:style-name="P1270"><text:soft-page-break/><text:span text:style-name="T235">Обычно, в английском </text:span><text:span text:style-name="T236">языке </text:span><text:span text:style-name="T235">после глаголов стоят наречия. </text:span><text:span text:style-name="T237">Но даже если стоит прилагательное, то оно все равно будет перводится наречием (кроме случае</text:span><text:span text:style-name="T241">в</text:span><text:span text:style-name="T237"> с глаголом </text:span><text:span text:style-name="T153">be</text:span><text:span text:style-name="T237">).</text:span></text:p>
      <text:p text:style-name="P1006"/>
      <text:p text:style-name="P1018"><text:span text:style-name="T394">You look nice! </text:span><text:span text:style-name="T483">— </text:span><text:span text:style-name="T394">Ты прекрасно выглядишь!</text:span></text:p>
      <text:p text:style-name="P1071">I feel bad — Я плохо себя чувствую.</text:p>
      <text:p text:style-name="P590"/>
      <text:p text:style-name="P1421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21"/>
      <text:p text:style-name="P1420"><text:span text:style-name="T394">He </text:span><text:span text:style-name="T1138">looked at</text:span><text:span text:style-name="T394"> me angrily — Он посмотрел на меня злобно</text:span></text:p>
      <text:p text:style-name="P590"/>
      <text:p text:style-name="P674">Степени сравнения прилагательных</text:p>
      <text:p text:style-name="P594"/>
      <text:p text:style-name="P595">Их всего 2: сравнительная и превосходная.</text:p>
      <text:p text:style-name="P592"/>
      <text:p text:style-name="P1269">Сравнительная степень нужна, когда сравниваются 2 альтернативы. Вторая альтернатива </text:p>
      <text:p text:style-name="P593">не обязательно должна указываться напрямую. Она может подразумеваться.</text:p>
      <text:p text:style-name="P593"/>
      <text:p text:style-name="P1348"><text:span text:style-name="T1029">Сравнительная степень образуется с помощью суффикса </text:span><text:span text:style-name="T678">-er</text:span><text:span text:style-name="T1029"> или слова </text:span><text:span text:style-name="T678">more</text:span><text:span text:style-name="T1029">. </text:span></text:p>
      <text:p text:style-name="P597"/>
      <text:p text:style-name="P801"><text:span text:style-name="T1029">Суффикс </text:span><text:span text:style-name="T678">-er</text:span><text:span text:style-name="T1029"> ставится, когда слово состоит из 1 слога или 2х, но заканчива</text:span><text:span text:style-name="T1117">ющихся</text:span><text:span text:style-name="T1029"> на </text:span><text:span text:style-name="T678">-y</text:span><text:span text:style-name="T1029">:</text:span></text:p>
      <text:list xml:id="list1573084189" text:style-name="L77">
        <text:list-item>
          <text:p text:style-name="P1792">small → smaller (маленький → еще меньше); </text:p>
        </text:list-item>
        <text:list-item>
          <text:p text:style-name="P1792">funny → funnier (смешной → смешнее);</text:p>
        </text:list-item>
      </text:list>
      <text:p text:style-name="P1390"/>
      <text:p text:style-name="P784"><text:span text:style-name="T1256">Если сло</text:span><text:span text:style-name="T1257">г</text:span><text:span text:style-name="T1256"> с 1 гласной, после которой </text:span><text:span text:style-name="T1257">1 </text:span><text:span text:style-name="T1256">согласная, то эта согласная удваивается:</text:span></text:p>
      <text:list xml:id="list1620422450" text:style-name="L78">
        <text:list-item>
          <text:p text:style-name="P1793">big → bigger (большой → больше);</text:p>
        </text:list-item>
        <text:list-item>
          <text:p text:style-name="P1793">hot → hotter (горячий → горячее).</text:p>
        </text:list-item>
      </text:list>
      <text:p text:style-name="P596"/>
      <text:p text:style-name="P1270"><text:span text:style-name="T1032">С</text:span><text:span text:style-name="T1029">лово </text:span><text:span text:style-name="T678">more</text:span><text:span text:style-name="T1029"> </text:span><text:span text:style-name="T1032">(более) ставится</text:span><text:span text:style-name="T1029">, когда сло</text:span><text:span text:style-name="T1030">в</text:span><text:span text:style-name="T1029">о </text:span><text:span text:style-name="T1031">состоит </text:span><text:span text:style-name="T1029">из 2х и более слогов. </text:span></text:p>
      <text:p text:style-name="P784"><text:span text:style-name="T1051">Здесь с</text:span><text:span text:style-name="T1029">уффикс </text:span><text:span text:style-name="T678">-er</text:span><text:span text:style-name="T1029"> уже не </text:span><text:span text:style-name="T1032">используется</text:span><text:span text:style-name="T1038">:</text:span></text:p>
      <text:list xml:id="list2758118735" text:style-name="L79">
        <text:list-item>
          <text:p text:style-name="P1794">useful → more useful (полезный → более полезный);</text:p>
        </text:list-item>
        <text:list-item>
          <text:p text:style-name="P1795"><text:span text:style-name="T1416">i</text:span>nteresting → more interesting (интересный → более интересный).</text:p>
        </text:list-item>
      </text:list>
      <text:p text:style-name="P596"/>
      <text:p text:style-name="P598">Есть прилагательные, для которых сравнительная степень образовывается и так и эдак:</text:p>
      <text:p text:style-name="P1381">quiet (тихий), clever (умный), narrow (узкий), simple (простой).</text:p>
      <text:p text:style-name="P1418"/>
      <text:p text:style-name="P1381">Be quiet<text:span text:style-name="T1138">er</text:span>, please / Be <text:span text:style-name="T1138">more</text:span> quiet, please — Веди себя <text:span text:style-name="T1138">тише</text:span>, пожалуйста.</text:p>
      <text:p text:style-name="P596"/>
      <text:p text:style-name="P1271"><text:span text:style-name="T1258">П</text:span><text:span text:style-name="T1263">ри сравнении двух </text:span><text:span text:style-name="T1265">альтернатив</text:span><text:span text:style-name="T1263"> часто используется слово </text:span><text:span text:style-name="T1236">than</text:span><text:span text:style-name="T1263"> (чем).</text:span></text:p>
      <text:p text:style-name="P1391"/>
      <text:p text:style-name="P1384"><text:span text:style-name="T394">New York is </text:span><text:span text:style-name="T1138">bigger than</text:span><text:span text:style-name="T394"> Manchester — Нью Йорк </text:span><text:span text:style-name="T1138">больше, чем</text:span><text:span text:style-name="T394"> Манчестер.</text:span></text:p>
      <text:p text:style-name="P1271"><text:span text:style-name="T1230">Apples are </text:span><text:span text:style-name="T1237">testier than</text:span><text:span text:style-name="T1230"> cherries — Яблоки </text:span><text:span text:style-name="T1237">слаще</text:span><text:span text:style-name="T1230"> вишен.</text:span></text:p>
      <text:p text:style-name="P1382"/>
      <text:p text:style-name="P1398"><text:span text:style-name="T1028">Иногда после </text:span><text:span text:style-name="T677">than</text:span><text:span text:style-name="T1028"> может идти местоимение в объектной форме (</text:span><text:span text:style-name="T677">me, you, him, her</text:span><text:span text:style-name="T1028"> и т. д.).</text:span></text:p>
      <text:p text:style-name="P1271"><text:span text:style-name="T1263">Сложность этой ситуации в том, </text:span><text:span text:style-name="T1264">что при переводе</text:span><text:span text:style-name="T1263"> местоимен. </text:span><text:span text:style-name="T1258">будет </text:span><text:span text:style-name="T1263">в именительном падеже.</text:span></text:p>
      <text:p text:style-name="P1391"/>
      <text:p text:style-name="P1384"><text:span text:style-name="T394">I`m more attentive </text:span><text:span text:style-name="T1138">than him</text:span><text:span text:style-name="T394"> — Я внимательней, </text:span><text:span text:style-name="T1138">чем он</text:span><text:span text:style-name="T394">.</text:span></text:p>
      <text:p text:style-name="P1381"/>
      <text:p text:style-name="P1271"><text:span text:style-name="T1258">В качестве альтернативы</text:span><text:span text:style-name="T1259"> </text:span><text:span text:style-name="T1258">м</text:span><text:span text:style-name="T1259">ожно поставить местоимение в начальной форме, а после </text:span></text:p>
      <text:p text:style-name="P1392">него вспомогательный или модальный глагол из первой части предложения.</text:p>
      <text:p text:style-name="P1383"/>
      <text:p text:style-name="P1387"><text:soft-page-break/><text:span text:style-name="T394">I am more attentive </text:span><text:span text:style-name="T1138">than he is</text:span><text:span text:style-name="T394"> — Я внимательне, </text:span><text:span text:style-name="T1138">чем он</text:span><text:span text:style-name="T394">.</text:span></text:p>
      <text:p text:style-name="P1383">I can jump higher <text:span text:style-name="T1138">than he can</text:span> — Я прыгаю выше, <text:span text:style-name="T1138">чем он</text:span>.</text:p>
      <text:p text:style-name="P596"/>
      <text:p text:style-name="P1272"><text:span text:style-name="T1033">Прилагательн</text:span><text:span text:style-name="T1034">ые</text:span><text:span text:style-name="T1033"> в сравнительной степени </text:span><text:span text:style-name="T1034">могут</text:span><text:span text:style-name="T1033"> переводиться одинаково, будь он</text:span><text:span text:style-name="T1034">и</text:span><text:span text:style-name="T1033"> </text:span><text:span text:style-name="T1260">с суффиксом </text:span><text:span text:style-name="T1231">-er</text:span><text:span text:style-name="T1260"> или с</text:span><text:span text:style-name="T1261">о</text:span><text:span text:style-name="T1260"> словом </text:span><text:span text:style-name="T1231">more</text:span><text:span text:style-name="T1260">. Тоже самое касается и </text:span><text:span text:style-name="T1231">than</text:span><text:span text:style-name="T1260"> </text:span><text:span text:style-name="T1262">(см. внимательно примеры)</text:span><text:span text:style-name="T1260">.</text:span></text:p>
      <text:p text:style-name="P199"/>
      <text:p text:style-name="P304"><text:span text:style-name="T394">Превосходная степень </text:span><text:span text:style-name="T484">обозначает наивысшую степень качества, которая в русском соответствует усилительн</text:span><text:span text:style-name="T486">о</text:span><text:span text:style-name="T484">м</text:span><text:span text:style-name="T486">у</text:span><text:span text:style-name="T484"> суффикс</text:span><text:span text:style-name="T486">у</text:span><text:span text:style-name="T484"> </text:span><text:span text:style-name="T703">-ший</text:span><text:span text:style-name="T484"> или слову «самый».</text:span></text:p>
      <text:p text:style-name="P599"/>
      <text:p text:style-name="P305"><text:span text:style-name="T394">Она используется, когда сравнивают 3 и более объектов. Общее количество может подразумеваться или выражаться местоимением </text:span><text:span text:style-name="T623">all</text:span><text:span text:style-name="T394"> или </text:span><text:span text:style-name="T623">every</text:span><text:span text:style-name="T394">.</text:span></text:p>
      <text:p text:style-name="P600"/>
      <text:p text:style-name="P602">Превосходная степень образуется по тем же правилам, что и сравнительная, только вместо</text:p>
      <text:p text:style-name="P307"><text:span text:style-name="T394">суффикса </text:span><text:span text:style-name="T623">-er</text:span><text:span text:style-name="T394"> используется </text:span><text:span text:style-name="T623">-est</text:span><text:span text:style-name="T394">, а вместо слова </text:span><text:span text:style-name="T623">more</text:span><text:span text:style-name="T394"> используется </text:span><text:span text:style-name="T623">most</text:span><text:span text:style-name="T394"> (самый).</text:span></text:p>
      <text:p text:style-name="P200">strong → the strongest (сильный → сильнейший / самый сильный);</text:p>
      <text:p text:style-name="P200">reasonable → the most reasonable (разумный → разумнейший / самый разумный);</text:p>
      <text:p text:style-name="P601"/>
      <text:p text:style-name="P1273"><text:span text:style-name="T1035">П</text:span><text:span text:style-name="T1036">еред прилогательным </text:span><text:span text:style-name="T1035">в превосходной степени</text:span><text:span text:style-name="T1037"> </text:span><text:span text:style-name="T1036">почти всегда </text:span><text:span text:style-name="T1035">стоит</text:span><text:span text:style-name="T1036"> артикль </text:span><text:span text:style-name="T679">the</text:span><text:span text:style-name="T1036"> </text:span><text:span text:style-name="T1035">(т. к. эта степень подчеркивает уникальность). А после прилагательного — предлог </text:span><text:span text:style-name="T680">in</text:span><text:span text:style-name="T1035"> и</text:span><text:span text:style-name="T1118">ли</text:span><text:span text:style-name="T1035"> </text:span><text:span text:style-name="T680">of</text:span><text:span text:style-name="T1035">.</text:span></text:p>
      <text:p text:style-name="P603"/>
      <text:p text:style-name="P1456"><text:span text:style-name="T952">Предлог </text:span><text:span text:style-name="T623">in</text:span><text:span text:style-name="T952"> указывает на место, или группу людей, в которых выделяется объект.</text:span></text:p>
      <text:p text:style-name="P1273"><text:span text:style-name="T1035">А предлог </text:span><text:span text:style-name="T680">of</text:span><text:span text:style-name="T1035"> — на период времени, в котором выделяется объект.</text:span></text:p>
      <text:p text:style-name="P603"/>
      <text:p text:style-name="P110"><text:span text:style-name="T485">W</text:span><text:span text:style-name="T394">hat is the longest river in the world? — Какая самая длинная река в мире?</text:span></text:p>
      <text:p text:style-name="P1274"><text:span text:style-name="T681">It</text:span><text:span text:style-name="T682"> was the happiest day of </text:span><text:span text:style-name="T681">my</text:span><text:span text:style-name="T682"> life — </text:span><text:span text:style-name="T681">Это</text:span><text:span text:style-name="T682"> был самый счастливый день </text:span><text:span text:style-name="T681">в моей</text:span><text:span text:style-name="T682"> жизни.</text:span></text:p>
      <text:p text:style-name="P601"/>
      <text:p text:style-name="P306"><text:span text:style-name="T394">Слова-исключения </text:span><text:span text:style-name="T487">с особой сравнительной и превосходной степен</text:span><text:span text:style-name="T488">ью</text:span><text:span text:style-name="T487">:</text:span></text:p>
      <text:list xml:id="list1204844285" text:style-name="L80">
        <text:list-item>
          <text:p text:style-name="P1678">good → better → the best (хороший → лучше → самый лучший);</text:p>
        </text:list-item>
        <text:list-item>
          <text:p text:style-name="P1678">bad → worse → the worst (плохой → хуже → самый плохой);</text:p>
        </text:list-item>
        <text:list-item>
          <text:p text:style-name="P1678">far → farther → the farthest (далекий → дальше → самый далекий);</text:p>
        </text:list-item>
      </text:list>
      <text:p text:style-name="P201"/>
      <text:p text:style-name="P1445">Наречие. Adverb</text:p>
      <text:p text:style-name="P604"/>
      <text:p text:style-name="P606">Часть речи, которая отвечает на вопросы «как?», «каким образом?». </text:p>
      <text:p text:style-name="P1276"><text:span text:style-name="T1043">Оно п</text:span><text:span text:style-name="T1042">омогает описать действие и дает его более точную характеристику.</text:span></text:p>
      <text:p text:style-name="P605"/>
      <text:p text:style-name="P1275"><text:span text:style-name="T1418">Е</text:span>сли наречие относится к глаголу, то оно ст<text:span text:style-name="T1421">ои</text:span>т после него <text:span text:style-name="T1417">(</text:span><text:span text:style-name="T1266">обычно </text:span><text:span text:style-name="T1227">в </text:span><text:span text:style-name="T1267">самом</text:span><text:span text:style-name="T1227"> </text:span><text:span text:style-name="T1266">конце</text:span><text:span text:style-name="T1417">)</text:span>. </text:p>
      <text:p text:style-name="P1275"><text:span text:style-name="T1419">Е</text:span><text:span text:style-name="T1039">сли наречие относится к прилагательному, то оно сто</text:span><text:span text:style-name="T1048">и</text:span><text:span text:style-name="T1039">т перед ним.</text:span></text:p>
      <text:p text:style-name="P607"/>
      <text:p text:style-name="P202">I kwon him <text:span text:style-name="T1138">well</text:span> — Я <text:span text:style-name="T1138">хорошо</text:span> его знаю.</text:p>
      <text:p text:style-name="P202">He is <text:span text:style-name="T1138">very</text:span> serious — Он <text:span text:style-name="T1138">очень</text:span> серьезный.</text:p>
      <text:p text:style-name="P202"/>
      <text:p text:style-name="P609">В английском, начерия делятся на 2 группы: </text:p>
      <text:list xml:id="list682812393" text:style-name="L81">
        <text:list-item>
          <text:p text:style-name="P1679">наречия, образованые от прилагательных;</text:p>
        </text:list-item>
        <text:list-item>
          <text:p text:style-name="P1679">самобытне наречия <text:span text:style-name="T1497">(</text:span>которые существуют с давних времен<text:span text:style-name="T1497">)</text:span>.</text:p>
        </text:list-item>
      </text:list>
      <text:p text:style-name="P608"/>
      <text:p text:style-name="P675">Наречия, образованные от прилагательных</text:p>
      <text:p text:style-name="P608"/>
      <text:p text:style-name="P610"><text:span text:style-name="T1420">О</text:span>ни <text:span text:style-name="T1420">о</text:span>бразуются при помощи суффикса <text:span text:style-name="T510">-ly</text:span>:</text:p>
      <text:list xml:id="list404301240" text:style-name="L82">
        <text:list-item>
          <text:p text:style-name="P1680">quick → quickly (быстрый → быстро);</text:p>
        </text:list-item>
        <text:list-item>
          <text:p text:style-name="P1680"><text:soft-page-break/>serious → seriously (серьезный → серьезно).</text:p>
        </text:list-item>
      </text:list>
      <text:p text:style-name="P611"/>
      <text:p text:style-name="P782"><text:span text:style-name="T1046">Н</text:span><text:span text:style-name="T1040">аречи</text:span><text:span text:style-name="T1041">я</text:span><text:span text:style-name="T1040">, которые </text:span><text:span text:style-name="T1045">пишутся</text:span><text:span text:style-name="T1040"> также, как </text:span><text:span text:style-name="T1044">и </text:span><text:span text:style-name="T1040">прилагательные</text:span><text:span text:style-name="T1044">:</text:span></text:p>
      <text:list xml:id="list4242224780" text:style-name="L83">
        <text:list-item>
          <text:p text:style-name="P1796"><text:span text:style-name="T952">fast — </text:span><text:span text:style-name="T1041">быстрый, быстро</text:span><text:span text:style-name="T952">;</text:span></text:p>
        </text:list-item>
        <text:list-item>
          <text:p text:style-name="P1796"><text:span text:style-name="T952">late — </text:span><text:span text:style-name="T1041">поздний, поздно</text:span><text:span text:style-name="T952">;</text:span></text:p>
        </text:list-item>
        <text:list-item>
          <text:p text:style-name="P1796"><text:span text:style-name="T952">hard — </text:span><text:span text:style-name="T1041">тяжелый, тяжело</text:span><text:span text:style-name="T952">.</text:span></text:p>
        </text:list-item>
      </text:list>
      <text:p text:style-name="P615"/>
      <text:p text:style-name="P111"><text:span text:style-name="T394">Jack is a very </text:span><text:span text:style-name="T1138">fast runner</text:span><text:span text:style-name="T394"> — Джек очень быстрый бегут. (fast — это прилагательное, </text:span></text:p>
      <text:p text:style-name="P204">т. к. стоит перед существительным; см. раздел «Прилагательное»)</text:p>
      <text:p text:style-name="P204"/>
      <text:p text:style-name="P111"><text:span text:style-name="T394">Jack can </text:span><text:span text:style-name="T1138">run fast</text:span><text:span text:style-name="T394"> — Джек быстро бегает. (fast — это наречие, т. к. стоит после глагола)</text:span></text:p>
      <text:p text:style-name="P204"/>
      <text:p text:style-name="P1278"><text:span text:style-name="T1047">Наречие </text:span><text:span text:style-name="T683">well</text:span><text:span text:style-name="T1047"> (хорошо) можно использовать как прилагательное, если оно </text:span><text:span text:style-name="T1055">идет в связке </text:span></text:p>
      <text:p text:style-name="P1278"><text:span text:style-name="T1047">с глаголом </text:span><text:span text:style-name="T683">be</text:span><text:span text:style-name="T1047"> или </text:span><text:span text:style-name="T683">get </text:span><text:span text:style-name="T1047">(в разговор</text:span><text:span text:style-name="T1058">ах</text:span><text:span text:style-name="T1047"> о здоровь</text:span><text:span text:style-name="T1057">и</text:span><text:span text:style-name="T1047"> и самочувствии).</text:span></text:p>
      <text:p text:style-name="P205"/>
      <text:p text:style-name="P112"><text:span text:style-name="T489">H</text:span><text:span text:style-name="T394">ow are you? I`m </text:span><text:span text:style-name="T1138">well</text:span><text:span text:style-name="T394"> — Как ты? Я в </text:span><text:span text:style-name="T1138">порядке</text:span><text:span text:style-name="T394">.</text:span></text:p>
      <text:p text:style-name="P112"><text:span text:style-name="T394">He got </text:span><text:span text:style-name="T1138">well</text:span><text:span text:style-name="T394"> after the accident — Он </text:span><text:span text:style-name="T1138">поправился</text:span><text:span text:style-name="T394"> после аварии </text:span><text:span text:style-name="T508">(Он хорош после аварии)</text:span><text:span text:style-name="T394">.</text:span></text:p>
      <text:p text:style-name="P616"/>
      <text:p text:style-name="P676">Самобытные наречия</text:p>
      <text:p text:style-name="P617"/>
      <text:p text:style-name="P1457"><text:span text:style-name="T1043">О</text:span><text:span text:style-name="T952">ни имеют собственную форму и используются по особым правилам.</text:span></text:p>
      <text:p text:style-name="P1347"><text:span text:style-name="T1119">Ниже приведены самы</text:span><text:span text:style-name="T1120">е</text:span><text:span text:style-name="T1119"> распространенны</text:span><text:span text:style-name="T1120">е</text:span><text:span text:style-name="T1119"> самобытны</text:span><text:span text:style-name="T1120">е</text:span><text:span text:style-name="T1119"> наречи</text:span><text:span text:style-name="T1120">я</text:span><text:span text:style-name="T1119">.</text:span></text:p>
      <text:p text:style-name="P613"/>
      <text:p text:style-name="P614">Наречия, указывающие на степень чего-либо:</text:p>
      <text:list xml:id="list3823754515" text:style-name="L84">
        <text:list-item>
          <text:p text:style-name="P1797"><text:span text:style-name="T952">enough — </text:span><text:span text:style-name="T1049">достаточно</text:span><text:span text:style-name="T952">;</text:span></text:p>
        </text:list-item>
        <text:list-item>
          <text:p text:style-name="P1797"><text:span text:style-name="T952">a lot, much, many — </text:span><text:span text:style-name="T1049">много</text:span><text:span text:style-name="T952">;</text:span></text:p>
        </text:list-item>
        <text:list-item>
          <text:p text:style-name="P1797"><text:span text:style-name="T952">almost — </text:span><text:span text:style-name="T1049">почти</text:span><text:span text:style-name="T952">;</text:span></text:p>
        </text:list-item>
        <text:list-item>
          <text:p text:style-name="P1681">pretty, very — довольно (очень);</text:p>
        </text:list-item>
        <text:list-item>
          <text:p text:style-name="P1681">too — слишком;</text:p>
        </text:list-item>
      </text:list>
      <text:p text:style-name="P619"/>
      <text:p text:style-name="P620">Наречия, помогающие акцентироваться на чем-либо:</text:p>
      <text:list xml:id="list466449240" text:style-name="L85">
        <text:list-item>
          <text:p text:style-name="P1682">just — всего лишь;</text:p>
        </text:list-item>
        <text:list-item>
          <text:p text:style-name="P1682">only — только;</text:p>
        </text:list-item>
        <text:list-item>
          <text:p text:style-name="P1682">simply — просто;</text:p>
        </text:list-item>
        <text:list-item>
          <text:p text:style-name="P1682">especially — особенно.</text:p>
        </text:list-item>
      </text:list>
      <text:p text:style-name="P605"/>
      <text:p text:style-name="P783"><text:span text:style-name="T1049">Другие</text:span><text:span text:style-name="T1050"> распространенные наречи</text:span><text:span text:style-name="T1049">я</text:span><text:span text:style-name="T1050">:</text:span></text:p>
      <text:list xml:id="list1258838170" text:style-name="L86">
        <text:list-item>
          <text:p text:style-name="P1798"><text:span text:style-name="T952">quite - </text:span><text:span text:style-name="T1049">совсем</text:span><text:span text:style-name="T952">;</text:span></text:p>
        </text:list-item>
        <text:list-item>
          <text:p text:style-name="P1798"><text:span text:style-name="T952">so - </text:span><text:span text:style-name="T1049">такой</text:span><text:span text:style-name="T952">;</text:span></text:p>
        </text:list-item>
        <text:list-item>
          <text:p text:style-name="P1683">soon - <text:span text:style-name="T1422">скоро</text:span>;</text:p>
        </text:list-item>
      </text:list>
      <text:p text:style-name="P612"/>
      <text:p text:style-name="P65">Marry is pretty smart — Мэри очень умная;</text:p>
      <text:p text:style-name="P203">I almost finished my work yesterday — Я почти закончил вчера работу.</text:p>
      <text:p text:style-name="P203">We just want to ask you a question — Мы всего лишь хотим задать вам вопрос.</text:p>
      <text:p text:style-name="P113"><text:span text:style-name="T490">W</text:span><text:span text:style-name="T394">hy are you so sad? — Почему ты такой грусный?</text:span></text:p>
      <text:p text:style-name="P206">See you soon — Скоро увидимся.</text:p>
      <text:p text:style-name="P621"/>
      <text:p text:style-name="P690"/>
      <text:p text:style-name="P1580">Наречия <text:span text:style-name="T510">much</text:span>, <text:span text:style-name="T510">many</text:span>, <text:span text:style-name="T510">a lot</text:span>, <text:span text:style-name="T510">little</text:span>, <text:span text:style-name="T510">few</text:span></text:p>
      <text:p text:style-name="P618"/>
      <text:p text:style-name="P622">Наречия <text:span text:style-name="T510">much</text:span> и <text:span text:style-name="T510">many</text:span> стоят перед существительными. <text:span text:style-name="T510">Much</text:span> — перед неисчисляемыми, </text:p>
      <text:p text:style-name="P622">а <text:span text:style-name="T510">many</text:span> — перед исчисляемыми: <text:span text:style-name="T510">much work, many books</text:span>.</text:p>
      <text:p text:style-name="P622"/>
      <text:p text:style-name="P622">Связка <text:span text:style-name="T510">a lot of</text:span> (или <text:span text:style-name="T510">lots of</text:span>) может стоять как перед исчисляемыми, так и неисчисляемыми существительными: <text:span text:style-name="T510">a lot of coffee, a lot of cars</text:span>.</text:p>
      <text:p text:style-name="P622"/>
      <text:p text:style-name="P623">Англоговорящие избегают использовать <text:span text:style-name="T510">much</text:span> в утвердительных предложениях. </text:p>
      <text:p text:style-name="P623">Они заменяют его на <text:span text:style-name="T510">a lof of</text:span> <text:span text:style-name="T1423">в этих случаях</text:span>.</text:p>
      <text:p text:style-name="P623"/>
      <text:p text:style-name="P207">There is a lot of juice in the jug — В кувшине много сока.</text:p>
      <text:p text:style-name="P207">There isn`t much coffee in the cup — В чашке не много кофе.</text:p>
      <text:p text:style-name="P622"/>
      <text:p text:style-name="P624">Слова <text:span text:style-name="T510">little</text:span> и <text:span text:style-name="T510">few</text:span> переводятся как «мало». <text:span text:style-name="T1499">Слово </text:span><text:span text:style-name="T575">l</text:span><text:span text:style-name="T510">ittle</text:span> — это антоним <text:span text:style-name="T510">much</text:span>, </text:p>
      <text:p text:style-name="P624">а <text:span text:style-name="T1498">слово </text:span><text:span text:style-name="T510">few</text:span> — антоним <text:span text:style-name="T510">many</text:span>: <text:span text:style-name="T510">little work, few books</text:span>.</text:p>
      <text:p text:style-name="P624"/>
      <text:p text:style-name="P677">Наречия частности</text:p>
      <text:p text:style-name="P625"/>
      <text:p text:style-name="P1277"><text:span text:style-name="T1052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56">я</text:span><text:span text:style-name="T1052">ть правильное время)</text:span></text:p>
      <text:p text:style-name="P626"/>
      <text:p text:style-name="P1279"><text:span text:style-name="T1053">Они могут стоять почти в любой позиции в предложении, </text:span><text:span text:style-name="T1054">но </text:span><text:span text:style-name="T1059">чаще всего стоят </text:span></text:p>
      <text:p text:style-name="P631">между подлежащим и сказуемым <text:span text:style-name="T1425">(после вспомогательного глагола)</text:span>.</text:p>
      <text:p text:style-name="P628"/>
      <text:p text:style-name="P208"><text:span text:style-name="T13">I</text:span> <text:span text:style-name="T3">don`t</text:span> <text:span text:style-name="T1138">usually</text:span> <text:span text:style-name="T26">drive</text:span> to work — Обычно, я не еду (на машине) на работу.</text:p>
      <text:p text:style-name="P209"><text:span text:style-name="T13">You</text:span> <text:span text:style-name="T3">can</text:span> <text:span text:style-name="T1138">always</text:span> <text:span text:style-name="T26">call</text:span> me — Ты всегда можешь позвонить мне.</text:p>
      <text:p text:style-name="P627"/>
      <text:p text:style-name="P640">Если в предложении есть глагол <text:span text:style-name="T510">be</text:span>, то наречие частности будет стоять после него.</text:p>
      <text:p text:style-name="P212">He <text:span text:style-name="T26">was</text:span> <text:span text:style-name="T1138">sometimes</text:span> very lazy — Иногда он был очень ленивым.</text:p>
      <text:p text:style-name="P629"/>
      <text:p text:style-name="P639">Если наречие частотности стоит в связке с другим словом, то вся связка </text:p>
      <text:p text:style-name="P639">должна быть в конце предложения.</text:p>
      <text:p text:style-name="P639"/>
      <text:p text:style-name="P213">I <text:span text:style-name="T1138">often</text:span> buy coffee on my way to work — Я часто покупаю кофе по дороге на работу.</text:p>
      <text:p text:style-name="P213">I buy coffee on my way to work <text:span text:style-name="T1138">very often</text:span> — Я очень часто покупаю кофе по дороге на работу.</text:p>
      <text:p text:style-name="P629"/>
      <text:p text:style-name="P1446">Порядок слов в предложении</text:p>
      <text:p text:style-name="P630"/>
      <text:p text:style-name="P632">Любое английское предложение <text:span text:style-name="T1424">обязано</text:span> иметь подлежащее и сказуемое.</text:p>
      <text:p text:style-name="P632"/>
      <text:p text:style-name="P632">Если подлежащее отсутсвует, то на его место ставят формальное подлежащее.</text:p>
      <text:p text:style-name="P665">Если отсутствует сказуемое, то вместо него ставится глагол <text:span text:style-name="T510">be</text:span>.</text:p>
      <text:p text:style-name="P632"/>
      <text:p text:style-name="P632">Сказуемое всегда передает время. В вопросах и отрицаниях оно разделяется </text:p>
      <text:p text:style-name="P632">на вспомогательный и смысловой глаголы.</text:p>
      <text:p text:style-name="P632"/>
      <text:p text:style-name="P1280"><text:span text:style-name="T1060">Если в предло</text:span><text:span text:style-name="T1061">жении несколько смысловых глаголов, то </text:span><text:span text:style-name="T1062">лишь </text:span><text:span text:style-name="T1061">первый будет сказуемым, </text:span></text:p>
      <text:p text:style-name="P633">а остальные, в форме инфинитива или герундия, будут дополнять его.</text:p>
      <text:p text:style-name="P627"/>
      <text:p text:style-name="P1281"><text:span text:style-name="T1064">Наречие</text:span><text:span text:style-name="T1063"> обычно стоит после смыслового глагола, в конце предложения. </text:span></text:p>
      <text:p text:style-name="P634"/>
      <text:p text:style-name="P1281"><text:soft-page-break/><text:span text:style-name="T1063">Т</text:span><text:span text:style-name="T1064">акже в конце предложения ставят дополнение и обстоятельство. Для упрощения обстоятельство можно </text:span><text:span text:style-name="T1121">тоже</text:span><text:span text:style-name="T1064"> считать дополнением. </text:span></text:p>
      <text:p text:style-name="P636"/>
      <text:p text:style-name="P636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36"/>
      <text:p text:style-name="P678">В разговоре о месте и времени</text:p>
      <text:p text:style-name="P637"/>
      <text:p text:style-name="P638">Если после глагола указан человек, то сначала указывают человека, а потом говорят </text:p>
      <text:p text:style-name="P638">о месте, где все происходит.</text:p>
      <text:p text:style-name="P638">Обстоятельство времени обычно идет в конце, после слов, связанных с местом.</text:p>
      <text:p text:style-name="P638">Но если оно состоит из нескольких слов, то может переехать в самое начало предложения.</text:p>
      <text:p text:style-name="P638"/>
      <text:p text:style-name="P210">Tom walks to work <text:span text:style-name="T10">every morning</text:span> / <text:span text:style-name="T10">Every morning</text:span> Tom walks to work — </text:p>
      <text:p text:style-name="P210">Том ходит на работу каждое утро.</text:p>
      <text:p text:style-name="P638"/>
      <text:p text:style-name="P211">I`m going to Paris <text:span text:style-name="T10">on Monday</text:span> / <text:span text:style-name="T10">On Monday</text:span> I`m going to Paris — </text:p>
      <text:p text:style-name="P211">В понедельник я поеду в Париж.</text:p>
      <text:p text:style-name="P214"/>
      <text:p text:style-name="P679">Глаголы, которые требуют 2х дополнений</text:p>
      <text:p text:style-name="P641"/>
      <text:p text:style-name="P785"><text:span text:style-name="T1065">Эт</text:span><text:span text:style-name="T1066">и</text:span><text:span text:style-name="T1065"> глаголы могут направлять действие и на человека, и на предмет одновременно:</text:span></text:p>
      <text:list xml:id="list347323106" text:style-name="L87">
        <text:list-item>
          <text:p text:style-name="P1684">give — давать, дарить;</text:p>
        </text:list-item>
        <text:list-item>
          <text:p text:style-name="P1684">lend — одалживать;</text:p>
        </text:list-item>
        <text:list-item>
          <text:p text:style-name="P1684">pass — передавать;</text:p>
        </text:list-item>
        <text:list-item>
          <text:p text:style-name="P1684">send — посылать;</text:p>
        </text:list-item>
        <text:list-item>
          <text:p text:style-name="P1684">show — показывать.</text:p>
        </text:list-item>
      </text:list>
      <text:p text:style-name="P641"/>
      <text:p text:style-name="P641">Дополнения могут указ<text:span text:style-name="T1427">ываться</text:span> двумя способами:</text:p>
      <text:p text:style-name="P641"/>
      <text:list xml:id="list2144221053" text:style-name="L88">
        <text:list-item>
          <text:p text:style-name="P1685"><text:span text:style-name="T1426">п</text:span>осле глагола указать человека, а затем предмет; без предлогов:</text:p>
          <text:p text:style-name="P1783">I lent <text:span text:style-name="T1364">Mike</text:span> some <text:span text:style-name="T1364">money </text:span><text:span text:style-name="T46">— Я одолжил</text:span><text:span text:style-name="T1364"> Майку деньги</text:span><text:span text:style-name="T46">.</text:span></text:p>
          <text:p text:style-name="P1784"><text:span text:style-name="T46">You lent </text:span><text:span text:style-name="T1364">me</text:span><text:span text:style-name="T46"> some </text:span><text:span text:style-name="T1364">money</text:span><text:span text:style-name="T46"> — Ты </text:span><text:span text:style-name="T389">одолжил </text:span><text:span text:style-name="T1372">мне деньги</text:span><text:span text:style-name="T389">.</text:span></text:p>
          <text:p text:style-name="P1612"/>
        </text:list-item>
        <text:list-item>
          <text:p text:style-name="P1762"><text:span text:style-name="T239">п</text:span><text:span text:style-name="T238">осле глагола указать предмет, а затем человека; перед человеком будет предлог </text:span><text:span text:style-name="T152">to:</text:span></text:p>
          <text:p text:style-name="P1799"><text:span text:style-name="T152">I </text:span><text:span text:style-name="T112">lent some </text:span><text:span text:style-name="T1366">money </text:span><text:span text:style-name="T112">to</text:span><text:span text:style-name="T1366"> Mike</text:span><text:span text:style-name="T112"> — Я одолжил </text:span><text:span text:style-name="T1366">деньги Майку</text:span><text:span text:style-name="T112">.</text:span></text:p>
        </text:list-item>
      </text:list>
      <text:p text:style-name="P641"/>
      <text:p text:style-name="P1447">Предлог. Preposition</text:p>
      <text:p text:style-name="P642"/>
      <text:p text:style-name="P1283"><text:span text:style-name="T1067">В английском языке предлоги заменяют падежи для существительных. </text:span><text:span text:style-name="T1068">При этом нет четкого соответствия. К одному падежу могут вести разные предлоги или вообще никаких.</text:span></text:p>
      <text:p text:style-name="P647"/>
      <text:p text:style-name="P13"><text:span text:style-name="T833">Предлоги времени </text:span><text:span text:style-name="T510">at</text:span><text:span text:style-name="T833">, </text:span><text:span text:style-name="T510">on</text:span><text:span text:style-name="T833">, </text:span><text:span text:style-name="T510">in</text:span></text:p>
      <text:p text:style-name="P648"/>
      <text:p text:style-name="P649">Отвечают на вопрос «когда?». Каждый из них обозначает разный момент времни.</text:p>
      <text:p text:style-name="P649"/>
      <text:p text:style-name="P1458"><text:span text:style-name="T952">Предлог </text:span><text:span text:style-name="T623">at</text:span><text:span text:style-name="T952"> используется для указания </text:span><text:span text:style-name="T1078">точного </text:span><text:span text:style-name="T952">времени </text:span><text:span text:style-name="T1078">(</text:span><text:span text:style-name="T952">на часах</text:span><text:span text:style-name="T1078">)</text:span><text:span text:style-name="T952">. Иногда с помощью </text:span></text:p>
      <text:p text:style-name="P802"><text:span text:style-name="T1069">него, </text:span><text:span text:style-name="T1079">в качестве исключени</text:span><text:span text:style-name="T1122">й</text:span><text:span text:style-name="T1080">, </text:span><text:span text:style-name="T1069">указываются периоды дня и праздники:</text:span></text:p>
      <text:list xml:id="list1440837749" text:style-name="L89">
        <text:list-item>
          <text:p text:style-name="P1686">at 5 o`clock — в 5 часов;</text:p>
        </text:list-item>
        <text:list-item>
          <text:p text:style-name="P1686">at noon — днем;</text:p>
        </text:list-item>
        <text:list-item>
          <text:p text:style-name="P1686">at night — ночью;</text:p>
        </text:list-item>
        <text:list-item>
          <text:p text:style-name="P1686"><text:soft-page-break/>at luchtime — во время обеда;</text:p>
        </text:list-item>
        <text:list-item>
          <text:p text:style-name="P1686">at sunset — на рассвете;</text:p>
        </text:list-item>
        <text:list-item>
          <text:p text:style-name="P1686">at the weekdays — в будние дни;</text:p>
        </text:list-item>
        <text:list-item>
          <text:p text:style-name="P1686">at the weekend — в выходные;</text:p>
        </text:list-item>
        <text:list-item>
          <text:p text:style-name="P1686">at the moment — в данный момент;</text:p>
        </text:list-item>
        <text:list-item>
          <text:p text:style-name="P1686">at the end (of) — в конце;</text:p>
        </text:list-item>
        <text:list-item>
          <text:p text:style-name="P1686">at Christmas — на Рождество;</text:p>
        </text:list-item>
        <text:list-item>
          <text:p text:style-name="P1686">at Easter — на Пасху.</text:p>
        </text:list-item>
      </text:list>
      <text:p text:style-name="P649"/>
      <text:p text:style-name="P786"><text:span text:style-name="T1070">Предлог </text:span><text:span text:style-name="T684">on</text:span><text:span text:style-name="T1072"> </text:span><text:span text:style-name="T1070">указывает на конкретный день. Обычно это дни недели или точные даты</text:span><text:span text:style-name="T1092">:</text:span></text:p>
      <text:list xml:id="list3560536997" text:style-name="L90">
        <text:list-item>
          <text:p text:style-name="P1800"><text:span text:style-name="T952">on Sunday — </text:span><text:span text:style-name="T1072">в воскресенье / по воскресеньям</text:span><text:span text:style-name="T952">;</text:span></text:p>
        </text:list-item>
        <text:list-item>
          <text:p text:style-name="P1800"><text:span text:style-name="T952">on Monday — </text:span><text:span text:style-name="T1072">в понедельник / по понелеьникам</text:span><text:span text:style-name="T952">;</text:span></text:p>
        </text:list-item>
        <text:list-item>
          <text:p text:style-name="P1687">on Tuesday — во вторник / по вторникам;</text:p>
        </text:list-item>
        <text:list-item>
          <text:p text:style-name="P1687">on Wednesday — в срезу / по средам;</text:p>
        </text:list-item>
        <text:list-item>
          <text:p text:style-name="P1687">on Thursday — в четверг;</text:p>
        </text:list-item>
        <text:list-item>
          <text:p text:style-name="P1687">on Friday — в пятницу;</text:p>
        </text:list-item>
        <text:list-item>
          <text:p text:style-name="P1688">on Saturday — в субботу;</text:p>
        </text:list-item>
        <text:list-item>
          <text:p text:style-name="P1687">on the 8th of March — 8го марта;</text:p>
        </text:list-item>
        <text:list-item>
          <text:p text:style-name="P1688">on April, 10 — 10го апреля;</text:p>
        </text:list-item>
        <text:list-item>
          <text:p text:style-name="P1687">on my birthday — на мой день рождения;</text:p>
        </text:list-item>
        <text:list-item>
          <text:p text:style-name="P1687">on Christmas day — в день Рождества.</text:p>
        </text:list-item>
      </text:list>
      <text:p text:style-name="P650"/>
      <text:p text:style-name="P651">В английском языке дни недели, месяцы, и названия праздников пишутся с большой буквы.</text:p>
      <text:p text:style-name="P1459"><text:span text:style-name="T1071">Первым днем недели является не понедельник, а воскресенье. </text:span><text:span text:style-name="T952">Если </text:span><text:span text:style-name="T1081">в названии </text:span><text:span text:style-name="T952">праздник</text:span><text:span text:style-name="T1081">а</text:span><text:span text:style-name="T952"> содержит</text:span><text:span text:style-name="T1081">ся</text:span><text:span text:style-name="T952"> слово </text:span><text:span text:style-name="T623">day</text:span><text:span text:style-name="T952">, то он </text:span><text:span text:style-name="T1073">также </text:span><text:span text:style-name="T952">пишется с предлогом </text:span><text:span text:style-name="T623">on</text:span><text:span text:style-name="T952">, а не </text:span><text:span text:style-name="T623">at</text:span><text:span text:style-name="T952">.</text:span></text:p>
      <text:p text:style-name="P650"/>
      <text:p text:style-name="P787"><text:span text:style-name="T1075">Предлог </text:span><text:span text:style-name="T685">in</text:span><text:span text:style-name="T1075"> </text:span><text:span text:style-name="T1074">указывает на</text:span><text:span text:style-name="T1073"> </text:span><text:span text:style-name="T1074">большие</text:span><text:span text:style-name="T1073"> период</text:span><text:span text:style-name="T1074">ы</text:span><text:span text:style-name="T1073">: </text:span><text:span text:style-name="T1074">месяцы</text:span><text:span text:style-name="T1073">, </text:span><text:span text:style-name="T1074">сезоны,</text:span><text:span text:style-name="T1073"> год</text:span><text:span text:style-name="T1074">ы</text:span><text:span text:style-name="T1073">:</text:span></text:p>
      <text:list xml:id="list1500957042" text:style-name="L91">
        <text:list-item>
          <text:p text:style-name="P1801"><text:span text:style-name="T952">In January — </text:span><text:span text:style-name="T1076">в январе</text:span><text:span text:style-name="T952">;</text:span></text:p>
        </text:list-item>
        <text:list-item>
          <text:p text:style-name="P1801"><text:span text:style-name="T952">in February — </text:span><text:span text:style-name="T1076">в феврале</text:span><text:span text:style-name="T952">;</text:span></text:p>
        </text:list-item>
        <text:list-item>
          <text:p text:style-name="P1801"><text:span text:style-name="T952">in March — </text:span><text:span text:style-name="T1076">в марте</text:span><text:span text:style-name="T952">;</text:span></text:p>
        </text:list-item>
        <text:list-item>
          <text:p text:style-name="P1801"><text:span text:style-name="T952">in April — </text:span><text:span text:style-name="T1076">в апреле</text:span><text:span text:style-name="T952">;</text:span></text:p>
        </text:list-item>
        <text:list-item>
          <text:p text:style-name="P1801"><text:span text:style-name="T952">in May — </text:span><text:span text:style-name="T1076">в мае</text:span><text:span text:style-name="T952">;</text:span></text:p>
        </text:list-item>
        <text:list-item>
          <text:p text:style-name="P1801"><text:span text:style-name="T952">in June — </text:span><text:span text:style-name="T1076">в июне</text:span><text:span text:style-name="T952">;</text:span></text:p>
        </text:list-item>
        <text:list-item>
          <text:p text:style-name="P1689">in July — в июле;</text:p>
        </text:list-item>
        <text:list-item>
          <text:p text:style-name="P1801"><text:span text:style-name="T952">in August — </text:span><text:span text:style-name="T1076">в авгесте</text:span><text:span text:style-name="T952">;</text:span></text:p>
        </text:list-item>
        <text:list-item>
          <text:p text:style-name="P1801"><text:span text:style-name="T952">in September — </text:span><text:span text:style-name="T1076">в сентябре</text:span><text:span text:style-name="T952">;</text:span></text:p>
        </text:list-item>
        <text:list-item>
          <text:p text:style-name="P1801"><text:span text:style-name="T952">in October — </text:span><text:span text:style-name="T1076">в октябре</text:span><text:span text:style-name="T952">;</text:span></text:p>
        </text:list-item>
        <text:list-item>
          <text:p text:style-name="P1801"><text:span text:style-name="T952">in November — </text:span><text:span text:style-name="T1076">в ноябре</text:span><text:span text:style-name="T952">;</text:span></text:p>
        </text:list-item>
        <text:list-item>
          <text:p text:style-name="P1802"><text:span text:style-name="T952">in December — </text:span><text:span text:style-name="T1076">в декабре</text:span><text:span text:style-name="T952">;</text:span></text:p>
        </text:list-item>
        <text:list-item>
          <text:p text:style-name="P1801"><text:span text:style-name="T952">in winter — </text:span><text:span text:style-name="T1076">зимой</text:span><text:span text:style-name="T952">;</text:span></text:p>
        </text:list-item>
        <text:list-item>
          <text:p text:style-name="P1801"><text:span text:style-name="T952">in spring — </text:span><text:span text:style-name="T1076">весной</text:span><text:span text:style-name="T952">;</text:span></text:p>
        </text:list-item>
        <text:list-item>
          <text:p text:style-name="P1801"><text:span text:style-name="T952">in summer — </text:span><text:span text:style-name="T1076">летом</text:span><text:span text:style-name="T952">;</text:span></text:p>
        </text:list-item>
        <text:list-item>
          <text:p text:style-name="P1802"><text:span text:style-name="T952">in autumn — </text:span><text:span text:style-name="T1076">осенью</text:span><text:span text:style-name="T952">;</text:span></text:p>
        </text:list-item>
        <text:list-item>
          <text:p text:style-name="P1801"><text:span text:style-name="T952">in the evening — </text:span><text:span text:style-name="T1076">вечером</text:span><text:span text:style-name="T952">;</text:span></text:p>
        </text:list-item>
        <text:list-item>
          <text:p text:style-name="P1802"><text:span text:style-name="T952">in the morning — </text:span><text:span text:style-name="T1076">утром</text:span><text:span text:style-name="T952">;</text:span></text:p>
        </text:list-item>
        <text:list-item>
          <text:p text:style-name="P1763"><text:span text:style-name="T1073">in </text:span><text:span text:style-name="T1077">2065</text:span><text:span text:style-name="T1073"> — </text:span><text:span text:style-name="T1076">в </text:span><text:span text:style-name="T1077">2065</text:span><text:span text:style-name="T1076"> году</text:span><text:span text:style-name="T1073">;</text:span></text:p>
        </text:list-item>
        <text:list-item>
          <text:p text:style-name="P1801"><text:span text:style-name="T952">in the 1970s — </text:span><text:span text:style-name="T1076">в 1970х годах</text:span><text:span text:style-name="T952">;</text:span></text:p>
        </text:list-item>
        <text:list-item>
          <text:p text:style-name="P1801"><text:span text:style-name="T952">in the 20th century — </text:span><text:span text:style-name="T1076">в 20м веке</text:span><text:span text:style-name="T952">;</text:span></text:p>
        </text:list-item>
        <text:list-item>
          <text:p text:style-name="P1801"><text:span text:style-name="T952">in the past — </text:span><text:span text:style-name="T1076">в прошлом</text:span><text:span text:style-name="T952">;</text:span></text:p>
        </text:list-item>
        <text:list-item>
          <text:p text:style-name="P1801"><text:soft-page-break/><text:span text:style-name="T952">in the future — </text:span><text:span text:style-name="T1076">в будущем</text:span><text:span text:style-name="T952">;</text:span></text:p>
        </text:list-item>
      </text:list>
      <text:p text:style-name="P649"/>
      <text:p text:style-name="P652">Предлог <text:span text:style-name="T510">in</text:span> в связке со временем означает «через»:</text:p>
      <text:list xml:id="list313844674" text:style-name="L92">
        <text:list-item>
          <text:p text:style-name="P1690">in 5 minutes — через 5 минут;</text:p>
        </text:list-item>
        <text:list-item>
          <text:p text:style-name="P1690">in two weeks — через две недели;</text:p>
        </text:list-item>
        <text:list-item>
          <text:p text:style-name="P1690">in no time — мигом.</text:p>
        </text:list-item>
      </text:list>
      <text:p text:style-name="P635"/>
      <text:p text:style-name="P643">Предлоги времени не используются перед словами: <text:span text:style-name="T510">last, next, this, that, each, every</text:span>.</text:p>
      <text:p text:style-name="P643"/>
      <text:p text:style-name="P215">See you next Friday — Увидимся в следующую пятницу (next заменяет on).</text:p>
      <text:p text:style-name="P215">I didn`t have breakfast this morning — Я не завтракал этим утром (this вместо in the).</text:p>
      <text:p text:style-name="P215"/>
      <text:p text:style-name="P645"><text:span text:style-name="T1428">Эти п</text:span>редлоги имеют множество не логичных исключений. Так, напрамер <text:span text:style-name="T510">in</text:span> и <text:span text:style-name="T510">at</text:span> принятно говорить с некоторыми переодами дня и пр. Это нужно просто заучить.</text:p>
      <text:p text:style-name="P644"/>
      <text:p text:style-name="P680">Предлоги времени <text:span text:style-name="T510">since, for, from … to, until</text:span></text:p>
      <text:p text:style-name="P646"/>
      <text:p text:style-name="P653">Они связаны с большими отрезками времени. Отвечают на вопрос «в какой период?»</text:p>
      <text:p text:style-name="P653"/>
      <text:p text:style-name="P1287"><text:span text:style-name="T1082">Предлог </text:span><text:span text:style-name="T686">since</text:span><text:span text:style-name="T1082"> </text:span><text:span text:style-name="T1083">означает</text:span><text:span text:style-name="T1082"> «с». Он указывает на начало периода:</text:span></text:p>
      <text:p text:style-name="P654">(с какого времени действие происходит)</text:p>
      <text:list xml:id="list2840927065" text:style-name="L93">
        <text:list-item>
          <text:p text:style-name="P1691">since Wednesday — со среды;</text:p>
        </text:list-item>
        <text:list-item>
          <text:p text:style-name="P1691">since 1984 — с 1984 года;</text:p>
        </text:list-item>
        <text:list-item>
          <text:p text:style-name="P1691">since Monday — с понедельника.</text:p>
        </text:list-item>
      </text:list>
      <text:p text:style-name="P653"/>
      <text:p text:style-name="P1284"><text:span text:style-name="T1082">Предлог </text:span><text:span text:style-name="T686">for</text:span><text:span text:style-name="T1082"> </text:span><text:span text:style-name="T1090">означает</text:span><text:span text:style-name="T1082"> «</text:span><text:span text:style-name="T1083">уже</text:span><text:span text:style-name="T1082">», «в течение». Он указывает, как долго длится дейс</text:span><text:span text:style-name="T1083">т</text:span><text:span text:style-name="T1082">вие. </text:span></text:p>
      <text:p text:style-name="P798"><text:span text:style-name="T1082">После </text:span><text:span text:style-name="T1099">него</text:span><text:span text:style-name="T1082"> ставится время, в течении которого</text:span><text:span text:style-name="T1085"> длится действие</text:span><text:span text:style-name="T1082">:</text:span></text:p>
      <text:list xml:id="list146252048" text:style-name="L94">
        <text:list-item>
          <text:p text:style-name="P1803"><text:span text:style-name="T952">for 10 hours — </text:span><text:span text:style-name="T1084">(</text:span><text:span text:style-name="T952">уже</text:span><text:span text:style-name="T1084">)</text:span><text:span text:style-name="T952"> 10 часов / в течении 10 часов</text:span></text:p>
        </text:list-item>
        <text:list-item>
          <text:p text:style-name="P1803"><text:span text:style-name="T1082">f</text:span><text:span text:style-name="T952">or two weeks — </text:span><text:span text:style-name="T1084">(</text:span><text:span text:style-name="T952">уже</text:span><text:span text:style-name="T1084">)</text:span><text:span text:style-name="T952"> две недели / в течении 2х недель</text:span></text:p>
        </text:list-item>
      </text:list>
      <text:p text:style-name="P653"/>
      <text:p text:style-name="P653">Предлоги <text:span text:style-name="T510">since</text:span> и <text:span text:style-name="T510">for</text:span> используются в Present Perfect Continuous.</text:p>
      <text:p text:style-name="P653"/>
      <text:p text:style-name="P1285">Составной предлог <text:span text:style-name="T510">from … to</text:span> означает «с … до». Он указыват с какого и по какое время</text:p>
      <text:p text:style-name="P656">происходит <text:span text:style-name="T1501">или</text:span> происходило действие, <text:span text:style-name="T1429">т. е. границы периода:</text:span></text:p>
      <text:list xml:id="list3760144028" text:style-name="L95">
        <text:list-item>
          <text:p text:style-name="P1692">from 9 to 5 — с девяти до пяти (часов);</text:p>
        </text:list-item>
        <text:list-item>
          <text:p text:style-name="P1692">from January to March — с января по март;</text:p>
        </text:list-item>
      </text:list>
      <text:p text:style-name="P657"/>
      <text:p text:style-name="P788"><text:span text:style-name="T1086">Предлог </text:span><text:span text:style-name="T687">until</text:span><text:span text:style-name="T1086"> (</text:span><text:span text:style-name="T687">till</text:span><text:span text:style-name="T1086">) означает «до того момента, как». Он </text:span><text:span text:style-name="T1088">обозначает</text:span><text:span text:style-name="T1086"> конец </text:span><text:span text:style-name="T1087">периода</text:span><text:span text:style-name="T1091">:</text:span></text:p>
      <text:list xml:id="list3070477909" text:style-name="L96">
        <text:list-item>
          <text:p text:style-name="P1693">until Wednesday — до среды;</text:p>
        </text:list-item>
        <text:list-item>
          <text:p text:style-name="P1693">until I come — до того, как я вернусь;</text:p>
        </text:list-item>
      </text:list>
      <text:p text:style-name="P658"/>
      <text:p text:style-name="P114"><text:span text:style-name="T394">You should come back </text:span><text:span text:style-name="T1138">till</text:span><text:span text:style-name="T394"> 10 o`clock — Ты должен вернуться </text:span><text:span text:style-name="T1138">до</text:span><text:span text:style-name="T394"> 10 часов.</text:span></text:p>
      <text:p text:style-name="P655"/>
      <text:p text:style-name="P1286"><text:span text:style-name="T1089">После </text:span><text:span text:style-name="T688">until</text:span><text:span text:style-name="T1089"> можно указывать целое предложение, которое отвечает на вопрос </text:span></text:p>
      <text:p text:style-name="P1286"><text:span text:style-name="T1089">«до какого времени?», «когда закончится / закончилось ?». В этом случае </text:span><text:span text:style-name="T688">until</text:span><text:span text:style-name="T1089"> будет </text:span></text:p>
      <text:p text:style-name="P659">работать как союз перед придаточным предложением.</text:p>
      <text:p text:style-name="P659"/>
      <text:p text:style-name="P115"><text:span text:style-name="T491">W</text:span><text:span text:style-name="T394">ait for me </text:span><text:span text:style-name="T1138">until</text:span><text:span text:style-name="T394"> I finish my work — Подожди меня </text:span><text:span text:style-name="T1138">до того момента, как</text:span><text:span text:style-name="T394"> я закончу работу.</text:span></text:p>
      <text:p text:style-name="P659"/>
      <text:p text:style-name="P691"/>
      <text:p text:style-name="P1589"><text:span text:style-name="T866">П</text:span><text:span text:style-name="T833">редлоги места </text:span><text:span text:style-name="T510">at</text:span><text:span text:style-name="T833">, </text:span><text:span text:style-name="T510">on</text:span><text:span text:style-name="T833">, </text:span><text:span text:style-name="T510">in</text:span></text:p>
      <text:p text:style-name="P659"/>
      <text:p text:style-name="P1288"><text:span text:style-name="T867">Помимо времени </text:span><text:span text:style-name="T871">они </text:span><text:span text:style-name="T867">также используются для указания местоположения.</text:span></text:p>
      <text:p text:style-name="P308"/>
      <text:p text:style-name="P309">Предлог <text:span text:style-name="T510">in</text:span> переводится как «в», «внутри». Он обозначает положение в определенном месте,</text:p>
      <text:p text:style-name="P789"><text:span text:style-name="T867">зоне, области, пространстве (место, ограниченное какими-то рамками или барьером)</text:span><text:span text:style-name="T868">:</text:span></text:p>
      <text:list xml:id="list894991977" text:style-name="L97">
        <text:list-item>
          <text:p text:style-name="P1804"><text:span text:style-name="T867">i</text:span><text:span text:style-name="T833">n the house — в доме;</text:span></text:p>
        </text:list-item>
        <text:list-item>
          <text:p text:style-name="P1713">in a box — в коробке;</text:p>
        </text:list-item>
        <text:list-item>
          <text:p text:style-name="P1713">in the garden — в саду;</text:p>
        </text:list-item>
        <text:list-item>
          <text:p text:style-name="P1713">in a country — в стране.</text:p>
        </text:list-item>
      </text:list>
      <text:p text:style-name="P311"/>
      <text:p text:style-name="P1490"><text:span text:style-name="T833">Предлог </text:span><text:span text:style-name="T510">on</text:span><text:span text:style-name="T833"> обозначает поверхность или линию, </text:span><text:span text:style-name="T778">на</text:span><text:span text:style-name="T833"> которой располагается объект:</text:span></text:p>
      <text:list xml:id="list2538567391" text:style-name="L98">
        <text:list-item>
          <text:p text:style-name="P1805"><text:span text:style-name="T833">on the table — </text:span><text:span text:style-name="T871">на столе</text:span><text:span text:style-name="T833">;</text:span></text:p>
        </text:list-item>
        <text:list-item>
          <text:p text:style-name="P1806"><text:span text:style-name="T833">on the ceiling — </text:span><text:span text:style-name="T871">на потолке (на поверхности потолка)</text:span><text:span text:style-name="T833">;</text:span></text:p>
        </text:list-item>
        <text:list-item>
          <text:p text:style-name="P1805"><text:span text:style-name="T833">on the floor — </text:span><text:span text:style-name="T871">на полу</text:span><text:span text:style-name="T833">;</text:span></text:p>
        </text:list-item>
        <text:list-item>
          <text:p text:style-name="P1805"><text:span text:style-name="T833">on the head — </text:span><text:span text:style-name="T871">на голове</text:span><text:span text:style-name="T833">;</text:span></text:p>
        </text:list-item>
        <text:list-item>
          <text:p text:style-name="P1764"><text:span text:style-name="T889">on the page — на странице </text:span><text:span text:style-name="T890">(текс)</text:span><text:span text:style-name="T889">.</text:span></text:p>
        </text:list-item>
      </text:list>
      <text:p text:style-name="P311"/>
      <text:p text:style-name="P790"><text:span text:style-name="T868">Предлог </text:span><text:span text:style-name="T550">at</text:span><text:span text:style-name="T868"> обозначает конкретное место/точку, </text:span><text:span text:style-name="T869">где</text:span><text:span text:style-name="T868"> находится предмет</text:span><text:span text:style-name="T870">:</text:span></text:p>
      <text:list xml:id="list455937253" text:style-name="L99">
        <text:list-item>
          <text:p text:style-name="P1807"><text:span text:style-name="T868">a</text:span><text:span text:style-name="T833">t the bus stop — на автобусной остановке;</text:span></text:p>
        </text:list-item>
        <text:list-item>
          <text:p text:style-name="P1714">at the top/bottom - наверху/внизу;</text:p>
        </text:list-item>
        <text:list-item>
          <text:p text:style-name="P1714">at the end — в конце;</text:p>
        </text:list-item>
        <text:list-item>
          <text:p text:style-name="P1714">at school — в школе.</text:p>
        </text:list-item>
      </text:list>
      <text:p text:style-name="P311"/>
      <text:p text:style-name="P310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10"><text:span text:style-name="T510">on the cornet</text:span>, и <text:span text:style-name="T510">at the corner</text:span>.</text:p>
      <text:p text:style-name="P310"/>
      <text:p text:style-name="P1327"><text:span text:style-name="T871">Очень часто предлог </text:span><text:span text:style-name="T551">in</text:span><text:span text:style-name="T871"> переводится как «на», </text:span><text:span text:style-name="T872">а </text:span><text:span text:style-name="T552">on</text:span><text:span text:style-name="T872"> — наоборот, как «в» </text:span><text:span text:style-name="T887">(</text:span><text:span text:style-name="T872">или похожим</text:span><text:span text:style-name="T887">)</text:span><text:span text:style-name="T872">.</text:span></text:p>
      <text:p text:style-name="P799"><text:span text:style-name="T873">Особенно это касается случаев, когда </text:span><text:span text:style-name="T887">они</text:span><text:span text:style-name="T873"> используются с транспортом:</text:span></text:p>
      <text:list xml:id="list3287635710" text:style-name="L100">
        <text:list-item>
          <text:p text:style-name="P1715">in the sky — на небе;</text:p>
        </text:list-item>
        <text:list-item>
          <text:p text:style-name="P1715">in the street — на улице;</text:p>
        </text:list-item>
        <text:list-item>
          <text:p text:style-name="P1808"><text:span text:style-name="T833">in a photo — на фото</text:span><text:span text:style-name="T872">;</text:span></text:p>
        </text:list-item>
        <text:list-item>
          <text:p text:style-name="P1809"><text:span text:style-name="T833">on the list — </text:span><text:span text:style-name="T873">в списке</text:span><text:span text:style-name="T833">;</text:span></text:p>
        </text:list-item>
        <text:list-item>
          <text:p text:style-name="P1809"><text:span text:style-name="T833">on the menu — </text:span><text:span text:style-name="T873">в меню</text:span><text:span text:style-name="T833">;</text:span></text:p>
        </text:list-item>
        <text:list-item>
          <text:p text:style-name="P1809"><text:span text:style-name="T833">on the left — </text:span><text:span text:style-name="T873">слева</text:span><text:span text:style-name="T833">;</text:span></text:p>
        </text:list-item>
        <text:list-item>
          <text:p text:style-name="P1810"><text:span text:style-name="T833">on the way — </text:span><text:span text:style-name="T873">по дороге;</text:span></text:p>
        </text:list-item>
        <text:list-item>
          <text:p text:style-name="P1716">on a bus — в автобусе;</text:p>
        </text:list-item>
        <text:list-item>
          <text:p text:style-name="P1716">on a plain — в самолете;</text:p>
        </text:list-item>
        <text:list-item>
          <text:p text:style-name="P1716">in a car — на машине;</text:p>
        </text:list-item>
        <text:list-item>
          <text:p text:style-name="P1716">in a taxi — на такси.</text:p>
        </text:list-item>
      </text:list>
      <text:p text:style-name="P312"/>
      <text:p text:style-name="P681">Другие предлоги места</text:p>
      <text:p text:style-name="P313"/>
      <text:p text:style-name="P314">Помогают определить нахождение объекта в пространсте:</text:p>
      <text:list xml:id="list1276618825" text:style-name="L101">
        <text:list-item>
          <text:p text:style-name="P1717">above — над;</text:p>
        </text:list-item>
        <text:list-item>
          <text:p text:style-name="P1717">under — под;</text:p>
        </text:list-item>
        <text:list-item>
          <text:p text:style-name="P1717">in front of — перед;</text:p>
        </text:list-item>
        <text:list-item>
          <text:p text:style-name="P1717">behind — позади;</text:p>
        </text:list-item>
        <text:list-item>
          <text:p text:style-name="P1717"><text:soft-page-break/>between/<text:span text:style-name="T1450">with</text:span> — между/<text:span text:style-name="T1450">c</text:span>;</text:p>
        </text:list-item>
        <text:list-item>
          <text:p text:style-name="P1717">next to — рядом с.</text:p>
        </text:list-item>
      </text:list>
      <text:p text:style-name="P313"/>
      <text:p text:style-name="P127">The cat is <text:span text:style-name="T1138">under</text:span> the ball — Кот <text:span text:style-name="T1138">под</text:span> клубком.</text:p>
      <text:p text:style-name="P127">The cat is <text:span text:style-name="T1138">in front of</text:span> the ball — Кот <text:span text:style-name="T1138">перед</text:span> клубком.</text:p>
      <text:p text:style-name="P313"/>
      <text:p text:style-name="P14"><text:span text:style-name="T833">Предллог направления </text:span><text:span text:style-name="T510">to</text:span></text:p>
      <text:p text:style-name="P313"/>
      <text:p text:style-name="P315">Указывает в какое место хочет попасть человек. Отвечает на вопрос «куда?»</text:p>
      <text:p text:style-name="P315"/>
      <text:p text:style-name="P316">Используется после глаголов движения:</text:p>
      <text:list xml:id="list3730510610" text:style-name="L102">
        <text:list-item>
          <text:p text:style-name="P1718">go — ехать, идти, направляться;</text:p>
        </text:list-item>
        <text:list-item>
          <text:p text:style-name="P1718">walk — идти пешком;</text:p>
        </text:list-item>
        <text:list-item>
          <text:p text:style-name="P1718">drive — ехать на машине (в качестве водителя);</text:p>
        </text:list-item>
        <text:list-item>
          <text:p text:style-name="P1718">come — приходить;</text:p>
        </text:list-item>
        <text:list-item>
          <text:p text:style-name="P1718">travel — путешествовать;</text:p>
        </text:list-item>
        <text:list-item>
          <text:p text:style-name="P1718">return — возвращаться;</text:p>
        </text:list-item>
        <text:list-item>
          <text:p text:style-name="P1718">send — посылать;</text:p>
        </text:list-item>
        <text:list-item>
          <text:p text:style-name="P1718">get to — добираться.</text:p>
        </text:list-item>
      </text:list>
      <text:p text:style-name="P311"/>
      <text:p text:style-name="P126">I want to <text:span text:style-name="T1138">go to</text:span> New York — Я хочу <text:span text:style-name="T1138">поехать в</text:span> Нью Йорк.</text:p>
      <text:p text:style-name="P126">Did they <text:span text:style-name="T1138">get to</text:span> London? — Они <text:span text:style-name="T1138">добрались до</text:span> Лондона?</text:p>
      <text:p text:style-name="P315"/>
      <text:p text:style-name="P317">Если в качестве направления используется слово <text:span text:style-name="T510">home</text:span>, то перед ним <text:span text:style-name="T510">to</text:span> не нужен. </text:p>
      <text:p text:style-name="P317"/>
      <text:p text:style-name="P125">Go to home (неправильно).</text:p>
      <text:p text:style-name="P125">Go home (правильно).</text:p>
      <text:p text:style-name="P317"/>
      <text:p text:style-name="P318">Если нужно сказать о том, что бывали в каком-то месте, например, в стране или городе, </text:p>
      <text:p text:style-name="P1460"><text:span text:style-name="T833">то нужно использовать Present Perfect с </text:span><text:span text:style-name="T510">to</text:span><text:span text:style-name="T833"> (</text:span><text:span text:style-name="T874">PP т. к </text:span><text:span text:style-name="T946">это </text:span><text:span text:style-name="T833">имеющийся опыт из прошлого).</text:span></text:p>
      <text:p text:style-name="P311"/>
      <text:p text:style-name="P124">The have been to Italy — Они бывали в Италии.</text:p>
      <text:p text:style-name="P124">Have you ever been to Mexico? — Ты когда-то бывал в Мексике.</text:p>
      <text:p text:style-name="P319"/>
      <text:p text:style-name="P15"><text:span text:style-name="T833">Предлог </text:span><text:span text:style-name="T510">by</text:span></text:p>
      <text:p text:style-name="P320"/>
      <text:p text:style-name="P321">Может переводится по-разному. Не нужно использовать только 1 вариант перевода.</text:p>
      <text:p text:style-name="P321"/>
      <text:p text:style-name="P791"><text:span text:style-name="T875">Он помогает сказать, </text:span><text:span text:style-name="T950">как</text:span><text:span text:style-name="T875"> что-</text:span><text:span text:style-name="T878">то</text:span><text:span text:style-name="T875"> делается или случается:</text:span></text:p>
      <text:list xml:id="list773720585" text:style-name="L103">
        <text:list-item>
          <text:p text:style-name="P1719">send by post — <text:span text:style-name="T1431">отправиться почтой</text:span>;</text:p>
        </text:list-item>
        <text:list-item>
          <text:p text:style-name="P1720">happen by mistake — <text:span text:style-name="T1431">случиться по ошибке.</text:span></text:p>
        </text:list-item>
      </text:list>
      <text:p text:style-name="P321"/>
      <text:p text:style-name="P123">Did you play for the meal by credit card — Ты заплатил за еду кредиткой?</text:p>
      <text:p text:style-name="P322"/>
      <text:p text:style-name="P792"><text:span text:style-name="T876">Таже </text:span><text:span text:style-name="T879">применяется</text:span><text:span text:style-name="T876">, когда говорят, каким транспортом воспользовались:</text:span></text:p>
      <text:list xml:id="list2188419839" text:style-name="L104">
        <text:list-item>
          <text:p text:style-name="P1721">go by car — ехать <text:span text:style-name="T1432">на машине (машиной)</text:span>;</text:p>
        </text:list-item>
        <text:list-item>
          <text:p text:style-name="P1765"><text:span text:style-name="T876">travel by bu</text:span><text:span text:style-name="T877">s</text:span><text:span text:style-name="T876"> — </text:span><text:span text:style-name="T877">путешествовать на автобусе (автобусом);</text:span></text:p>
        </text:list-item>
        <text:list-item>
          <text:p text:style-name="P1722">fly by plane — лететь на самолете (самолетом);</text:p>
        </text:list-item>
      </text:list>
      <text:p text:style-name="P323"/>
      <text:p text:style-name="P122">I prefer to travel <text:span text:style-name="T1138">by bus</text:span> than <text:span text:style-name="T1138">by car</text:span> — Я больше люблю путешествовать </text:p>
      <text:p text:style-name="P122"><text:span text:style-name="T1138">на автобусе</text:span> (автобусом), а не <text:span text:style-name="T1138">на машине</text:span> (машиной).</text:p>
      <text:p text:style-name="P1289"><text:soft-page-break/>Предлог <text:span text:style-name="T510">by</text:span> может использоваться <text:span text:style-name="T1433">в пассивном залоге, когда указывают автора действия, </text:span></text:p>
      <text:p text:style-name="P1466">а также в значении «рядом», «около». </text:p>
      <text:p text:style-name="P1290"/>
      <text:p text:style-name="P121">Sit by me — Посиди рядом со мной (около меня).</text:p>
      <text:p text:style-name="P1290"/>
      <text:p text:style-name="P16">Устойчивые связки существительных и предлогов</text:p>
      <text:p text:style-name="P1461"/>
      <text:p text:style-name="P1463">Иногда, после некоторых существительных, принятно использовать определенные предлоги.</text:p>
      <text:p text:style-name="P1462">Такие связки нужно просто запомнить. При переводе на русский предлог может выпадать.</text:p>
      <text:p text:style-name="P1462">После предлога в связке обычно идет либо еще одно существительное, либо герундий:</text:p>
      <text:p text:style-name="P1462"/>
      <text:list xml:id="list1898299435" text:style-name="L105">
        <text:list-item>
          <text:p text:style-name="P1811">a need for — нужда в;</text:p>
        </text:list-item>
        <text:list-item>
          <text:p text:style-name="P1813">a reason for — причина для <text:span text:style-name="T1438">(</text:span>чего-либо<text:span text:style-name="T1438">)</text:span>;</text:p>
        </text:list-item>
        <text:list-item>
          <text:p text:style-name="P1811">an advantage of — преимущество <text:span text:style-name="T1438">(</text:span>чего-либо<text:span text:style-name="T1438">)</text:span>;</text:p>
        </text:list-item>
        <text:list-item>
          <text:p text:style-name="P1811">a disadvantage of — <text:span text:style-name="T1435">недостаток </text:span><text:span text:style-name="T1438">(</text:span><text:span text:style-name="T1435">чего-либо</text:span><text:span text:style-name="T1438">)</text:span>;</text:p>
        </text:list-item>
        <text:list-item>
          <text:p text:style-name="P1811">a cause of — <text:span text:style-name="T1435">причина </text:span><text:span text:style-name="T1438">(</text:span><text:span text:style-name="T1435">чего-либо</text:span><text:span text:style-name="T1438">)</text:span>;</text:p>
        </text:list-item>
        <text:list-item>
          <text:p text:style-name="P1811">a photograph of — <text:span text:style-name="T1435">фото </text:span><text:span text:style-name="T1438">(</text:span><text:span text:style-name="T1435">чего-либо</text:span><text:span text:style-name="T1438">)</text:span>;</text:p>
        </text:list-item>
        <text:list-item>
          <text:p text:style-name="P1811">a picture of — <text:span text:style-name="T1435">изображение </text:span><text:span text:style-name="T1438">(</text:span><text:span text:style-name="T1435">чего-либо</text:span><text:span text:style-name="T1438">)</text:span>;</text:p>
        </text:list-item>
        <text:list-item>
          <text:p text:style-name="P1813">a map of — <text:span text:style-name="T1435">карта </text:span><text:span text:style-name="T1438">(</text:span><text:span text:style-name="T1435">чего-либо</text:span><text:span text:style-name="T1438">)</text:span>.</text:p>
        </text:list-item>
        <text:list-item>
          <text:p text:style-name="P1811">an invitation to — <text:span text:style-name="T1435">приглашение на</text:span>;</text:p>
        </text:list-item>
        <text:list-item>
          <text:p text:style-name="P1811">a solution to — <text:span text:style-name="T1435">решение какой-то проблемы</text:span>;</text:p>
        </text:list-item>
        <text:list-item>
          <text:p text:style-name="P1766"><text:span text:style-name="T1434">a key to — </text:span><text:span text:style-name="T1435">ключ к/от </text:span><text:span text:style-name="T1439">(</text:span><text:span text:style-name="T1435">чего-либо</text:span><text:span text:style-name="T1439">)</text:span><text:span text:style-name="T1434">;</text:span></text:p>
        </text:list-item>
        <text:list-item>
          <text:p text:style-name="P1811">an answer to — <text:span text:style-name="T1435">ответ на</text:span>;</text:p>
        </text:list-item>
        <text:list-item>
          <text:p text:style-name="P1811">a reaction to — <text:span text:style-name="T1435">реакция на</text:span>;</text:p>
        </text:list-item>
        <text:list-item>
          <text:p text:style-name="P1813">an attitude to — <text:span text:style-name="T1435">отношение к</text:span>;</text:p>
        </text:list-item>
        <text:list-item>
          <text:p text:style-name="P1812">a contact with/between — <text:span text:style-name="T1435">контакт с/между</text:span>;</text:p>
        </text:list-item>
        <text:list-item>
          <text:p text:style-name="P1812">a connection with/between — <text:span text:style-name="T1435">связь с/между</text:span>;</text:p>
        </text:list-item>
        <text:list-item>
          <text:p text:style-name="P1811">a relationship with/between — <text:span text:style-name="T1435">взаимосвязь с/между</text:span>;</text:p>
        </text:list-item>
      </text:list>
      <text:p text:style-name="P743"/>
      <text:p text:style-name="P216">There must be a reason for his actions — Должна быть какая-то причина его действий.</text:p>
      <text:p text:style-name="P217">What`s the advantage of living in a big city? — В чем преимущество жизни в большом городе?</text:p>
      <text:p text:style-name="P217">We`ll find a solution to the problem — Мы найдем решение этой проблемы.</text:p>
      <text:p text:style-name="P217">She has an emotion connection with him — У нее эмоциональная связь с ним.</text:p>
      <text:p text:style-name="P1464"/>
      <text:p text:style-name="P17">Устойчивые связки прилагательных и предлогов</text:p>
      <text:p text:style-name="P1465"/>
      <text:p text:style-name="P1468">После <text:span text:style-name="T1330">некоторых</text:span> прилагательных могут <text:span text:style-name="T1453">также </text:span>идти определенные предлоги. </text:p>
      <text:p text:style-name="P1295"><text:span text:style-name="T1452">Иногда </text:span><text:span text:style-name="T1453">такие связки</text:span><text:span text:style-name="T1452"> могут переводиться глаголами.</text:span></text:p>
      <text:p text:style-name="P1467"/>
      <text:p text:style-name="P794"><text:span text:style-name="T1451">П</text:span><text:span text:style-name="T1452">рилагательное + </text:span><text:span text:style-name="T555">about</text:span><text:span text:style-name="T1452"> означает «испытывать чувство из-за чего-либо»:</text:span></text:p>
      <text:list xml:id="list1597919450" text:style-name="L106">
        <text:list-item>
          <text:p text:style-name="P1814">angry about — злиться из-за;</text:p>
        </text:list-item>
        <text:list-item>
          <text:p text:style-name="P1814">furious about — разозлиться из-за;</text:p>
        </text:list-item>
        <text:list-item>
          <text:p text:style-name="P1814">upset about — расстроиться из-за;</text:p>
        </text:list-item>
        <text:list-item>
          <text:p text:style-name="P1814">happy about — счаствил из-за;</text:p>
        </text:list-item>
        <text:list-item>
          <text:p text:style-name="P1814">worried about — взволнованный из-за;</text:p>
        </text:list-item>
        <text:list-item>
          <text:p text:style-name="P1814">nervous about — нервничать из-за.</text:p>
        </text:list-item>
      </text:list>
      <text:p text:style-name="P1467"/>
      <text:p text:style-name="P1349"><text:span text:style-name="T555">B</text:span><text:span text:style-name="T576">i</text:span><text:span text:style-name="T555">ll seems really </text:span><text:span text:style-name="T722">upset about</text:span><text:span text:style-name="T555"> this — Билл выглядит очень </text:span><text:span text:style-name="T722">расстроенным из-за</text:span><text:span text:style-name="T555"> этого.</text:span></text:p>
      <text:p text:style-name="P120">I was <text:span text:style-name="T1138">worried about</text:span> you — <text:span text:style-name="T1436">Я </text:span><text:span text:style-name="T1155">волновался за</text:span><text:span text:style-name="T1436"> тебя.</text:span></text:p>
      <text:p text:style-name="P1467"/>
      <text:p text:style-name="P793"><text:soft-page-break/><text:span text:style-name="T553">S</text:span><text:span text:style-name="T554">orry</text:span><text:span text:style-name="T1436"> </text:span><text:span text:style-name="T1448">в связке с</text:span><text:span text:style-name="T1436"> </text:span><text:span text:style-name="T554">about</text:span><text:span text:style-name="T1436"> и </text:span><text:span text:style-name="T554">for</text:span><text:span text:style-name="T1436"> выражает сожаление, сочувствие или просьбу о помощи:</text:span></text:p>
      <text:list xml:id="list2061648822" text:style-name="L107">
        <text:list-item>
          <text:p text:style-name="P1815">sorry about something — прости за (что-либо);</text:p>
        </text:list-item>
        <text:list-item>
          <text:p text:style-name="P1815">sorry for doing something — прости за то, что я сделал;</text:p>
        </text:list-item>
        <text:list-item>
          <text:p text:style-name="P1815">be/feel sorry for somebody — мне жаль <text:span text:style-name="T1440">(</text:span>кого-либо<text:span text:style-name="T1440">)</text:span>.</text:p>
        </text:list-item>
      </text:list>
      <text:p text:style-name="P1469"/>
      <text:p text:style-name="P119">I`m <text:span text:style-name="T1138">sorry about</text:span> my behavior — <text:span text:style-name="T1138">Прости</text:span> мое поведение.</text:p>
      <text:p text:style-name="P119"><text:span text:style-name="T1138">Sorry for</text:span> interrupting — <text:span text:style-name="T1138">Простите, что</text:span> беспокою вас.</text:p>
      <text:p text:style-name="P119">I`m <text:span text:style-name="T1138">sorry for</text:span> your loss — <text:span text:style-name="T1138">Сожалею о</text:span> вашей утрате.</text:p>
      <text:p text:style-name="P1467"/>
      <text:p text:style-name="P1471">Предлог <text:span text:style-name="T510">of</text:span> <text:span text:style-name="T1438">также </text:span>часто встречается после прилагательных. Во многих случаях он соответсвует родительскому падежу (кого/чего).</text:p>
      <text:p text:style-name="P1470"/>
      <text:p text:style-name="P1291"><text:span text:style-name="T1437">Он часто используется во фразах типа </text:span><text:span text:style-name="T545">i</text:span><text:span text:style-name="T546">t was nice/</text:span><text:span text:style-name="T553">kind/good/stupied</text:span><text:span text:style-name="T546"> of you/</text:span><text:span text:style-name="T556">them</text:span><text:span text:style-name="T546"> to</text:span><text:span text:style-name="T1437">.</text:span></text:p>
      <text:p text:style-name="P1472"/>
      <text:p text:style-name="P116">It was very stupied of you to go there — Было очень глупо с твоей стороны идти туда.</text:p>
      <text:p text:style-name="P1473"/>
      <text:p text:style-name="P1473">Предлог <text:span text:style-name="T510">of</text:span> часто используется после прилагательных, выражающий отношение </text:p>
      <text:p text:style-name="P1474">к чему-либо, которые в этих значениях переводятся глаголом:</text:p>
      <text:list xml:id="list1782743395" text:style-name="L108">
        <text:list-item>
          <text:p text:style-name="P1816">afraid of — бояться (кого-то/чего-то);</text:p>
        </text:list-item>
        <text:list-item>
          <text:p text:style-name="P1817">ashamed of — стыдиться (кого-то/чего-то);</text:p>
        </text:list-item>
        <text:list-item>
          <text:p text:style-name="P1817">proud of — гордиться (кем-то/чем-то).</text:p>
        </text:list-item>
      </text:list>
      <text:p text:style-name="P1475"/>
      <text:p text:style-name="P118">Are you afraid of dogs? — Ты боишься собак?</text:p>
      <text:p text:style-name="P118">I`m so proud of you! — Я так горжусь тобой!</text:p>
      <text:p text:style-name="P1475"/>
      <text:p text:style-name="P1477">Другие связки с пред<text:span text:style-name="T1448">л</text:span>ого<text:span text:style-name="T1448">м</text:span> <text:span text:style-name="T510">of</text:span>:</text:p>
      <text:list xml:id="list1405359877" text:style-name="L109">
        <text:list-item>
          <text:p text:style-name="P1818">full of — полон (чего-то);</text:p>
        </text:list-item>
        <text:list-item>
          <text:p text:style-name="P1818">short of — не хватает (чего-то);</text:p>
        </text:list-item>
        <text:list-item>
          <text:p text:style-name="P1818">tired of — уставать от;</text:p>
        </text:list-item>
        <text:list-item>
          <text:p text:style-name="P1818">sure of — быть уверенным в (чем-то).</text:p>
        </text:list-item>
      </text:list>
      <text:p text:style-name="P1476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82">Устойчивые связки глаголов и предлогов</text:p>
      <text:p text:style-name="P324"/>
      <text:p text:style-name="P325">Предлог, который стоит после глагола может целенаправленно меня<text:span text:style-name="T1500">ть</text:span> его значение.</text:p>
      <text:p text:style-name="P327">Такие связки называются фразовыми глаголами. <text:span text:style-name="T1485">Они состовляют основу современного разговорного английского.</text:span></text:p>
      <text:p text:style-name="P325"/>
      <text:p text:style-name="P326">Многие фразовые глаголы вытеснели из речи глаголы, <text:span text:style-name="T1449">предназначенные специально для той или иной ситуации</text:span>. Например вместо <text:span text:style-name="T510">search</text:span> чаще используется связка <text:span text:style-name="T510">look for</text:span>.</text:p>
      <text:p text:style-name="P325"/>
      <text:p text:style-name="P335">Связки глаголов и предлогов, которые всегда используются вместе:</text:p>
      <text:list xml:id="list58164271" text:style-name="L110">
        <text:list-item>
          <text:p text:style-name="P1723">belong to — принадлежать <text:span text:style-name="T1502">к</text:span>;</text:p>
        </text:list-item>
        <text:list-item>
          <text:p text:style-name="P1723">happen to — случилось с;</text:p>
        </text:list-item>
        <text:list-item>
          <text:p text:style-name="P1723">listen to — слушать (что-то);</text:p>
        </text:list-item>
        <text:list-item>
          <text:p text:style-name="P1723">speak to / talk to — говорить с (кем-то);</text:p>
        </text:list-item>
        <text:list-item>
          <text:p text:style-name="P1723">ask for — просить (чего-то);</text:p>
        </text:list-item>
        <text:list-item>
          <text:p text:style-name="P1723"><text:soft-page-break/>thank for — благодарить за;</text:p>
        </text:list-item>
        <text:list-item>
          <text:p text:style-name="P1723">wait for — ждать (чего-то);</text:p>
        </text:list-item>
        <text:list-item>
          <text:p text:style-name="P1723">depend on — зависить от;</text:p>
        </text:list-item>
        <text:list-item>
          <text:p text:style-name="P1723">think about/of — думать о;</text:p>
        </text:list-item>
      </text:list>
      <text:p text:style-name="P336"/>
      <text:p text:style-name="P128">We <text:span text:style-name="T1138">belong to</text:span> different world — Мы <text:span text:style-name="T1138">принадлежим к</text:span> разным мирам.</text:p>
      <text:p text:style-name="P128">I would not let it <text:span text:style-name="T1138">happen to</text:span> you — Я не позволю, чтобы это <text:span text:style-name="T1138">случилось с</text:span> тобой.</text:p>
      <text:p text:style-name="P129">If you are in trouble, you should <text:span text:style-name="T1138">ask for</text:span> help — Если ты в беде, нужно <text:span text:style-name="T1138">просить о</text:span> помощи.</text:p>
      <text:p text:style-name="P328"/>
      <text:p text:style-name="P329">Фразовые глаголы нельзя переводить по отдельности (отдельно глагол, отдельно предлог).</text:p>
      <text:p text:style-name="P329">Предлоги в этом слуае работаю<text:span text:style-name="T1454">т</text:span> примерно также, как приставки в русском языке:</text:p>
      <text:p text:style-name="P130">come back — приехать (приставка «при» и корень «ехать»).</text:p>
      <text:p text:style-name="P329"/>
      <text:p text:style-name="P800"><text:span text:style-name="T888">П</text:span><text:span text:style-name="T880">редлоги, передаю</text:span><text:span text:style-name="T888">щие</text:span><text:span text:style-name="T880"> особый контекст </text:span><text:span text:style-name="T888">для </text:span><text:span text:style-name="T880">глагол</text:span><text:span text:style-name="T888">ов</text:span><text:span text:style-name="T880"> движения </text:span><text:span text:style-name="T881">и перемещения</text:span><text:span text:style-name="T880">:</text:span></text:p>
      <text:list xml:id="list2522898760" text:style-name="L111">
        <text:list-item>
          <text:p text:style-name="P1724">in — переместить<text:span text:style-name="T1444">(</text:span>ся<text:span text:style-name="T1444">)</text:span> в закрытое пространство <text:span text:style-name="T1444">(</text:span><text:span text:style-name="T510">go on — войти</text:span><text:span text:style-name="T1444">)</text:span>;</text:p>
        </text:list-item>
        <text:list-item>
          <text:p text:style-name="P1724">out — покинуть закрытое пространство <text:span text:style-name="T1444">(</text:span><text:span text:style-name="T510">go out — выйти</text:span><text:span text:style-name="T1444">)</text:span>;</text:p>
        </text:list-item>
        <text:list-item>
          <text:p text:style-name="P1725">on — переместить(ся) на поверхность (<text:span text:style-name="T510">go on — продложать (движение)</text:span>);</text:p>
        </text:list-item>
        <text:list-item>
          <text:p text:style-name="P1767"><text:span text:style-name="T880">off — убрать с поверхности (</text:span><text:span text:style-name="T547">go off — </text:span><text:span text:style-name="T549">уходить, сходить</text:span><text:span text:style-name="T880">);</text:span></text:p>
        </text:list-item>
        <text:list-item>
          <text:p text:style-name="P1725">up — переместить(ся) выше уровнем (<text:span text:style-name="T510">go up — подняться</text:span>);</text:p>
        </text:list-item>
        <text:list-item>
          <text:p text:style-name="P1725">down — переместить(ся) ниже уровнем (<text:span text:style-name="T510">go down — опускаться</text:span>);</text:p>
        </text:list-item>
        <text:list-item>
          <text:p text:style-name="P1767"><text:span text:style-name="T880">away — убрать(ся) прочь (</text:span><text:span text:style-name="T547">go away — уходить, </text:span><text:span text:style-name="T549">разойтись</text:span><text:span text:style-name="T880">);</text:span></text:p>
        </text:list-item>
        <text:list-item>
          <text:p text:style-name="P1725">back — <text:span text:style-name="T1445">вернуть(ся) (</text:span><text:span text:style-name="T548">go back — возвращаться</text:span><text:span text:style-name="T1445">)</text:span>.</text:p>
        </text:list-item>
      </text:list>
      <text:p text:style-name="P331"/>
      <text:p text:style-name="P1293"><text:span text:style-name="T882">Если фразовый глагол имеет дополнение (направлен на какой-то объект), то дополнение может стоять </text:span><text:span text:style-name="T883">как </text:span><text:span text:style-name="T884">в середине связки</text:span><text:span text:style-name="T882">, </text:span><text:span text:style-name="T883">так и</text:span><text:span text:style-name="T882"> после. </text:span><text:span text:style-name="T884">Но если дополнение заменяется местоимением, то оно всегда будет между глаголом и предлогом.</text:span></text:p>
      <text:p text:style-name="P332"/>
      <text:p text:style-name="P131">I <text:span text:style-name="T1138">turned</text:span> <text:span text:style-name="T1364">the light</text:span> <text:span text:style-name="T1138">off / </text:span><text:span text:style-name="T492">I </text:span><text:span text:style-name="T1156">turned off</text:span><text:span text:style-name="T492"> </text:span><text:span text:style-name="T1373">the light</text:span><text:span text:style-name="T1138"> </text:span>— Я выключил свет.</text:p>
      <text:p text:style-name="P132">I <text:span text:style-name="T1138">turned</text:span> <text:span text:style-name="T1364">it</text:span> <text:span text:style-name="T1138">off</text:span> — Я выключил это.</text:p>
      <text:p text:style-name="P332"/>
      <text:p text:style-name="P1294"><text:span text:style-name="T884">Когда предлог отрывается от глагола, </text:span><text:span text:style-name="T885">то </text:span><text:span text:style-name="T886">порой</text:span><text:span text:style-name="T884"> сложно определить что это фразовый глагол.</text:span></text:p>
      <text:p text:style-name="P334"/>
      <text:p text:style-name="P1448">Сложные предложения</text:p>
      <text:p text:style-name="P339"/>
      <text:p text:style-name="P337">Простое предложение содержит 1 подлежащее и 1 <text:span text:style-name="T1503">(</text:span>и более<text:span text:style-name="T1503">)</text:span> сказуемых.</text:p>
      <text:p text:style-name="P338">Сложное предложение содержит 2 <text:span text:style-name="T1503">(</text:span>и более<text:span text:style-name="T1503">)</text:span> подлежащих, и 2 <text:span text:style-name="T1503">(</text:span>и более<text:span text:style-name="T1503">)</text:span> сказуемых.</text:p>
      <text:p text:style-name="P337"/>
      <text:p text:style-name="P134"><text:span text:style-name="T13">I</text:span> <text:span text:style-name="T26">woke</text:span> up at 7 o`clock — Я проснулся в 7 часов <text:span text:style-name="T1459">(простое предложение)</text:span>.</text:p>
      <text:p text:style-name="P134"/>
      <text:p text:style-name="P135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56">(перед and нет запятой, т. к. простое предложение)</text:span>.</text:p>
      <text:p text:style-name="P340"/>
      <text:p text:style-name="P133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33"/>
      <text:p text:style-name="P1307"><text:span text:style-name="T1250">Сложное предложение делится на </text:span><text:span text:style-name="T1251">1</text:span><text:span text:style-name="T1250"> главную часть и остальные, зависимые. </text:span><text:span text:style-name="T364">В английском, зависим</text:span><text:span text:style-name="T365">ая</text:span><text:span text:style-name="T364"> част</text:span><text:span text:style-name="T365">ь</text:span><text:span text:style-name="T364"> называется clause, а в русском — придаточным предложением.</text:span></text:p>
      <text:p text:style-name="P1399"><text:span text:style-name="T321">Г</text:span><text:span text:style-name="T249">лавная часть также называется главным предложением.</text:span></text:p>
      <text:p text:style-name="P1108"/>
      <text:p text:style-name="P894">Виды придаточных предложений:</text:p>
      <text:list xml:id="list837347745" text:style-name="L112">
        <text:list-item>
          <text:p text:style-name="P1636">reperted clause (reported speech) — косвенная речь;</text:p>
        </text:list-item>
        <text:list-item>
          <text:p text:style-name="P1636">if clause (conditional) — условные предложения;</text:p>
        </text:list-item>
        <text:list-item>
          <text:p text:style-name="P1636"><text:soft-page-break/>relative clause — придаточные определительные предложения.</text:p>
        </text:list-item>
      </text:list>
      <text:p text:style-name="P333"/>
      <text:p text:style-name="P683">Союзы <text:span text:style-name="T510">and</text:span>, <text:span text:style-name="T510">but</text:span>, <text:span text:style-name="T510">or</text:span>, <text:span text:style-name="T510">so</text:span>, <text:span text:style-name="T510">because</text:span></text:p>
      <text:p text:style-name="P341"/>
      <text:p text:style-name="P342">Они объединяют части сложного предложения. <text:span text:style-name="T1455">Но могут встречаться и в простых предложениях, чтобы объеднить между собой отдельные слова.</text:span></text:p>
      <text:p text:style-name="P342"/>
      <text:p text:style-name="P343">Самые популярные союзы:</text:p>
      <text:list xml:id="list3052450824" text:style-name="L113">
        <text:list-item>
          <text:p text:style-name="P1726">and — и;</text:p>
        </text:list-item>
        <text:list-item>
          <text:p text:style-name="P1726">or — или;</text:p>
        </text:list-item>
        <text:list-item>
          <text:p text:style-name="P1726">but — но;</text:p>
        </text:list-item>
        <text:list-item>
          <text:p text:style-name="P1726">so — поэтому;</text:p>
        </text:list-item>
        <text:list-item>
          <text:p text:style-name="P1726">because — потому что.</text:p>
        </text:list-item>
      </text:list>
      <text:p text:style-name="P346"/>
      <text:p text:style-name="P1297"><text:span text:style-name="T891">Части сложного предложения </text:span><text:span text:style-name="T892">всегда </text:span><text:span text:style-name="T891">разделяются запятыми, за исключением случаев, </text:span></text:p>
      <text:p text:style-name="P346">когда используются союз <text:span text:style-name="T510">because</text:span>. Но если союзы <text:span text:style-name="T1458">стоят </text:span>в простом предложении, </text:p>
      <text:p text:style-name="P1297"><text:span text:style-name="T895">то</text:span><text:span text:style-name="T891"> перед ними запятые не </text:span><text:span text:style-name="T898">нужны</text:span><text:span text:style-name="T891">.</text:span></text:p>
      <text:p text:style-name="P344"/>
      <text:p text:style-name="P136">I met Jill, <text:span text:style-name="T1138">and</text:span> we went for a wolk — Я встретила Джил <text:span text:style-name="T1138">и</text:span> мы пошли гулять.</text:p>
      <text:p text:style-name="P136">I was very tired, <text:span text:style-name="T1138">so</text:span> I went to sleep early — Я очень устал, <text:span text:style-name="T1138">поэтому</text:span> я пошел спать раньше.</text:p>
      <text:p text:style-name="P136"/>
      <text:p text:style-name="P144">We can`t go to the party <text:span text:style-name="T1138">because</text:span> we were going away that weekend — </text:p>
      <text:p text:style-name="P144">Мы не сможет пойти <text:span text:style-name="T833">на вечеринку, </text:span><text:span text:style-name="T1129">потому что</text:span><text:span text:style-name="T833"> уезжаем в эти выходные.</text:span></text:p>
      <text:p text:style-name="P345"/>
      <text:p text:style-name="P1298"><text:span text:style-name="T891">В </text:span><text:span text:style-name="T899">русском и английском язык</text:span><text:span text:style-name="T898">ах</text:span><text:span text:style-name="T899"> расстановка запятых </text:span><text:span text:style-name="T905">часто </text:span><text:span text:style-name="T899">не совпадает!</text:span></text:p>
      <text:p text:style-name="P347"/>
      <text:p text:style-name="P1296"><text:span text:style-name="T893">Иногда встречаются сложные предложения состоящие из </text:span><text:span text:style-name="T894">2</text:span><text:span text:style-name="T893">х и более простых предложений, объединенных вместе, но без запятых. Это сильно сбивает по началу.</text:span></text:p>
      <text:p text:style-name="P348"/>
      <text:p text:style-name="P66"><text:span text:style-name="T1174">It`s the fitst time I have driven a car — </text:span><text:span text:style-name="T1180">Это впервые, когда я веду машину.</text:span></text:p>
      <text:p text:style-name="P139"><text:span text:style-name="T1180">S</text:span><text:span text:style-name="T1167">he told me she wanted to go — Она сказал мне, что хочет уйти.</text:span></text:p>
      <text:p text:style-name="P238"/>
      <text:p text:style-name="P18"><text:span text:style-name="T1457">В</text:span>опросительные <text:span text:style-name="T1457">c</text:span>ложные предложения</text:p>
      <text:p text:style-name="P19"/>
      <text:p text:style-name="P748">Главная часть сохраняет вопросительный порядок слов. В зависимых частях порядок </text:p>
      <text:p text:style-name="P1299"><text:span text:style-name="T496">слов такой же, как в утверждениях. </text:span><text:span text:style-name="T495">Зависимая част</text:span><text:span text:style-name="T497">ь</text:span><text:span text:style-name="T495"> разделя</text:span><text:span text:style-name="T497">е</text:span><text:span text:style-name="T495">тся вопросительным словом, которое в данном случае </text:span><text:span text:style-name="T499">является</text:span><text:span text:style-name="T497"> </text:span><text:span text:style-name="T495">союз</text:span><text:span text:style-name="T499">ом</text:span><text:span text:style-name="T495">.</text:span></text:p>
      <text:p text:style-name="P745"/>
      <text:p text:style-name="P138"><text:span text:style-name="T394">Why is she crying? </text:span><text:span text:style-name="T493">(простое предложение)</text:span></text:p>
      <text:p text:style-name="P138"><text:span text:style-name="T1181">D</text:span><text:span text:style-name="T1167">o you know</text:span><text:span text:style-name="T394"> </text:span><text:span text:style-name="T1185">why</text:span><text:span text:style-name="T1167"> she is crying</text:span><text:span text:style-name="T394">? </text:span><text:span text:style-name="T493">(сложное предложение; </text:span><text:span text:style-name="T495">why — это союз</text:span><text:span text:style-name="T493">)</text:span></text:p>
      <text:p text:style-name="P747"/>
      <text:p text:style-name="P749">Если вопрос общий (без вопросительного слова), то зависимая часть разделяется </text:p>
      <text:p text:style-name="P1300"><text:span text:style-name="T498">союзом</text:span><text:span text:style-name="T495"> </text:span><text:span text:style-name="T689">if/whether</text:span><text:span text:style-name="T495">, </text:span><text:span text:style-name="T497">котор</text:span><text:span text:style-name="T499">ый</text:span><text:span text:style-name="T495"> перевод</text:span><text:span text:style-name="T497">и</text:span><text:span text:style-name="T495">тся частицей «ли».</text:span></text:p>
      <text:p text:style-name="P746"/>
      <text:p text:style-name="P137"><text:span text:style-name="T494">C</text:span><text:span text:style-name="T394">an you tell </text:span><text:span text:style-name="T1138">if</text:span><text:span text:style-name="T394"> this house belongs to Jerry? — Скажите, этот </text:span><text:span text:style-name="T1138">ли</text:span><text:span text:style-name="T394"> дом принадлежит Джерри?</text:span></text:p>
      <text:p text:style-name="P744"/>
      <text:p text:style-name="P750">Если вопросительное слово или союз <text:span text:style-name="T510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0"/>
      <text:p text:style-name="P20"/>
      <text:p text:style-name="P1590">Косвенная речь</text:p>
      <text:p text:style-name="P330"/>
      <text:p text:style-name="P1301"><text:span text:style-name="T896">Это </text:span><text:span text:style-name="T897">способ передать слова другого человека, т. е. дословный пересказ речи.</text:span></text:p>
      <text:p text:style-name="P354"/>
      <text:p text:style-name="P352">Части предложения разделяются вопросительным словом или союзом<text:span text:style-name="T1461"> </text:span><text:span text:style-name="T510">if/whether</text:span> <text:span text:style-name="T1461">и др</text:span>. </text:p>
      <text:p text:style-name="P1305"><text:span text:style-name="T897">В главной части указывается автор слов. В зависимой части меняется время </text:span><text:span text:style-name="T1461">(</text:span><text:span text:style-name="T1466">на прошлое</text:span><text:span text:style-name="T1467">).</text:span></text:p>
      <text:p text:style-name="P355"/>
      <text:p text:style-name="P140"><text:span text:style-name="T1158">I </text:span><text:span text:style-name="T1138">want to eat</text:span> — Я хочу есть (прямая речь; Джон)</text:p>
      <text:p text:style-name="P140">John said that <text:span text:style-name="T1138">he wanted to eat</text:span> — Джон сказал, что он хочет есть (ковенная речь)</text:p>
      <text:p text:style-name="P356"/>
      <text:p text:style-name="P349"><text:span text:style-name="T833">Союз </text:span><text:span text:style-name="T510">that</text:span><text:span text:style-name="T833"> означает «что». Он часто выпадает при переводе.</text:span></text:p>
      <text:p text:style-name="P353"/>
      <text:p text:style-name="P352">Косвенную речь принято выражать в форме прошедшего, поэтому если слова автора были </text:p>
      <text:p text:style-name="P352">в Present, то при пересказе они станут в Past, а если были в Future, то станут </text:p>
      <text:p text:style-name="P1306"><text:span text:style-name="T902">в future-in-the-past </text:span><text:span text:style-name="T903">(это когда will меняется на would)</text:span><text:span text:style-name="T902">. </text:span><text:span text:style-name="T910">(перевод не обязательно </text:span><text:span text:style-name="T912">будет </text:span></text:p>
      <text:p text:style-name="P1306"><text:span text:style-name="T910">в прошедшем; прошедшее указывается </text:span><text:span text:style-name="T911">просто</text:span><text:span text:style-name="T910"> грамматически)</text:span></text:p>
      <text:p text:style-name="P361"/>
      <text:p text:style-name="P67"><text:span text:style-name="T1460">W</text:span>hen <text:span text:style-name="T1138">will</text:span> <text:span text:style-name="T1463">Joe</text:span> <text:span text:style-name="T1138">come</text:span><text:span text:style-name="T1463"> to the meeting</text:span>? <text:span text:style-name="T1462">—</text:span> <text:span text:style-name="T1463">Когда Джо </text:span><text:span text:style-name="T1157">придет</text:span><text:span text:style-name="T1463"> на собрание?</text:span></text:p>
      <text:p text:style-name="P67"><text:span text:style-name="T1463">I asked when Joe </text:span><text:span text:style-name="T1157">would</text:span><text:span text:style-name="T1463"> </text:span><text:span text:style-name="T1157">come</text:span><text:span text:style-name="T1463"> to the meeting? — Я спросил, когда Джо </text:span><text:span text:style-name="T1157">придет</text:span><text:span text:style-name="T1463"> на собрание?</text:span></text:p>
      <text:p text:style-name="P351"/>
      <text:p text:style-name="P1302"><text:span text:style-name="T902">Модальные глаголы </text:span><text:span text:style-name="T904">также </text:span><text:span text:style-name="T902">меняются на аналогичные в прошедшей форме или на </text:span></text:p>
      <text:p text:style-name="P352">заменяющие их модальные конструкции.</text:p>
      <text:p text:style-name="P351"/>
      <text:p text:style-name="P1304"><text:span text:style-name="T901">Если пересказывается просьба или приказ в утвердительной форме, то перед </text:span><text:span text:style-name="T900">зависимой</text:span><text:span text:style-name="T901"> частью ставится слово </text:span><text:span text:style-name="T557">to</text:span><text:span text:style-name="T901">, а если в отрицательной </text:span><text:span text:style-name="T908">форме</text:span><text:span text:style-name="T901"> — то </text:span><text:span text:style-name="T557">not to</text:span><text:span text:style-name="T901">. </text:span><text:span text:style-name="T908">При этом </text:span></text:p>
      <text:p text:style-name="P1304"><text:span text:style-name="T908">зависимая часть уже не меняется </text:span><text:span text:style-name="T917">по</text:span><text:span text:style-name="T908"> времени </text:span><text:span text:style-name="T909">(уточнить)</text:span><text:span text:style-name="T908">.</text:span></text:p>
      <text:p text:style-name="P357"/>
      <text:p text:style-name="P141">Stop the car, Tom →<text:span text:style-name="T1464"> She told Tom </text:span><text:span text:style-name="T1159">to</text:span><text:span text:style-name="T1464"> stop the car.</text:span></text:p>
      <text:p text:style-name="P142">Don`t stop the car, Tom → She told Tom <text:span text:style-name="T1138">not to</text:span> stop the car.</text:p>
      <text:p text:style-name="P358"/>
      <text:p text:style-name="P1303"><text:span text:style-name="T906">Если пересказывается вопрос, то </text:span><text:span text:style-name="T907">дополнительно</text:span><text:span text:style-name="T906"> </text:span><text:span text:style-name="T907">подключаться все</text:span><text:span text:style-name="T906"> те же правила, </text:span></text:p>
      <text:p text:style-name="P359">что в вопросительном сложном предложении.</text:p>
      <text:p text:style-name="P360"/>
      <text:p text:style-name="P143">Do you like cars, Tom → She asked Tom <text:span text:style-name="T394">if</text:span> he liked <text:span text:style-name="T1465">cars (Она спросила Тома, </text:span></text:p>
      <text:p text:style-name="P145">любит ли он машины)</text:p>
      <text:p text:style-name="P360"/>
      <text:p text:style-name="P684">Условные предложения</text:p>
      <text:p text:style-name="P363"/>
      <text:p text:style-name="P1308"><text:span text:style-name="T913">Если ситуация, описанная в главно</text:span><text:span text:style-name="T917">й</text:span><text:span text:style-name="T913"> </text:span><text:span text:style-name="T917">части</text:span><text:span text:style-name="T913">, может случиться только при условии, </text:span><text:span text:style-name="T933">у</text:span><text:span text:style-name="T913">казан</text:span><text:span text:style-name="T933">ном</text:span><text:span text:style-name="T913"> </text:span></text:p>
      <text:p text:style-name="P1308"><text:span text:style-name="T913">в </text:span><text:span text:style-name="T917">зависимой</text:span><text:span text:style-name="T913"> </text:span><text:span text:style-name="T917">части</text:span><text:span text:style-name="T913">, то </text:span><text:span text:style-name="T915">так</text:span><text:span text:style-name="T919">ое</text:span><text:span text:style-name="T913"> предложени</text:span><text:span text:style-name="T919">е</text:span><text:span text:style-name="T913"> </text:span><text:span text:style-name="T919">называется</text:span><text:span text:style-name="T915"> </text:span><text:span text:style-name="T913">условным.</text:span><text:span text:style-name="T914"> </text:span></text:p>
      <text:p text:style-name="P364"/>
      <text:p text:style-name="P68"><text:span text:style-name="T1468">When I com home (</text:span><text:span text:style-name="T1469">зависимая часть</text:span><text:span text:style-name="T1468">), I always watch TV (главн</text:span><text:span text:style-name="T1469">ая часть</text:span><text:span text:style-name="T1468">) — </text:span></text:p>
      <text:p text:style-name="P150">Когда я прихожу домой, я всегда смотрю телевизор.</text:p>
      <text:p text:style-name="P350"/>
      <text:p text:style-name="P1315"><text:span text:style-name="T913">В условном предложении </text:span><text:span text:style-name="T917">зависимая часть</text:span><text:span text:style-name="T913"> начинается с </text:span><text:span text:style-name="T916">союза</text:span><text:span text:style-name="T913"> </text:span><text:span text:style-name="T558">when</text:span><text:span text:style-name="T913"> или </text:span><text:span text:style-name="T558">if</text:span><text:span text:style-name="T913">. </text:span><text:span text:style-name="T934">Если действие случится наверняка, то используется </text:span><text:span text:style-name="T565">when</text:span><text:span text:style-name="T934">. </text:span><text:span text:style-name="T913">Если уверенности нет, но есть </text:span><text:span text:style-name="T923">только</text:span><text:span text:style-name="T913"> </text:span></text:p>
      <text:p text:style-name="P1315"><text:span text:style-name="T913">вероятность, что случится, то </text:span><text:span text:style-name="T935">используется</text:span><text:span text:style-name="T913"> </text:span><text:span text:style-name="T559">if</text:span><text:span text:style-name="T923">.</text:span></text:p>
      <text:p text:style-name="P362"/>
      <text:p text:style-name="P795"><text:span text:style-name="T925">С</text:span><text:span text:style-name="T922">оюзы в условных предложениях:</text:span></text:p>
      <text:list xml:id="list33983819" text:style-name="L114">
        <text:list-item>
          <text:p text:style-name="P1727">when — когда;</text:p>
        </text:list-item>
        <text:list-item>
          <text:p text:style-name="P1727">if — если;</text:p>
        </text:list-item>
        <text:list-item>
          <text:p text:style-name="P1728">while — в то время, как;</text:p>
        </text:list-item>
        <text:list-item>
          <text:p text:style-name="P1729"><text:soft-page-break/>before — до того, как;</text:p>
        </text:list-item>
        <text:list-item>
          <text:p text:style-name="P1729">after — после;</text:p>
        </text:list-item>
        <text:list-item>
          <text:p text:style-name="P1729">until (till) — до того момента, как.</text:p>
        </text:list-item>
      </text:list>
      <text:p text:style-name="P370"/>
      <text:p text:style-name="P1311"><text:span text:style-name="T923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9">if</text:span><text:span text:style-name="T923"> запятая может вовсе не ставиться.</text:span></text:p>
      <text:p text:style-name="P368"/>
      <text:p text:style-name="P369"><text:span text:style-name="T1474">Е</text:span><text:span text:style-name="T1477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8"/>
      <text:p text:style-name="P1307"><text:span text:style-name="T917">Когда </text:span><text:span text:style-name="T918">в </text:span><text:span text:style-name="T917">главн</text:span><text:span text:style-name="T918">ой</text:span><text:span text:style-name="T917"> </text:span><text:span text:style-name="T918">части</text:span><text:span text:style-name="T917"> </text:span><text:span text:style-name="T932">стоит </text:span><text:span text:style-name="T917">настояще</text:span><text:span text:style-name="T918">е </text:span><text:span text:style-name="T932">время</text:span><text:span text:style-name="T917">, то так</text:span><text:span text:style-name="T918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20">(уклад жизни)</text:span><text:span text:style-name="T918">.</text:span></text:p>
      <text:p text:style-name="P365"/>
      <text:p text:style-name="P147"><text:span text:style-name="T1470">W</text:span>ater boils when the temperature is 100 degrees — Вода кипит, когда температ<text:span text:style-name="T1478">ура</text:span> 100 град.</text:p>
      <text:p text:style-name="P147">When the sun goes down, it gets dark — Когда солнце садится, становится темно.</text:p>
      <text:p text:style-name="P147">If I am late for work, my boss gets angree — Если я опаздывают на работу, мой шеф злится.</text:p>
      <text:p text:style-name="P366"/>
      <text:p text:style-name="P1309"><text:span text:style-name="T920">Когда в главной части </text:span><text:span text:style-name="T922">стоит </text:span><text:span text:style-name="T920">будущее, </text:span><text:span text:style-name="T921">то </text:span><text:span text:style-name="T920">такие предложения называются условными</text:span></text:p>
      <text:p text:style-name="P1310"><text:span text:style-name="T920">предложениями первого типа (first conditionals). </text:span><text:span text:style-name="T924">С помощью них</text:span><text:span text:style-name="T920"> говорят, при каких условиях </text:span><text:span text:style-name="T1252">произойдут будущие события (планы).</text:span></text:p>
      <text:p text:style-name="P1395"/>
      <text:p text:style-name="P146">If it`s nice day tomorrow, I will go <text:span text:style-name="T1471">the beach — Если завтра будет хор. день, я пойду на пляж.</text:span></text:p>
      <text:p text:style-name="P148">I will go shopping if I have time — Я зайду в магазин, если у меня будет время.</text:p>
      <text:p text:style-name="P367"/>
      <text:p text:style-name="P1310"><text:span text:style-name="T1253">В </text:span><text:span text:style-name="T1254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55">ь удобнее</text:span><text:span text:style-name="T1254"> будущим.</text:span></text:p>
      <text:p text:style-name="P1396"/>
      <text:p text:style-name="P1385">If I <text:span text:style-name="T1138">see</text:span> him, I <text:span text:style-name="T1138">will </text:span><text:span text:style-name="T1160">tell</text:span><text:span text:style-name="T1473"> </text:span>him exactly how angry I am — Если я <text:span text:style-name="T1138">увижу</text:span> его, я <text:span text:style-name="T1138">выскажусь</text:span> ему </text:p>
      <text:p text:style-name="P1394"><text:span text:style-name="T560">в подробностях о том, как я разозлилась </text:span><text:span text:style-name="T561">(first conditional)</text:span><text:span text:style-name="T560">. </text:span><text:span text:style-name="T1472"><text:s/></text:span></text:p>
      <text:p text:style-name="P149"/>
      <text:p text:style-name="P1312"><text:span text:style-name="T1094">Условные предложения второго типа </text:span><text:span text:style-name="T1095">используются </text:span><text:span text:style-name="T1093">для описания нереальных </text:span><text:span text:style-name="T1096">либо</text:span><text:span text:style-name="T1093"> маловероятных ситуаций, связанных с насто</text:span><text:span text:style-name="T1096">я</text:span><text:span text:style-name="T1093">щим (альтернативн</text:span><text:span text:style-name="T1096">ая</text:span><text:span text:style-name="T1093"> реальност</text:span><text:span text:style-name="T1096">ь</text:span><text:span text:style-name="T1093">).</text:span></text:p>
      <text:p text:style-name="P371"/>
      <text:p text:style-name="P1313"><text:span text:style-name="T927">Главная часть содержит связку </text:span><text:span text:style-name="T564">would</text:span><text:span text:style-name="T927"> + инфинитив. Зависимая часть, грамматически, </text:span></text:p>
      <text:p text:style-name="P1313"><text:span text:style-name="T926">стоит </text:span><text:span text:style-name="T927">в прошешем времени, </text:span><text:span text:style-name="T928">но </text:span><text:span text:style-name="T930">привязана</text:span><text:span text:style-name="T929"> к</text:span><text:span text:style-name="T928"> настоящ</text:span><text:span text:style-name="T929">ему</text:span><text:span text:style-name="T927">. </text:span><text:span text:style-name="T926">Со</text:span><text:span text:style-name="T930">ю</text:span><text:span text:style-name="T926">з </text:span><text:span text:style-name="T563">if</text:span><text:span text:style-name="T926"> переводится </text:span><text:span text:style-name="T931">как «если бы».</text:span></text:p>
      <text:p text:style-name="P1393"/>
      <text:p text:style-name="P1386"><text:span text:style-name="T1161">I</text:span><text:span text:style-name="T1162">f</text:span><text:span text:style-name="T500"> he was rich (зависимая часть), he </text:span><text:span text:style-name="T1162">would buy</text:span><text:span text:style-name="T500"> Lamborgini (главная часть) — </text:span></text:p>
      <text:p text:style-name="P1316"><text:span text:style-name="T1238">Если бы</text:span><text:span text:style-name="T1232"> он был богатым, он </text:span><text:span text:style-name="T1238">бы купил</text:span><text:span text:style-name="T1232"> Ламборджини </text:span><text:span text:style-name="T1233">(would </text:span><text:span text:style-name="T1235">и</text:span><text:span text:style-name="T1234"> will </text:span><text:span text:style-name="T1233">заменя</text:span><text:span text:style-name="T1234">ю</text:span><text:span text:style-name="T1233">т to?)</text:span><text:span text:style-name="T1232">.</text:span></text:p>
      <text:p text:style-name="P1397"/>
      <text:p text:style-name="P1478"><text:span text:style-name="T925">О</text:span><text:span text:style-name="T833">чень часто в условных предложениях второго типа в if-части, глагол </text:span><text:span text:style-name="T510">be</text:span><text:span text:style-name="T833"> стоит в форме </text:span><text:span text:style-name="T510">were</text:span><text:span text:style-name="T833">, даже после </text:span><text:span text:style-name="T510">I, he, she, it</text:span><text:span text:style-name="T833">. Это исключение из правил, которое нужно запомнить.</text:span></text:p>
      <text:p text:style-name="P373"/>
      <text:p text:style-name="P1314"><text:span text:style-name="T562">If </text:span><text:span text:style-name="T718">he were</text:span><text:span text:style-name="T562"> rich, he would buy Lamborgini — Если бы </text:span><text:span text:style-name="T718">он был</text:span><text:span text:style-name="T562"> богатым, он бы купил Ламборджини (такой вариант тоже считается правильным)</text:span></text:p>
      <text:p text:style-name="P372"/>
      <text:p text:style-name="P685">Придаточные определительные предложения</text:p>
      <text:p text:style-name="P374"/>
      <text:p text:style-name="P375">Дополняют по смыслу главн<text:span text:style-name="T1480">ую часть</text:span>, <text:span text:style-name="T1479">сообщают дополнительную информацию </text:span></text:p>
      <text:p text:style-name="P379">и обычно относятся к какому-то существительному или прилагательному.</text:p>
      <text:p text:style-name="P379"/>
      <text:p text:style-name="P1479"><text:soft-page-break/><text:span text:style-name="T936">Могут стоять и в середине, и в конце предложения, </text:span><text:span text:style-name="T833">при этом запятыми не выделяются </text:span></text:p>
      <text:p text:style-name="P1317"><text:span text:style-name="T833">(в отличии от русского). </text:span><text:span text:style-name="T938">Часто н</text:span><text:span text:style-name="T833">ачинаются с союза или союзной конструкции.</text:span></text:p>
      <text:p text:style-name="P379"/>
      <text:p text:style-name="P151"><text:span text:style-name="T1479">T</text:span>he <text:span text:style-name="T13">woman</text:span> <text:span text:style-name="T1138">who lives next door</text:span> is a doctor — <text:span text:style-name="T13">Женщина</text:span>, <text:span text:style-name="T1138">которая живет по соседству</text:span>, </text:p>
      <text:p text:style-name="P1317"><text:span text:style-name="T570">работает доктором (выделенная часть </text:span><text:span text:style-name="T571">относится к </text:span><text:span text:style-name="T570">«женщин</text:span><text:span text:style-name="T571">е</text:span><text:span text:style-name="T570">»).</text:span></text:p>
      <text:p text:style-name="P380"/>
      <text:p text:style-name="P382">Союзы, с которых начинается придаточное предложение:</text:p>
      <text:list xml:id="list2023686939" text:style-name="L115">
        <text:list-item>
          <text:p text:style-name="P1730">who — который (о людях);</text:p>
        </text:list-item>
        <text:list-item>
          <text:p text:style-name="P1730">which — который (о предметах и животных);</text:p>
        </text:list-item>
        <text:list-item>
          <text:p text:style-name="P1730">that — который (о людях, предметах и животных);</text:p>
        </text:list-item>
        <text:list-item>
          <text:p text:style-name="P1730">where — где;</text:p>
        </text:list-item>
        <text:list-item>
          <text:p text:style-name="P1730">whose — чей.</text:p>
        </text:list-item>
      </text:list>
      <text:p text:style-name="P380"/>
      <text:p text:style-name="P1318"><text:span text:style-name="T937">Союзы ставить не обязательно. </text:span><text:span text:style-name="T939">Вс</text:span><text:span text:style-name="T940">ё</text:span><text:span text:style-name="T939"> п</text:span><text:span text:style-name="T937">редложение может быть без союзов и запятых. </text:span></text:p>
      <text:p text:style-name="P381"/>
      <text:p text:style-name="Standard"><text:span text:style-name="T510">The movie </text:span><text:span text:style-name="T710">we saw last weak</text:span><text:span text:style-name="T510"> was rather good — Филь, </text:span><text:span text:style-name="T710">который мы смотрели на прошлой неделе</text:span><text:span text:style-name="T510">, оказался довольно хорошим (</text:span><text:span text:style-name="T566">при</text:span><text:span text:style-name="T510"> переводе союзы </text:span><text:span text:style-name="T566">и запятые</text:span><text:span text:style-name="T510"> </text:span><text:span text:style-name="T566">будут</text:span><text:span text:style-name="T510">).</text:span></text:p>
      <text:p text:style-name="P377"/>
      <text:p text:style-name="P1480"><text:span text:style-name="T942">С помощью </text:span><text:span text:style-name="T944">придаточного определительного предложения</text:span><text:span text:style-name="T942"> можно также объединять несколько простых предложений, в одно сложное.</text:span></text:p>
      <text:p text:style-name="P377"/>
      <text:p text:style-name="P1481"><text:span text:style-name="T942">В </text:span><text:span text:style-name="T943">этом случае </text:span><text:span text:style-name="T945">у</text:span><text:span text:style-name="T943"> одно</text:span><text:span text:style-name="T945">го</text:span><text:span text:style-name="T943"> из предложений подлежащее выпадет, а его место займет союз </text:span><text:span text:style-name="T941">who, which </text:span><text:span text:style-name="T943">или</text:span><text:span text:style-name="T941"> that, </text:span><text:span text:style-name="T943">который теперь обязан стоять. Иначе</text:span><text:span text:style-name="T942"> наручится логика английского.</text:span></text:p>
      <text:p text:style-name="P376"/>
      <text:p text:style-name="P377">Например, объединим 2 предложения: I work in an office. It is in Park street.</text:p>
      <text:p text:style-name="P377"/>
      <text:p text:style-name="P152">I work in an office <text:span text:style-name="T18">which</text:span> <text:span text:style-name="T26">is</text:span> in Park street — Я работаю в офисе, <text:span text:style-name="T22">который</text:span><text:span text:style-name="T1481"> </text:span><text:span text:style-name="T42">расположен</text:span><text:span text:style-name="T1481"> </text:span></text:p>
      <text:p text:style-name="P1481"><text:span text:style-name="T567">на Парк стрит (which </text:span><text:span text:style-name="T569">заменяет</text:span><text:span text:style-name="T567"> </text:span><text:span text:style-name="T568">подлежащ</text:span><text:span text:style-name="T569">ие</text:span><text:span text:style-name="T568"> It</text:span><text:span text:style-name="T567">).</text:span></text:p>
      <text:p text:style-name="P152"/>
      <text:p text:style-name="P383">Но если после союза в придаточном предложении остается <text:s/>подлежащее и сказуемое, </text:p>
      <text:p text:style-name="P378"><text:span text:style-name="T1482">то союз все-таки можно убрать. </text:span><text:span text:style-name="T1483">Такие варианты будут встречаться чаще </text:span><text:span text:style-name="T1484">всего</text:span><text:span text:style-name="T1483">.</text:span></text:p>
      <text:p text:style-name="P378"/>
      <text:p text:style-name="P1482"><text:span text:style-name="T569">This is the shirt </text:span><text:span text:style-name="T719">which</text:span><text:span text:style-name="T569"> </text:span><text:span text:style-name="T16">I</text:span><text:span text:style-name="T569"> </text:span><text:span text:style-name="T30">bought</text:span><text:span text:style-name="T569"> in the sales / This is shirt </text:span><text:span text:style-name="T15">I</text:span><text:span text:style-name="T510"> </text:span><text:span text:style-name="T29">bought</text:span><text:span text:style-name="T569"> in the sales — </text:span></text:p>
      <text:p text:style-name="P1482"><text:span text:style-name="T569">Это рубкашка, </text:span><text:span text:style-name="T710">которую</text:span><text:span text:style-name="T510"> </text:span><text:span text:style-name="T15">я</text:span><text:span text:style-name="T510"> </text:span><text:span text:style-name="T29">купил</text:span><text:span text:style-name="T510"> </text:span><text:span text:style-name="T569">на распродаже</text:span><text:span text:style-name="T572">.</text:span></text:p>
      <text:p text:style-name="P157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92745562240">
          <table:table-cell table:style-name="Table7.A1" office:value-type="string">
            <text:p text:style-name="P1511"/>
          </table:table-cell>
          <table:table-cell table:style-name="Table7.A1" office:value-type="string">
            <text:p text:style-name="P1492">Past</text:p>
          </table:table-cell>
          <table:table-cell table:style-name="Table7.A1" office:value-type="string">
            <text:p text:style-name="P1492">Present</text:p>
          </table:table-cell>
          <table:table-cell table:style-name="Table7.D1" office:value-type="string">
            <text:p text:style-name="P1492">Future</text:p>
          </table:table-cell>
        </table:table-row>
        <table:table-row table:style-name="TableLine94292740563728">
          <table:table-cell table:style-name="Table7.A2" office:value-type="string">
            <text:p text:style-name="P1499">+</text:p>
          </table:table-cell>
          <table:table-cell table:style-name="Table7.A2" office:value-type="string">
            <text:p text:style-name="P1534">I/y<text:span text:style-name="T1275">ou</text:span>/w<text:span text:style-name="T1275">e</text:span>/t<text:span text:style-name="T1275">hey</text:span>/he/she/it started</text:p>
          </table:table-cell>
          <table:table-cell table:style-name="Table7.A2" office:value-type="string">
            <text:p text:style-name="P1525">I/you/we/they start</text:p>
            <text:p text:style-name="P1525">He/she/it starts</text:p>
          </table:table-cell>
          <table:table-cell table:style-name="Table7.D2" office:value-type="string">
            <text:p text:style-name="P1537">I/y<text:span text:style-name="T1275">ou</text:span>/w<text:span text:style-name="T1275">e</text:span>/t<text:span text:style-name="T1275">hey</text:span>/he/she/it </text:p>
            <text:p text:style-name="P1537">will start</text:p>
          </table:table-cell>
        </table:table-row>
        <table:table-row table:style-name="TableLine94292740570240">
          <table:table-cell table:style-name="Table7.A2" office:value-type="string">
            <text:p text:style-name="P1493">-</text:p>
          </table:table-cell>
          <table:table-cell table:style-name="Table7.A2" office:value-type="string">
            <text:p text:style-name="P1534">I/y<text:span text:style-name="T1275">ou</text:span>/w<text:span text:style-name="T1275">e</text:span>/t<text:span text:style-name="T1275">hey</text:span>/he/she/it</text:p>
            <text:p text:style-name="P1534">didn`t start</text:p>
          </table:table-cell>
          <table:table-cell table:style-name="Table7.A2" office:value-type="string">
            <text:p text:style-name="P1525">I/you/we/they don`t start</text:p>
            <text:p text:style-name="P1525">He/she/it doesn`t start</text:p>
          </table:table-cell>
          <table:table-cell table:style-name="Table7.D2" office:value-type="string">
            <text:p text:style-name="P1537">I/y<text:span text:style-name="T1275">ou</text:span>/w<text:span text:style-name="T1275">e</text:span>/t<text:span text:style-name="T1275">hey</text:span>/he/she/it</text:p>
            <text:p text:style-name="P1537">won`t start</text:p>
          </table:table-cell>
        </table:table-row>
        <table:table-row table:style-name="TableLine94292740586640">
          <table:table-cell table:style-name="Table7.A2" office:value-type="string">
            <text:p text:style-name="P1493">?</text:p>
          </table:table-cell>
          <table:table-cell table:style-name="Table7.A2" office:value-type="string">
            <text:p text:style-name="P1535">Did I/y<text:span text:style-name="T1275">ou</text:span>/w<text:span text:style-name="T1275">e</text:span>/t<text:span text:style-name="T1275">hey</text:span>/he</text:p>
            <text:p text:style-name="P1535">/she/it start?</text:p>
          </table:table-cell>
          <table:table-cell table:style-name="Table7.A2" office:value-type="string">
            <text:p text:style-name="P1525">Do I/you/we/they start?</text:p>
            <text:p text:style-name="P1525">Does he/she/it start?</text:p>
          </table:table-cell>
          <table:table-cell table:style-name="Table7.D2" office:value-type="string">
            <text:p text:style-name="P1538">Will I/y<text:span text:style-name="T1275">ou</text:span>/w<text:span text:style-name="T1275">e</text:span>/t<text:span text:style-name="T1275">hey</text:span>/he</text:p>
            <text:p text:style-name="P1538">/she/it start?</text:p>
          </table:table-cell>
        </table:table-row>
      </table:table>
      <text:p text:style-name="P267"/>
      <text:p text:style-name="P767"><text:span text:style-name="T839">Таблица времен группы Continu</text:span><text:span text:style-name="T840">ou</text:span><text:span text:style-name="T83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92740594704">
          <table:table-cell table:style-name="Table8.A1" office:value-type="string">
            <text:p text:style-name="P1524"/>
          </table:table-cell>
          <table:table-cell table:style-name="Table8.A1" office:value-type="string">
            <text:p text:style-name="P1492">Past</text:p>
          </table:table-cell>
          <table:table-cell table:style-name="Table8.A1" office:value-type="string">
            <text:p text:style-name="P1492">Present</text:p>
          </table:table-cell>
          <table:table-cell table:style-name="Table8.D1" office:value-type="string">
            <text:p text:style-name="P1492">Future</text:p>
          </table:table-cell>
        </table:table-row>
        <table:table-row table:style-name="TableLine94292740649264">
          <table:table-cell table:style-name="Table8.A2" office:value-type="string">
            <text:p text:style-name="P1493">+</text:p>
          </table:table-cell>
          <table:table-cell table:style-name="Table8.A2" office:value-type="string">
            <text:p text:style-name="P1536">I/<text:span text:style-name="T1274">he/she/it</text:span> <text:span text:style-name="T1274">was starting</text:span></text:p>
            <text:p text:style-name="P1536"><text:span text:style-name="T1274">Y</text:span><text:span text:style-name="T1275">ou</text:span><text:span text:style-name="T1274">/w</text:span><text:span text:style-name="T1275">e</text:span><text:span text:style-name="T1274">/t</text:span><text:span text:style-name="T1275">hey</text:span><text:span text:style-name="T1274"> were starting</text:span></text:p>
          </table:table-cell>
          <table:table-cell table:style-name="Table8.A2" office:value-type="string">
            <text:p text:style-name="P1527">I am starting</text:p>
            <text:p text:style-name="P1528">He/she/it is starting</text:p>
            <text:p text:style-name="P1527">You/we/they are starting</text:p>
          </table:table-cell>
          <table:table-cell table:style-name="Table8.D2" office:value-type="string">
            <text:p text:style-name="P1511"/>
          </table:table-cell>
        </table:table-row>
        <table:table-row table:style-name="TableLine94292740706320">
          <table:table-cell table:style-name="Table8.A2" office:value-type="string">
            <text:p text:style-name="P1493">-</text:p>
          </table:table-cell>
          <table:table-cell table:style-name="Table8.A2" office:value-type="string">
            <text:p text:style-name="P1537">I/he/she/it wasn`t starting</text:p>
            <text:p text:style-name="P1537">Y<text:span text:style-name="T1275">ou</text:span>/w<text:span text:style-name="T1275">e</text:span>/t<text:span text:style-name="T1275">hey</text:span> weren`t starting</text:p>
          </table:table-cell>
          <table:table-cell table:style-name="Table8.A2" office:value-type="string">
            <text:p text:style-name="P1527">I`m not starting</text:p>
            <text:p text:style-name="P1528">He/she/it isn`t starting</text:p>
            <text:p text:style-name="P1527">You/we/they aren`t starting</text:p>
          </table:table-cell>
          <table:table-cell table:style-name="Table8.D2" office:value-type="string">
            <text:p text:style-name="P1511"/>
          </table:table-cell>
        </table:table-row>
        <table:table-row table:style-name="TableLine94292740708592">
          <table:table-cell table:style-name="Table8.A2" office:value-type="string">
            <text:p text:style-name="P1493">?</text:p>
          </table:table-cell>
          <table:table-cell table:style-name="Table8.A2" office:value-type="string">
            <text:p text:style-name="P1537">Was I/he/she/it starting?</text:p>
            <text:p text:style-name="P1537">Were y<text:span text:style-name="T1275">ou</text:span>/w<text:span text:style-name="T1275">e</text:span>/t<text:span text:style-name="T1275">hey</text:span> starting?</text:p>
          </table:table-cell>
          <table:table-cell table:style-name="Table8.A2" office:value-type="string">
            <text:p text:style-name="P1527">Am I starting?</text:p>
            <text:p text:style-name="P1528">Is he/she/it starting?</text:p>
            <text:p text:style-name="P1527">Are you/we/they starting?</text:p>
          </table:table-cell>
          <table:table-cell table:style-name="Table8.D2" office:value-type="string">
            <text:p text:style-name="P1511"/>
          </table:table-cell>
        </table:table-row>
      </table:table>
      <text:p text:style-name="P267"/>
      <text:p text:style-name="P26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92740729104">
          <table:table-cell table:style-name="Table9.A1" office:value-type="string">
            <text:p text:style-name="P1524"/>
          </table:table-cell>
          <table:table-cell table:style-name="Table9.A1" office:value-type="string">
            <text:p text:style-name="P1492">Past</text:p>
          </table:table-cell>
          <table:table-cell table:style-name="Table9.A1" office:value-type="string">
            <text:p text:style-name="P1492">Present</text:p>
          </table:table-cell>
          <table:table-cell table:style-name="Table9.D1" office:value-type="string">
            <text:p text:style-name="P1492">Future</text:p>
          </table:table-cell>
        </table:table-row>
        <table:table-row table:style-name="TableLine94292740779360">
          <table:table-cell table:style-name="Table9.A2" office:value-type="string">
            <text:p text:style-name="P1493">+</text:p>
          </table:table-cell>
          <table:table-cell table:style-name="Table9.A2" office:value-type="string">
            <text:p text:style-name="P1511"/>
          </table:table-cell>
          <table:table-cell table:style-name="Table9.A2" office:value-type="string">
            <text:p text:style-name="P1527">I/you/we/they have started</text:p>
            <text:p text:style-name="P1527">He/she/it has started</text:p>
          </table:table-cell>
          <table:table-cell table:style-name="Table9.D2" office:value-type="string">
            <text:p text:style-name="P1511"/>
          </table:table-cell>
        </table:table-row>
        <table:table-row table:style-name="TableLine94292740795392">
          <table:table-cell table:style-name="Table9.A2" office:value-type="string">
            <text:p text:style-name="P1493">-</text:p>
          </table:table-cell>
          <table:table-cell table:style-name="Table9.A2" office:value-type="string">
            <text:p text:style-name="P1511"/>
          </table:table-cell>
          <table:table-cell table:style-name="Table9.A2" office:value-type="string">
            <text:p text:style-name="P1527">I/y<text:span text:style-name="T1214">ou</text:span>/w<text:span text:style-name="T1214">e</text:span>/t<text:span text:style-name="T1214">hey</text:span> haven`t started</text:p>
            <text:p text:style-name="P1527">He/she/it hasn`t started</text:p>
          </table:table-cell>
          <table:table-cell table:style-name="Table9.D2" office:value-type="string">
            <text:p text:style-name="P1511"/>
          </table:table-cell>
        </table:table-row>
        <table:table-row table:style-name="TableLine94292740810448">
          <table:table-cell table:style-name="Table9.A2" office:value-type="string">
            <text:p text:style-name="P1493">?</text:p>
          </table:table-cell>
          <table:table-cell table:style-name="Table9.A2" office:value-type="string">
            <text:p text:style-name="P1511"/>
          </table:table-cell>
          <table:table-cell table:style-name="Table9.A2" office:value-type="string">
            <text:p text:style-name="P1527">Have I/y<text:span text:style-name="T1215">ou</text:span>/w<text:span text:style-name="T1215">e</text:span>/t<text:span text:style-name="T1215">hey</text:span> started?</text:p>
            <text:p text:style-name="P1527">Has he/she/it started?</text:p>
          </table:table-cell>
          <table:table-cell table:style-name="Table9.D2" office:value-type="string">
            <text:p text:style-name="P1511"/>
          </table:table-cell>
        </table:table-row>
      </table:table>
      <text:p text:style-name="P269"/>
      <text:p text:style-name="P27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740821312">
          <table:table-cell table:style-name="Table1.A1" office:value-type="string">
            <text:p text:style-name="P1526"/>
          </table:table-cell>
          <table:table-cell table:style-name="Table1.A1" office:value-type="string">
            <text:p text:style-name="P1494">Past</text:p>
          </table:table-cell>
          <table:table-cell table:style-name="Table1.A1" office:value-type="string">
            <text:p text:style-name="P1494">Present</text:p>
          </table:table-cell>
          <table:table-cell table:style-name="Table1.D1" office:value-type="string">
            <text:p text:style-name="P1494">Future</text:p>
          </table:table-cell>
        </table:table-row>
        <table:table-row table:style-name="TableLine94292740858064">
          <table:table-cell table:style-name="Table1.A2" office:value-type="string">
            <text:p text:style-name="P1494">+</text:p>
          </table:table-cell>
          <table:table-cell table:style-name="Table1.A2" office:value-type="string">
            <text:p text:style-name="P1512"/>
          </table:table-cell>
          <table:table-cell table:style-name="Table1.A2" office:value-type="string">
            <text:p text:style-name="P1533">I/y<text:span text:style-name="T1275">ou</text:span>/w<text:span text:style-name="T1275">e</text:span>/t<text:span text:style-name="T1275">hey</text:span> have been starting</text:p>
            <text:p text:style-name="P1533">He/she/it has been starting</text:p>
          </table:table-cell>
          <table:table-cell table:style-name="Table1.D2" office:value-type="string">
            <text:p text:style-name="P1512"/>
          </table:table-cell>
        </table:table-row>
        <table:table-row table:style-name="TableLine94292740864944">
          <table:table-cell table:style-name="Table1.A2" office:value-type="string">
            <text:p text:style-name="P1494">-</text:p>
          </table:table-cell>
          <table:table-cell table:style-name="Table1.A2" office:value-type="string">
            <text:p text:style-name="P1512"/>
          </table:table-cell>
          <table:table-cell table:style-name="Table1.A2" office:value-type="string">
            <text:p text:style-name="P1533">I/y<text:span text:style-name="T1275">ou</text:span>/w<text:span text:style-name="T1275">e</text:span>/t<text:span text:style-name="T1275">hey</text:span> haven`t been starting</text:p>
            <text:p text:style-name="P1533">He/she/it hasn`t been starting</text:p>
          </table:table-cell>
          <table:table-cell table:style-name="Table1.D2" office:value-type="string">
            <text:p text:style-name="P1512"/>
          </table:table-cell>
        </table:table-row>
        <table:table-row table:style-name="TableLine94292740868640">
          <table:table-cell table:style-name="Table1.A2" office:value-type="string">
            <text:p text:style-name="P1494">?</text:p>
          </table:table-cell>
          <table:table-cell table:style-name="Table1.A2" office:value-type="string">
            <text:p text:style-name="P1512"/>
          </table:table-cell>
          <table:table-cell table:style-name="Table1.A2" office:value-type="string">
            <text:p text:style-name="P1533">Have I/y<text:span text:style-name="T1275">ou</text:span>/w<text:span text:style-name="T1275">e</text:span>/t<text:span text:style-name="T1275">hey</text:span> been starting?</text:p>
            <text:p text:style-name="P1533">Has he/she/it been starting?</text:p>
          </table:table-cell>
          <table:table-cell table:style-name="Table1.D2" office:value-type="string">
            <text:p text:style-name="P1512"/>
          </table:table-cell>
        </table:table-row>
      </table:table>
      <text:p text:style-name="P1581"><text:span text:style-name="T744">Таблица </text:span><text:span text:style-name="T755">форм </text:span><text:span text:style-name="T744">пассивно</text:span><text:span text:style-name="T756">го</text:span><text:span text:style-name="T744"> залог</text:span><text:span text:style-name="T756">а</text:span><text:span text:style-name="T744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92741506320">
          <table:table-cell table:style-name="Table4.A1" office:value-type="string">
            <text:p text:style-name="P1514"/>
          </table:table-cell>
          <table:table-cell table:style-name="Table4.A1" office:value-type="string">
            <text:p text:style-name="P1503">Past</text:p>
          </table:table-cell>
          <table:table-cell table:style-name="Table4.A1" office:value-type="string">
            <text:p text:style-name="P1503">Present</text:p>
          </table:table-cell>
          <table:table-cell table:style-name="Table4.D1" office:value-type="string">
            <text:p text:style-name="P1503">Future</text:p>
          </table:table-cell>
        </table:table-row>
        <table:table-row table:style-name="TableLine94292741022992">
          <table:table-cell table:style-name="Table4.A2" office:value-type="string">
            <text:p text:style-name="P1504">Simple</text:p>
          </table:table-cell>
          <table:table-cell table:style-name="Table4.A2" office:value-type="string">
            <text:p text:style-name="P1514"><text:span text:style-name="T1303">I/</text:span><text:span text:style-name="T1304">he/she/it</text:span><text:span text:style-name="T1303"> </text:span><text:span text:style-name="T1304">was</text:span><text:span text:style-name="T1303"> </text:span><text:span text:style-name="T223">taught</text:span></text:p>
            <text:p text:style-name="P1544">You/we/they were <text:span text:style-name="T223">taught</text:span></text:p>
          </table:table-cell>
          <table:table-cell table:style-name="Table4.A2" office:value-type="string">
            <text:p text:style-name="P1545">I am <text:span text:style-name="T223">taught</text:span></text:p>
            <text:p text:style-name="P1544">He/she/it is <text:span text:style-name="T223">taught</text:span></text:p>
            <text:p text:style-name="P1544">You/we/the<text:span text:style-name="T1305">y</text:span> are <text:span text:style-name="T223">taught</text:span></text:p>
          </table:table-cell>
          <table:table-cell table:style-name="Table4.D2" office:value-type="string">
            <text:p text:style-name="P1543">I/you/we/they/he/she/it</text:p>
            <text:p text:style-name="P1543">will be <text:span text:style-name="T223">taught</text:span></text:p>
          </table:table-cell>
        </table:table-row>
        <table:table-row table:style-name="TableLine94292741061840">
          <table:table-cell table:style-name="Table4.A2" office:value-type="string">
            <text:p text:style-name="P1504">Contin.</text:p>
          </table:table-cell>
          <table:table-cell table:style-name="Table4.A2" office:value-type="string">
            <text:p text:style-name="P1514"><text:span text:style-name="T1305">I/he/she/it was being </text:span><text:span text:style-name="T223">taught</text:span></text:p>
            <text:p text:style-name="P1514"><text:span text:style-name="T225">You/we/the</text:span><text:span text:style-name="T224">y</text:span><text:span text:style-name="T225"> </text:span><text:span text:style-name="T224">were</text:span><text:span text:style-name="T225"> </text:span><text:span text:style-name="T224">being</text:span><text:span text:style-name="T225"> </text:span><text:span text:style-name="T223">taught</text:span></text:p>
          </table:table-cell>
          <table:table-cell table:style-name="Table4.A2" office:value-type="string">
            <text:p text:style-name="P1543">I am being <text:span text:style-name="T223">taught</text:span></text:p>
            <text:p text:style-name="P1543"><text:span text:style-name="T223">H</text:span><text:span text:style-name="T162">e/she/it is being taught</text:span></text:p>
            <text:p text:style-name="P1544"><text:span text:style-name="T162">You/we/the</text:span><text:span text:style-name="T224">y</text:span><text:span text:style-name="T162"> are </text:span><text:span text:style-name="T224">being</text:span><text:span text:style-name="T162"> </text:span><text:span text:style-name="T223">taught</text:span></text:p>
          </table:table-cell>
          <table:table-cell table:style-name="Table4.D2" office:value-type="string">
            <text:p text:style-name="P1543">— </text:p>
          </table:table-cell>
        </table:table-row>
        <table:table-row table:style-name="TableLine94292741078864">
          <table:table-cell table:style-name="Table4.A2" office:value-type="string">
            <text:p text:style-name="P1504">Perfect</text:p>
          </table:table-cell>
          <table:table-cell table:style-name="Table4.A2" office:value-type="string">
            <text:p text:style-name="P1514"><text:span text:style-name="T1306">I/you/we/they/</text:span><text:span text:style-name="T226">he/she/it</text:span><text:span text:style-name="T1306"> </text:span></text:p>
            <text:p text:style-name="P1514"><text:span text:style-name="T1306">had been </text:span><text:span text:style-name="T223">taught</text:span></text:p>
          </table:table-cell>
          <table:table-cell table:style-name="Table4.A2" office:value-type="string">
            <text:p text:style-name="P1546">I/you/we/they have been <text:span text:style-name="T223">taught</text:span></text:p>
            <text:p text:style-name="P1546"><text:span text:style-name="T223">H</text:span><text:span text:style-name="T162">e/she/it has been </text:span><text:span text:style-name="T223">taught</text:span></text:p>
          </table:table-cell>
          <table:table-cell table:style-name="Table4.D2" office:value-type="string">
            <text:p text:style-name="P1514"><text:span text:style-name="T1306">I/you/we/they/</text:span><text:span text:style-name="T226">he/she/it</text:span><text:span text:style-name="T1306"> </text:span></text:p>
            <text:p text:style-name="P1514"><text:span text:style-name="T1306">will have been </text:span><text:span text:style-name="T223">taught</text:span></text:p>
          </table:table-cell>
        </table:table-row>
      </table:table>
      <text:p text:style-name="P409"/>
      <text:p text:style-name="P772"><text:span text:style-name="T744">Таблица </text:span><text:span text:style-name="T745">форм</text:span><text:span text:style-name="T744"> глагола </text:span><text:span text:style-name="T599">b</text:span><text:span text:style-name="T600">e</text:span><text:span text:style-name="T744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92741103664">
          <table:table-cell table:style-name="Table5.A1" office:value-type="string">
            <text:p text:style-name="P1498">Подлежащее</text:p>
          </table:table-cell>
          <table:table-cell table:style-name="Table5.A1" office:value-type="string">
            <text:p text:style-name="P1495">Past</text:p>
          </table:table-cell>
          <table:table-cell table:style-name="Table5.A1" office:value-type="string">
            <text:p text:style-name="P1495">Present</text:p>
          </table:table-cell>
          <table:table-cell table:style-name="Table5.D1" office:value-type="string">
            <text:p text:style-name="P1495">Future</text:p>
          </table:table-cell>
        </table:table-row>
        <table:table-row table:style-name="TableLine94292741140656">
          <table:table-cell table:style-name="Table5.A2" office:value-type="string">
            <text:p text:style-name="P1532">I</text:p>
          </table:table-cell>
          <table:table-cell table:style-name="Table5.A2" office:value-type="string">
            <text:p text:style-name="P1533">was</text:p>
          </table:table-cell>
          <table:table-cell table:style-name="Table5.A2" office:value-type="string">
            <text:p text:style-name="P1529">am</text:p>
          </table:table-cell>
          <table:table-cell table:style-name="Table5.D2" office:value-type="string">
            <text:p text:style-name="P1539">will be</text:p>
          </table:table-cell>
        </table:table-row>
        <table:table-row table:style-name="TableLine94292741170288">
          <table:table-cell table:style-name="Table5.A2" office:value-type="string">
            <text:p text:style-name="P1531">he/she/<text:span text:style-name="T1222">it</text:span></text:p>
          </table:table-cell>
          <table:table-cell table:style-name="Table5.A2" office:value-type="string">
            <text:p text:style-name="P1533">was</text:p>
          </table:table-cell>
          <table:table-cell table:style-name="Table5.A2" office:value-type="string">
            <text:p text:style-name="P1530">is</text:p>
          </table:table-cell>
          <table:table-cell table:style-name="Table5.D2" office:value-type="string">
            <text:p text:style-name="P1539">will be</text:p>
          </table:table-cell>
        </table:table-row>
        <table:table-row table:style-name="TableLine94292741183216">
          <table:table-cell table:style-name="Table5.A2" office:value-type="string">
            <text:p text:style-name="P1531">you/we/they</text:p>
          </table:table-cell>
          <table:table-cell table:style-name="Table5.A2" office:value-type="string">
            <text:p text:style-name="P1533">were</text:p>
          </table:table-cell>
          <table:table-cell table:style-name="Table5.A2" office:value-type="string">
            <text:p text:style-name="P1530">are</text:p>
          </table:table-cell>
          <table:table-cell table:style-name="Table5.D2" office:value-type="string">
            <text:p text:style-name="P1539">will be</text:p>
          </table:table-cell>
        </table:table-row>
      </table:table>
      <text:p text:style-name="P406"/>
      <text:p text:style-name="P406">Таблица модальных глаголов:</text:p>
      <table:table table:name="Table2" table:style-name="Table2">
        <table:table-column table:style-name="Table2.A" table:number-columns-repeated="3"/>
        <table:table-row table:style-name="TableLine94292741188784">
          <table:table-cell table:style-name="Table2.A1" office:value-type="string">
            <text:p text:style-name="P1501">Глагол</text:p>
          </table:table-cell>
          <table:table-cell table:style-name="Table2.A1" office:value-type="string">
            <text:p text:style-name="P1513"><text:span text:style-name="T1141">З</text:span><text:span text:style-name="T1142">начение</text:span></text:p>
          </table:table-cell>
          <table:table-cell table:style-name="Table2.C1" office:value-type="string">
            <text:p text:style-name="P1513"><text:span text:style-name="T1141">В</text:span><text:span text:style-name="T1142">рем</text:span><text:span text:style-name="T1141">я</text:span></text:p>
          </table:table-cell>
        </table:table-row>
        <table:table-row table:style-name="TableLine94292741270544">
          <table:table-cell table:style-name="Table2.A2" office:value-type="string">
            <text:p text:style-name="P1568">can</text:p>
          </table:table-cell>
          <table:table-cell table:style-name="Table2.A2" office:value-type="string">
            <text:p text:style-name="P1568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68">настоящее и будущее</text:p>
          </table:table-cell>
        </table:table-row>
        <table:table-row table:style-name="TableLine94292741275472">
          <table:table-cell table:style-name="Table2.A2" office:value-type="string">
            <text:p text:style-name="P1568">could</text:p>
          </table:table-cell>
          <table:table-cell table:style-name="Table2.A2" office:value-type="string">
            <text:p text:style-name="P1568">мог, умел</text:p>
          </table:table-cell>
          <table:table-cell table:style-name="Table2.C2" office:value-type="string">
            <text:p text:style-name="P1568">прошедшее</text:p>
          </table:table-cell>
        </table:table-row>
        <table:table-row table:style-name="TableLine94292741277456">
          <table:table-cell table:style-name="Table2.A2" office:value-type="string">
            <text:p text:style-name="P1568">might, may</text:p>
          </table:table-cell>
          <table:table-cell table:style-name="Table2.A2" office:value-type="string">
            <text:p text:style-name="P1569">может быть, мог бы,</text:p>
            <text:p text:style-name="P1569">возможно, наверное</text:p>
          </table:table-cell>
          <table:table-cell table:style-name="Table2.C2" office:value-type="string">
            <text:p text:style-name="P1568">настоящее и будущие</text:p>
          </table:table-cell>
        </table:table-row>
        <table:table-row table:style-name="TableLine94292741298752">
          <table:table-cell table:style-name="Table2.A2" office:value-type="string">
            <text:p text:style-name="P1568">must</text:p>
          </table:table-cell>
          <table:table-cell table:style-name="Table2.A2" office:value-type="string">
            <text:p text:style-name="P1568">должен, обязан, нужно, запрет, нельзя</text:p>
          </table:table-cell>
          <table:table-cell table:style-name="Table2.C2" office:value-type="string">
            <text:p text:style-name="P1568">настоящее</text:p>
          </table:table-cell>
        </table:table-row>
        <table:table-row table:style-name="TableLine94292741303936">
          <table:table-cell table:style-name="Table2.A2" office:value-type="string">
            <text:p text:style-name="P1568">should</text:p>
          </table:table-cell>
          <table:table-cell table:style-name="Table2.A2" office:value-type="string">
            <text:p text:style-name="P1568">следует сделать, следовало бы сделать; (совет)</text:p>
          </table:table-cell>
          <table:table-cell table:style-name="Table2.C2" office:value-type="string">
            <text:p text:style-name="P1568">настоящее и будущие</text:p>
          </table:table-cell>
        </table:table-row>
        <table:table-row table:style-name="TableLine94292741307504">
          <table:table-cell table:style-name="Table2.A2" office:value-type="string">
            <text:p text:style-name="P1568">would</text:p>
          </table:table-cell>
          <table:table-cell table:style-name="Table2.A2" office:value-type="string">
            <text:p text:style-name="P1568">частица «бы», предложение услуги, привычка прошлого</text:p>
          </table:table-cell>
          <table:table-cell table:style-name="Table2.C2" office:value-type="string">
            <text:p text:style-name="P1568">настоящее, прошедшее, будущие</text:p>
          </table:table-cell>
        </table:table-row>
      </table:table>
      <text:p text:style-name="P407"/>
      <text:p text:style-name="P40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92741323408">
          <table:table-cell table:style-name="Table3.A1" office:value-type="string">
            <text:p text:style-name="P1502">Конструкция</text:p>
          </table:table-cell>
          <table:table-cell table:style-name="Table3.A1" office:value-type="string">
            <text:p text:style-name="P1502">Значение</text:p>
          </table:table-cell>
          <table:table-cell table:style-name="Table3.C1" office:value-type="string">
            <text:p text:style-name="P1502">Время</text:p>
          </table:table-cell>
        </table:table-row>
        <table:table-row table:style-name="TableLine94292741350400">
          <table:table-cell table:style-name="Table3.A2" office:value-type="string">
            <text:p text:style-name="P1540">be able to</text:p>
          </table:table-cell>
          <table:table-cell table:style-name="Table3.A2" office:value-type="string">
            <text:p text:style-name="P1540">могу (близко к can)</text:p>
          </table:table-cell>
          <table:table-cell table:style-name="Table3.C2" office:value-type="string">
            <text:p text:style-name="P1540">be меняется по временам</text:p>
          </table:table-cell>
        </table:table-row>
        <table:table-row table:style-name="TableLine94292741355712">
          <table:table-cell table:style-name="Table3.A2" office:value-type="string">
            <text:p text:style-name="P1540">have to</text:p>
          </table:table-cell>
          <table:table-cell table:style-name="Table3.A2" office:value-type="string">
            <text:p text:style-name="P1540">должен (близко к must)</text:p>
          </table:table-cell>
          <table:table-cell table:style-name="Table3.C2" office:value-type="string">
            <text:p text:style-name="P1540">have меняется по временам</text:p>
          </table:table-cell>
        </table:table-row>
        <table:table-row table:style-name="TableLine94292741359904">
          <table:table-cell table:style-name="Table3.A2" office:value-type="string">
            <text:p text:style-name="P1540">used to</text:p>
          </table:table-cell>
          <table:table-cell table:style-name="Table3.A2" office:value-type="string">
            <text:p text:style-name="P1540">делал раньше, имел привычку делать (близко к would)</text:p>
          </table:table-cell>
          <table:table-cell table:style-name="Table3.C2" office:value-type="string">
            <text:p text:style-name="P1540">всегда стоит в прошедшем;</text:p>
            <text:p text:style-name="P1540">меняется как Past Simple</text:p>
          </table:table-cell>
        </table:table-row>
      </table:table>
      <text:p text:style-name="P408"/>
      <text:p text:style-name="P414"/>
      <text:p text:style-name="P1582"><text:span text:style-name="T440">Таблица </text:span><text:span text:style-name="T454">личны</text:span><text:span text:style-name="T455">х</text:span><text:span text:style-name="T454"> и притяжательных </text:span><text:span text:style-name="T44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292741382272">
          <table:table-cell table:style-name="Table11.A1" table:number-columns-spanned="2" office:value-type="string">
            <text:p text:style-name="P1505">Личные местоимения</text:p>
          </table:table-cell>
          <table:covered-table-cell/>
          <table:table-cell table:style-name="Table11.C1" table:number-columns-spanned="2" office:value-type="string">
            <text:p text:style-name="P1505">Притяжательные местоимения</text:p>
          </table:table-cell>
          <table:covered-table-cell/>
        </table:table-row>
        <table:table-row table:style-name="TableLine94292741441360">
          <table:table-cell table:style-name="Table11.A2" office:value-type="string">
            <text:p text:style-name="P1515"><text:span text:style-name="T1385">и</text:span><text:span text:style-name="T1381">менительный падеж</text:span></text:p>
            <text:p text:style-name="P1548"><text:span text:style-name="T1382">(</text:span>кто/что<text:span text:style-name="T1382">)</text:span></text:p>
          </table:table-cell>
          <table:table-cell table:style-name="Table11.A2" office:value-type="string">
            <text:p text:style-name="P1515"><text:span text:style-name="T1385">о</text:span><text:span text:style-name="T1381">бъектный падеж</text:span></text:p>
            <text:p text:style-name="P1548"><text:span text:style-name="T1382">(</text:span>кого, <text:span text:style-name="T1382">к</text:span>ому, кем<text:span text:style-name="T1382">)</text:span></text:p>
          </table:table-cell>
          <table:table-cell table:style-name="Table11.A2" office:value-type="string">
            <text:p text:style-name="P1547"><text:span text:style-name="T1382">с</text:span> существительным</text:p>
            <text:p text:style-name="P1549">(чей)</text:p>
          </table:table-cell>
          <table:table-cell table:style-name="Table11.D2" office:value-type="string">
            <text:p text:style-name="P1515"><text:span text:style-name="T1382">о</text:span><text:span text:style-name="T1381">тдельно</text:span></text:p>
            <text:p text:style-name="P1549">(чей)</text:p>
          </table:table-cell>
        </table:table-row>
        <table:table-row table:style-name="TableLine94292741449632">
          <table:table-cell table:style-name="Table11.A2" office:value-type="string">
            <text:p text:style-name="P1552">I</text:p>
          </table:table-cell>
          <table:table-cell table:style-name="Table11.A2" office:value-type="string">
            <text:p text:style-name="P1552">me</text:p>
          </table:table-cell>
          <table:table-cell table:style-name="Table11.A2" office:value-type="string">
            <text:p text:style-name="P1550">my</text:p>
          </table:table-cell>
          <table:table-cell table:style-name="Table11.D2" office:value-type="string">
            <text:p text:style-name="P1550">mine</text:p>
          </table:table-cell>
        </table:table-row>
        <table:table-row table:style-name="TableLine94292741459232">
          <table:table-cell table:style-name="Table11.A2" office:value-type="string">
            <text:p text:style-name="P1552">you</text:p>
          </table:table-cell>
          <table:table-cell table:style-name="Table11.A2" office:value-type="string">
            <text:p text:style-name="P1552">you</text:p>
          </table:table-cell>
          <table:table-cell table:style-name="Table11.A2" office:value-type="string">
            <text:p text:style-name="P1550">your</text:p>
          </table:table-cell>
          <table:table-cell table:style-name="Table11.D2" office:value-type="string">
            <text:p text:style-name="P1550">yours</text:p>
          </table:table-cell>
        </table:table-row>
        <table:table-row table:style-name="TableLine94292741023632">
          <table:table-cell table:style-name="Table11.A2" office:value-type="string">
            <text:p text:style-name="P1552">he</text:p>
          </table:table-cell>
          <table:table-cell table:style-name="Table11.A2" office:value-type="string">
            <text:p text:style-name="P1552">him</text:p>
          </table:table-cell>
          <table:table-cell table:style-name="Table11.A2" office:value-type="string">
            <text:p text:style-name="P1550">his</text:p>
          </table:table-cell>
          <table:table-cell table:style-name="Table11.D2" office:value-type="string">
            <text:p text:style-name="P1551">his</text:p>
          </table:table-cell>
        </table:table-row>
        <table:table-row table:style-name="TableLine94292741481472">
          <table:table-cell table:style-name="Table11.A2" office:value-type="string">
            <text:p text:style-name="P1552">she</text:p>
          </table:table-cell>
          <table:table-cell table:style-name="Table11.A2" office:value-type="string">
            <text:p text:style-name="P1550">her</text:p>
          </table:table-cell>
          <table:table-cell table:style-name="Table11.A2" office:value-type="string">
            <text:p text:style-name="P1550">her</text:p>
          </table:table-cell>
          <table:table-cell table:style-name="Table11.D2" office:value-type="string">
            <text:p text:style-name="P1550">hers</text:p>
          </table:table-cell>
        </table:table-row>
        <table:table-row table:style-name="TableLine94292741485680">
          <table:table-cell table:style-name="Table11.A2" office:value-type="string">
            <text:p text:style-name="P1552">it</text:p>
          </table:table-cell>
          <table:table-cell table:style-name="Table11.A2" office:value-type="string">
            <text:p text:style-name="P1550">it</text:p>
          </table:table-cell>
          <table:table-cell table:style-name="Table11.A2" office:value-type="string">
            <text:p text:style-name="P1550">its</text:p>
          </table:table-cell>
          <table:table-cell table:style-name="Table11.D2" office:value-type="string">
            <text:p text:style-name="P1551">its</text:p>
          </table:table-cell>
        </table:table-row>
        <table:table-row table:style-name="TableLine94292741491536">
          <table:table-cell table:style-name="Table11.A2" office:value-type="string">
            <text:p text:style-name="P1552">we</text:p>
          </table:table-cell>
          <table:table-cell table:style-name="Table11.A2" office:value-type="string">
            <text:p text:style-name="P1550">us</text:p>
          </table:table-cell>
          <table:table-cell table:style-name="Table11.A2" office:value-type="string">
            <text:p text:style-name="P1550">our</text:p>
          </table:table-cell>
          <table:table-cell table:style-name="Table11.D2" office:value-type="string">
            <text:p text:style-name="P1550">ours</text:p>
          </table:table-cell>
        </table:table-row>
        <table:table-row table:style-name="TableLine94292741505328">
          <table:table-cell table:style-name="Table11.A2" office:value-type="string">
            <text:p text:style-name="P1552">they</text:p>
          </table:table-cell>
          <table:table-cell table:style-name="Table11.A2" office:value-type="string">
            <text:p text:style-name="P1550">them</text:p>
          </table:table-cell>
          <table:table-cell table:style-name="Table11.A2" office:value-type="string">
            <text:p text:style-name="P1550">their</text:p>
          </table:table-cell>
          <table:table-cell table:style-name="Table11.D2" office:value-type="string">
            <text:p text:style-name="P1550">theirs</text:p>
          </table:table-cell>
        </table:table-row>
      </table:table>
      <text:p text:style-name="P415"/>
      <text:p text:style-name="P660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292741523424">
          <table:table-cell table:style-name="Table15.A1" office:value-type="string">
            <text:p text:style-name="P1510">Лицо</text:p>
          </table:table-cell>
          <table:table-cell table:style-name="Table15.A1" office:value-type="string">
            <text:p text:style-name="P1510">Единственное число</text:p>
          </table:table-cell>
          <table:table-cell table:style-name="Table15.C1" office:value-type="string">
            <text:p text:style-name="P1510">Множественное число</text:p>
          </table:table-cell>
        </table:table-row>
        <table:table-row table:style-name="TableLine94292741542528">
          <table:table-cell table:style-name="Table15.A2" office:value-type="string">
            <text:p text:style-name="P1575">1</text:p>
          </table:table-cell>
          <table:table-cell table:style-name="Table15.A2" office:value-type="string">
            <text:p text:style-name="P1575">I</text:p>
          </table:table-cell>
          <table:table-cell table:style-name="Table15.C2" office:value-type="string">
            <text:p text:style-name="P1576">we</text:p>
          </table:table-cell>
        </table:table-row>
        <table:table-row table:style-name="TableLine94292741547136">
          <table:table-cell table:style-name="Table15.A2" office:value-type="string">
            <text:p text:style-name="P1575">2</text:p>
          </table:table-cell>
          <table:table-cell table:style-name="Table15.A2" office:value-type="string">
            <text:p text:style-name="P1575">you</text:p>
          </table:table-cell>
          <table:table-cell table:style-name="Table15.C2" office:value-type="string">
            <text:p text:style-name="P1576">you</text:p>
          </table:table-cell>
        </table:table-row>
        <table:table-row table:style-name="TableLine94292741549056">
          <table:table-cell table:style-name="Table15.A2" office:value-type="string">
            <text:p text:style-name="P1575">3</text:p>
          </table:table-cell>
          <table:table-cell table:style-name="Table15.A2" office:value-type="string">
            <text:p text:style-name="P1575">he/she/<text:span text:style-name="T1362">it</text:span></text:p>
          </table:table-cell>
          <table:table-cell table:style-name="Table15.C2" office:value-type="string">
            <text:p text:style-name="P1576">they</text:p>
          </table:table-cell>
        </table:table-row>
      </table:table>
      <text:p text:style-name="P537"/>
      <text:p text:style-name="P536">Таблица производных местоимений от <text:span text:style-name="T510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292741554528">
          <table:table-cell table:style-name="Table12.A1" office:value-type="string">
            <text:p text:style-name="P1500"/>
          </table:table-cell>
          <table:table-cell table:style-name="Table12.A1" office:value-type="string">
            <text:p text:style-name="P1506">body/one</text:p>
          </table:table-cell>
          <table:table-cell table:style-name="Table12.A1" office:value-type="string">
            <text:p text:style-name="P1506">thing</text:p>
          </table:table-cell>
          <table:table-cell table:style-name="Table12.D1" office:value-type="string">
            <text:p text:style-name="P1506">where</text:p>
          </table:table-cell>
        </table:table-row>
        <table:table-row table:style-name="TableLine94292741604992">
          <table:table-cell table:style-name="Table12.A2" office:value-type="string">
            <text:p text:style-name="P1506">some </text:p>
          </table:table-cell>
          <table:table-cell table:style-name="Table12.A2" office:value-type="string">
            <text:p text:style-name="P1553">somebody/someone (кто-то)</text:p>
          </table:table-cell>
          <table:table-cell table:style-name="Table12.A2" office:value-type="string">
            <text:p text:style-name="P1553">something </text:p>
            <text:p text:style-name="P1553">(что-то)</text:p>
          </table:table-cell>
          <table:table-cell table:style-name="Table12.D2" office:value-type="string">
            <text:p text:style-name="P1553">somewhere </text:p>
            <text:p text:style-name="P1553">(где-то)</text:p>
          </table:table-cell>
        </table:table-row>
        <table:table-row table:style-name="TableLine94292741610528">
          <table:table-cell table:style-name="Table12.A2" office:value-type="string">
            <text:p text:style-name="P1506">any</text:p>
          </table:table-cell>
          <table:table-cell table:style-name="Table12.A2" office:value-type="string">
            <text:p text:style-name="P1553">anybody/anyone </text:p>
            <text:p text:style-name="P1553">(кто-то)</text:p>
          </table:table-cell>
          <table:table-cell table:style-name="Table12.A2" office:value-type="string">
            <text:p text:style-name="P1553">anything </text:p>
            <text:p text:style-name="P1553">(что-то)</text:p>
          </table:table-cell>
          <table:table-cell table:style-name="Table12.D2" office:value-type="string">
            <text:p text:style-name="P1553">anywhere </text:p>
            <text:p text:style-name="P1553">(где-то)</text:p>
          </table:table-cell>
        </table:table-row>
        <table:table-row table:style-name="TableLine94292741613152">
          <table:table-cell table:style-name="Table12.A2" office:value-type="string">
            <text:p text:style-name="P1506">no</text:p>
          </table:table-cell>
          <table:table-cell table:style-name="Table12.A2" office:value-type="string">
            <text:p text:style-name="P1553">nobody/noone </text:p>
            <text:p text:style-name="P1553">(никто)</text:p>
          </table:table-cell>
          <table:table-cell table:style-name="Table12.A2" office:value-type="string">
            <text:p text:style-name="P1553">nothing </text:p>
            <text:p text:style-name="P1553">(ничто)</text:p>
          </table:table-cell>
          <table:table-cell table:style-name="Table12.D2" office:value-type="string">
            <text:p text:style-name="P1553">nowhere </text:p>
            <text:p text:style-name="P1553">(нигде)</text:p>
          </table:table-cell>
        </table:table-row>
      </table:table>
      <text:p text:style-name="P418"/>
      <text:p text:style-name="P796"><text:span text:style-name="T767">Таблица </text:span><text:span text:style-name="T768">условных предложений</text:span><text:span text:style-name="T767">:</text:span></text:p>
      <table:table table:name="Table14" table:style-name="Table14">
        <table:table-column table:style-name="Table14.A"/>
        <table:table-column table:style-name="Table14.B"/>
        <table:table-row table:style-name="TableLine94292741640640">
          <table:table-cell table:style-name="Table14.A1" office:value-type="string">
            <text:p text:style-name="P1509">Тип</text:p>
          </table:table-cell>
          <table:table-cell table:style-name="Table14.B1" office:value-type="string">
            <text:p text:style-name="P1509">Пример</text:p>
          </table:table-cell>
        </table:table-row>
        <table:table-row table:style-name="TableLine94292741698928">
          <table:table-cell table:style-name="Table14.A2" office:value-type="string">
            <text:p text:style-name="P1571">zero conditionals</text:p>
          </table:table-cell>
          <table:table-cell table:style-name="Table14.B2" office:value-type="string">
            <text:p text:style-name="P1572"><text:span text:style-name="T1475">If I </text:span><text:span text:style-name="T705">drive</text:span><text:span text:style-name="T1475"> home early, I </text:span><text:span text:style-name="T705">watch</text:span><text:span text:style-name="T1475"> some movie (уклад жизни) — </text:span></text:p>
            <text:p text:style-name="P1570">Если я приезжаю домой рано, я смотрю какой-нибудь фильм.</text:p>
          </table:table-cell>
        </table:table-row>
        <table:table-row table:style-name="TableLine94292741701744">
          <table:table-cell table:style-name="Table14.A2" office:value-type="string">
            <text:p text:style-name="P1571">first conditionals</text:p>
          </table:table-cell>
          <table:table-cell table:style-name="Table14.B2" office:value-type="string">
            <text:p text:style-name="P1570">If I <text:span text:style-name="T704">drive</text:span> home early today, I <text:span text:style-name="T704">will watch</text:span> some movie (планы) — </text:p>
            <text:p text:style-name="P1570">Если я сегодня приеду домой раньше, я посмотрю какой-нибудь фильм.</text:p>
          </table:table-cell>
        </table:table-row>
        <table:table-row table:style-name="TableLine94292741702736">
          <table:table-cell table:style-name="Table14.A2" office:value-type="string">
            <text:p text:style-name="P1571">second conditionals</text:p>
          </table:table-cell>
          <table:table-cell table:style-name="Table14.B2" office:value-type="string">
            <text:p text:style-name="P1574"><text:span text:style-name="T1475">If I </text:span><text:span text:style-name="T705">drove</text:span><text:span text:style-name="T1475"> home earcly, I </text:span><text:span text:style-name="T705">would watch</text:span><text:span text:style-name="T1475"> some movie (</text:span><text:span text:style-name="T1476">нереальность</text:span><text:span text:style-name="T1475">) — </text:span></text:p>
            <text:p text:style-name="P1573">Если бы я приехал домой раньше, я бы посмотрел какой-нибудь фильм.</text:p>
          </table:table-cell>
        </table:table-row>
      </table:table>
      <text:p text:style-name="P416"/>
      <text:p text:style-name="P417"/>
      <text:p text:style-name="P1583"><text:span text:style-name="T764">Таблица попу</text:span><text:span text:style-name="T766">л</text:span><text:span text:style-name="T764">я</text:span><text:span text:style-name="T766">р</text:span><text:span text:style-name="T764">ных</text:span><text:span text:style-name="T76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292741717856">
          <table:table-cell table:style-name="Table13.A1" office:value-type="string">
            <text:p text:style-name="P1507">Связка</text:p>
          </table:table-cell>
          <table:table-cell table:style-name="Table13.A1" office:value-type="string">
            <text:p text:style-name="P1507">Значение</text:p>
          </table:table-cell>
          <table:table-cell table:style-name="Table13.C1" office:value-type="string">
            <text:p text:style-name="P1508">Контекст</text:p>
          </table:table-cell>
        </table:table-row>
        <table:table-row table:style-name="TableLine94292741929440">
          <table:table-cell table:style-name="Table13.A2" office:value-type="string">
            <text:p text:style-name="P1555">back off</text:p>
          </table:table-cell>
          <table:table-cell table:style-name="Table13.A2" office:value-type="string">
            <text:p text:style-name="P1555">отступать</text:p>
          </table:table-cell>
          <table:table-cell table:style-name="Table13.C2" office:value-type="string">
            <text:p text:style-name="P1554"><text:span text:style-name="T1446">The police told the protesters to </text:span><text:span text:style-name="T707">back off</text:span><text:span text:style-name="T1446"> — </text:span></text:p>
            <text:p text:style-name="P1554"><text:span text:style-name="T1446">Полиция сказала протестующим </text:span><text:span text:style-name="T707">отступи</text:span><text:span text:style-name="T708">ть</text:span><text:span text:style-name="T1446">.</text:span></text:p>
          </table:table-cell>
        </table:table-row>
        <table:table-row table:style-name="TableLine94292741933232">
          <table:table-cell table:style-name="Table13.A2" office:value-type="string">
            <text:p text:style-name="P1555">be away</text:p>
          </table:table-cell>
          <table:table-cell table:style-name="Table13.A2" office:value-type="string">
            <text:p text:style-name="P1556">отсутствовать, </text:p>
            <text:p text:style-name="P1556">быть в отпуске</text:p>
          </table:table-cell>
          <table:table-cell table:style-name="Table13.C2" office:value-type="string">
            <text:p text:style-name="P1558">She <text:span text:style-name="T706">is away</text:span> on business for three weeks — </text:p>
            <text:p text:style-name="P1558">Она <text:span text:style-name="T706">отсутствует</text:span> по делам 3 недели.</text:p>
          </table:table-cell>
        </table:table-row>
        <table:table-row table:style-name="TableLine94292741943552">
          <table:table-cell table:style-name="Table13.A2" office:value-type="string">
            <text:p text:style-name="P1555">break up</text:p>
          </table:table-cell>
          <table:table-cell table:style-name="Table13.A2" office:value-type="string">
            <text:p text:style-name="P1556">разойтись, заканчивать отноше<text:span text:style-name="T1446">н</text:span>ия, </text:p>
            <text:p text:style-name="P1556">разбиться на части</text:p>
          </table:table-cell>
          <table:table-cell table:style-name="Table13.C2" office:value-type="string">
            <text:p text:style-name="P1559">Yesterday we decided to <text:span text:style-name="T706">break up</text:span> — </text:p>
            <text:p text:style-name="P1557">Вчера мы решили <text:span text:style-name="T706">разойтись</text:span>.</text:p>
            <text:p text:style-name="P1561">Tha plate <text:span text:style-name="T706">broke up</text:span> when he dropped it on the floor <text:span text:style-name="T1446">—</text:span></text:p>
            <text:p text:style-name="P1561">Тарелка <text:span text:style-name="T706">разбилась</text:span>, когда он уронил ее на пол.</text:p>
          </table:table-cell>
        </table:table-row>
        <table:table-row table:style-name="TableLine94292741945840">
          <table:table-cell table:style-name="Table13.A2" office:value-type="string">
            <text:p text:style-name="P1555">call back</text:p>
          </table:table-cell>
          <table:table-cell table:style-name="Table13.A2" office:value-type="string">
            <text:p text:style-name="P1555">перезванивать</text:p>
          </table:table-cell>
          <table:table-cell table:style-name="Table13.C2" office:value-type="string">
            <text:p text:style-name="P1561">I must <text:span text:style-name="T706">call</text:span> her <text:span text:style-name="T706">back</text:span> when <text:span text:style-name="T1447">we get to the office — </text:span></text:p>
            <text:p text:style-name="P1561"><text:span text:style-name="T1447">Я должен </text:span><text:span text:style-name="T709">перезвонить</text:span><text:span text:style-name="T1447"> ей, когда вернемся в офис.</text:span></text:p>
          </table:table-cell>
        </table:table-row>
        <table:table-row table:style-name="TableLine94292741948592">
          <table:table-cell table:style-name="Table13.A2" office:value-type="string">
            <text:p text:style-name="P1555">fall down</text:p>
          </table:table-cell>
          <table:table-cell table:style-name="Table13.A2" office:value-type="string">
            <text:p text:style-name="P1555">упасть на землю</text:p>
          </table:table-cell>
          <table:table-cell table:style-name="Table13.C2" office:value-type="string">
            <text:p text:style-name="P1562">I slipped on the ice and <text:span text:style-name="T706">fell down</text:span> — </text:p>
            <text:p text:style-name="P1562">Я подскользнулся на льду и <text:span text:style-name="T706">упал</text:span><text:span text:style-name="T730">.</text:span></text:p>
          </table:table-cell>
        </table:table-row>
        <table:table-row table:style-name="TableLine94292741950512">
          <table:table-cell table:style-name="Table13.A2" office:value-type="string">
            <text:p text:style-name="P1555">eat out</text:p>
          </table:table-cell>
          <table:table-cell table:style-name="Table13.A2" office:value-type="string">
            <text:p text:style-name="P1556">есть вне дома</text:p>
            <text:p text:style-name="P1556"><text:span text:style-name="T1446">(</text:span>в кафе <text:span text:style-name="T1446">или </text:span>ресторане<text:span text:style-name="T1446">)</text:span></text:p>
          </table:table-cell>
          <table:table-cell table:style-name="Table13.C2" office:value-type="string">
            <text:p text:style-name="P1563">I don`t <text:span text:style-name="T706">eat out</text:span> much — Я не часто <text:span text:style-name="T706">хожу в кафе</text:span>.</text:p>
          </table:table-cell>
        </table:table-row>
        <table:table-row table:style-name="TableLine94292741952432">
          <table:table-cell table:style-name="Table13.A2" office:value-type="string">
            <text:p text:style-name="P1555">get out</text:p>
          </table:table-cell>
          <table:table-cell table:style-name="Table13.A2" office:value-type="string">
            <text:p text:style-name="P1516"><text:span text:style-name="T1507">вынимать</text:span><text:span text:style-name="T1508">, </text:span></text:p>
            <text:p text:style-name="P1556">покинуть помещение</text:p>
          </table:table-cell>
          <table:table-cell table:style-name="Table13.C2" office:value-type="string">
            <text:p text:style-name="P1563">I can <text:span text:style-name="T706">get out</text:span> if you want — </text:p>
            <text:p text:style-name="P1563">Я могу <text:span text:style-name="T706">выйти</text:span>, если ты хочешь.</text:p>
          </table:table-cell>
        </table:table-row>
        <table:table-row table:style-name="TableLine94292741963344">
          <table:table-cell table:style-name="Table13.A2" office:value-type="string">
            <text:p text:style-name="P1555">work out</text:p>
          </table:table-cell>
          <table:table-cell table:style-name="Table13.A2" office:value-type="string">
            <text:p text:style-name="P1556">заниматься спортом, </text:p>
            <text:p text:style-name="P1556">делать упражнения, </text:p>
            <text:p text:style-name="P1556">решать проблему</text:p>
          </table:table-cell>
          <table:table-cell table:style-name="Table13.C2" office:value-type="string">
            <text:p text:style-name="P1563">Don`t worry. We`ll <text:span text:style-name="T704">work</text:span> it <text:span text:style-name="T704">out</text:span> — </text:p>
            <text:p text:style-name="P1563">Не волнуйся, мы <text:span text:style-name="T704">найдем выход</text:span> из этой ситуации.</text:p>
          </table:table-cell>
        </table:table-row>
        <table:table-row table:style-name="TableLine94292741966272">
          <table:table-cell table:style-name="Table13.A2" office:value-type="string">
            <text:p text:style-name="P1555">find out</text:p>
          </table:table-cell>
          <table:table-cell table:style-name="Table13.A2" office:value-type="string">
            <text:p text:style-name="P1556">выяснить, </text:p>
            <text:p text:style-name="P1556">узнать правду</text:p>
          </table:table-cell>
          <table:table-cell table:style-name="Table13.C2" office:value-type="string">
            <text:p text:style-name="P1563">Let`s <text:span text:style-name="T704">find out</text:span> what`s going on here — </text:p>
            <text:p text:style-name="P1563">Давайте <text:span text:style-name="T704">выясним</text:span>, что здесь происходит.</text:p>
          </table:table-cell>
        </table:table-row>
        <table:table-row table:style-name="TableLine94292741969824">
          <table:table-cell table:style-name="Table13.A2" office:value-type="string">
            <text:p text:style-name="P1555">turn out</text:p>
          </table:table-cell>
          <table:table-cell table:style-name="Table13.A2" office:value-type="string">
            <text:p text:style-name="P1560">выясняться, </text:p>
            <text:p text:style-name="P1560">открывать правду</text:p>
          </table:table-cell>
          <table:table-cell table:style-name="Table13.C2" office:value-type="string">
            <text:p text:style-name="P1564">It <text:span text:style-name="T704">turned out</text:span> that Mike knew the truth all the time —</text:p>
            <text:p text:style-name="P1564"><text:span text:style-name="T704">Выяснилось</text:span>, что Майк знал правду все время.</text:p>
          </table:table-cell>
        </table:table-row>
        <table:table-row table:style-name="TableLine94292741972544">
          <table:table-cell table:style-name="Table13.A2" office:value-type="string">
            <text:p text:style-name="P1555">turn on</text:p>
          </table:table-cell>
          <table:table-cell table:style-name="Table13.A2" office:value-type="string">
            <text:p text:style-name="P1560">включить</text:p>
          </table:table-cell>
          <table:table-cell table:style-name="Table13.C2" office:value-type="string">
            <text:p text:style-name="P1563">It`s dark. Let`s <text:span text:style-name="T704">turn</text:span> the light <text:span text:style-name="T704">on</text:span> — </text:p>
            <text:p text:style-name="P1563">Стало темно. Давай <text:span text:style-name="T704">включим</text:span> свет.</text:p>
          </table:table-cell>
        </table:table-row>
        <table:table-row table:style-name="TableLine94292741976512">
          <table:table-cell table:style-name="Table13.A2" office:value-type="string">
            <text:p text:style-name="P1555">turn off</text:p>
          </table:table-cell>
          <table:table-cell table:style-name="Table13.A2" office:value-type="string">
            <text:p text:style-name="P1560">выключить</text:p>
          </table:table-cell>
          <table:table-cell table:style-name="Table13.C2" office:value-type="string">
            <text:p text:style-name="P1565">Could you <text:span text:style-name="T704">turn off</text:span> the TV? — </text:p>
            <text:p text:style-name="P1565">Не мог бы ты <text:span text:style-name="T704">выключить</text:span> телевизор?</text:p>
          </table:table-cell>
        </table:table-row>
        <table:table-row table:style-name="TableLine94292741982592">
          <table:table-cell table:style-name="Table13.A2" office:value-type="string">
            <text:p text:style-name="P1555">go on</text:p>
          </table:table-cell>
          <table:table-cell table:style-name="Table13.A2" office:value-type="string">
            <text:p text:style-name="P1560">происходить (о ситуации)</text:p>
          </table:table-cell>
          <table:table-cell table:style-name="Table13.C2" office:value-type="string">
            <text:p text:style-name="P1565">What`s <text:span text:style-name="T704">going on</text:span> here? — Что здесь <text:span text:style-name="T704">происходит</text:span>?</text:p>
          </table:table-cell>
        </table:table-row>
        <table:table-row table:style-name="TableLine94292741985328">
          <table:table-cell table:style-name="Table13.A2" office:value-type="string">
            <text:p text:style-name="P1555">carry on</text:p>
          </table:table-cell>
          <table:table-cell table:style-name="Table13.A2" office:value-type="string">
            <text:p text:style-name="P1560">продолжать</text:p>
          </table:table-cell>
          <table:table-cell table:style-name="Table13.C2" office:value-type="string">
            <text:p text:style-name="P1565">I`d like to <text:span text:style-name="T704">carry on</text:span> if you don`t mind — </text:p>
            <text:p text:style-name="P1565">Я бы хотел <text:span text:style-name="T704">продолжить</text:span>, если вы не возражаете.</text:p>
          </table:table-cell>
        </table:table-row>
        <table:table-row table:style-name="TableLine94292741989040">
          <table:table-cell table:style-name="Table13.A2" office:value-type="string">
            <text:p text:style-name="P1555">keep on</text:p>
          </table:table-cell>
          <table:table-cell table:style-name="Table13.A2" office:value-type="string">
            <text:p text:style-name="P1560">постоянно делать</text:p>
          </table:table-cell>
          <table:table-cell table:style-name="Table13.C2" office:value-type="string">
            <text:p text:style-name="P1565"><text:span text:style-name="T704">Keep on</text:span> working in order to succeed — </text:p>
            <text:p text:style-name="P1565"><text:span text:style-name="T704">Продолжай</text:span> работать, чтобы добиться успеха.</text:p>
          </table:table-cell>
        </table:table-row>
        <table:table-row table:style-name="TableLine94292741991984">
          <table:table-cell table:style-name="Table13.A2" office:value-type="string">
            <text:p text:style-name="P1555">put on</text:p>
          </table:table-cell>
          <table:table-cell table:style-name="Table13.A2" office:value-type="string">
            <text:p text:style-name="P1560">надевать (одежду), </text:p>
            <text:p text:style-name="P1560">набирать вес</text:p>
          </table:table-cell>
          <table:table-cell table:style-name="Table13.C2" office:value-type="string">
            <text:p text:style-name="P1565">I see you`ve <text:span text:style-name="T704">put on</text:span> a few kilos — </text:p>
            <text:p text:style-name="P1565">Вижу, ты <text:span text:style-name="T704">поправился</text:span> на пару килограммов.</text:p>
          </table:table-cell>
        </table:table-row>
        <table:table-row table:style-name="TableLine94292742006048">
          <table:table-cell table:style-name="Table13.A2" office:value-type="string">
            <text:p text:style-name="P1555">take off</text:p>
          </table:table-cell>
          <table:table-cell table:style-name="Table13.A2" office:value-type="string">
            <text:p text:style-name="P1560">снимать (одежду)</text:p>
          </table:table-cell>
          <table:table-cell table:style-name="Table13.C2" office:value-type="string">
            <text:p text:style-name="P1565">You should <text:span text:style-name="T704">take off</text:span> these ugly pants — </text:p>
            <text:p text:style-name="P1565">Тебе следует <text:span text:style-name="T704">снять</text:span> эти ужасные штаны.</text:p>
          </table:table-cell>
        </table:table-row>
        <table:table-row table:style-name="TableLine94292742015792">
          <table:table-cell table:style-name="Table13.A2" office:value-type="string">
            <text:p text:style-name="P1555">calm down</text:p>
          </table:table-cell>
          <table:table-cell table:style-name="Table13.A2" office:value-type="string">
            <text:p text:style-name="P1560">успокоиться</text:p>
          </table:table-cell>
          <table:table-cell table:style-name="Table13.C2" office:value-type="string">
            <text:p text:style-name="P1565">Please, dear, <text:span text:style-name="T704">calm down</text:span> — </text:p>
            <text:p text:style-name="P1565">Прошу тебя, <text:span text:style-name="T704">успокойся</text:span>, дорогая.</text:p>
          </table:table-cell>
        </table:table-row>
        <table:table-row table:style-name="TableLine94292742022096">
          <table:table-cell table:style-name="Table13.A2" office:value-type="string">
            <text:p text:style-name="P1555">keep away</text:p>
          </table:table-cell>
          <table:table-cell table:style-name="Table13.A2" office:value-type="string">
            <text:p text:style-name="P1560">держаться подальше, </text:p>
            <text:p text:style-name="P1560">не приближаться</text:p>
          </table:table-cell>
          <table:table-cell table:style-name="Table13.C2" office:value-type="string">
            <text:p text:style-name="P1566">Hazard! <text:span text:style-name="T704">Keep away</text:span> — </text:p>
            <text:p text:style-name="P1566">Опасность! <text:span text:style-name="T704">Держитесь подальше</text:span>.</text:p>
          </table:table-cell>
        </table:table-row>
        <table:table-row table:style-name="TableLine94292742029648">
          <table:table-cell table:style-name="Table13.A2" office:value-type="string">
            <text:p text:style-name="P1555">give up</text:p>
          </table:table-cell>
          <table:table-cell table:style-name="Table13.A2" office:value-type="string">
            <text:p text:style-name="P1560">сдаваться</text:p>
          </table:table-cell>
          <table:table-cell table:style-name="Table13.C2" office:value-type="string">
            <text:p text:style-name="P1567">Never <text:span text:style-name="T704">give up</text:span>! — Никогда не <text:span text:style-name="T704">сдавайся</text:span>!</text:p>
          </table:table-cell>
        </table:table-row>
      </table:table>
      <text:p text:style-name="P414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92742036384">
          <table:table-cell table:style-name="Table6.A1" office:value-type="string">
            <text:p text:style-name="P1497">Перевод</text:p>
          </table:table-cell>
          <table:table-cell table:style-name="Table6.A1" office:value-type="string">
            <text:p text:style-name="P1496">Начальная форма</text:p>
          </table:table-cell>
          <table:table-cell table:style-name="Table6.A1" office:value-type="string">
            <text:p text:style-name="P1496">2я форма</text:p>
          </table:table-cell>
          <table:table-cell table:style-name="Table6.D1" office:value-type="string">
            <text:p text:style-name="P1497">3я форма</text:p>
          </table:table-cell>
        </table:table-row>
        <table:table-row table:style-name="TableLine94292742310640">
          <table:table-cell table:style-name="Table6.A2" office:value-type="string">
            <text:p text:style-name="P1517">начинать</text:p>
          </table:table-cell>
          <table:table-cell table:style-name="Table6.A2" office:value-type="string">
            <text:p text:style-name="P1518">begin</text:p>
          </table:table-cell>
          <table:table-cell table:style-name="Table6.A2" office:value-type="string">
            <text:p text:style-name="P1518">began</text:p>
          </table:table-cell>
          <table:table-cell table:style-name="Table6.D2" office:value-type="string">
            <text:p text:style-name="P1517">begun</text:p>
          </table:table-cell>
        </table:table-row>
        <table:table-row table:style-name="TableLine94292742323408">
          <table:table-cell table:style-name="Table6.A2" office:value-type="string">
            <text:p text:style-name="P1517">ломать</text:p>
          </table:table-cell>
          <table:table-cell table:style-name="Table6.A2" office:value-type="string">
            <text:p text:style-name="P1518">break</text:p>
          </table:table-cell>
          <table:table-cell table:style-name="Table6.A2" office:value-type="string">
            <text:p text:style-name="P1518">broke</text:p>
          </table:table-cell>
          <table:table-cell table:style-name="Table6.D2" office:value-type="string">
            <text:p text:style-name="P1517">broken</text:p>
          </table:table-cell>
        </table:table-row>
        <table:table-row table:style-name="TableLine94292742326448">
          <table:table-cell table:style-name="Table6.A2" office:value-type="string">
            <text:p text:style-name="P1517">приносить</text:p>
          </table:table-cell>
          <table:table-cell table:style-name="Table6.A2" office:value-type="string">
            <text:p text:style-name="P1518">bring</text:p>
          </table:table-cell>
          <table:table-cell table:style-name="Table6.A2" office:value-type="string">
            <text:p text:style-name="P1518">brought</text:p>
          </table:table-cell>
          <table:table-cell table:style-name="Table6.D2" office:value-type="string">
            <text:p text:style-name="P1517">brought</text:p>
          </table:table-cell>
        </table:table-row>
        <table:table-row table:style-name="TableLine94292742329184">
          <table:table-cell table:style-name="Table6.A2" office:value-type="string">
            <text:p text:style-name="P1517">покупать</text:p>
          </table:table-cell>
          <table:table-cell table:style-name="Table6.A2" office:value-type="string">
            <text:p text:style-name="P1518">buy</text:p>
          </table:table-cell>
          <table:table-cell table:style-name="Table6.A2" office:value-type="string">
            <text:p text:style-name="P1518">bought</text:p>
          </table:table-cell>
          <table:table-cell table:style-name="Table6.D2" office:value-type="string">
            <text:p text:style-name="P1517">bought</text:p>
          </table:table-cell>
        </table:table-row>
        <table:table-row table:style-name="TableLine94292742337072">
          <table:table-cell table:style-name="Table6.A2" office:value-type="string">
            <text:p text:style-name="P1517">приходить</text:p>
          </table:table-cell>
          <table:table-cell table:style-name="Table6.A2" office:value-type="string">
            <text:p text:style-name="P1518">come</text:p>
          </table:table-cell>
          <table:table-cell table:style-name="Table6.A2" office:value-type="string">
            <text:p text:style-name="P1518">came</text:p>
          </table:table-cell>
          <table:table-cell table:style-name="Table6.D2" office:value-type="string">
            <text:p text:style-name="P1517">come</text:p>
          </table:table-cell>
        </table:table-row>
        <table:table-row table:style-name="TableLine94292742340576">
          <table:table-cell table:style-name="Table6.A2" office:value-type="string">
            <text:p text:style-name="P1517">делать</text:p>
          </table:table-cell>
          <table:table-cell table:style-name="Table6.A2" office:value-type="string">
            <text:p text:style-name="P1518">do</text:p>
          </table:table-cell>
          <table:table-cell table:style-name="Table6.A2" office:value-type="string">
            <text:p text:style-name="P1518">did</text:p>
          </table:table-cell>
          <table:table-cell table:style-name="Table6.D2" office:value-type="string">
            <text:p text:style-name="P1517">done</text:p>
          </table:table-cell>
        </table:table-row>
        <table:table-row table:style-name="TableLine94292742354224">
          <table:table-cell table:style-name="Table6.A2" office:value-type="string">
            <text:p text:style-name="P1517">пить</text:p>
          </table:table-cell>
          <table:table-cell table:style-name="Table6.A2" office:value-type="string">
            <text:p text:style-name="P1518">drink</text:p>
          </table:table-cell>
          <table:table-cell table:style-name="Table6.A2" office:value-type="string">
            <text:p text:style-name="P1518">drank</text:p>
          </table:table-cell>
          <table:table-cell table:style-name="Table6.D2" office:value-type="string">
            <text:p text:style-name="P1517">drunk</text:p>
          </table:table-cell>
        </table:table-row>
        <table:table-row table:style-name="TableLine94292742371568">
          <table:table-cell table:style-name="Table6.A2" office:value-type="string">
            <text:p text:style-name="P1517">есть</text:p>
          </table:table-cell>
          <table:table-cell table:style-name="Table6.A2" office:value-type="string">
            <text:p text:style-name="P1518">eat</text:p>
          </table:table-cell>
          <table:table-cell table:style-name="Table6.A2" office:value-type="string">
            <text:p text:style-name="P1518">ate</text:p>
          </table:table-cell>
          <table:table-cell table:style-name="Table6.D2" office:value-type="string">
            <text:p text:style-name="P1517">eaten</text:p>
          </table:table-cell>
        </table:table-row>
        <table:table-row table:style-name="TableLine94292742389296">
          <table:table-cell table:style-name="Table6.A2" office:value-type="string">
            <text:p text:style-name="P1517">падать</text:p>
          </table:table-cell>
          <table:table-cell table:style-name="Table6.A2" office:value-type="string">
            <text:p text:style-name="P1519">fall</text:p>
          </table:table-cell>
          <table:table-cell table:style-name="Table6.A2" office:value-type="string">
            <text:p text:style-name="P1519">fell</text:p>
          </table:table-cell>
          <table:table-cell table:style-name="Table6.D2" office:value-type="string">
            <text:p text:style-name="P1517">fallen</text:p>
          </table:table-cell>
        </table:table-row>
        <table:table-row table:style-name="TableLine94292742396528">
          <table:table-cell table:style-name="Table6.A2" office:value-type="string">
            <text:p text:style-name="P1517">летать</text:p>
          </table:table-cell>
          <table:table-cell table:style-name="Table6.A2" office:value-type="string">
            <text:p text:style-name="P1519">fly</text:p>
          </table:table-cell>
          <table:table-cell table:style-name="Table6.A2" office:value-type="string">
            <text:p text:style-name="P1519">flew</text:p>
          </table:table-cell>
          <table:table-cell table:style-name="Table6.D2" office:value-type="string">
            <text:p text:style-name="P1517">flown</text:p>
          </table:table-cell>
        </table:table-row>
        <table:table-row table:style-name="TableLine94292742416512">
          <table:table-cell table:style-name="Table6.A2" office:value-type="string">
            <text:p text:style-name="P1517">забывать</text:p>
          </table:table-cell>
          <table:table-cell table:style-name="Table6.A2" office:value-type="string">
            <text:p text:style-name="P1519">forget</text:p>
          </table:table-cell>
          <table:table-cell table:style-name="Table6.A2" office:value-type="string">
            <text:p text:style-name="P1519">forgot</text:p>
          </table:table-cell>
          <table:table-cell table:style-name="Table6.D2" office:value-type="string">
            <text:p text:style-name="P1517">forgotten</text:p>
          </table:table-cell>
        </table:table-row>
        <table:table-row table:style-name="TableLine94292742434624">
          <table:table-cell table:style-name="Table6.A2" office:value-type="string">
            <text:p text:style-name="P1517">получать</text:p>
          </table:table-cell>
          <table:table-cell table:style-name="Table6.A2" office:value-type="string">
            <text:p text:style-name="P1519">get</text:p>
          </table:table-cell>
          <table:table-cell table:style-name="Table6.A2" office:value-type="string">
            <text:p text:style-name="P1519">got</text:p>
          </table:table-cell>
          <table:table-cell table:style-name="Table6.D2" office:value-type="string">
            <text:p text:style-name="P1517">got</text:p>
          </table:table-cell>
        </table:table-row>
        <table:table-row table:style-name="TableLine94292742452160">
          <table:table-cell table:style-name="Table6.A2" office:value-type="string">
            <text:p text:style-name="P1520">давать</text:p>
          </table:table-cell>
          <table:table-cell table:style-name="Table6.A2" office:value-type="string">
            <text:p text:style-name="P1521">give</text:p>
          </table:table-cell>
          <table:table-cell table:style-name="Table6.A2" office:value-type="string">
            <text:p text:style-name="P1521">gave</text:p>
          </table:table-cell>
          <table:table-cell table:style-name="Table6.D2" office:value-type="string">
            <text:p text:style-name="P1520">given</text:p>
          </table:table-cell>
        </table:table-row>
        <table:table-row table:style-name="TableLine94292742461360">
          <table:table-cell table:style-name="Table6.A2" office:value-type="string">
            <text:p text:style-name="P1520">идти</text:p>
          </table:table-cell>
          <table:table-cell table:style-name="Table6.A2" office:value-type="string">
            <text:p text:style-name="P1521">go</text:p>
          </table:table-cell>
          <table:table-cell table:style-name="Table6.A2" office:value-type="string">
            <text:p text:style-name="P1521">went</text:p>
          </table:table-cell>
          <table:table-cell table:style-name="Table6.D2" office:value-type="string">
            <text:p text:style-name="P1520">gone</text:p>
          </table:table-cell>
        </table:table-row>
        <table:table-row table:style-name="TableLine94292742467440">
          <table:table-cell table:style-name="Table6.A2" office:value-type="string">
            <text:p text:style-name="P1522">иметь </text:p>
          </table:table-cell>
          <table:table-cell table:style-name="Table6.A2" office:value-type="string">
            <text:p text:style-name="P1523">have</text:p>
          </table:table-cell>
          <table:table-cell table:style-name="Table6.A2" office:value-type="string">
            <text:p text:style-name="P1523">had</text:p>
          </table:table-cell>
          <table:table-cell table:style-name="Table6.D2" office:value-type="string">
            <text:p text:style-name="P1522">had</text:p>
          </table:table-cell>
        </table:table-row>
        <table:table-row table:style-name="TableLine94292742487648">
          <table:table-cell table:style-name="Table6.A2" office:value-type="string">
            <text:p text:style-name="P1522">слышать</text:p>
          </table:table-cell>
          <table:table-cell table:style-name="Table6.A2" office:value-type="string">
            <text:p text:style-name="P1523">hear</text:p>
          </table:table-cell>
          <table:table-cell table:style-name="Table6.A2" office:value-type="string">
            <text:p text:style-name="P1523">heard</text:p>
          </table:table-cell>
          <table:table-cell table:style-name="Table6.D2" office:value-type="string">
            <text:p text:style-name="P1522">heard</text:p>
          </table:table-cell>
        </table:table-row>
        <table:table-row table:style-name="TableLine94292742492640">
          <table:table-cell table:style-name="Table6.A2" office:value-type="string">
            <text:p text:style-name="P1522">знать</text:p>
          </table:table-cell>
          <table:table-cell table:style-name="Table6.A2" office:value-type="string">
            <text:p text:style-name="P1523">know</text:p>
          </table:table-cell>
          <table:table-cell table:style-name="Table6.A2" office:value-type="string">
            <text:p text:style-name="P1523">knew</text:p>
          </table:table-cell>
          <table:table-cell table:style-name="Table6.D2" office:value-type="string">
            <text:p text:style-name="P1522">known</text:p>
          </table:table-cell>
        </table:table-row>
        <table:table-row table:style-name="TableLine94292742502752">
          <table:table-cell table:style-name="Table6.A2" office:value-type="string">
            <text:p text:style-name="P1522">терять</text:p>
          </table:table-cell>
          <table:table-cell table:style-name="Table6.A2" office:value-type="string">
            <text:p text:style-name="P1523">lose</text:p>
          </table:table-cell>
          <table:table-cell table:style-name="Table6.A2" office:value-type="string">
            <text:p text:style-name="P1523">lost</text:p>
          </table:table-cell>
          <table:table-cell table:style-name="Table6.D2" office:value-type="string">
            <text:p text:style-name="P1522">lost</text:p>
          </table:table-cell>
        </table:table-row>
        <table:table-row table:style-name="TableLine94292742507280">
          <table:table-cell table:style-name="Table6.A2" office:value-type="string">
            <text:p text:style-name="P1522">делать</text:p>
          </table:table-cell>
          <table:table-cell table:style-name="Table6.A2" office:value-type="string">
            <text:p text:style-name="P1523">make</text:p>
          </table:table-cell>
          <table:table-cell table:style-name="Table6.A2" office:value-type="string">
            <text:p text:style-name="P1523">made</text:p>
          </table:table-cell>
          <table:table-cell table:style-name="Table6.D2" office:value-type="string">
            <text:p text:style-name="P1522">made</text:p>
          </table:table-cell>
        </table:table-row>
        <table:table-row table:style-name="TableLine94292742510368">
          <table:table-cell table:style-name="Table6.A2" office:value-type="string">
            <text:p text:style-name="P1522">платить</text:p>
          </table:table-cell>
          <table:table-cell table:style-name="Table6.A2" office:value-type="string">
            <text:p text:style-name="P1523">pay</text:p>
          </table:table-cell>
          <table:table-cell table:style-name="Table6.A2" office:value-type="string">
            <text:p text:style-name="P1523">paid</text:p>
          </table:table-cell>
          <table:table-cell table:style-name="Table6.D2" office:value-type="string">
            <text:p text:style-name="P1522">paid</text:p>
          </table:table-cell>
        </table:table-row>
        <table:table-row table:style-name="TableLine94292742514144">
          <table:table-cell table:style-name="Table6.A2" office:value-type="string">
            <text:p text:style-name="P1522">класть</text:p>
          </table:table-cell>
          <table:table-cell table:style-name="Table6.A2" office:value-type="string">
            <text:p text:style-name="P1523">put</text:p>
          </table:table-cell>
          <table:table-cell table:style-name="Table6.A2" office:value-type="string">
            <text:p text:style-name="P1523">put</text:p>
          </table:table-cell>
          <table:table-cell table:style-name="Table6.D2" office:value-type="string">
            <text:p text:style-name="P1522">put</text:p>
          </table:table-cell>
        </table:table-row>
        <table:table-row table:style-name="TableLine94292742517280">
          <table:table-cell table:style-name="Table6.A2" office:value-type="string">
            <text:p text:style-name="P1522">читать</text:p>
          </table:table-cell>
          <table:table-cell table:style-name="Table6.A2" office:value-type="string">
            <text:p text:style-name="P1523">read</text:p>
          </table:table-cell>
          <table:table-cell table:style-name="Table6.A2" office:value-type="string">
            <text:p text:style-name="P1523">read</text:p>
          </table:table-cell>
          <table:table-cell table:style-name="Table6.D2" office:value-type="string">
            <text:p text:style-name="P1523">read</text:p>
          </table:table-cell>
        </table:table-row>
        <table:table-row table:style-name="TableLine94292742521632">
          <table:table-cell table:style-name="Table6.A2" office:value-type="string">
            <text:p text:style-name="P1522">сказать</text:p>
          </table:table-cell>
          <table:table-cell table:style-name="Table6.A2" office:value-type="string">
            <text:p text:style-name="P1523">say</text:p>
          </table:table-cell>
          <table:table-cell table:style-name="Table6.A2" office:value-type="string">
            <text:p text:style-name="P1523">said</text:p>
          </table:table-cell>
          <table:table-cell table:style-name="Table6.D2" office:value-type="string">
            <text:p text:style-name="P1523">said</text:p>
          </table:table-cell>
        </table:table-row>
        <table:table-row table:style-name="TableLine94292742524784">
          <table:table-cell table:style-name="Table6.A2" office:value-type="string">
            <text:p text:style-name="P1522">говорить</text:p>
          </table:table-cell>
          <table:table-cell table:style-name="Table6.A2" office:value-type="string">
            <text:p text:style-name="P1523">speak</text:p>
          </table:table-cell>
          <table:table-cell table:style-name="Table6.A2" office:value-type="string">
            <text:p text:style-name="P1523">spoke</text:p>
          </table:table-cell>
          <table:table-cell table:style-name="Table6.D2" office:value-type="string">
            <text:p text:style-name="P1522">spoken</text:p>
          </table:table-cell>
        </table:table-row>
        <table:table-row table:style-name="TableLine94292742545840">
          <table:table-cell table:style-name="Table6.A2" office:value-type="string">
            <text:p text:style-name="P1522">видеть</text:p>
          </table:table-cell>
          <table:table-cell table:style-name="Table6.A2" office:value-type="string">
            <text:p text:style-name="P1523">see</text:p>
          </table:table-cell>
          <table:table-cell table:style-name="Table6.A2" office:value-type="string">
            <text:p text:style-name="P1523">saw</text:p>
          </table:table-cell>
          <table:table-cell table:style-name="Table6.D2" office:value-type="string">
            <text:p text:style-name="P1522">seen</text:p>
          </table:table-cell>
        </table:table-row>
        <table:table-row table:style-name="TableLine94292742548816">
          <table:table-cell table:style-name="Table6.A2" office:value-type="string">
            <text:p text:style-name="P1522">сидеть</text:p>
          </table:table-cell>
          <table:table-cell table:style-name="Table6.A2" office:value-type="string">
            <text:p text:style-name="P1523">sit</text:p>
          </table:table-cell>
          <table:table-cell table:style-name="Table6.A2" office:value-type="string">
            <text:p text:style-name="P1523">sat</text:p>
          </table:table-cell>
          <table:table-cell table:style-name="Table6.D2" office:value-type="string">
            <text:p text:style-name="P1522">sat</text:p>
          </table:table-cell>
        </table:table-row>
        <table:table-row table:style-name="TableLine94292742554032">
          <table:table-cell table:style-name="Table6.A2" office:value-type="string">
            <text:p text:style-name="P1522">брать</text:p>
          </table:table-cell>
          <table:table-cell table:style-name="Table6.A2" office:value-type="string">
            <text:p text:style-name="P1523">take</text:p>
          </table:table-cell>
          <table:table-cell table:style-name="Table6.A2" office:value-type="string">
            <text:p text:style-name="P1523">took</text:p>
          </table:table-cell>
          <table:table-cell table:style-name="Table6.D2" office:value-type="string">
            <text:p text:style-name="P1522">taken</text:p>
          </table:table-cell>
        </table:table-row>
        <table:table-row table:style-name="TableLine94292742556592">
          <table:table-cell table:style-name="Table6.A2" office:value-type="string">
            <text:p text:style-name="P1541">обучать</text:p>
          </table:table-cell>
          <table:table-cell table:style-name="Table6.A2" office:value-type="string">
            <text:p text:style-name="P1541">teach</text:p>
          </table:table-cell>
          <table:table-cell table:style-name="Table6.A2" office:value-type="string">
            <text:p text:style-name="P1542">taught</text:p>
          </table:table-cell>
          <table:table-cell table:style-name="Table6.D2" office:value-type="string">
            <text:p text:style-name="P1541">taught</text:p>
          </table:table-cell>
        </table:table-row>
        <table:table-row table:style-name="TableLine94292742560144">
          <table:table-cell table:style-name="Table6.A2" office:value-type="string">
            <text:p text:style-name="P1522">рассказывать</text:p>
          </table:table-cell>
          <table:table-cell table:style-name="Table6.A2" office:value-type="string">
            <text:p text:style-name="P1523">tell</text:p>
          </table:table-cell>
          <table:table-cell table:style-name="Table6.A2" office:value-type="string">
            <text:p text:style-name="P1523">told</text:p>
          </table:table-cell>
          <table:table-cell table:style-name="Table6.D2" office:value-type="string">
            <text:p text:style-name="P1522">told</text:p>
          </table:table-cell>
        </table:table-row>
        <table:table-row table:style-name="TableLine94292742563376">
          <table:table-cell table:style-name="Table6.A2" office:value-type="string">
            <text:p text:style-name="P1522">думать</text:p>
          </table:table-cell>
          <table:table-cell table:style-name="Table6.A2" office:value-type="string">
            <text:p text:style-name="P1523">think</text:p>
          </table:table-cell>
          <table:table-cell table:style-name="Table6.A2" office:value-type="string">
            <text:p text:style-name="P1523">thought</text:p>
          </table:table-cell>
          <table:table-cell table:style-name="Table6.D2" office:value-type="string">
            <text:p text:style-name="P1522">thought</text:p>
          </table:table-cell>
        </table:table-row>
        <table:table-row table:style-name="TableLine94292742579392">
          <table:table-cell table:style-name="Table6.A2" office:value-type="string">
            <text:p text:style-name="P1522">побеждать</text:p>
          </table:table-cell>
          <table:table-cell table:style-name="Table6.A2" office:value-type="string">
            <text:p text:style-name="P1523">win</text:p>
          </table:table-cell>
          <table:table-cell table:style-name="Table6.A2" office:value-type="string">
            <text:p text:style-name="P1523">won</text:p>
          </table:table-cell>
          <table:table-cell table:style-name="Table6.D2" office:value-type="string">
            <text:p text:style-name="P1522">won</text:p>
          </table:table-cell>
        </table:table-row>
        <table:table-row table:style-name="TableLine94292742582144">
          <table:table-cell table:style-name="Table6.A2" office:value-type="string">
            <text:p text:style-name="P1522">писать</text:p>
          </table:table-cell>
          <table:table-cell table:style-name="Table6.A2" office:value-type="string">
            <text:p text:style-name="P1523">write</text:p>
          </table:table-cell>
          <table:table-cell table:style-name="Table6.A2" office:value-type="string">
            <text:p text:style-name="P1523">wrote</text:p>
          </table:table-cell>
          <table:table-cell table:style-name="Table6.D2" office:value-type="string">
            <text:p text:style-name="P1522">written</text:p>
          </table:table-cell>
        </table:table-row>
      </table:table>
      <text:p text:style-name="P412"/>
      <text:p text:style-name="P412"/>
      <text:p text:style-name="P1292"><text:span text:style-name="T762">Отделить </text:span><text:span text:style-name="T763">грамматические</text:span><text:span text:style-name="T762"> правила от информации, которую нужно заучить</text:span></text:p>
      <text:p text:style-name="P413"><text:span text:style-name="T1441">(устойчивые связки, фразовые глаголы и т. п.; </text:span><text:span text:style-name="T1443">можно в таблицах</text:span><text:span text:style-name="T1442">).</text:span></text:p>
      <text:p text:style-name="P413"/>
      <text:p text:style-name="P421"><text:soft-page-break/>Нигде не упоминается про here <text:span text:style-name="T1505">(здесь)</text:span> и there <text:span text:style-name="T1505">(там/то)</text:span>. <text:span text:style-name="T1504">Слово there упоминается лишь в качестве формального подлежашего, но в текстах его можно встретить и как обстоятельство.</text:span></text:p>
      <text:p text:style-name="P421"><text:s/></text:p>
      <text:p text:style-name="P428">Не упоминается про everybody, everything, everywhere.</text:p>
      <text:p text:style-name="P427">Не упоминмается про then (тогда/<text:span text:style-name="T1506">потом/затем</text:span>).</text:p>
      <text:p text:style-name="P426">Не упоминается отдельно про from (от).</text:p>
      <text:p text:style-name="P1702">Не упоминается про разницу между big и large, и про little и small.</text:p>
      <text:p text:style-name="P425"/>
      <text:p text:style-name="P422">Чем in отличается от into?</text:p>
      <text:p text:style-name="P422"/>
      <text:p text:style-name="P1350"><text:span text:style-name="T603">I was + I am = I have been</text:span><text:span text:style-name="T769"> (т. е. я был и есть). </text:span><text:span text:style-name="T770">Если к примеру Continouos </text:span><text:span text:style-name="T771">дословно </text:span><text:span text:style-name="T770">означает </text:span></text:p>
      <text:p text:style-name="P423">«я есть делающий то то». То <text:span text:style-name="T510">Perfect Continuous</text:span> означает «я был и есть делающий то то».</text:p>
      <text:p text:style-name="P1491"><text:span text:style-name="T769">(</text:span><text:span text:style-name="T730">насчет </text:span><text:span text:style-name="T772">правильности </text:span><text:span text:style-name="T770">«я был и есть делающий то то»</text:span><text:span text:style-name="T730"> узнать получше)</text:span></text:p>
      <text:p text:style-name="P424"/>
      <text:p text:style-name="P72"><text:span text:style-name="T1182">I </text:span><text:span text:style-name="T1189">have been</text:span><text:span text:style-name="T1182"> here all this time — Я </text:span><text:span text:style-name="T1189">(был и) нахожусь</text:span><text:span text:style-name="T1182"> здесь все это время.</text:span></text:p>
      <text:p text:style-name="P31"><text:span text:style-name="T1182">I </text:span><text:span text:style-name="T1189">have been learning</text:span><text:span text:style-name="T1182"> English for 2 years. </text:span><text:span text:style-name="T1183">—</text:span><text:span text:style-name="T1182"> Я </text:span><text:span text:style-name="T1189">учу</text:span><text:span text:style-name="T1182"> английский уже 2 года </text:span><text:span text:style-name="T1184">(т. е. учил и учу)</text:span></text:p>
      <text:p text:style-name="P424"/>
      <text:p text:style-name="P1352"><text:span text:style-name="T601">Job</text:span><text:span text:style-name="T773"> отличается от </text:span><text:span text:style-name="T602">w</text:span><text:span text:style-name="T601">ork</text:span><text:span text:style-name="T773"> тем, что является работой оплачеваемой, а </text:span><text:span text:style-name="T601">work</text:span><text:span text:style-name="T773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07T13:26:59.367865494</dc:date>
    <meta:editing-duration>P3DT15H24M9S</meta:editing-duration>
    <meta:editing-cycles>1627</meta:editing-cycles>
    <meta:generator>LibreOffice/6.4.7.2$Linux_X86_64 LibreOffice_project/40$Build-2</meta:generator>
    <meta:document-statistic meta:table-count="14" meta:image-count="0" meta:object-count="0" meta:page-count="66" meta:paragraph-count="2466" meta:word-count="19544" meta:character-count="122974" meta:non-whitespace-character-count="105165"/>
  </office:meta>
</office:document-meta>
</file>